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Heiti TC Light" fo:font-size="12.0pt" fo:background-color="#868686"/>
    </style:style>
    <style:style style:name="T1" style:family="text">
      <style:text-properties fo:color="#052726"/>
    </style:style>
    <style:style style:name="T2" style:family="text">
      <style:text-properties style:font-name="Apple Color Emoji"/>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STSong" fo:letter-spacing="0.0000in"/>
    </style:style>
    <style:style style:name="T8" style:family="text">
      <style:text-properties style:font-name="Lucida Grande" fo:letter-spacing="0.0000in"/>
    </style:style>
    <style:style style:name="T9"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謝穎芝   |  2019.12.27 13:06   |   <text:a xlink:type="simple" xlink:href="http://palinfo.habago.org/Entry?Command=Information_PrintForum&amp;#FORUM38304"><text:span text:style-name="T1">#</text:span></text:a></text:p>
      <text:p text:style-name="P3">謝謝陳先生的解疑。 <text:line-break/><text:line-break/>人渣黨對於香港暴動，常常對年輕人洗腦：『今日香港，明日台灣』，韓國瑜如果真的當選總統之後，韓施政上人渣黨一定會處處制肘，複製馬英九執政、民進黨亂政那一套，又搬出大腸花 v2.0（港獨暴力份子亂港活動台灣版）亂政，所以台灣會變香港的唯一可能，就是鬼島的「嘴泡台獨廢青等政治垃圾學生」仿效港獨暴力份子（港版大腸花）一樣「燒、燒、搶、掠、打、砸、搶、奪」破壞社會安寧，警察執法又會與港警一樣被影射為黑警，台灣未來四年將陷於內亂狀況，就跟香港暴亂如出一轍，這就是最令我不安及恐懼之處！ </text:p>
      <text:p text:style-name="P2">陳真   |  2019.12.27 12:16   |   <text:a xlink:type="simple" xlink:href="http://palinfo.habago.org/Entry?Command=Information_PrintForum&amp;#FORUM38303"><text:span text:style-name="T1">#</text:span></text:a></text:p>
      <text:p text:style-name="P4">卡韓政變 (213)：反滲透法的長短期作用 <text:line-break/><text:line-break/>陳真 2019. 12. 27. <text:line-break/><text:line-break/><text:line-break/>穎芝好， <text:line-break/><text:line-break/>對於妳的第一個問題，我的看法不一定會比別人或比妳更具有可信度。我只能根據自己對於一般台灣人的性格來判斷。 <text:line-break/><text:line-break/>簡單說，台灣人很順從，從眾性很高，西瓜偎大邊，幾乎沒有反抗性，講好聽是很溫和，講實在話就是懦弱膽小；有名有利有好處大家搶，有危險則個個躲到無影無蹤。因此，我不認為會有多少人會為了反對 "反滲透法" 而回台。 <text:line-break/><text:line-break/>民進黨之所以瘋狂急著要在12月底前通過立法，就是為了嚇阻海外台商、學生或就業人士返台。特別是那些自認為已經或事實上已經暴露挺韓身份的人，他們一定會擔心此時若回台投票，萬一韓沒選上，自己就會被秋後算帳。 <text:line-break/><text:line-break/>妳的第一個問題之外的其它面向，我可能就比一般人略懂一些了。 <text:line-break/><text:line-break/>簡單說，民進黨向來精於計算，他們急著搞這個與戒嚴令沒啥兩樣 (甚至更含糊、更容易操弄) 的反滲透法，短期是為了嚇阻島內與島外一切挺韓或 "不" 仇中的人，長期則是做為一種永固政權的有效工具。或者更精確地說，對內是一種統治工具，對外則是美國打擊中國的武器，發射台灣這顆 "人肉炸彈" 的一種 "按鈕"。 <text:line-break/><text:line-break/>根據這個如同空白支票一般的 "反滲透法"，人渣黨及其支持者將可輕易任意扣人帽子，入人於罪。他不一定要把你關起來那般慘烈而易引起反抗，只要罰你鉅款、扣你薪水、沒收你的退休金，絕大多數人就會噤聲不語乖乖當個順民了。 <text:line-break/><text:line-break/>更重要的是，這個 "反滲透法" 當然是美國授意，主要目的是為了讓台灣做為一種 "人肉炸彈" 的屬性，進行系統性的法制化工作。它事實上就是過去戒嚴令的借屍還魂。根據這樣一個 "戒嚴令"，人渣黨將可把打擊面擴大到所有人身上，透過某種修辭，輕易就能入人於罪。一來使人馴服，至於不願馴服者，則繩之以惡法。 <text:line-break/><text:line-break/>我們現在所面臨的，就是時光倒流三十年。你看，1989年我被控叛亂，我的罪狀之一竟然是說我在公辦政見會上，以正式助選員身份發表演講說，要求選民 "透過選票，把這個叛亂政權拉下台"。可是，選舉不就是要改變政權嗎？為何我這樣一句話會成為叛亂罪的罪證？因為，國民黨說，把政府拉下台就是 "推翻政府"，"推翻政府" 就是 "煽惑群眾叛亂"。總之就是掌權者透過各種修辭，輕易就能把你繩之以法。 <text:line-break/><text:line-break/>更根本且更重要的當然不是選舉的一時勝負，也不光是對內做為這樣一種高壓統治工具，而是對外做為一種法制化工作，為台灣做為打擊祖國的 "人肉炸彈" 屬性，建立起一套法律基礎。 <text:line-break/><text:line-break/>根據這樣一個法律基礎，將來不管是要把比方說韓國瑜趕下台或發起各種動亂，將師出有名。對外更是可以名正言順地讓台灣做為一種攻擊祖國的人肉炸彈，誰敢反對，誰就是叛國。 <text:line-break/><text:line-break/>結論是，人渣黨是一種政治黑幫，看事情通常不會看很遠，重點是 "當下"，"當下" 看誰搶最多才是他們所關切。你想，狗會想很遠嗎？不會。狗只會看到當下的骨頭自己能搶多少。但是，狗主人卻不然。狗主人會盤算，會計畫，會做各種布局與安排。 <text:line-break/><text:line-break/>簡單說就是：反滲透法就是台灣自身 "人肉炸彈化" 的一種法制工具；這顆美製人肉炸彈，就是用來傷害中國。不信的話，大家就走著瞧，看我講的對不對。我不是預言，也不是分析，而只是描述我所見我所知我所經驗。我太了解這個人渣黨以及美國長年以來在台灣的盤算與作為。台灣人認賊作父、打擊忠良、效忠人渣，只會給自己帶來恐怖傷害甚至毀滅。 <text:line-break/><text:line-break/>韓國瑜說，他很擔憂 "世界慢慢忘記了台灣，而台灣也慢慢忘記了世界"。我覺得這話不精確，世界不但沒有忘記台灣，反而越來越深刻認識到它的存在。特別是過去幾年來，國際上越來越多研究認為，台灣很可能將是中美衝突的一個軍事引爆點，台海是戰爭風險非常高的一個地區，甚至是引爆世界大戰之首選。 <text:line-break/><text:line-break/>至於美國那些由軍火商與戰爭販子所組成的各種所謂智庫，基本上就是綠營蔡政府的直屬上司，過去幾年來不斷把台灣往 "人肉炸彈" 的方向推；透過各種 "假報告真文宣"，不斷鼓勵台灣人勇敢上戰場和大陸打仗，不斷洗腦台灣人說台灣將可打贏大陸等等各種荒唐鬼話。 <text:line-break/><text:line-break/>台灣因其戰略地位，懷璧其罪，世界絕不會忘記台灣。但是，台灣人在過去二十年來綠營掌握媒體與教育的瘋狂洗腦下，幾乎完全忘記世界的存在，這倒是真的。台灣人越是無知於世界，越是無知於基本是非，越能樂意且興奮地充當美國人攻擊中國的人肉炸彈。這就是過去20幾年來美國人在台灣所積極進行的一項基本工作，而法制化則提供了一個動員基礎與懲罰異己工具。</text:p>
      <text:p text:style-name="P2">謝穎芝   |  2019.12.27 10:47   |   <text:a xlink:type="simple" xlink:href="http://palinfo.habago.org/Entry?Command=Information_PrintForum&amp;#FORUM38302"><text:span text:style-name="T1">#</text:span></text:a></text:p>
      <text:p text:style-name="P3">陳先生你好， <text:line-break/><text:line-break/>如果民進黨強行通過反滲透法，影響的不只是民進黨的政治異己，也包含在大陸的台商及在大陸就學的學子，這些人會不會因為反滲透法通過而回來投給韓總？否則這些人都會因此惡法，永遠困在大陸而回不了台灣？ <text:line-break/><text:line-break/>另外，如果明年韓總選上總統，民進黨會不會利用此惡法來整韓總、宣布當選無效？民進黨急於通過反滲透法，一定是要影響選舉結果，這就是讓人感到不安的最大因素！！！ <text:line-break/><text:line-break/>謝謝！</text:p>
      <text:p text:style-name="P2">陳真   |  2019.12.27 10:19   |   <text:a xlink:type="simple" xlink:href="http://palinfo.habago.org/Entry?Command=Information_PrintForum&amp;#FORUM38301"><text:span text:style-name="T1">#</text:span></text:a></text:p>
      <text:p text:style-name="P4">卡韓政變 (212)：我有可能一個月不用洗碗嗎？ <text:line-break/><text:line-break/>陳真 2019. 12. 27. <text:line-break/><text:line-break/><text:line-break/>根據政治直覺，韓、蔡輸贏大概就在兩趴左右，也就是二、三十萬票以內。雖說直覺，仍有所根據，只是說不上來。但有一點根據是可訴說的，那就是：如果民調可信，如果韓國瑜真的大輸三十幾趴，那就是輸四百多萬票，那你覺得民進黨還會照三餐瘋狂抹黑韓國瑜嗎？當然不可能。你從媒體、名嘴及社群網路至今依舊鋪天蓋地的抹黑，就能明白輸贏仍在未定之天。 <text:line-break/><text:line-break/>綠營民調的功用不是做出預測，而是操弄選民意向，打擊對方選民的信心，降低其投票率。特別是台商，大多挺韓，但回台成本高，倘若真以為韓國瑜大勢已去，很多人就不會回來投票了。 <text:line-break/><text:line-break/>依我看，韓勝選的機率逐日增高。我不想說勝券在握，畢竟距離投票仍有兩周，你很難預知人渣黨到時候又會有什麼不可思議的奧步。 <text:line-break/><text:line-break/>為了鼓勵大家踴躍投票，學姊跟我打了個賭，如果韓獲勝，我可以一個月不用洗碗。</text:p>
      <text:p text:style-name="P2">孫從輔   |  2019.12.27 09:44   |   <text:a xlink:type="simple" xlink:href="http://palinfo.habago.org/Entry?Command=Information_PrintForum&amp;#FORUM38300"><text:span text:style-name="T1">#</text:span></text:a></text:p>
      <text:p text:style-name="P3">新華網刊出一篇揭露美國金錢政治真相的文章，寫得非常好，有理有據。要和美國進行輿論攻防，不用加油添醋，不用誇張報導，只要把事實講出來就好。美國有太多狗屁倒灶的事情可以講了。 <text:line-break/><text:line-break/>美國老愛批評中國一黨專政，中國學者以「全民利益黨」這個概念來回應雖然有理，但也不免陷入以政黨來評量政治模式的西方話語體系，因而處於宣傳上的被動。我認為最佳的反擊方式是直接點出美式民主的本質是「資本專制」。以政府背後的實際操縱者，以及政府實際服務的對象來對政治體制分類，才是觸及事物本質的科學方法。 <text:line-break/><text:line-break/>新華網：金錢政治暴露“美式民主”的虛偽面目 <text:line-break/>http://www.xinhuanet.com/2019-12/26/c_1125389775.htm</text:p>
      <text:p text:style-name="P2">謝穎芝   |  2019.12.27 09:25   |   <text:a xlink:type="simple" xlink:href="http://palinfo.habago.org/Entry?Command=Information_PrintForum&amp;#FORUM38299"><text:span text:style-name="T1">#</text:span></text:a></text:p>
      <text:p text:style-name="P4">無意中看到挺韓網紅視頻的其中某個街訪片段： <text:line-break/>https://www.youtube.com/watch?v=0A10Xr5fxVk&amp;;t=10695s <text:line-break/><text:line-break/>這個腦殘想要陸客，卻說韓國瑜親中、應該要反中，又扯中華民國是流亡政府，所以這位無腦難民支持芒果菜選流亡政府的流亡總統，又希望要陸客來，這位「難民」言語之中只透露他的無知與無腦，令人無語！</text:p>
      <text:p text:style-name="P2">李念淨   |  2019.12.26 18:51   |   <text:a xlink:type="simple" xlink:href="http://palinfo.habago.org/Entry?Command=Information_PrintForum&amp;#FORUM38298"><text:span text:style-name="T1">#</text:span></text:a></text:p>
      <text:p text:style-name="P3">在台灣要養成反美，反對美國到處侵略這種想法實在是非常困難的。 <text:line-break/>在韓國，美國人蠻橫霸道支持軍政府，製造光州事件，民間至今仍惡評不斷 <text:line-break/>但是在台灣，美國這樣大喇喇干涉內政，台灣上到政客下到百姓沒有人意識到這樣做不對，實在是一件怪事。 <text:line-break/><text:line-break/>記得我小時候常常看李敖的書，書中罵國民黨，罵民進黨，看得非常過癮，但當時不能理解為什麼李敖晚年要不斷批判美國 <text:line-break/>而且他當上立委以後，馬上把這件事當作他從政的第一要務，屢次針對外交部跟國防部作尖銳的質詢 <text:line-break/><text:line-break/>上大學以後慢慢看了一些書，還有看巴勒網的東西 <text:line-break/>我才知道為什麼世界上有那麼一群人要反對「正義之師」「傳播民主跟自由」 <text:line-break/><text:line-break/>在台灣1980-1990出生的這一代人我覺得獨立思考的能力比較其他年齡的人是不夠的。 <text:line-break/>即使是像我們家庭這樣「反骨」小時候讀李敖書，總統大選幾乎沒選過勝者一方的家庭 <text:line-break/>我都要到了二十幾歲、三十幾歲，才真正認知到兩岸關係的本質在中美關係 <text:line-break/>而一般人這個時候不外乎滿口民主經，就跟錄音帶一樣重複著一樣的八股文，然後到處播放，無一例外，跟美國漫畫那種殭屍一樣，令人感到絕望與恐怖 <text:line-break/></text:p>
      <text:p text:style-name="P2">陳真   |  2019.12.26 11:26   |   <text:a xlink:type="simple" xlink:href="http://palinfo.habago.org/Entry?Command=Information_PrintForum&amp;iPage=1#FORUM38297"><text:span text:style-name="T1">#</text:span></text:a></text:p>
      <text:p text:style-name="P3">謝謝維佳。 <text:line-break/><text:line-break/>我們能想到的事，"下棋的人" 也一定能想到，而且會想得比我們更遠，更周密，更狠。 <text:line-break/><text:line-break/>小時候常跟人下棋，我往往能贏過比我大很多的小孩，甚至贏過大人。原因無它，那就是多多設想對方究竟在想什麼以及做了哪些準備。 <text:line-break/><text:line-break/>我發現，小孩子下棋有個特色就是一直只想著自己的布局。特別是跳棋，這現象更顯著。問題是，勝負往往不是在於埋頭苦幹，忙著走自己的路，而是用敵人或對手的立場去想事情，想像他們有何盤算，如何作為，想像他們可能會有何種陰謀陽謀，然後你才有可能知道如何阻止對方，從而知道如何布局。 <text:line-break/><text:line-break/>透過軍事或經濟與金融，美國過去曾經一連打敗四、五個老二之崛起，有什麼理由這回不能打趴中國？不管結果如何，歷史已經翻到最後一章。待這章完結，分出勝負，就又是另一個新時代了。 <text:line-break/><text:line-break/>我可能等不到2049，但我哪怕死後化成夏夜裏的一抹微風，依舊希望能夠看到信仰拳頭、訴諸血腥侵略與貨幣經濟掠奪、一味擴張一己勢力版圖的帝國主義行徑能夠畫上休止符，換上另外一套共存共榮的人類發展模式；減少人為悲劇，讓生命擁有它應有的各種希望與燦爛。就如羅素所說："我隱隱地看到一個充滿喜樂的世界，在那裏，心靈得以擴展，希望無窮。" <text:line-break/><text:line-break/>20歲那年，因為林義雄的緣故，我就把羅素這句話印在我的第一張黨外名片上。至今我都還保留著它。發黃廢紙一張，無人在意，惟有我一人對之有情，不捨丟棄，彷彿只要我能留住這樣一張小紙片，就能留住一切美好的記憶。 <text:line-break/><text:line-break/>濁浪滔滔，生命就像一首無法對人吟唱的詩歌；雙親在痛苦中死去，個人一切虛榮隨之埋葬，早無蹤影，不管人生經歷多少不堪回首的滄桑，我心未死；羅素這樣一個希望，依舊能在我心裏掀起千尺巨浪。</text:p>
      <text:p text:style-name="P2">曾維佳   |  2019.12.26 02:02   |   <text:a xlink:type="simple" xlink:href="http://palinfo.habago.org/Entry?Command=Information_PrintForum&amp;iPage=1#FORUM38296"><text:span text:style-name="T1">#</text:span></text:a></text:p>
      <text:p text:style-name="P3">美國老大阻止中國老二向上的最後機會，這次真的不是開玩笑的。 <text:line-break/><text:line-break/>旦夕禍福，趁現在向陳醫師說聲謝謝，多年前，您的文章啟發了我，幫助我看清世間善惡。</text:p>
      <text:p text:style-name="P2">陳真   |  2019.12.25 20:53   |   <text:a xlink:type="simple" xlink:href="http://palinfo.habago.org/Entry?Command=Information_PrintForum&amp;iPage=1#FORUM38295"><text:span text:style-name="T1">#</text:span></text:a></text:p>
      <text:p text:style-name="P4">講起人渣黨，講起美國，講起邪門齷齪，我無絲毫歡樂之心，而只有一個恨字！也許政治不正確，但這沒什麼。 <text:line-break/><text:line-break/>二戰期間，羅素更是恨滿天，常看他寫恨，恨恨恨恨恨恨恨七個恨字，恨世界，恨美國，恨人類，恨戰爭，恨血腥，恨謊言，恨人們之無動於衷，恨「那些說人性本善者，但世界卻一再證明並非如此」。 <text:line-break/><text:line-break/>甘地也恨，恨歧視，恨懦弱，恨英國，恨其殘暴殖民體制與惡魔撒旦無異，主張把邱吉爾和希特勒及羅斯福一同送上戰犯法庭定罪。 <text:line-break/><text:line-break/>恨者憤怒也。甘地歌頌憤怒的價值，說是上天給人類的禮物。他說，我們應當好好「保存憤怒」，就像保護一座火山那樣，一點一滴的熾熱岩漿都別浪費。有一天，集合眾人憤怒的「鎖鍊」之震動，就能喚醒這個世界。</text:p>
      <text:p text:style-name="P2">陳真   |  2019.12.25 20:26   |   <text:a xlink:type="simple" xlink:href="http://palinfo.habago.org/Entry?Command=Information_PrintForum&amp;iPage=1#FORUM38294"><text:span text:style-name="T1">#</text:span></text:a></text:p>
      <text:p text:style-name="P3">謝謝東東。希望我寫的，只是像一種手勢，指向某種可能性，而非指向某個結論。</text:p>
      <text:p text:style-name="P2">隆誌   |  2019.12.25 17:10   |   <text:a xlink:type="simple" xlink:href="http://palinfo.habago.org/Entry?Command=Information_PrintForum&amp;iPage=1#FORUM38293"><text:span text:style-name="T1">#</text:span></text:a></text:p>
      <text:p text:style-name="P4">今天看完整個總統候選人政見發表會，韓國瑜的論述非常強悍。雖然只是政見發表會，可是他舉出賴清德當例子，完全是以子之矛，攻子之盾。這種不帶刀不帶槍的攻擊，更難以應付。如果這樣的韓國瑜是草包，那另外兩個根本就是人形立牌。 <text:line-break/><text:line-break/>在求學歷程裡，常常會遇到一種人極度聰明，對於課業看似漫不經心，可是卻總是信手捻來。我自己從中學到大學，遇過太多這種人。每每遇到大考小考，這些人總是淡然以對，最終成績卻是相當嚇人的高。韓國瑜就是這種人，對任何事總是平淡以對，可是往往能有一套自己強而有力的論述。 <text:line-break/><text:line-break/>回顧這一年來，對於他的任何評論，往往來自於媒體刻意剪輯放大與網軍的刻意操作。真正實際聽他演講，與談論問題，總感覺他有一套屬於他自己的論述。這樣的人絕對不是華而不實，更不是會刻意對任何事情去計較。「他強由他強，清風拂山崗。他橫任他橫，明月照大江」也許他就是張無忌和令狐沖，面對著偽善的九大門派與岳不群們。</text:p>
      <text:p text:style-name="P2">林書楷   |  2019.12.25 14:49   |   <text:a xlink:type="simple" xlink:href="http://palinfo.habago.org/Entry?Command=Information_PrintForum&amp;iPage=1#FORUM38292"><text:span text:style-name="T1">#</text:span></text:a></text:p>
      <text:p text:style-name="P3">小羽說的歡樂動員，讓我想起Jim的脫口秀。 <text:line-break/><text:line-break/>Hate doesn't beat hate. It's never f*cking beaten hate. It just makes more hate. The only thing that can beat hate is love. Now love doesn't always beat hate. It doesn't always beat hate but it does do something. Now think about your own personal life, think about a person who hates you and you hate them. From now on show that person nothing but love. Now I'm not saying for second that person will start loving you. They'll probably still f*cking hate you. But one thing will happen. Eventually everyone will see them as the asshole. <text:line-break/>— Jim Jefferies <text:line-break/><text:line-break/>Jim Jefferies - Donald Trump - Full Length Official Clip -- From Freedumb Netflix Special <text:line-break/>https://youtu.be/L-98RjrmqO4 <text:line-break/>愛恨論從五分二十一秒起</text:p>
      <text:p text:style-name="P2">東東   |  2019.12.25 10:31   |   <text:a xlink:type="simple" xlink:href="http://palinfo.habago.org/Entry?Command=Information_PrintForum&amp;iPage=1#FORUM38291"><text:span text:style-name="T1">#</text:span></text:a></text:p>
      <text:p text:style-name="P4">陳醫師聖誕節快樂。小弟潛水已久，今日終於有衝動想留言。我全家人都是綠色，大學時期姐姐還自費讓我去宜蘭林義雄家上課，我人生的第一張票投給阿扁。後來我成了家人中的反骨，投了馬英久，一直到現在和我家人的政治立場完全不同，這實在令我很感概。從陳醫師這裡學到很多，非常感謝，在我心中，您是真正的臺灣良心！老天爺請讓好人長命百歲，讓更多人獲得啟發，感謝您<text:span text:style-name="T2">🙏</text:span></text:p>
      <text:p text:style-name="P2">阿咪   |  2019.12.25 09:54   |   <text:a xlink:type="simple" xlink:href="http://palinfo.habago.org/Entry?Command=Information_PrintForum&amp;iPage=1#FORUM38290"><text:span text:style-name="T1">#</text:span></text:a></text:p>
      <text:p text:style-name="P3">第一次在這裏留言，在這版潛水已久。看到今天陳真醫師嚴肅但內容讓人有點驚嚇的文章，好奇心驅使下研究了一下CPD的來由。Steve Bannon就不用說了，居然又看到一個熟悉的名字：Kyle Bass。此人在香港反送中事件中不斷對外放話，當時就很納悶這個人是誰，原來他也是這組織的一員。 <text:line-break/><text:line-break/>又看到今天報紙的一些報導 <text:line-break/><text:line-break/>環時社評諷美：用台灣問題「切香腸」 早晚切到手 <text:line-break/>https://udn.com/news/story/7331/4247430?list=thumb <text:line-break/><text:line-break/>美國考慮從非洲中東拉美撤軍 專心對付中俄 <text:line-break/>https://udn.com/news/story/6811/4246894 <text:line-break/><text:line-break/>真的感覺某些事就要在不久的將來發生</text:p>
      <text:p text:style-name="P2">阿輝   |  2019.12.25 05:40   |   <text:a xlink:type="simple" xlink:href="http://palinfo.habago.org/Entry?Command=Information_PrintForum#FORUM38289"><text:span text:style-name="T1">#</text:span></text:a></text:p>
      <text:p text:style-name="P3">最近看得比較感動的兩段影片 <text:line-break/><text:line-break/>黃暐瀚專訪李佳芬 <text:line-break/>https://www.youtube.com/watch?v=GfRBilJiCWM&amp;;feature=youtu.be <text:line-break/><text:line-break/>旗山中寮里小黃巴士 <text:line-break/>https://www.youtube.com/watch?v=BU0EqK5Y3lE&amp;;feature=youtu.be <text:line-break/>6分40秒 開始 </text:p>
      <text:p text:style-name="P2">陳真   |  2019.12.25 03:39   |   <text:a xlink:type="simple" xlink:href="http://palinfo.habago.org/Entry?Command=Information_PrintForum#FORUM38288"><text:span text:style-name="T1">#</text:span></text:a></text:p>
      <text:p text:style-name="P4">子恒好， <text:line-break/><text:line-break/>我不認為韓的當選與否會對中美角力產生直接影響。因為，沒有兩岸問題，只有中美問題。中美這盤棋，台灣是個棋子，而不是下棋的人。因此，韓的當選與否，只會間接影響中美之間在細節上的作法，但無關大局。 <text:line-break/><text:line-break/>說台灣是顆棋子其實不是很貼切，台灣比較像顆人肉炸彈；何時引爆，要看雙方下棋者的鬥爭狀況而定，與韓、蔡無關。 <text:line-break/><text:line-break/>台灣紮紮實實就是美國殖民地，「總督府」是在內湖，不在重慶南路上。因此，不管誰當所謂「總統」，就如阿扁所說，都只是「美國在台軍政府」的一個「執行者」。 <text:line-break/><text:line-break/>阿扁講得很文雅，講白了其實就是夥計，講難聽點就是一條狗。狗可以有某種「自由」，在院子裏跑跑吠吠，頂多偶而隨地撒泡尿，如此而已。狗不會、也不可能「繞過」主人辦理家事。 <text:line-break/><text:line-break/>不過，說不可能繞過主人辦事，倒也未必，那得看辦的是什麼事。大事自然是毫無可能，但鬧點小脾氣是有可能的，但是狗狗不乖，必有「下場」。阿扁就是個例子。 <text:line-break/><text:line-break/>老實說，阿扁應該是蔣經國之後最不聽美國主子命令的一位台灣總統。他有許多政治動作顯然未經美國同意，例如，藉著所謂防禦性公投大搞統獨對抗騙取選票；例如，在美國忙著入侵中東時，不斷挑釁大陸；例如，企圖把美國拖進由阿扁片面製造的兩岸衝突之中；例如，和當時真正的台灣「總統」包道格 (AIT處長) 近乎扯破臉，還罵他「紅軍」，親中之意。 <text:line-break/><text:line-break/>(插播：包道格當然不至於親中，但他應該是歷任美國 AIT 處長之中相對在兩岸問題上的友中溫和派。今年五月曾來台灣，同時也拜訪了韓國瑜，還對外公開說2020總統大選，台灣人民想要「新面孔」，頓時讓人誤以為美國準備接受韓國瑜。) <text:line-break/><text:line-break/>阿扁這麼不乖，讓布希氣得公開罵他「狗娘養的」，而且不只一次開罵。你想，美國有可能不讓阿扁付出代價嗎？ <text:line-break/><text:line-break/>阿扁在扁案爆發前就自己開記者會認罪。以阿扁的個性，這事完全不可能出自阿扁自己的意志，而是「老闆」的命令。老闆為什麼要打阿扁屁股呢？因為他相當不聽話。最聽話的就是蔡英文，跟狗沒兩樣。 <text:line-break/><text:line-break/>扁案的發生，若說不是美國主導，我絕不相信。因為，只有美國能讓扁案爆發，只有美國可以讓阿扁在案發前就先開記者會公開俯首認罪。否則，以阿扁當時擔任總統的蠻橫個性和大權在握，他怎麼可能未戰先降？ <text:line-break/><text:line-break/>美國控制傀儡國家元首的手段之一，就是掌握對方的無數黑資料，適時利用，或當成威脅籌碼。 <text:line-break/><text:line-break/>扁案後，阿扁再三向美國政府申訴，甚至還正式告上美國法院，要求美國以台灣實質政府的身份，撤銷阿扁的有罪判決。阿扁的辮護理由是說，扁只是一名美方意志的執行者，並無違反美方命令，因此不應遭受懲處；並說台灣法律無權套用在阿扁身上，因為扁是美國在台軍政府一切命令的執行者，只有美國法律才能審判阿扁。 <text:line-break/><text:line-break/>當時很多人說阿扁瘋了。但是，阿扁不但沒有瘋，而且恐怕比誰都還清楚台灣在中美問題上的角色。 <text:line-break/><text:line-break/>阿扁如果願意吐實，那他肯定會比我們一般人更能精準判斷台灣究竟面臨一種什麼樣的處境以及將會有什麼樣的發展。 <text:line-break/><text:line-break/>你可以討厭阿扁，但他平常講的一些哪怕是瘋言瘋語，你恐怕都還是得仔細聆聽，在真真假假虛虛實實之中，看能不能聽出一些端倪。 <text:line-break/><text:line-break/>至於說什麼民進黨萬一選輸，面臨清算，會不會鋌而走險？我不知道會不會。但我知道，每個動作勢必都得經過美國主子的批准，民進黨不會違反美國意志自行「爆走」，因為那只會死得更慘。 <text:line-break/><text:line-break/>很多兩岸「行家」認為，台灣問題至遲會在十年內攤牌。就算美國不發動，祖國也不可能拖到習近平下台。依我的想法，這幾乎是必然的。因為，習近平是中國繼鄧小平之後，最為雄才大略的一個領導人，我不太能想像他會擱著台灣問題不處理然後就下台一鞠躬。 <text:line-break/><text:line-break/>當然，我不是說十年內必統一或必打仗，而是說，在習下台前，他總得讓台灣問題有個交待，例如簽訂某種兩岸統一進程協議。 <text:line-break/><text:line-break/>另外一個關鍵點就是2049這個數字。這是中共訂下的一個「全面復興」的截止日。距今還有30年，看起來好像還很久，但你總不可能連個統一都辦不到還想「全面復興」吧？兩岸統一只是所謂建造中國成為一個「富強民主文明和諧美麗的社會主義現代化國家」之基本步驟與基礎前提。習近平不可能不打下這個「全面復興」的「基礎」。 <text:line-break/><text:line-break/>中共做事按部就班，令出必行，相當有執行力。這點跟台灣完全不一樣。台灣政府不管說什麼，你幾乎都可以一概當做放屁，根本不用當真。但中共卻不然。 <text:line-break/><text:line-break/>各位知道「兩個一百年」吧？第一個一百年就是後年，2021年，也就是中共成立一百年，目標是讓中國成為「全面小康」的社會。第二個一百年就是2049年，也就是中華人民共和國成立一百年，同時也是所有施政預計最後達標的日子。 <text:line-break/><text:line-break/>第二個一百年，分成兩個15年來執行。第一個15年是從2020 年也就是明年開跑。第二個15年則是從2035年開始執行。 <text:line-break/><text:line-break/>我認為，「全面復興」的「基礎」，也就是兩岸實質統一，2035年應該就是最後的一個時間點了。這道理很簡單，如果到了2035年中國依舊還屹立不搖，那麼，屆時美國應該已經毫無可能在亞洲打贏任何一場和中國的戰爭，不管台海、南海或什麼海都一樣。也就是說，美國想把中國打趴，絕不可能拖到2035年，一定會在這之前攤牌。 <text:line-break/><text:line-break/>我記得曾寫過說：早在這回香港動亂之前一兩個月，我就預期香港會出事。我惟一沒料到的是，我沒想到美國和英國居然會把香港動亂搞得這麼大。 <text:line-break/><text:line-break/>問題是，我又不是未卜先知，我怎麼可能會事先知道香港會出事？應該這麼說，我認為美國不可能不護送蔡英文這個台奸漢奸繼續掌權，因此，美國勢必得像之前所策動的太陽花那樣，在選前弄出一點事來。 <text:line-break/><text:line-break/>我看南海不像會有事，中、美、朝之間也不像會有事，看來看去，完全不設防、幾乎是由CIA掌權的香港最有可能出事。 <text:line-break/><text:line-break/>我並不習慣 (或說無能)以一種「前瞻」的方式看待現實問題。我比較屬於後知後覺，我沒法看事情看得很遠。再說，我也不以為現實問題能夠在具體層面上「前瞻」。你能「前瞻」某種大趨勢，但你不可能「前瞻」具體事務。 <text:line-break/><text:line-break/>大趨勢比較容易「前瞻」，比方說我在大約 10年前就開始研究大數據(big data) 的種種(哲學)問題，我在21年前就寫了AI (人工智慧) 的哲學論文。這兩樣東西，如今人人朗朗上口，但在我研究它們之前，即使在劍橋都找不到幾個同樣的研究者。 <text:line-break/><text:line-break/>政治方面的前瞻我比較不在行，但我至少在大約20年前就注意到「中國崛起」的趨勢。那時候的中國在台灣人眼中依舊是窮到笑死人的笑柄，留學生動不動就笑大陸人窮，笑大陸人又笨又俗氣。 <text:line-break/><text:line-break/>我講這些並不是要說我很厲害，而只是想請各位相信：我從來都不是一個信口開河的人。 <text:line-break/><text:line-break/>別人知一往往就膨漲到百，膨漲到千、膨漲到萬，但我卻剛好相反，我很難做好一件事，很難說出一句話，除非我已經懂了千，懂了萬，然後我才有可能僅僅說出一或做出一。所謂大器晚成，我雖只是小器，或連器也稱不上，但也一樣很晚成，或很可能根本不會成。為什麼呢？因為個性使然。我好像永遠都很難讓自己相信自己是個什麼專家。 <text:line-break/><text:line-break/>市面上流行信口開河，流行半瓶水響叮噹，甚至幾滴水都能響徹雲宵。但我不是。因此，希望人們相信我講的每句話的基本嚴肅性。我講得不一定對，甚至常常犯錯，但我絕不會信口開河。 <text:line-break/><text:line-break/>1990年，當我開始大力批判阿扁，當時我稱呼他是「第一大壞蛋」時，幾個人會相信？幾乎是零。 <text:line-break/><text:line-break/>2000年，總統投票的前一天，我做了一個很可怕的噩夢，我夢見阿扁居然當選了，於是我在一個留英學生的網站上說：「我夢見阿扁當選，夢中，台灣居然沉到海底去了」。 <text:line-break/><text:line-break/>我們看一個人的思想與言論，如果你當下無法判斷，那不妨就看看他過去的發言，究竟能有多少可信度與一致性。 <text:line-break/><text:line-break/>講半天我自己，不是為了自我抬舉，而是請各位務必相信我講的話之基本嚴肅性，並且對它認真看待。 <text:line-break/><text:line-break/>回到我所要說的香港預言，那其實不是預言，而是因為今年3月25日發生的一件事，讓我感覺彷彿天空飄來一朵可怕的烏雲，遮天蔽日，彷彿暴雨將至，因此我就想到香港是不是要出事了。 <text:line-break/><text:line-break/>我生活忙碌，疲憊不堪，沒有完整時間寫一些比較系統性的東西，只能憑空、憑記憶零零碎碎寫些缺乏實質內涵的東西。 <text:line-break/><text:line-break/>今年3月25日發生什麼事，我很想詳細寫，但力有未逮，而且罄竹難書。就請大家去搜尋 "Committee on the Present Danger: China" 這個詞，也許就能明白它的嚴重性。 <text:line-break/><text:line-break/>這東西簡稱CPD，這回重出江湖準備又要貽害世界蒼生。可怕的是，這回後面卻明白地多了一個 C 字。C 就是China。也就是說，今年3月25日，美國真正的政府、永遠執政的美國政府 (所謂影子政府)，正式把中國定義為敵人。緊接著，又有季辛吉訪問北京所帶來的有關中美之間的不祥訊息與預感。 <text:line-break/><text:line-break/>我想說的是：我們這一代人以及下一代，正面對一場未知的風暴。我甚至都已經常常在思考，在風暴來襲之時該如何保護家人。 <text:line-break/><text:line-break/>在這樣一場未知風暴面前，如果還有人在那邊把政治當成兒戲、當成娛樂、當成一種私人謀利工具來操弄。有一天，他也許會後悔。 <text:line-break/><text:line-break/>很累，精神不濟，飛一般的打字，語無倫次，就先寫這樣。只是想說十六個字： <text:line-break/><text:line-break/>風暴當前，嚴肅面對；命運與共，無可脫逃。</text:p>
      <text:p text:style-name="P2">鄭豐遠   |  2019.12.24 17:38   |   <text:a xlink:type="simple" xlink:href="http://palinfo.habago.org/Entry?Command=Information_PrintForum#FORUM38287"><text:span text:style-name="T1">#</text:span></text:a></text:p>
      <text:p text:style-name="P3">邹子恒說的也是我的擔憂，唯一我不認為台灣有什麼事可以"繞過美國"，台灣的一切一切全都是在美國的安排下聽命行事，沒有例外。今天美國要是突然要求台灣和大陸統一，我敢說綠的藍的白的全都會瞬間轉成紅的。 <text:line-break/><text:line-break/>當然那是不可能發生的事，所謂逃不出五指山，這個從頭到腳掌控台灣的並不是如來佛，而是不折不扣的撒旦惡魔。</text:p>
      <text:p text:style-name="P2">小羽   |  2019.12.24 16:38   |   <text:a xlink:type="simple" xlink:href="http://palinfo.habago.org/Entry?Command=Information_PrintForum#FORUM38286"><text:span text:style-name="T1">#</text:span></text:a></text:p>
      <text:p text:style-name="P4">阿水您好 <text:line-break/><text:line-break/>罷韓有當地居民在高樓上拍攝哦 <text:line-break/><text:line-break/>https://bit.ly/399vtZy <text:line-break/><text:line-break/>挺韓當地居民拍攝 <text:line-break/><text:line-break/>https://bit.ly/2t2mvwE <text:line-break/><text:line-break/>同為起點，罷韓攝影位置在麗景飯店隔壁，五福路約四線道加上2線機車道；博愛路是六線道加上2線機車道，至於人數多寡就各自評判囉。只是心中充滿著疑惑，若罷韓人數超多，中央社為何需用長鏡頭去壓縮拍攝，讓照片呈現人潮擁擠感？起始點是人潮聚集最多的地方，遊行隊伍在行進中人潮會變鬆散是必然的，若看過挺韓遊行定點攝影1.5小時的影片，多數時間人是滿滿的，當遊行隊伍抵達終點時，起點還有未出發的人。 <text:line-break/><text:line-break/>【全紀錄】12.21#南方崛起高雄周年慶.35萬人歡樂大遊行.將近1.5小時至高點全紀錄.明誠二路&amp;;自由二路口 <text:line-break/><text:line-break/>https://youtu.be/pitOhh2GaiM <text:line-break/><text:line-break/>韓國瑜 高雄12210111 縮時效果(原始影片為1.5小時縮時為5分鐘) <text:line-break/><text:line-break/>https://bit.ly/2ro8cBR</text:p>
      <text:p text:style-name="P2">邹子恒   |  2019.12.24 11:40   |   <text:a xlink:type="simple" xlink:href="http://palinfo.habago.org/Entry?Command=Information_PrintForum#FORUM38285"><text:span text:style-name="T1">#</text:span></text:a></text:p>
      <text:p text:style-name="P3">陈医师好，冒昧想请教两个假设性问题。最近可以看到，在台湾网络上，一些来自香港的“防护装备图鉴”已经出现，乃至暴徒的行动手册和爆炸物制作方法也不难取得，令人忧心。 <text:line-break/><text:line-break/>那么在韩当选的情况下，什么情况下美国可能会动手在台湾内部煽风点火，或者只要台湾在政治现实上还保持分裂状态就是有用的桥头堡，而不至于落入和香港相同的下场？在韩当选的情况下，会不会有因为在反腐清查等方面对民进党造成“致命威胁”，而使得民进党“独走”，绕过美国直接煽动暴力的可能性呢？</text:p>
      <text:p text:style-name="P2">陳真   |  2019.12.24 11:30   |   <text:a xlink:type="simple" xlink:href="http://palinfo.habago.org/Entry?Command=Information_PrintForum#FORUM38284"><text:span text:style-name="T1">#</text:span></text:a></text:p>
      <text:p text:style-name="P4">卡韓政變 (211)：人的心機有多深？ <text:line-break/><text:line-break/>陳真 2019. 12. 24. <text:line-break/><text:line-break/><text:line-break/>黨外時，我常覺得國民黨諸多行徑很壞，真沒想到，真正邪惡的卻是我自己所創立的黨以及那些滿口漂亮理想的所謂「同志」，特別是我曾經幾度受邀加入但始終沒有加入的「編聯會」(黨外編輯作家聯誼會之簡稱，亦即新潮流的前身)。 <text:line-break/><text:line-break/>大約1998年左右，民進黨隨著網路之出現而一同竄起。網路之匿名性，進一步無限發揮了人性的邪惡，我這才親自領教到原來人性可以邪門卑劣到這種程度。我常說，我總覺得自己是在上個世紀末那幾年內親自見識了人性之可怕後，才感覺自己似乎真正告別了童年，從此懂了世故，理解了人性心機之深沉、複雜與邪惡，而成為一名「大人」。 <text:line-break/><text:line-break/>這二十年來，我們幾乎每一天就活在這樣一種無時無刻造謠抹黑歪曲渲染以及挑撥仇中反華的文化中，大部份人恐怕早已習以為常，甚至以此為榮，以此做為一種增加個人知名度、表態表效忠以謀取各種資源與權位的敲門磚與晉身階。你看，民進黨這些年的所謂新生代，或是一堆滿口理想的尾巴黨徒們，哪一個不是網軍出身？ <text:line-break/><text:line-break/>一般人，縱然不至於如此卑劣，但實際上也大多對於這樣一種可怕的陰暗抹黑文化習以為常，見怪不怪，更不用說什麼義憤了。可我一直還是很不習慣這樣一種社會文化。人心出於自私，縱有小奸小壞，但怎麼會邪門複雜到這種地步？ <text:line-break/><text:line-break/>面對邪惡世道，尼采有句話這麼說：如果你對這個世界依舊感到挫折與沮喪，那意味著你還沒有學會奸詐狡猾。 <text:line-break/><text:line-break/>昨天從同事那邊聽說了一個最新的「熱門新聞」。有個小嬰兒爬行比賽，韓國瑜受邀頒獎。獲獎的一個小嬰兒的父母，很開心地抱著嬰兒來到韓國瑜身邊，請韓抱抱小孩，一起合照。現場喧嘩，小嬰兒大哭。韓努力安撫，並往嬰兒額頭上親了一下，賓主盡歡。就這麼簡單的一件事，居然也能造謠抹黑。真是很難想像，人怎麼會有這麼可怕的心機？請看大約是9分30秒到15分30秒： <text:line-break/><text:line-break/>https://bit.ly/2shPLiF <text:line-break/><text:line-break/>綠營造謠說，韓國瑜「強抱」嬰兒，指控他對嬰兒如何如何不當對待，弄得嬰兒大哭，父母很生氣云云。而且，有位醫生叫姜XX，竟然還張冠李戴，找來一張頭部因病潰爛的小嬰兒照片，和韓國瑜親小嬰兒的照片並列，故意讓人產生混淆與聯想，幾千人轉寄，辱罵韓國瑜如何沒有同理心，如何粗暴，如何骯髒有病，如何泯滅人性等等等。 <text:line-break/><text:line-break/>有位親綠學者叫做什麼陳芳明的 (這位先生長年以來經常講話前言不罩後語，卻毫無羞赧)，罵韓國瑜是個「沒有同理心的禿子」，罵他竟然如此粗暴地對待一個小嬰兒。 <text:line-break/><text:line-break/>於是，一時之間，韓國瑜又被弄得臭不可聞。還好，後來這兩位事實上是不一樣的小嬰兒之各自家長都出面了，做出聲明，駁斥各種對韓之抹黑，並表明自己並無特定支持對象，表示將考慮對這位姜醫師提告。這位醫師卻死不認錯，還說什麼要和律師討論如何因應，一副高姿態，還說自己只是「單純進行醫學衛教」。 <text:line-break/><text:line-break/>蔡英文及綠營的政客過去親了多少小孩，每次都描寫得好溫馨好甜蜜，而韓國瑜卻被說成「強行抱走嬰兒」，說成骯髒的傳染病來源，說成粗暴殘忍，泯滅人性。 <text:line-break/><text:line-break/>各位能聽懂我在說什麼吧？一個根本一點問題都沒有、甚至很正面的事情，照樣能抹黑得臭不可聞。方法就是這樣一棒接一棒地不斷歪曲、渲染、指控；把謠言進一步擴大渲染成「事實」來無限散播，然後假裝義憤填膺。 <text:line-break/><text:line-break/>你看，抹黑韓國瑜炒房，抹黑韓國瑜的岳父盜採砂石等等等，成千上萬的抹黑，全部是造謠，全部是空穴來風。但你可別以為澄清了就能還給自己清白。當然不可能。為什麼呢？原因有二： <text:line-break/><text:line-break/>一，我告訴各位一個綠營長年以來的抹黑成效公式。 <text:line-break/><text:line-break/>簡單說，不管你怎麼澄清，透過民調便可證實，最後一定還是會有幾成民眾相信抹黑的內容。也就是說，每一次造謠抹黑，他都可以成功製造出相當比例的人口對你產生反感或不信任。因此，他只要抹黑你一百個謠言，他事實上就能把所有可能支持你或相信你的人，全部轉化成你的敵人，讓人們唾棄你，讓你只剩下少數願意相信你的人。 <text:line-break/><text:line-break/>即便一個很荒謬的謠言僅僅只有比方說2%的效果，他只要製造50個謠言，你就差不多身敗名裂，變成過街老鼠，臭不可聞了。 <text:line-break/><text:line-break/>綠營人渣們，二十幾年來的「政策」盤算，就是這個。 <text:line-break/><text:line-break/>二，賊咬一口，入木三分。跳到黃河都洗不清。 <text:line-break/><text:line-break/>比方說，抹黑韓國瑜炒房及其岳父盜採砂石之事，明明所有抹黑都已經被揭穿全是造謠。但是，你看，郭台銘那個為富不仁的人渣，這兩天還故意公開「勉勵」、「提醒」民眾黨立委候選人說：你們「不可以做砂石、蓋房子賺錢哦，否則我就會把你們罷免」。 <text:line-break/><text:line-break/>各位聽得懂這種邪惡心機嗎？我「小時候」不懂，一直到差不多1999年「轉大人」之後，我才懂，原來人的心眼心機可以邪門到這種地步；明明知道韓國瑜是完全無辜的謠言受害者，但姓郭的卻故意要繼續這樣影射。 <text:line-break/><text:line-break/>人渣黨有句東廠名言：「影射的殺傷力最大」。為什麼呢？因為他會說我又不是在說你，你幹嘛自己對號入座？但所有人一聽也知道他就是故意在影射你，但你卻不能控告他抹黑，只能任其羞辱與糟蹋。 <text:line-break/><text:line-break/>我「小時候」以為人性之陰暗大約只到地下室一樓，「長大」後才明白，人性之陰沉齷齪深似海，根本深不見底。但也因為這樣，我更加相信善良的價值。杜斯妥也夫斯基以及蘇古諾夫都相信：「詩能救世界」。詩是什麼呢？無非就是善良、美麗、感情這些東西。 <text:line-break/><text:line-break/>侯孝賢的「海上花」修復版，重新搬上大銀幕，我這個星期五會去看，每天都很期待。已經看過N遍了，但每一次都還是很感動。 <text:line-break/><text:line-break/>念小學時，常在筆記本或課本扉頁上寫下「藍與黑」的某句對白，做為一種座右銘。許多時候真的很感慨，就如電影「藍與黑」所說，老天爺「為什麼給了我們藍，卻還要給我們黑」？為何世界與人性一方面如此美麗，一方面卻又如此陰暗醜陋？上帝為什麼不直接給我們一個美好世界？卻要我們在一個善惡交錯的世界中，飽受磨難，淚眼滄桑？</text:p>
      <text:p text:style-name="P2">阿水   |  2019.12.24 10:24   |   <text:a xlink:type="simple" xlink:href="http://palinfo.habago.org/Entry?Command=Information_PrintForum#FORUM38283"><text:span text:style-name="T1">#</text:span></text:a></text:p>
      <text:p text:style-name="P3">https://youtu.be/_QdlhyAEsnE <text:line-break/><text:line-break/>上面連結的是1221挺韓遊行的空拍影片，從12分開始一鏡到底（缺了沒參加遊行直接在終點站微笑公園聚集的人潮）。 <text:line-break/><text:line-break/>有意思的是，挺韓遊行警方管制空拍，籌備良久的罷韓遊行可以空拍，也有空拍，更號稱有50萬人，但就是沒有如同上面的完整空拍影片。罷韓人多沒錯，可是沒有空拍完整記錄在網路上流傳，不太像綠營好大喜功的宣傳手法。</text:p>
      <text:p text:style-name="P2">小羽   |  2019.12.24 10:09   |   <text:a xlink:type="simple" xlink:href="http://palinfo.habago.org/Entry?Command=Information_PrintForum#FORUM38281"><text:span text:style-name="T1">#</text:span></text:a></text:p>
      <text:p text:style-name="P3">怡靜您好 <text:line-break/><text:line-break/>我是六年級生，不瞞你說，我大姐的女兒和女婿都是反韓，女婿還是一位醫生，我們曾經試著了解、傾聽他們的想法，發現年輕人早已被洗腦成功，和他們論述中幾度讓人儍眼，把小英的所作所為合理化，幾乎和張先生的言論雷同，改變年輕人不是一天的事，我們就不免強了；二姐的兒子也反韓，但他尚未有投票權，甚至於我的哥哥是挺柯P，他還是一位高知識份子(台大研畢)在科技業當主管，我們曾經對於韓國瑜的參選有激烈的辯論過，我爸爸至目前還是挺扁，因為地下電台，很可愛的家庭吧！ <text:line-break/><text:line-break/>我家目前的票數是9(韓):3(蔡)。 <text:line-break/><text:line-break/>我確實喜歡在同溫層裡，因為聽到不實的言論怒火會上升，在同溫層裡我們會做一件事，就是把網軍給的錯誤資料快速導正或將帶風向的留言做修正，分享拉票的過程。 <text:line-break/><text:line-break/>支持蔡英文不在少數這也是事實。陳真醫師之前某篇文說到韓國瑜會贏，但是民進黨出奥步就未可知。我們都知道這個人渣黨做的事是違反常理的，防不甚防。 <text:line-break/><text:line-break/>剛剛同事跟我講，這個國家已經很爛了就爛到底吧！反正我又沒有差，我照樣過我的日子，不差我這一票韓國瑜就會落選，是這樣嗎？不投的人都認為不會影響到個人，從未考慮10-20年後的台灣會變成什麼樣？真的不會影響到自身嗎？ <text:line-break/><text:line-break/>我不知道一個人可以為國家做什麼事，但我知道在悲觀的時間裡，必需帶著樂觀的心情，每天努力的為韓國瑜拉一票，前天我哥請我爸代為轉告，他要投韓國瑜一票(我當時站在旁邊有聽到手機擴音的聲音)，我成功的拉了我哥一票，這一票是否還會延續下去一票傳一票？ </text:p>
      <text:p text:style-name="P2">陳真   |  2019.12.24 09:28   |   <text:a xlink:type="simple" xlink:href="http://palinfo.habago.org/Entry?Command=Information_PrintForum#FORUM38280"><text:span text:style-name="T1">#</text:span></text:a></text:p>
      <text:p text:style-name="P4">怡靜， <text:line-break/><text:line-break/>我和學姐可以帶我們家小韓粉去接送妳投票啊。或是趁小韓粉睡午覺時，我自己去載妳也可以。投票日那天，除了投票，我們沒有安排其它活動，接送沒問題。我大約中午過後就有空。如果可行的話，妳再私下回我好了。 <text:line-break/><text:line-break/>21日那天去參加挺韓遊行，一些同學和朋友也都有去，原本相約現場碰面，結果人潮多，無法收訊。</text:p>
      <text:p text:style-name="P2">怡靜   |  2019.12.23 23:54   |   <text:a xlink:type="simple" xlink:href="http://palinfo.habago.org/Entry?Command=Information_PrintForum&amp;iPage=1#FORUM38279"><text:span text:style-name="T1">#</text:span></text:a></text:p>
      <text:p text:style-name="P3">因為工作的關係，近十年內舉辦的選舉我都無法投票，原本這次要不顧一切利用空擋回戶籍地投韓一票，就像我弟弟說的，你回來投，就算韓沒當選你也甘願了．但想到家人必須來回奔波四趟接送，交通安全考量下我想我應該是沒法投票了。除了祈求上蒼，只能儘量幫韓多拉票（可恨啊，我身邊有一些人明明可以就近投票，他們卻跟我說他們不想投，因為兩個都很爛，爛你媽個Ｂ啦，我們就是被你們這種人害到，你們還是被人渣黨污名化的一群呢） <text:line-break/><text:line-break/>柱柱姐說得對，支持要化為選票才有用。很多人心裡是支持，但他們不見得會去投票（大概日子過得還不夠苦）。 <text:line-break/><text:line-break/>我跟陳真的看法比較接近，我本人並沒有參加這次遊行，但家人有，他們的感想和小羽形容的差不多，甚至家族中有一位超級韓粉，還跟我阿母說韓國瑜穩贏的（我心裡苦笑，這是同溫層內的自high嗎？）我在家裡已經不敢講唱衰韓國瑜的話了，因為會被叮得滿頭包，有信心當然很好，我也希望他勝出，不過選舉如作戰，是需要謀略和戰術。（好萊嗚拍了不少這種有關打選戰的影片，雖然現實世界比影片描述的要可怕幾百倍） <text:line-break/><text:line-break/>我已經很多年刻意不看國內的新聞台，反韓的遊行新聞片段我看了幾分鐘，但是因為受不了，所以很快就轉台，那種刻意製造的仇恨和對立讓我感到恐慌，或許那些行為舉動和口號動搖不了有理智的人，但我周遭許多支持韓國瑜的長輩，他們的孩子，有些年齡比我小，有些相同，幾乎都是支持蔡ＸＸ，而且你和他們完全無法以理溝通（更不用說動之以情），家族中也有人的孩子在對岸工作多年，孩子娶得還是大陸老婆（住台灣），他們全家無視人渣黨的仇中反華政策，照樣力挺蔡XX（所以我們和他們家不談政治） <text:line-break/><text:line-break/>製造仇恨很有效，尤其當一大群人聚集在一起的時候，看看香港反送中，看到那些廢青毆打尋常百姓的視頻，你永遠無法理解是什麼樣的深仇大恨讓他們對手無寸鐵的陌生人痛下毒手（甚至一些受害者是垂垂老矣的長者），只因他和你們有不同的意見。Yoda 説fear leads to anger…anger leads to hate…hate leads to suffering（恐懼帶來憤怒……憤怒帶來憎恨……憎恨帶來痛苦） <text:line-break/><text:line-break/>英國大選結果出來後，我在Twitter上追蹤的一位作家（他是反對投票給保守黨），沮喪之餘，貼了一張照片，是一本書的前頁，上面寫著 In times of crisis, we must all decide again and again whom we love - Frank O'Hara</text:p>
      <text:p text:style-name="P2">陳真   |  2019.12.23 18:00   |   <text:a xlink:type="simple" xlink:href="http://palinfo.habago.org/Entry?Command=Information_PrintForum&amp;iPage=1#FORUM38278"><text:span text:style-name="T1">#</text:span></text:a></text:p>
      <text:p text:style-name="P4">謝謝小羽指正。 <text:line-break/><text:line-break/>人數方面，挺韓這一邊，因為我是全程參與，估算上也許比較不會太離譜。但是，罷韓那一邊，我是根據事後影像和圖片來判斷，這些圖片不一定是同一個時間點，因此，估算上會比較容易失真。 <text:line-break/><text:line-break/>罷韓一方，人數之多，出乎我意料，我原本以為應該只會有一兩萬頂多，但顯然不止。另一方面，它具有渲染力，參與群眾和圍觀者之間相當有共鳴，就造勢能力來講，罷韓一方技術上顯然相當熟練，挺韓一方則是放牛吃草，圍觀者較冷淡，很明顯可以看出 "參與者" 與"旁觀者" 的區別。但是，罷韓一方，這個區別卻不明顯，因此在人數上我會傾向給它 "加權"。 <text:line-break/><text:line-break/>也許你是對的，畢竟捷運較平常日出入之增加人數是個可靠的指標。但我覺得，罷韓一方不管是人數與熱烈程度之超乎預期，確實是個警訊。挺韓一方寧可悲觀，寧可自認劣勢而多加努力，拉高投票率，而非一味輕敵。你要知道,人渣黨雖然無能亦無意治國，但是貪污一流，選舉一流，奧步更是舉世無敵。你要贏他很多很多很多，最後才會贏，否則會隨時被翻盤。</text:p>
      <text:p text:style-name="P2">小羽   |  2019.12.23 15:58   |   <text:a xlink:type="simple" xlink:href="http://palinfo.habago.org/Entry?Command=Information_PrintForum&amp;iPage=1#FORUM38273"><text:span text:style-name="T1">#</text:span></text:a></text:p>
      <text:p text:style-name="P3">我先說明我是陳真醫師的忠實讀者，我很喜歡陳真醫師寫的文章，但看完陳醫師給韓營的七點，想法和陳醫師有一些不同的小小看法。 <text:line-break/><text:line-break/>我是高雄市民，12/21也上街參與挺韓大遊行，在於人數上我和醫師有不同見解，我只能說民進黨真的很會選舉，他們人數確實很多，但我相信中天提供官方數據分析〈警方6萬VS2.7萬、國安局10萬VS6萬、王欣儀取得捷運站進出人數數據凹仔底14萬VS文化中心2.7萬〉，罷韓少於挺韓2.5倍，那天我是從獅甲站上車到了美麗島站看到下車的人數三三兩兩，只要歷經過韓國瑜大型造勢，都見證過韓家軍在捷運站或轉運站上下車的陣仗是驚人的，所以人數上平手這點見解不大相同。 <text:line-break/><text:line-break/>「歡樂無法動員，義憤或仇恨才有可能動員」，藍營和綠營支持者有不同特質，藍營較溫和，要學綠營那種肅殺的氣氛真的有些困難，我相信吸引力法則，人的氣場很重要，歡樂的氣氛可以讓人的氣場往上，過於負面會容易讓氣場往下沉淪。韓國瑜算是最窮的總統候選人，他不願接受企業大額捐款，所以經費上真的很拮据，場地、舞台真的很燒錢，我也承認韓辦的能力很差，甚至比韓冰的能力相差太多太多，很多時候真的很儍眼他們的辦事能力，甚至於還會幫倒忙，幫韓國瑜減分，好吧！小小責備他們，其實他們也很辛苦，韓國瑜給人的感覺是一直想讓新人出頭，也或是真的沒有有選戰經驗的人可以幫他，除了潘恆旭、王淺秋，但想想看，這些人比綠營那些不折手段的政客來的好，這一路韓國瑜跌跌撞撞，如今也快抵達終點了。 <text:line-break/><text:line-break/>我和韓國瑜有相同的宗教信仰，但並不迷信。9/8三重那場造勢，天空從烏雲密佈到撥雲見日，最後日落的那一道光芒四射出現後，讓我感覺到好像在說明韓國瑜一路走來的辛路歷程(9/8前一直打著換瑜說，9/12郭台銘就宣佈退黨)，當下我突然對韓國瑜勝選很有信心，韓國瑜有別於其他政治人物，這是大家有目共睹的，我永遠相信邪不勝正，也相信使命，韓國瑜從未想過參選市長更別說是總統了，天意和民意這一切都是最好的安排，執政黨的惡行惡狀最後被自己的所作所為反撲了，當初搶了菜攤失了高雄、卡了高雄將會失了江山，他們倒行逆施必定會敗選，韓國瑜是一位善良的人，我相信天意和民意會選擇他是有其意義在，我一點都不會擔心，我不止有信念，在最重要的時刻，都會挺身而出盡一己之力。 <text:line-break/><text:line-break/>6/1凱道那場，我們所站的地方沒有擴音器、沒有電視牆，聽不見、更看不到舞台上的一舉一動，前方喊什麼我們就跟著喊，我第一次吸不到氧氣，站的地方幾乎是人貼著人，很多人走進去又快速走出來，我們對他們呼喊著不要離開，他們說裡面都是人快缺氧了，他們沒有要離開，只是想往外走，吸一下新鮮空氣；很多人身上雨水夾雜著汗水，我們身旁互不認識，站在那裡相互打氣，只為了讓畫面看起來壯觀，有一位在地的大哥在快結束時，拍拍我跟我說道，我的任務完成了，我要回去看直播(他知道我們從高雄遠道而來)，韓家軍就是這麼可愛，每場都令人感動和歡樂，歡樂訴求一直以來是韓國瑜的主軸，韓家軍也非常認可。 <text:line-break/><text:line-break/>韓粉即使被媒體、網軍污名化時，大家還是互相打氣並且要相忍為韓，不可以出征到他人網站上漫罵，我們收起憤怒的情緒，雖然還是有些少數的人忍不住，但韓家軍大多都很自律，看韓國瑜一直被抺黑還不能去解釋，解釋了就被媒體和網軍放大並帶風向韓粉出征，執政者抺黑手段的SOP幾乎打趴我們，當韓國瑜知道我們受了很多委曲，他更知道我們雙方情緒上需要釋放，在三重韓國瑜說出了，他奶奶的、放馬過來、恁杯蛋里，當他說完四字直言後，大多數的韓家軍都得到舒解，我雖然很厭惡髒話，但情緒上真的得到舒緩了，造勢結束後大家好像又打了一劑強心針，帶著愉快的心情回家，繼續面對民進黨負面的攻擊。 <text:line-break/><text:line-break/>雖然韓辦他們有很多缺失，但挺韓的支持者都有一顆寛容的心，只要韓國瑜一聲令下，我們可以在短短的一週，全員自動自發走出來，我們不需要有組織、不需要領導、我們有韓家軍情-報小兵的LINE，他們集結韓國瑜和挺韓YOUTUBER訊息，韓家軍收到訊息後，就會把訊息在粉專裡散播開來，相互呼籲、警惕、打氣、號召人馬並發出告急，這就是韓家軍、也是庶民的力量，我們就像一家人，兄弟姐妹齊力斷金，因為這一戰不是止為韓國瑜、也為了我們自己和下一代，我們不會去苛求韓國瑜，因為他為了我們已經傷痕累累了。 <text:line-break/><text:line-break/>台北議員游淑慧說，12/21她和羅智強從台北搭高鐵南下，在車上完全看不出有挺韓民眾，待車抵達高雄時，每個人站起來後，先看到車上有羅智強，六成的民眾馬上變裝成韓家軍，讓游淑慧直呼感到訝異，韓國瑜一直呼籲沖、脫、泡、蓋、送，韓家軍就會自律。 <text:line-break/><text:line-break/>(前陣子前方已斷糧，韓家軍收到訊息，只能幾千元、幾千元的往前方送上糧草，甚至於還有幾百元的捐款，看到此文我們更會獻上熱烈的鼓勵和讚，韓家軍真的很窮，但卻是最溫暖的一群人齊聚一堂。) <text:line-break/><text:line-break/>最後分享12/21在去程的捷運站上，看見二位很年輕的女孩，帽子上綁了割草的緞帶，臉上帶了幾分怒氣；回程的捷運站上，有二對年輕夫妻帶著幼小的孩童，看見他們上車就主動讓位，因他們告知下一站就下車也客氣的回絶了，我想表達的是台灣人民很善良，卻被可惡的政客操作對立，挺韓的人民想追求正面、正向、正能量，我們希望能還給台灣一個和諧的社會，這些無良的政客們請不要利用人民的善良來獲取中間的利益，我們的憤怒只會向這些政客們表達，2020不再是黨與黨之爭，是庶民對抗執政者。 <text:line-break/><text:line-break/>身為韓家軍一員，由衷感謝陳真醫師在網路上為韓國瑜發聲。 <text:line-break/><text:line-break/>我們會努力監票並防止奧步。 <text:line-break/><text:line-break/>美國作家克拉克（James Freeman Clarke）認為：「政客是為了下一次的選舉，政治家卻是為了下一代。」 <text:line-break/></text:p>
      <text:p text:style-name="P2">謝穎芝   |  2019.12.23 09:00   |   <text:a xlink:type="simple" xlink:href="http://palinfo.habago.org/Entry?Command=Information_PrintForum&amp;#FORUM38272"><text:span text:style-name="T1">#</text:span></text:a></text:p>
      <text:p text:style-name="P3">一開始這位姓張的就已經表明他是「韓黑」，所以牠是特地來「抹黑韓國瑜、美化民進黨」給大家看的，他以為這裡看文章的人都是與「腦殘的陰粉」一樣是智障！</text:p>
      <text:p text:style-name="P2">Rik   |  2019.12.23 08:31   |   <text:a xlink:type="simple" xlink:href="http://palinfo.habago.org/Entry?Command=Information_PrintForum&amp;#FORUM38271"><text:span text:style-name="T1">#</text:span></text:a></text:p>
      <text:p text:style-name="P4">這也是我對許多民進黨支持者完全無法理解的原因。言必稱自由民主的他們竟然可以堂而皇之的雙重標準、邏輯不通到這種地步，除了水準不好以外，我實在找不到其他的理由了。</text:p>
      <text:p text:style-name="P2">陳真   |  2019.12.23 03:47   |   <text:a xlink:type="simple" xlink:href="http://palinfo.habago.org/Entry?Command=Information_PrintForum&amp;iPage=1#FORUM38270"><text:span text:style-name="T1">#</text:span></text:a></text:p>
      <text:p text:style-name="P3">卡韓政變 (210)：不造謠抹黑會死嗎？ <text:line-break/><text:line-break/>陳真 2019. 12. 23. <text:line-break/><text:line-break/><text:line-break/>我承認之前只花了不到一秒鐘的時間看張紹中的留言，之所以如此是因為，張先生過去幾次被我刪除的留言讓我相信他並不具有發言的基本誠意。對於這類留言，我通常不會浪費時間去閱讀，而會直接刪除。但是，因為已經有人回應他了，於是我也就沒有刪除。 <text:line-break/><text:line-break/>我姑且再浪費一點時間，用更大的耐心，把已經講過幾百萬次的東西再講一遍，藉以說明為何這位張先生不具任何發言誠意。 <text:line-break/><text:line-break/>比方說，他譴責韓國瑜曾經在立法院 (因為阿扁影射 "養榮民像養豬" 而當場) 痛扁阿扁。張先生如果真的在乎動粗，張先生如果真的這麼看重此事，這麼愛好和平，那他邏輯上根本就不可能支持以暴力程度遠超過韓國瑜一萬倍的群眾暴力手段對付大陸海協會會長陳雲林的蔡英文，他更不可能支持向來在立法院或街頭上行使各種肢體暴力的民進黨。 <text:line-break/><text:line-break/>他還譴責韓國瑜歧視，我不知道韓國瑜那算不算歧視外勞，依我還算不錯的中文程度來看，完全不算。那就好像我們常說，台灣若持續退步，以後台灣人會去東南亞當台勞。當我們這樣說時，依上下文之脈絡來看語意，絲毫不具歧視勞工之意。 <text:line-break/><text:line-break/>如果張先生道德水平高到那種程度，那他邏輯上根本就不應該支持向來具有強烈歧視女性之政黨文化的民進黨，更不可能支持這樣一個完全就是以抹黑與妖魔化特定族群來獲取政治利益的極右派人渣政黨。 <text:line-break/><text:line-break/>張先生還譴責韓國瑜說他要禁止集會遊行。這就是造謠。韓國瑜什麼時候說過這樣的話？他是說政治零分，經濟一百方，讓統獨爭議遠離高雄，不要來高雄搞統獨遊行或抗爭，讓高雄成為 "紐約"，專門搞好金融與經濟。但他也說，集遊法准不准，不是市長說了算。 <text:line-break/><text:line-break/>張先生如果這麼在乎集遊法，那麼，藉集遊法箝制集會自由最嚴重最囂張做無恥的就是民進黨。比方說三一九槍擊案之真相調查委員會，幾乎每個民進黨執政的縣市一概否決集會遊行申請。對於 "自己人"，打警察、佔領立法院行政院都沒關係，警察被打，還得賠償太陽花暴民。但是，面對異己，各種行政與司法打壓卻一點都不手軟。 <text:line-break/><text:line-break/>張先生還譴責韓國瑜 "對國家法治一無所知"，這更是完全抹黑，韓對哪一點法治無知？張先生如果真的這麼在乎國家法治，那他怎麼可能會去熱愛一個徹徹底底破壞一切文官體系與國家法治的蔡啥小總統及人渣黨？那不是見鬼了嗎？一個人可以這樣睜眼說瞎話嗎？ <text:line-break/><text:line-break/>張先生還罵韓國瑜 "連憲法都不懂"，這也是抹黑。韓國瑜不懂憲法哪一點？張先生如果真的這麼在乎憲法，那他應該去消滅這個破壞整個憲政體系完全無法無天的人渣黨才對。 <text:line-break/><text:line-break/>張先生還罵韓國瑜討厭同性戀及同婚，這也是抹黑。韓國瑜幾時有說過他 "討厭" 同性戀及同婚？不贊成同婚，跟 "討厭" 同性戀可以畫等號嗎？依張先生邏輯，台灣的基督教比方說綠油油的長老教會大多數都 "討厭" 同性戀？透過公投，大多數人反對同婚，所以張先生也要指控台灣人絕大多數 "討厭" 同性戀？依張先生的邏輯，全世界幾乎所有人民幾乎所有國家都 "討厭" 同性戀？ <text:line-break/><text:line-break/>像這個就是扣帽子。如果張先生認為同婚是一種絕對真理，那他應該反對的是透過公投來決定是否同婚立法。 <text:line-break/><text:line-break/>韓國瑜更沒有反對國小性教育，這也是造謠。他是反對 "不當的" 性教育。它媽的這不能反對嗎？反對某種不當的性教育，就等於反對性教育？我真不明白，綠營的人是除了造謠抹黑歪曲渲染之外，完全沒有半點討論事情的能力是嗎？為什麼它媽的每一句話就是要造謠，就是要抹黑，真是很可恥。 <text:line-break/><text:line-break/>韓國瑜有說 "印尼、菲律賓的那些人都是「雞」" 嗎？它媽的為什麼要故意裝蒜，故意扭曲，故意造謠？不造謠是會死嗎？聽說張先生是個詩人(？)，詩人的文字理解水平是這樣嗎？ <text:line-break/><text:line-break/>張先生又罵韓國瑜 "會在無知的狀況下做出非常傷人的事情"，這也是造謠。韓國瑜什麼時候 "會在無知的狀況下做出非常傷人的事情"？韓所謂雞與鳳凰，上下文意思其實很清楚，亦即做為一種人才與否的類比。 <text:line-break/><text:line-break/>我舉個例，1991年，林義雄請我去他家，私下跟我提到他對台灣的憂心，他說，教育很重要，台灣年輕人應該盡量出國到處去走走，盡量多學習，否則以後就只能做一些勞力工作，幫人倒茶、掃地。我當時聽了，覺得有點刺耳，因為聽起來好像在批評勞力工作。但是，還好我的中文程度還算不錯，我知道他這段話對勞工並無絲毫貶意。 <text:line-break/><text:line-break/>其他還有一堆對韓國瑜的抹黑，我就不浪費時間一一說明了。 <text:line-break/><text:line-break/>最後，張先生開始溫柔體貼地為蔡英文辯解了。他說： <text:line-break/><text:line-break/>"蔡英文在我看來他就是個有錢人家的喜歡貓的靜靜的不太會說話的女孩子，很聰明書讀的很好，這樣就是人渣嗎？" <text:line-break/><text:line-break/>它媽的講這麼蠢的話，你以為我們都是腦殘嗎？我們有說蔡英文喜歡貓，所以是人渣嗎？我們有說蔡英文什麼 "靜靜的不太會說話"(這完全不是事實)，所以是人渣嗎？她的問題是喜歡貓和靜靜的不太會說話嗎？ <text:line-break/><text:line-break/>做為忍教教主，我雖然忍功已經練到爐火純青，但也不是沒有底線。張先生別再考驗我的耐心了。巴勒網不是你應該來的地方。 <text:line-break/><text:line-break/>另外，我跟各位說，綠營除了造謠抹黑歪曲渲染之外，還有個打擊異己的方法就是假裝好像說你兩句好話，然後穿插幾百句抹黑，讓不明就裏的旁觀者以為發文者應該是抱持著善意來指出那一大堆缺點，從而以為那些純屬造謠的 "缺點" 是事實，進而達到更深入骨髓的抹黑效果。</text:p>
      <text:p text:style-name="P2">隆誌   |  2019.12.22 16:33   |   <text:a xlink:type="simple" xlink:href="http://palinfo.habago.org/Entry?Command=Information_PrintForum&amp;iPage=1#FORUM38269"><text:span text:style-name="T1">#</text:span></text:a></text:p>
      <text:p text:style-name="P4">看到張紹中的一些論點，深深覺得「普世價值」好像變成一種宗教信仰。 <text:line-break/><text:line-break/>同性戀、核能..等等議題，都是可以被社會討論，但是不是單方面的想法，就是絕對正確。許多年輕人說言論自由，可是看到論調與反應，幾乎跟法西斯時代的德國青年差不多。明明是可以理性討論的社會議題，年輕人總將自己的所喜、所好、所知，無限上綱至信仰的狀態。天天說著討厭對岸官方打壓言論自由，可是自己卻做著打壓言論自由的行為，更只因執政者媚俗的言論，年輕人卻認可執政者許多打壓言論自由的政治動作。 <text:line-break/><text:line-break/>相反的是，現在台灣年輕人認為言論被打壓的年代和地方，反而言論更多元與活潑。而言論自由的時代與地區，言論卻因政治、媒體與名人效應，而被打壓著。 <text:line-break/><text:line-break/>怎麼這個號稱言論自由的時代，說出自己心中不一樣的意見，變得比以前更難更痛苦。我們在台灣天天聽到的「言論自由」，到底是真自由？還是被有心人虛構出來了框架？</text:p>
      <text:p text:style-name="P2">唐朝栗子   |  2019.12.22 16:29   |   <text:a xlink:type="simple" xlink:href="http://palinfo.habago.org/Entry?Command=Information_PrintForum&amp;iPage=1#FORUM38268"><text:span text:style-name="T1">#</text:span></text:a></text:p>
      <text:p text:style-name="P3">因為怕自己文筆不好，玷汙了這版面，一直不敢發言。其實我已在這網站潛水多時，每天報到，同時發現過網站幾次的消失，深怕哪一天突然看不到 貴網站。 <text:line-break/><text:line-break/>我有參與昨天的遊行，當下很興奮地錄下三分鐘短影片想傳給家人看，才發現很多人訊息無法發送出去（大概太多人使用了），索性就不拍照不錄影，當作散步跟著走，沒給自己留下什麼紀錄（其實是又熱又累，兩條腿慣性移動著，手已舉不起來了）。直到剛剛看到有人將全程定點影片放在水管上， <text:line-break/>我想可以分享給大家參考。 <text:line-break/><text:line-break/>https://youtu.be/pitOhh2GaiM <text:line-break/><text:line-break/>https://bit.ly/2EVykYd</text:p>
      <text:p text:style-name="P5"><text:span text:style-name="T3">陳真</text:span><text:span text:style-name="T4"><text:s/>  |  2019.12.22 02:45   |   </text:span><text:a xlink:type="simple" xlink:href="http://palinfo.habago.org/Entry?Command=Information_PrintForum&amp;iPage=1#FORUM38267"><text:span text:style-name="T5">#</text:span></text:a></text:p>
      <text:p text:style-name="P6"><text:span text:style-name="T4">卡韓政變</text:span><text:span text:style-name="T6"><text:s/>(209)</text:span><text:span text:style-name="T4">：給韓營的七點想法</text:span><text:span text:style-name="T6"><text:line-break/><text:line-break/></text:span><text:span text:style-name="T4">陳真</text:span><text:span text:style-name="T6"><text:s/>2019. 12. 21.<text:line-break/><text:line-break/><text:line-break/></text:span><text:span text:style-name="T4">今天去參加挺韓遊行。走幾步就剛好遇到邱毅，好多人圍著他喊加油。我們一家三口走完全程，然後又走回頭騎車。整個行程很短，來回一趟，不過大約七、八公里。本來想去反韓的那一邊探個虛實，但考慮小孩腳力有限而作罷。</text:span><text:span text:style-name="T6"><text:line-break/><text:line-break/></text:span><text:span text:style-name="T4">聽朋友寫信來說，電視上說挺韓有</text:span><text:span text:style-name="T6">35</text:span><text:span text:style-name="T4">萬人，反韓</text:span><text:span text:style-name="T6">50</text:span><text:span text:style-name="T4">萬。其實兩邊都在吹牛。我並沒有特別去估算人數，但以我幾十年的街頭經驗，只要去現場稍微「聞」一下空氣中的感覺，就能知道大約有多少人以及整體氣勢如何。</text:span><text:span text:style-name="T6"><text:line-break/><text:line-break/></text:span><text:span text:style-name="T4">我不喜歡預測或亂估算，因此，各位看看便罷，不用掛在心上，以免影響民心士氣。我估計只有四、五萬人。至於「人次」，意義不大，也就是說人員流動，來來去去，或是跑來湊一下熱鬧，這一類的參與形式不好估算，而且政治意義不大。我指的四、五萬人，指的是實質的參與者。</text:span><text:span text:style-name="T6"><text:line-break/><text:line-break/></text:span><text:span text:style-name="T4">至於反韓一方，喊說什麼五十萬人，灌水得更厲害了。我雖然沒有去現場，但我高雄大街小巷很熟，我看了幾張空拍圖，大概就能判斷，應該也差不多是四、五萬人，或是五、六萬人。</text:span><text:span text:style-name="T6"><text:line-break/><text:line-break/></text:span><text:span text:style-name="T4">正反兩邊人數差不多，但是，反韓一方，氣勢顯然遠勝許多。這不令人意外。為什麼呢？原因有七，僅供參考：</text:span><text:span text:style-name="T6"><text:line-break/><text:line-break/></text:span><text:span text:style-name="T4">一，歡樂無法動員，義憤或仇恨才有可能動員。</text:span><text:span text:style-name="T6"><text:line-break/><text:line-break/></text:span><text:span text:style-name="T4">沒有人會因為「快樂」而走上街頭。我一定是滿肚子火才會想要辛苦地上街宣洩。宣洩的是怒火或仇恨，為的是集結更大的集體意志與熱情；應該沒有人是因為滿心歡樂而跑來這邊散發「歡樂」。</text:span><text:span text:style-name="T6"><text:line-break/><text:line-break/></text:span><text:span text:style-name="T4">總之，透過「歡樂」進行動員，一來動員效果差，二來徒然消耗熱情，被宣洩掉了。</text:span><text:span text:style-name="T6"><text:line-break/><text:line-break/></text:span><text:span text:style-name="T4">韓國瑜選市長時的成功，讓他以為選總統也能一樣「歡樂」。那是不對的。你不能以為敵人上一次的疏忽會再疏忽一次。上一次，民進黨以為高雄市穩贏的，所以採取不抹黑、不作為、不對抗的選戰策略，結果被「夜襲」了。難道你以為他會笨到再犯一次同樣的錯誤？他這回做法當然不一樣了，展開長達一年恐怖的抹黑造謠與醜化攻擊，結果你自己卻自廢武功，高喊什麼歡樂，無異自我繳械。</text:span><text:span text:style-name="T6"><text:line-break/><text:line-break/></text:span><text:span text:style-name="T4">二，包容是不對的。弊端就是要全力鏟除。</text:span><text:span text:style-name="T6"><text:line-break/><text:line-break/></text:span><text:span text:style-name="T4">韓國瑜當選市長後，高喊什麼「</text:span><text:span text:style-name="T6">99</text:span><text:span text:style-name="T4">分興利，</text:span><text:span text:style-name="T6">1</text:span><text:span text:style-name="T4">分除弊」的施政口號，這只會讓人民失望。因為，興利與除弊原本就是一體兩面，互不衝突。人渣黨弊案多到可以寫成一本巨冊，你卻說要歡樂，要包容，要一分除弊，九十九分興利，那不但是自我繳械，而且簡直是自殘，自殺。</text:span><text:span text:style-name="T6"><text:line-break/><text:line-break/></text:span><text:span text:style-name="T4">三，演講性集會可以不動員、不帶領、不組織，但是聚眾遊行就是打仗，打仗一定要動員，要組織，要一路有人帶領，要有核心分隊領導，讓自發群眾跟隨，不能一路冷場。</text:span><text:span text:style-name="T6"><text:line-break/><text:line-break/></text:span><text:span text:style-name="T4">群眾自發而來，互不認識，不可能當場自行產生領導，因此，許多時候，整個遊行隊伍很安靜，大家默默走著，很尷尬。如果一開始就是一種「靜默苦行」的設計，當然沒問題，但是，現場又是汽球，又是彩帶，又是喇叭，還有各種可愛玩偶，一群人卻群龍無首默默走著，就像電影院散場那樣一種各自紛飛的感覺，無從集結力量與熱情。</text:span><text:span text:style-name="T6"><text:line-break/><text:line-break/></text:span><text:span text:style-name="T4">總之，以歡樂為訴求是不對的。若要歡樂，我自己找樂子去，何必默默走在街上展現什麼「歡樂」？</text:span><text:span text:style-name="T6"><text:line-break/><text:line-break/></text:span><text:span text:style-name="T4">至於一直高喊什麼「中華民國萬歲」，更是沒有意義。人們只希望自己和下一代可以好好長大好好生活，只希望貪官污吏別再肆虐台灣不是嗎？幾個人會在概念上去關心什麼中華民國是不是萬歲萬萬歲？</text:span><text:span text:style-name="T6"><text:line-break/><text:line-break/></text:span><text:span text:style-name="T4">那一類相當原始的政治動員術語，民進黨早已拋棄多年。你有見過民進黨這十幾年來還高喊什麼「台灣共和國」嗎？當然沒有。這些人渣很壞，但他們一點都不笨，在政治鬥爭上非常靈活。</text:span><text:span text:style-name="T6"><text:line-break/><text:line-break/></text:span><text:span text:style-name="T4">相反地，國民黨過去這半個多世紀，始終活在雲端，幾乎沒有這方面的鬥爭經驗，非常外行。如果不懂，就應該請教比較懂的人。我真沒見過有人舉辦政治性遊行是這麼「隨興」、這麼「散漫」的。今天就算是葬儀隊出殯，也一定會有一套設計，絕不會讓大家「自發自動」。</text:span><text:span text:style-name="T6"><text:line-break/><text:line-break/></text:span><text:span text:style-name="T4">四，主帥缺席，打擊士氣。</text:span><text:span text:style-name="T6"><text:line-break/><text:line-break/></text:span><text:span text:style-name="T4">韓國瑜臨時因為維安考量而缺席，沒有參與遊行，而僅僅在終點處上台發表簡短談話。這樣一種臨時變更也不對。事實上，這場遊行，最大的動員力量就是韓國瑜，人們期待他的當選可以改變現狀之困境。原本要跟他一起上街，結果走到最後，</text:span><text:span text:style-name="T6">99.9%</text:span><text:span text:style-name="T4">的參與者應該完全沒有機會看到韓國瑜或聽到他講話</text:span><text:span text:style-name="T6"><text:s/>(</text:span><text:span text:style-name="T4">終點現場舞台非常小，在公園一角，近距離只夠容納數百人能看見舞台</text:span><text:span text:style-name="T6">)</text:span><text:span text:style-name="T4">，加上一路人無人領導，感覺一定相當受挫。遊行是為了累積能量，而非消耗能量與士氣。</text:span><text:span text:style-name="T6"><text:line-break/><text:line-break/></text:span><text:span text:style-name="T4">五，民心可貴，但無礙於學習鬥爭技術。技術是可學習的。特別是敵人的長處，更應虛心領教，不要連這點「技不如人」的自知之明都沒有</text:span><text:span text:style-name="T6"><text:s/></text:span><text:span text:style-name="T4">。</text:span><text:span text:style-name="T6"> <text:line-break/><text:line-break/></text:span><text:span text:style-name="T4">罷韓一方我雖然沒有親臨現場，但看了幾分鐘視頻，馬上就能看出對方幕前幕後準備工夫之充份以及相關遊行技術之高度嫻熟。不管是在情緒動員上，凝聚群眾「仇恨」非常成功，精準聚焦在韓國瑜這個萬惡不赦的「草包惡棍」身上，渲染力很強，視覺效果更是驚人，包括萬人共舉之超大型布條，訴求主題明確，大型舞台與雷射燈光等等等，就各方面來打分數，差不多都可以打九十分。</text:span><text:span text:style-name="T6"><text:line-break/><text:line-break/></text:span><text:span text:style-name="T4">六，一人打全部，全部打一人。</text:span><text:span text:style-name="T6"><text:line-break/><text:line-break/></text:span><text:span text:style-name="T4">看得出來，人渣黨這回是拼了命全黨內外總動員在打這場政權保衛戰，但是韓國瑜卻一人打全部，全部的黨打他一人，連自己的黨都不時扯後腿，不但毫無團結跡象，而且國民黨的權貴本質跟韓之政治性格具有根本上的矛盾。比方說吳敦義之經常故意失言就是一例。他那麼精明，精得跟什麼一樣，無時無刻幫自己打算盤，哪會失言？他根本就不會希望韓國瑜當選。</text:span><text:span text:style-name="T6"><text:line-break/><text:line-break/></text:span><text:span text:style-name="T4">也就是說，韓之勝負與否以及種種選戰缺失，實屬非戰之罪，畢竟一個人要打全部談何容易？特別是技術上，他總不可能一個人打點一切；他不像人渣黨那樣具有像軍隊般的龐大選戰組織、豐富經驗與邱義仁那樣一種政治鬥爭人才以及取之不盡的國庫資源供他揮霍。</text:span><text:span text:style-name="T6"><text:line-break/><text:line-break/></text:span><text:span text:style-name="T4">七，決心。</text:span><text:span text:style-name="T6"><text:line-break/><text:line-break/></text:span><text:span text:style-name="T4">台灣某個可預見的將來，究竟是福是禍，三星期後就能揭曉。常有人問我勝負，我通常都說不知道。但我其實心裏當然還是有一些推測。我的推測是略微悲觀的。所謂「略微」是說，所謂「得民心者得天下」，韓很明顯比較得民心，但選舉勝負不是比民心而是比選票。民心還是得依靠相當的鬥爭技術與「情緒動員」才能轉化為選票。</text:span><text:span text:style-name="T6"><text:line-break/><text:line-break/></text:span><text:span text:style-name="T4">除非你贏對方很多很多，多到讓「技術」與「情緒動員」或行政干擾與舞弊等等都無法改變結果，否則，明明可以贏的局都很可能輸。「目前」看來，輸贏應在數十萬票之間。</text:span><text:span text:style-name="T6"><text:line-break/><text:line-break/></text:span><text:span text:style-name="T4">我對反韓一方的準備之充份感到有點意外，這可以看出人渣黨無論如何想獲勝的驚人決心。韓國瑜這一邊呢？到底想不想贏？想的話，就應該認清對方這個基本事實。</text:span><text:span text:style-name="T6"><text:line-break/><text:line-break/></text:span><text:span text:style-name="T4">電影「教父」第二集裏頭，教父在某個國家目擊政變，一些反對派人士在街頭被捕，不惜當場引爆炸彈，與對方同歸於盡。教父說，光憑這個決心，他相信反對派會贏。一隻跑很快的豹，有可能追不上一隻兔子，因為，豹只是為了牠的下一餐，而兔子卻是為了一條命而飛奔。</text:span><text:span text:style-name="T6"><text:line-break/><text:line-break/></text:span><text:span text:style-name="T4">人渣黨不是一個黨，而是一個強烈奉行分贓政治的黑幫，只要搶得天下，遍地都是黃金，遍地都是女人，大家論功行賞，連法院都能成為一種戰利品，何況金山銀山，隨你吃，任你嚐。誘惑之大，無與倫比；決心之甚，足可想像。</text:span><text:span text:style-name="T6"><text:line-break/><text:line-break/></text:span><text:span text:style-name="T4">韓國瑜這一邊，卻感覺很「豁達」。但是，比賽或打仗或考試都一樣，要嘛真豁達，跳脫勝負之外，要不就是要有強烈獲勝的決心。</text:span><text:span text:style-name="T6"><text:line-break/><text:line-break/></text:span><text:span text:style-name="T4">這問題用來問每個挺韓者也是一樣重要：你到底有多少決心想要讓韓國瑜獲勝？你的決心，恐怕才是最後的勝負關鍵。</text:span><text:span text:style-name="T6"><text:line-break/><text:line-break/></text:span><text:span text:style-name="T4">我敢問別人有無決心，當然是因為我自己的決心是夠的，無愧於人的；各位光看我公私百忙之中心力交瘁之餘，硬是利用各種零碎空檔以及硬擠出所剩無幾的睡眠時間，短短八個月之內，寫出了兩百多篇數百萬言，應該就能相信。</text:span><text:span text:style-name="T6"><text:line-break/><text:line-break/></text:span><text:span text:style-name="T4">因此，我也斗膽想請大家，拜託盡一切可能，用盡你的最後一分力氣，幫韓國瑜獲勝，因為這場勝負很可能是台灣的一個禍福關鍵。</text:span><text:span text:style-name="T6"><text:line-break/><text:line-break/></text:span><text:span text:style-name="T4">我們台灣人的死活，別說對於全世界的人來說無足輕重，就算對於對岸的同胞來說，恐怕也是一樣輕如鴻毛。但是你要知道，我們的死活，就是我們的死活，就是我們和下一代的全部；我們的悲歡，就是我們的悲歡，就是我們彼此之間心與心之所繫。你可以對生活中某些大小事不抱決心，但你總不能對「生活」對「生命」的悲歡禍福不抱決心。</text:span><text:span text:style-name="T6"><text:line-break/><text:line-break/></text:span><text:span text:style-name="T4">每當家人生了比較嚴重的病或住院，我都抱著一種不惜拋棄一切、幾乎是必死的決心在照顧；我甚至可以一個月不上床睡覺，光以身體靠著牆壁，在病床與牆璧之間尋找站立空間稍事休息，</text:span><text:span text:style-name="T6">24</text:span><text:span text:style-name="T4">小時照顧，直到家人痊癒。我說的是這樣一種決心。</text:span></text:p>
      <text:p text:style-name="P5"><text:span text:style-name="T3">陳真</text:span><text:span text:style-name="T4"><text:s/>  |  2019.12.22 02:41   |   </text:span><text:a xlink:type="simple" xlink:href="http://palinfo.habago.org/Entry?Command=Information_PrintForum&amp;iPage=1#FORUM38266"><text:span text:style-name="T5">#</text:span></text:a></text:p>
      <text:p text:style-name="P7"><text:span text:style-name="T4">如果沒記錯，我刪過張紹中同學的留言。</text:span><text:span text:style-name="T6"><text:line-break/><text:line-break/></text:span><text:span text:style-name="T4">任何一種有效論點都很容易形成議論或辯駁，但是，一大團充滿修辭與抹黑或「獨斷性宣稱」的指控或說詞，卻只能讓人無言。</text:span><text:span text:style-name="T6"><text:line-break/><text:line-break/></text:span><text:span text:style-name="T4">我不厭其煩重覆做點名詞解釋：</text:span><text:span text:style-name="T6"><text:line-break/><text:line-break/></text:span><text:span text:style-name="T4">修辭亦即寫作文，缺乏認知意義，以宣稱</text:span><text:span text:style-name="T6">(claim)</text:span><text:span text:style-name="T4">代替議論</text:span><text:span text:style-name="T6"><text:s/>(argument)</text:span><text:span text:style-name="T4">。就比方說廣告，它不是在提出一種有效命題或論點，而是透過影像或文字鋪陳，影響觀感，或是反覆宣示特定立場，卻無任何實質意涵。</text:span><text:span text:style-name="T6"><text:line-break/><text:line-break/></text:span><text:span text:style-name="T4">就比方說韓國瑜防治登革熱的政績，明明遠遠比綠營要好上兩百倍</text:span><text:span text:style-name="T6">(</text:span><text:span text:style-name="T4">一百多例</text:span><text:span text:style-name="T6"><text:s/>vs. </text:span><text:span text:style-name="T4">兩萬例；沒死人</text:span><text:span text:style-name="T6"><text:s/>vs. </text:span><text:span text:style-name="T4">死了一兩百人</text:span><text:span text:style-name="T6">)</text:span><text:span text:style-name="T4">，卻反而被不斷渲染，不斷抹黑，使之「爭議化」，搞得臭不可聞，身敗名裂。</text:span><text:span text:style-name="T6"><text:line-break/></text:span><text:span text:style-name="T4">然後，人渣們在高雄街頭掛上巨幅看板如下：</text:span><text:span text:style-name="T6"><text:line-break/><text:line-break/>https://bit.ly/2EJ0q8E<text:line-break/><text:line-break/></text:span><text:span text:style-name="T4">有點腦子的人不會被這種低能的東西所影響，但是腦殘卻會照單全收，然後就會像錄音機一樣，口口聲聲一直說韓國瑜「草包」、「無能」等等。</text:span><text:span text:style-name="T6"><text:line-break/><text:line-break/></text:span><text:span text:style-name="T4">我絕對能做出這樣的有效論斷：凡是會說韓國瑜是「草包」的人，本身一定是個腦殘。難道你能想像一個具有基本智商的人會有這麼低能的政治判斷及幼稚到爆的思考能力？</text:span><text:span text:style-name="T6"><text:line-break/><text:line-break/></text:span><text:span text:style-name="T4">掛廣告看板抹黑還不夠，而且透過主流媒體與網路，每天不斷醜化。所謂「行政院長」蘇貞昌那個人渣，一方面扣住登革熱防治經費不撥給高雄，一方面更是故意裝得好像很「重視」登革熱，公開罵韓國瑜「連一隻蚊子都治不好，還想當總統」。其實這句話應該送給陳菊與賴清德，因為恰恰是他們主政下的高雄與台南創下一年兩萬多例的登革熱病例，而且還枉死了一百多人。</text:span><text:span text:style-name="T6">  <text:line-break/><text:line-break/></text:span><text:span text:style-name="T4">我要說明的是：何謂「修辭」。修辭就是類似像這樣一些例子，它沒有任何實質內容，缺乏認知意義，但它卻透過類似像這樣的圖片與所謂「連一隻蚊子都治不好，還想當總統」的修辭性文字，然後藉由</text:span><text:span text:style-name="T6">95%</text:span><text:span text:style-name="T4">由自己掌控的媒體以及無所不在的龐大網軍，每天無時無刻反覆散播，很容易就能影響腦殘。</text:span><text:span text:style-name="T6"><text:line-break/><text:line-break/></text:span><text:span text:style-name="T4">我相信，今天如果是我來選總統，我說不定會被抹黑成一個比方說「貪財的庸醫」。這很容易辦到，只要你夠無恥夠下流，而且掌握網軍、社群網路與主流媒體，就算把德蕾莎修女抹黑成貪財妖女、把希拉蕊美化成聖女貞德，一樣輕而易舉。</text:span><text:span text:style-name="T6"><text:line-break/><text:line-break/></text:span><text:span text:style-name="T4">為什麼呢？因為有點腦子的人畢竟是少數。誰掌握媒體與網路，誰就是真理。不過，這不是我現在要說的。我只是要說明「修辭」的意義。這東西洗腦很有用，因為它不需要像我這樣長篇大論，為了說明一些簡單的概念，往往得寫上千言萬語。修辭不用這麼辛苦，只需要弄些似是而非的什麼「懶人包」或搞些圖片，然後透過主流媒體反覆播放，馬上就能製造出一個又一個所謂「輿論」。</text:span><text:span text:style-name="T6"><text:line-break/><text:line-break/></text:span><text:span text:style-name="T4">所謂「民主選舉」之欺瞞性就是這樣，表面上「自由」選舉，事實上，主流勢力已經幫你選好了。你以為自己做出選擇，其實人家早已控制你的腦子，幫你選好了。</text:span><text:span text:style-name="T6"><text:line-break/><text:line-break/></text:span><text:span text:style-name="T4">當然，不是不能突破「輿論控制」，只是很難，因為麥克風不在我們手上；惟有在極少數的歷史情境下，才有可能翻轉主流勢力所事先強力設定的結果。三個星期後，韓國瑜之勝或負，便是一例。老實說，我並無充份信心，雖然民心思變，但我從不敢輕忽腦殘們的威力。</text:span><text:span text:style-name="T6"><text:line-break/><text:line-break/></text:span><text:span text:style-name="T4">至於一開頭所說的「獨斷性宣稱」，指的是：你所做出的各種宣稱，絲毫不具證據意義或議論價值，更不具有一絲絲「架構性」的議論內涵，也就是說，它只是一些很無聊很瑣碎根本無關緊要甚至毫無意義的東西，往往似是而非，極端空洞，但你卻講得口沫橫飛，並且希望別人進入你的腦殘思維中去討論。別人除了無言，只能請你從幼兒園小班念起不是嗎？這其實很深刻地顯示出一個人的思維深度與品質。我講這樣很文雅，講白了就是腦殘。</text:span><text:span text:style-name="T6"><text:line-break/><text:line-break/></text:span><text:span text:style-name="T4">舉個例，比方說黨外時，生活周圍全是熱愛舊黨國的腦殘，很難找到一個有點腦子的人。他們一講起黨外群眾或黨外人士就咬牙切齒，老是反覆罵他們「非理性」、「沒水準」、「反民主」、「只會批評謾罵，沒有政見」等等等，簡單說就是時下抹黑韓粉或韓國瑜的基本用詞</text:span><text:span text:style-name="T6">--</text:span><text:span text:style-name="T4">「草包」。</text:span><text:span text:style-name="T6"><text:line-break/><text:line-break/></text:span><text:span text:style-name="T4">面對這樣一些腦殘，你只能無言不是嗎？因為他們獨斷地使用一些似是而非的所謂「例子」，卻做出龐大的結論。比方說，一直罵黨外人士「講話粗俗」、「穿拖鞋」、「嚼檳榔」、「只會批評政府」等等。你除了無言，是不是只能請他們好好從頭學起？看能不能想辦法使用一點腦子。旁人總不可能幫你動腦子不是嗎？</text:span><text:span text:style-name="T6">   <text:line-break/><text:line-break/></text:span><text:span text:style-name="T4">反覆寫這些東西真的很挫折，很累。我就不多寫了。回到開頭所說的：</text:span><text:span text:style-name="T6"><text:line-break/><text:line-break/></text:span><text:span text:style-name="T4">任何一種有效的論點都很容易形成有意義的議論或辯駁，但是一大團充滿修辭與抹黑或「獨斷性宣稱」的指控或辯護，卻只能讓人無言。</text:span><text:span text:style-name="T6"><text:line-break/><text:line-break/></text:span><text:span text:style-name="T4">這樣一種品質的言論很常見，市面上或左鄰右舍特別是腦殘的校園裏，幾乎一面倒全是這樣一種聲音，很可怕。一個人腦殘沒什麼，但是，一整個社會有一半的人腦殘卻很恐怖。</text:span><text:span text:style-name="T6"><text:line-break/><text:line-break/></text:span><text:span text:style-name="T4">除了無言，你只能期待他洗心革面，從新做人，從事實性的</text:span><text:span text:style-name="T6">ABC</text:span><text:span text:style-name="T4">，從思想性的ㄅㄆㄇㄈ，從價值性的</text:span><text:span text:style-name="T6">12345 </text:span><text:span text:style-name="T4">從頭開始學習寫字與講話。</text:span><text:span text:style-name="T6"><text:line-break/><text:line-break/></text:span><text:span text:style-name="T4">我講這樣，並無羞辱之意，只是陳述真實情境。</text:span><text:span text:style-name="T6"><text:line-break/><text:line-break/></text:span><text:span text:style-name="T4">昨天，終於遇到生活中第一和第二個英粉，是在高雄電影圖書館，聽到兩個腦殘在大聲罵韓國瑜，約略聽到其中一個很不屑地說：「韓國瑜什麼也不懂，那是政見發表會，又不是辯論會，他連這個也搞不懂。蔡英文也太老實了，還跟著他一來一往，中了人家的計。</text:span><text:span text:style-name="T6">...</text:span><text:span text:style-name="T4">韓國瑜就是草包嘛，他哪懂什麼政見，就只會亂罵。」</text:span><text:span text:style-name="T6"><text:line-break/><text:line-break/></text:span><text:span text:style-name="T4">另一個附和說：「對啊，一般人不懂，還說什麼韓國瑜表現好，講什麼特偵組，那是馬英九當初用來對付我們台灣人的工具，目的就是要防止民進黨進行改革。改革當然免不了會有一些問題，開刀哪有不流血的對不對，他們國民黨卻說什麼阿扁貪污</text:span><text:span text:style-name="T6">...</text:span><text:span text:style-name="T4">真的是</text:span><text:span text:style-name="T6">...</text:span><text:span text:style-name="T4">我都不知道該怎麼講</text:span><text:span text:style-name="T6"><text:s/>(</text:span><text:span text:style-name="T4">咬牙切齒貌</text:span><text:span text:style-name="T6">)</text:span><text:span text:style-name="T4">。」</text:span><text:span text:style-name="T6"><text:line-break/><text:line-break/></text:span><text:span text:style-name="T4">我怕再聽下去我會想要撞牆，所以就趕緊跑到室外愛河邊，看著緩緩流動的河面，覺得很美，於是拍了張照，傳給學姊。題外話。</text:span><text:span text:style-name="T6"><text:line-break/><text:line-break/></text:span><text:span text:style-name="T4">張同學的問題，差不多類似這兩位英粉之所言不是嗎？</text:span><text:span text:style-name="T6"><text:line-break/><text:line-break/></text:span><text:span text:style-name="T4">我曾寫過關於「討論」的十幾種不對等，比方說知識</text:span><text:span text:style-name="T6"><text:s/>(</text:span><text:span text:style-name="T4">亦即事實認知</text:span><text:span text:style-name="T6">) </text:span><text:span text:style-name="T4">上的不對等，思考品質的不對等，經驗上的不對等，誠意上的不對等</text:span><text:span text:style-name="T6">...</text:span><text:span text:style-name="T4">等等等。</text:span><text:span text:style-name="T6"><text:line-break/><text:line-break/></text:span><text:span text:style-name="T4">你真的沒法去「針對」某一句傻話來反駁，而只能說，如果有人會有這樣那樣一些傻話，這樣那樣一種思想架構與言論水平，那只能期待他回去幼兒園的階段，想辦法自救，從頭學起。我們畢竟不可能擔任每個人的「家庭教師」不是嗎？我沒法牽著你的小手手，教你如何從頭學習，教你如何探究每一道事實。</text:span><text:span text:style-name="T6"><text:line-break/><text:line-break/></text:span><text:span text:style-name="T4">最後，簡單說幾句：</text:span><text:span text:style-name="T6"><text:line-break/><text:line-break/></text:span><text:span text:style-name="T4">蔡英文就是真正意義上的所謂舊黨國餘孽。她以及她所代表的所謂英派勢力，完完全全就是舊國民黨餘孽的重新組合，重新上市。</text:span><text:span text:style-name="T6"><text:line-break/><text:line-break/></text:span><text:span text:style-name="T4">如果有人私下對民進黨說「你們好有治國能力哦」，就我所知，他們一定會馬上噗嗤笑出來，覺得你好單純</text:span><text:span text:style-name="T6">(</text:span><text:span text:style-name="T4">要不就是故意假裝「單純」</text:span><text:span text:style-name="T6">)</text:span><text:span text:style-name="T4">。撈錢奪權方面，民進黨確實是世所罕見的天才，無與倫比，除此之外，這些人展現過什麼治國能力？就我幾十年來的了解，所謂施政或治國，不曾在這些詐騙人渣的腦袋中出現過一秒鐘。這根本從來就不是他們從政的目的。詐騙集團的本質就是詐騙謀利，別無其它目標。</text:span><text:span text:style-name="T6"><text:line-break/><text:line-break/></text:span><text:span text:style-name="T4">另外，以「貪污」來指控民進黨，其實「侮辱」了這些人渣的「智商」，這同時也顯示了人們對於台灣政治的普遍外行。當然，許多時候我們總會習以為常地使用「貪污」這樣的字眼，但是，真正撈錢奪權之大宗，並不在於非法，而是在於「不犯法」。</text:span><text:span text:style-name="T6"><text:line-break/><text:line-break/></text:span><text:span text:style-name="T4">當一群人掌握所有國家資源，掌控行政、立法與司法，連法院都變成他們家開的時，想撈錢有何困難？把整個台灣掏空，技術上有什麼難？光是總統職權所及，一萬多個職位，想給誰就給誰，連二十多歲無才無德的腦殘都能當董事長、總經理，連法院認證的貪污犯都能兼任好幾個董事長，有違法嗎？應該沒有。就算有，你也根本不可能有證據；就算有證據，也絕不會有罪；就算有罪，那也是幾十年後的事；就算得坐牢，也是關一下就偷偷放出來。每次不都是這樣嗎？</text:span><text:span text:style-name="T6"><text:line-break/><text:line-break/></text:span><text:span text:style-name="T4">當然不是說人渣黨不貪污，而是說貪污一詞很容易讓人以為清廉問題僅僅只是在於是否「違法」。很基層的人，往往才會採用傳統的貪污手法。檯面權勢人物通常不會那麼辛苦，他們在無數飯局的談笑之間，人與事喬一喬，馬上就能財源滾滾。你有沒有想過？你賺一輩子的所得，很可能連支付人渣們一次飯局的錢都不夠。這就是你要的政治嗎？這就是你辛苦繳稅的目的嗎？</text:span><text:span text:style-name="T6"><text:line-break/><text:line-break/></text:span><text:span text:style-name="T4">看了這三年多來人渣黨的吃相及胃口之大，我覺得，指控阿扁貪污，還把他抓去關，真的很不公平。阿扁之貪婪，跟時下這個民進黨掏空整個台灣的吃法，根本無法相提並論。</text:span><text:span text:style-name="T6"><text:line-break/><text:line-break/></text:span><text:span text:style-name="T4">我常覺得，不管是島內藍綠或國際政治，做為一個擁有幾十年政治</text:span><text:span text:style-name="T6"><text:s/>(</text:span><text:span text:style-name="T4">觀察</text:span><text:span text:style-name="T6">) </text:span><text:span text:style-name="T4">經歷的圈內人，我對政治之預估依舊往往比不上真實現況之醜陋程度。比方說，我原本以為，阿扁之貪婪程度應該可以說是空前絕後了吧。沒想到，不但沒有「絕後」，反而僅僅才三年多，這個黨居然以千百倍、末世紀一般的掏空程度與速度大撈特撈。</text:span><text:span text:style-name="T6"><text:line-break/><text:line-break/></text:span><text:span text:style-name="T4">老實說，我若是中共領導人，我會希望韓國瑜當選，因為兩岸平靜無事，比較不會影響祖國在全世界的發展腳步。但是，做為一個中共領導人，我同樣也不會擔心人渣黨繼續執政。因為，這個黨就像一群白蟻，蛀空整個台灣，使之弱化、貧窮，使之軟趴趴，氣如游絲，要死不活，毫無競爭力，對於統一大業，又能有什麼損害？</text:span><text:span text:style-name="T6"><text:line-break/><text:line-break/></text:span><text:span text:style-name="T4">就算把整個島全洗腦成腦殘，島嶼的歸屬，也一樣還是由中美兩國角力的結果來決定。一個又老又窮的台灣，傷害的主要仍是島上人民。就算美國把台灣當成人肉核彈引爆，發起兩岸戰爭，大陸毫無疑問也會獲勝。就連前國防部副部長林中斌也說，兩岸開火，台灣只能抵擋幾十個小時。</text:span><text:span text:style-name="T6"><text:line-break/><text:line-break/></text:span><text:span text:style-name="T4">至於美國，不太可能為台灣人打仗，就算發神經真的打，在台海區域也打不贏祖國，除非發展成全面戰爭，從而幾乎必然導向核戰決勝負。若真如此，那當然就是世界的末日了。</text:span><text:span text:style-name="T6"><text:line-break/><text:line-break/></text:span><text:span text:style-name="T4">因此，韓國瑜的當選與否，事關世界大局，更是事關島內人民重大利益。大局之事，台灣無從左右，但是，我們既然住在這島上，自然就應該為自己以及下一代的長遠利益打一下算盤，看你是想過上一點具有基本富足的太平日，還是繼續讓這群貪婪程度足以列入世界金氏記錄的綠色生物吃乾抹淨，掏空我們辛苦所得的所有島內資產，然後充當美國人藉以打擊祖國的人肉炸彈，陷入長年動亂。</text:span></text:p>
      <text:p text:style-name="P5"><text:span text:style-name="T3">黃明華</text:span><text:span text:style-name="T4"><text:s/>  |  2019.12.22 02:21   |   </text:span><text:a xlink:type="simple" xlink:href="http://palinfo.habago.org/Entry?Command=Information_PrintForum&amp;iPage=1#FORUM38265"><text:span text:style-name="T5">#</text:span></text:a></text:p>
      <text:p text:style-name="P6"><text:span text:style-name="T4">光看這些日子以來國民黨的人一失言</text:span><text:span text:style-name="T6">,</text:span><text:span text:style-name="T4">馬上就有國民黨的人出來指正甚至逼著要求道歉</text:span><text:span text:style-name="T6">,</text:span><text:span text:style-name="T4">反之綠色人渣詐騙黨死不認錯這樣一對比</text:span><text:span text:style-name="T6">,</text:span><text:span text:style-name="T4">就如同陳真醫師說的不用看什麼政見</text:span><text:span text:style-name="T6">,</text:span><text:span text:style-name="T4">也知道不要選綠色人渣詐騙黨</text:span><text:span text:style-name="T6">.<text:line-break/><text:line-break/></text:span><text:span text:style-name="T4">這些綠色人渣及其徒眾從歷史來看其實都是蔣介石的忠實信徒</text:span><text:span text:style-name="T6">,</text:span><text:span text:style-name="T4">只差不敢跟蔣介石一樣槍斃人而已</text:span><text:span text:style-name="T6">,</text:span><text:span text:style-name="T4">這也是另類台灣奇蹟</text:span><text:span text:style-name="T6">,</text:span><text:span text:style-name="T4">就跟陳真醫師有說過的類似</text:span><text:span text:style-name="T6">,</text:span><text:span text:style-name="T4">現在還能看到這麼多在以前蔣介石威權專制黨國時代才會出現的職業學生教授老師學者</text:span><text:span text:style-name="T6">,</text:span><text:span text:style-name="T4">要求要管制言論</text:span><text:span text:style-name="T6">,</text:span><text:span text:style-name="T4">管制關閉網站</text:span><text:span text:style-name="T6">,</text:span><text:span text:style-name="T4">管制關閉電視台</text:span><text:span text:style-name="T6">,</text:span><text:span text:style-name="T4">管制即時訊息廣播發送數目</text:span><text:span text:style-name="T6">.</text:span><text:span text:style-name="T4">真是叫人瞠目結舌</text:span><text:span text:style-name="T6">.<text:line-break/><text:line-break/></text:span><text:span text:style-name="T4">解嚴後我的記憶也是只有發生一次電視台被關閉</text:span><text:span text:style-name="T6">,</text:span><text:span text:style-name="T4">時間是</text:span><text:span text:style-name="T6">2005</text:span><text:span text:style-name="T4">年</text:span><text:span text:style-name="T6">8</text:span><text:span text:style-name="T4">月</text:span><text:span text:style-name="T6">,</text:span><text:span text:style-name="T4">東森新聞</text:span><text:span text:style-name="T6">S</text:span><text:span text:style-name="T4">台</text:span><text:span text:style-name="T6">,</text:span><text:span text:style-name="T4">龍祥電影台等</text:span><text:span text:style-name="T6">7</text:span><text:span text:style-name="T4">個電視台被關掉</text:span><text:span text:style-name="T6">,TVBS</text:span><text:span text:style-name="T4">也差點被關掉</text:span><text:span text:style-name="T6">,</text:span><text:span text:style-name="T4">主政的是民進黨的陳水扁</text:span><text:span text:style-name="T6">,</text:span><text:span text:style-name="T4">行政院長叫謝長廷</text:span><text:span text:style-name="T6">,</text:span><text:span text:style-name="T4">執行的新聞局長叫姚文智</text:span><text:span text:style-name="T6">,</text:span><text:span text:style-name="T4">後來國民黨不敢幹的</text:span><text:span text:style-name="T6">,</text:span><text:span text:style-name="T4">綠色人等全幹了</text:span><text:span text:style-name="T6">,</text:span><text:span text:style-name="T4">而且幹的跟蔣介石黨國時代幹的一模一樣</text:span><text:span text:style-name="T6">,</text:span><text:span text:style-name="T4">更可笑的是理由也是莫須有的一模一樣</text:span><text:span text:style-name="T6">.</text:span><text:span text:style-name="T4">我的記憶沒那麼好</text:span><text:span text:style-name="T6">,</text:span><text:span text:style-name="T4">有錯誤的話陳真醫師可以指正</text:span><text:span text:style-name="T6">.</text:span><text:span text:style-name="T4">而現在這個綠色人渣詐騙黨則是開始恐嚇要關掉中天電視</text:span><text:span text:style-name="T6">,</text:span><text:span text:style-name="T4">同時還管制網路訊息圖片</text:span><text:span text:style-name="T6">,</text:span><text:span text:style-name="T4">現在台灣人民只有傳的訊息或圖片有點問題</text:span><text:span text:style-name="T6">,</text:span><text:span text:style-name="T4">就得擔心會不會有警察上門</text:span><text:span text:style-name="T6">.</text:span><text:span text:style-name="T4">而這在馬英九執政時代從未發生</text:span><text:span text:style-name="T6">.<text:line-break/><text:line-break/></text:span><text:span text:style-name="T4">施明德先生曾經說過</text:span><text:span text:style-name="T6">:</text:span><text:span text:style-name="T4">『國民黨貪污者被抓到「頭都低低的」，黨也不會幫忙講話，但民進黨貪污者被抓到後，都會說是政治迫害，全黨也不分是非地幫忙抗議，「這是兩黨的性格」』</text:span><text:span text:style-name="T6">.</text:span><text:span text:style-name="T4">這有一堆數不清的對照組案例</text:span><text:span text:style-name="T6">.<text:line-break/><text:line-break/></text:span><text:span text:style-name="T4">陳真醫師也常引用一個當年黨外傳神的比喻</text:span><text:span text:style-name="T6">:</text:span><text:span text:style-name="T4">『有人曾經打個比方很傳神，他說，以前國民黨儘管貪污腐敗，但吃相很文雅，湯匙一勺一勺慢慢吃，但民進黨可沒那種耐性，他不是拿湯匙吃，而是開出怪手來，金山銀山大把大把地挖。</text:span><text:span text:style-name="T6"><text:s/></text:span><text:span text:style-name="T4">』</text:span><text:span text:style-name="T6"><text:line-break/><text:line-break/></text:span><text:span text:style-name="T4">我很喜歡引用陳真醫師寫的這一段美好歷史</text:span><text:span text:style-name="T6">:<text:line-break/></text:span><text:span text:style-name="T4">『</text:span><text:span text:style-name="T6">28</text:span><text:span text:style-name="T4">年前，也就是</text:span><text:span text:style-name="T6">1991</text:span><text:span text:style-name="T4">年的</text:span><text:span text:style-name="T6">10</text:span><text:span text:style-name="T4">月</text:span><text:span text:style-name="T6">10</text:span><text:span text:style-name="T4">日，因為李鎮源老師的號召，我參加了在台大醫院門口舉行的</text:span><text:span text:style-name="T6"><text:s/>"</text:span><text:span text:style-name="T4">反刑法一百條</text:span><text:span text:style-name="T6">" </text:span><text:span text:style-name="T4">抗爭，徹夜靜坐。那一晚，有個人跑來坐在我旁邊，找我聊天，那個人就是陳定南，主動講起林義雄如何被刑求，講到激動處，陳定南還掀起上衣，露出整個胸膛，指出林義雄被刑求後的傷痕位置；同時也講到他的一個政治理想就是：他認為，台灣以後可以大減稅，因為他說一年被國民黨貪污或浪費掉的金額至少有五千多億。將來民進黨如果執政，這筆省下來的貪污錢就夠用了。</text:span><text:span text:style-name="T6"><text:line-break/></text:span><text:span text:style-name="T4">陳定南講得如此篤定，我相信他的善意，但不相信民進黨執政將會一介不取。因為當時民進黨人僅僅只有一點點權力，就開始學著包娼包賭包工程收回扣了，憑什麼哪天如果獨攬大權就會一介不取？</text:span><text:span text:style-name="T6"><text:line-break/><text:line-break/></text:span><text:span text:style-name="T4">陳定南的那一番話，其實不光只是他的理想，而且也是許多台灣人幾十年來的夢想。當年，三十幾年前，我們在戒嚴令底下，在各種經常挨警棍的群眾場合裏，不斷講述的，難道不也就只是這樣一些卑微的願望？希望政治能乾淨一點，希望大家日子能好過一點，希望小孩與弱勢者能得到更多應有的關注；希望政治能少一點污穢，多一點正直；少一點殘酷，多一點憐憫。一切政治初衷，難道還會有比這更深刻、同時也更卑微的盼望？</text:span><text:span text:style-name="T6"><text:line-break/><text:line-break/></text:span><text:span text:style-name="T4">我常想起</text:span><text:span text:style-name="T6"><text:s/>1991</text:span><text:span text:style-name="T4">年</text:span><text:span text:style-name="T6">10</text:span><text:span text:style-name="T4">月</text:span><text:span text:style-name="T6">10 </text:span><text:span text:style-name="T4">日和陳定南長談的那個夜晚。我當時覺得他很天真，民進黨豈是他所想像的那樣清純、利他與憐憫？？』</text:span><text:span text:style-name="T6"><text:line-break/><text:line-break/></text:span><text:span text:style-name="T4">再看看底下這一段以前天下雜誌對陳定南先生做的訪談</text:span><text:span text:style-name="T6">,</text:span><text:span text:style-name="T4">陳定南先生在訪談裡算過</text:span><text:span text:style-name="T6">,</text:span><text:span text:style-name="T4">中央到地方各級政府如果可以雷厲肅清貪污綁標</text:span><text:span text:style-name="T6">,</text:span><text:span text:style-name="T4">一年可以省下四千八百億</text:span><text:span text:style-name="T6">,</text:span><text:span text:style-name="T4">一年四千八百億要讓台灣人民每個都過上不錯的退休生活根本不是問題</text:span><text:span text:style-name="T6">,</text:span><text:span text:style-name="T4">但是這</text:span><text:span text:style-name="T6">20</text:span><text:span text:style-name="T4">幾年來台灣人民就被這個邪惡的綠色詐騙集團分化挑動對立鬥爭到今天這般民不聊生的慘況</text:span><text:span text:style-name="T6">.<text:line-break/><text:line-break/></text:span><text:span text:style-name="T4">嚴辦白道綁標</text:span><text:span text:style-name="T6"><text:s/></text:span><text:span text:style-name="T4">才能杜絕黑道</text:span><text:span text:style-name="T6"><text:s/>- </text:span><text:span text:style-name="T4">天下雜誌</text:span><text:span text:style-name="T6"><text:s/>180 </text:span><text:span text:style-name="T4">期陳定南訪談</text:span><text:span text:style-name="T6"><text:line-break/>http://www.cw.com.tw/article/article.action?id=5034956<text:line-break/><text:line-break/></text:span><text:span text:style-name="T4">這個當年陳定南以及陳真醫師犧牲奉獻所想實現的理想</text:span><text:span text:style-name="T6">,</text:span><text:span text:style-name="T4">而今綠色人渣詐騙黨做了什麼</text:span><text:span text:style-name="T6">?</text:span><text:span text:style-name="T4">綠色人渣詐騙黨現在這種吃相就不用有任何期待了</text:span><text:span text:style-name="T6">,</text:span><text:span text:style-name="T4">什麼時候</text:span><text:span text:style-name="T6">,</text:span><text:span text:style-name="T4">這個當年黨外以及台灣人民真正的理想可以在台灣真正實現呢？</text:span><text:span text:style-name="T6"><text:line-break/><text:line-break/></text:span><text:span text:style-name="T4">我對韓國瑜有期待</text:span><text:span text:style-name="T6">,</text:span><text:span text:style-name="T4">畢竟他種種作為都在幫助農漁民攤販這些基層人民提昇收入</text:span><text:span text:style-name="T6">,</text:span><text:span text:style-name="T4">但我倒不是迷戀的粉絲</text:span><text:span text:style-name="T6">,</text:span><text:span text:style-name="T4">傳了好幾次這篇報導到韓的臉書</text:span><text:span text:style-name="T6">,</text:span><text:span text:style-name="T4">很希望韓國瑜可以公開宣示盡可能做到陳定南先生當年在天下訪談中所談到的理想</text:span><text:span text:style-name="T6">,</text:span><text:span text:style-name="T4">就算現在國家窮沒辦法省下四千八百億這麼多</text:span><text:span text:style-name="T6">,</text:span><text:span text:style-name="T4">但是可以公開宣示不酬庸</text:span><text:span text:style-name="T6">,</text:span><text:span text:style-name="T4">不養肥貓</text:span><text:span text:style-name="T6">,</text:span><text:span text:style-name="T4">省下有個一千億或兩千億大大的造福每個人民而不是只有特定人或權貴</text:span><text:span text:style-name="T6">,</text:span><text:span text:style-name="T4">這對韓國瑜常說的世界上一堆窮苦人民也是大大的好事</text:span><text:span text:style-name="T6">.<text:line-break/><text:line-break/></text:span><text:span text:style-name="T4">至於這位張先生提到的啥國家產業發展競爭方向這些東西</text:span><text:span text:style-name="T6">,</text:span><text:span text:style-name="T4">第一個其實離這些基層人民很遠</text:span><text:span text:style-name="T6">,</text:span><text:span text:style-name="T4">我自己是搞電腦技術軟體的</text:span><text:span text:style-name="T6">.</text:span><text:span text:style-name="T4">這些高科技高技術的工業其實用的勞工不多</text:span><text:span text:style-name="T6">.</text:span><text:span text:style-name="T4">也跟這些基層人民沒關係</text:span><text:span text:style-name="T6">.</text:span><text:span text:style-name="T4">像是電腦軟體技術又不是人多就有用</text:span><text:span text:style-name="T6">.</text:span><text:span text:style-name="T4">目前台灣也只有一個台積電還有一些工具機或是機械零件產業有世界競爭力</text:span><text:span text:style-name="T6">.</text:span><text:span text:style-name="T4">台積電還是當年蔣經國任用的優秀技術幕僚孫運璿以及李國鼎搞出來的</text:span><text:span text:style-name="T6">.</text:span><text:span text:style-name="T4">工業要搞出世界競爭力不但需要規模也需要時間</text:span><text:span text:style-name="T6">.</text:span><text:span text:style-name="T4">台灣要選那個方向這個天大的難題還有的選</text:span><text:span text:style-name="T6">.<text:line-break/><text:line-break/></text:span><text:span text:style-name="T4">更何況國家工業產業該發展哪些方向根本不是政府該管的</text:span><text:span text:style-name="T6">,</text:span><text:span text:style-name="T4">什麼產業有競爭力這個只有廠商最清楚</text:span><text:span text:style-name="T6">,</text:span><text:span text:style-name="T4">政府硬要搞這個基本上講難聽一點就是跟廠商以及財團法人找名目撈錢最後寫個應付的報告交差了事</text:span><text:span text:style-name="T6">,</text:span><text:span text:style-name="T4">國家該做的是營造新創企業良好發展環境</text:span><text:span text:style-name="T6">,</text:span><text:span text:style-name="T4">同時跟其他國家談好雙邊貿易協定</text:span><text:span text:style-name="T6">,</text:span><text:span text:style-name="T4">讓產業的產品出口到其他國家的關稅成本有競爭力這才是重點</text:span><text:span text:style-name="T6">.</text:span><text:span text:style-name="T4">而這些韓國瑜的國政顧問團包含韓國瑜自己都有提到</text:span><text:span text:style-name="T6">.</text:span><text:span text:style-name="T4">是這位張先生自己沒注意吧</text:span><text:span text:style-name="T6">.<text:line-break/><text:line-break/></text:span><text:span text:style-name="T4">跟這些基層人民最直接相關的反而是觀光產業帶來的旅客住宿</text:span><text:span text:style-name="T6">,</text:span><text:span text:style-name="T4">韓國瑜的愛情摩天輪就是觀光之一</text:span><text:span text:style-name="T6">.</text:span><text:span text:style-name="T4">另外一個就是農漁民的產品出口提昇收入</text:span><text:span text:style-name="T6">,</text:span><text:span text:style-name="T4">這些韓國瑜都在做</text:span><text:span text:style-name="T6">.</text:span><text:span text:style-name="T4">當這些基層人民收入好起來</text:span><text:span text:style-name="T6">.</text:span><text:span text:style-name="T4">自然會由下往上整個帶動起來</text:span><text:span text:style-name="T6">.</text:span><text:span text:style-name="T4">另外當年要跟大陸要簽的貨貿服貿也是為台灣產業帶來一個廣大的市場以及許多外國廠商投資的機會</text:span><text:span text:style-name="T6">.</text:span><text:span text:style-name="T4">一堆外國廠商看在台灣環境法令完整健全同時產品進入大陸廣大市場的優惠稅率甚至零稅率的優勢上</text:span><text:span text:style-name="T6">.</text:span><text:span text:style-name="T4">就會大量投資台灣</text:span><text:span text:style-name="T6">.</text:span><text:span text:style-name="T4">帶來的很多工作機會在競爭下整個薪資就會提高</text:span><text:span text:style-name="T6">.</text:span><text:span text:style-name="T4">這是很簡單的經濟概念</text:span><text:span text:style-name="T6">.</text:span><text:span text:style-name="T4">只可惜一堆不用腦袋被洗腦的大腸花糞青自己割喉自殺把這個機會搞掉了</text:span><text:span text:style-name="T6">.</text:span><text:span text:style-name="T4">全世界還真沒看過這樣的『另類台灣奇蹟』</text:span><text:span text:style-name="T6">.<text:line-break/><text:line-break/></text:span></text:p>
      <text:p text:style-name="P5"><text:span text:style-name="T3">程觀</text:span><text:span text:style-name="T4"><text:s/>  |  2019.12.22 00:38   |   </text:span><text:a xlink:type="simple" xlink:href="http://palinfo.habago.org/Entry?Command=Information_PrintForum&amp;iPage=1#FORUM38264"><text:span text:style-name="T5">#</text:span></text:a></text:p>
      <text:p text:style-name="P7"><text:span text:style-name="T4">這幾年看到一種現象，只要批評民進黨的人馬上就要被抹紅，馬上別人就會說你是腦殘的韓粉</text:span><text:span text:style-name="T6"><text:line-break/></text:span><text:span text:style-name="T4">整個台灣好像被一種病毒給感染一樣，我是個二十幾歲的年輕人，畢業大概幾年，但對於民進黨的作風真的非常看不慣，民進黨很多的政策很多的手段完全就是一種愚民政策，從來沒有看過一個國家努力的把人民腦殘化的，所有的政策不尋求專家意見解決，也不坦白告訴人民真相，幾乎全部訴之非理性的民意，舉凡核四，發電，同婚，兩岸尤其未來台灣的經濟發展，邁入後工業業化時代，產業如何做升級，也完全沒有應對，所有政策不是完全訴諸於人民之間的對立和意識形態，就是政治與法律的黑箱操作，真的非常之可悲。</text:span><text:span text:style-name="T6"><text:line-break/><text:line-break/></text:span><text:span text:style-name="T4">執政失敗就算了，貪汙弊案也是層出不窮，這樣的政黨看了今天的罷韓大遊行，竟然也有人要去挺，韓國瑜的出現可以說是台灣人唯一的救星了，只可惜台灣人被洗腦的太嚴重了，把韓先生比喻成一個草包，一個擺爛不負責任的市長，一個真正有未來理想維護公平正義的人，卻被打成一個小狗一樣不如，而蔡英文躲在層層的帷幕之下，有各式各樣的人幫他護航，使他可以維持著一個高端理性的形象，這世道的不公平，真的讓人唏噓不已。</text:span><text:span text:style-name="T6"><text:line-break/><text:line-break/></text:span><text:span text:style-name="T4">說實在的自由民主本來就不是理性的，柏拉圖也說他恨民主制度因為，民主制度卻把他的老師蘇格拉底判了死刑，如果未來總統大選輸了，我想我也不敢去想台灣的未來到底會有多悽慘，或許韓國瑜就是那個蘇格拉底，而台灣人民就是毀滅韓國瑜同時也毀滅自己的無知兇手。</text:span><text:span text:style-name="T6"><text:line-break/><text:line-break/></text:span><text:span text:style-name="T4">看到了今天遊行的網路還有新聞報導的我，真的心裡是悲觀又難過，好像日頭要變黑了一樣</text:span></text:p>
      <text:p text:style-name="P5"><text:span text:style-name="T3">小魚兒</text:span><text:span text:style-name="T4"><text:s/>  |  2019.12.21 14:33   |   </text:span><text:a xlink:type="simple" xlink:href="http://palinfo.habago.org/Entry?Command=Information_PrintForum&amp;iPage=1#FORUM38263"><text:span text:style-name="T5">#</text:span></text:a></text:p>
      <text:p text:style-name="P6"><text:span text:style-name="T4">我不知道我是不是代表大部分的不支持民進黨的人</text:span><text:span text:style-name="T6"><text:line-break/></text:span><text:span text:style-name="T4">但我要跟張同學說</text:span><text:span text:style-name="T6"><text:s/></text:span><text:span text:style-name="T4">你要感激還在這裡寫文章指正你的人</text:span><text:span text:style-name="T6"><text:line-break/></text:span><text:span text:style-name="T4">因為大部分的人對於這些民進黨支持者</text:span><text:span text:style-name="T6"><text:s/></text:span><text:span text:style-name="T4">或</text:span><text:span text:style-name="T6"><text:s/></text:span><text:span text:style-name="T4">被洗腦的人都是四個字</text:span><text:span text:style-name="T6"><text:line-break/></text:span><text:span text:style-name="T4">「無奈」「冷漠」</text:span><text:span text:style-name="T6"><text:line-break/></text:span><text:span text:style-name="T4">因為改變不了主流媒體</text:span><text:span text:style-name="T6"><text:s/></text:span><text:span text:style-name="T4">只能一副就是你們不做死就不會死的態度看著這群台灣人</text:span><text:span text:style-name="T6"><text:s/></text:span><text:span text:style-name="T4">一步一步邁入深淵</text:span><text:span text:style-name="T6"><text:line-break/></text:span><text:span text:style-name="T4">而且非常有趣的是</text:span><text:span text:style-name="T6"><text:s/></text:span><text:span text:style-name="T4">你們這些人都會去相信對岸所有的不利的消息那麼我們自己呢？走的了的都走了，走不了的在心態上也先調整好了，我們才是真的有「亡國感」看著你們把台灣搞砸了，至於有天真亡國了，我倒是蠻好奇你們剩下什麼？</text:span><text:span text:style-name="T6"><text:line-break/></text:span><text:span text:style-name="T4">就像反對一國兩制？人家是要一國一制了，你還不懂啊</text:span></text:p>
      <text:p text:style-name="P5"><text:span text:style-name="T3">林書楷</text:span><text:span text:style-name="T4"><text:s/>  |  2019.12.21 12:05   |   </text:span><text:a xlink:type="simple" xlink:href="http://palinfo.habago.org/Entry?Command=Information_PrintForum&amp;#FORUM38262"><text:span text:style-name="T5">#</text:span></text:a></text:p>
      <text:p text:style-name="P8"><text:span text:style-name="T3">這裡其實很多「大學生」，與之相比我不過是剛從幼幼班畢業的國小生。但容我多說兩句：</text:span><text:span text:style-name="T4"><text:line-break/><text:line-break/>1989</text:span><text:span text:style-name="T3">柴玲</text:span><text:span text:style-name="T4">: </text:span><text:span text:style-name="T3">我們期待的就是流血</text:span><text:span text:style-name="T4"><text:s/>(</text:span><text:span text:style-name="T3">內附</text:span><text:span text:style-name="T4">20</text:span><text:span text:style-name="T3">年後在美國做貴婦的柴玲</text:span><text:span text:style-name="T4">)<text:line-break/>https://youtu.be/27T63QNLpqg<text:line-break/><text:line-break/>I Am a Ukrainian<text:line-break/>https://youtu.be/Hvds2AIiWLA<text:line-break/><text:line-break/></text:span><text:span text:style-name="T3">侯德健與柴玲對質</text:span><text:span text:style-name="T4"><text:s/>(</text:span><text:span text:style-name="T3">天安門廣場大屠殺事件</text:span><text:span text:style-name="T4">)<text:line-break/>https://youtu.be/VSR9zgY1QgU<text:line-break/><text:line-break/></text:span><text:span text:style-name="T3">這個網站的資料來源可檢驗度很高，即使偶爾出錯，都有熱心的網友幫忙補充。台灣的一切，不過是冰山一角。以上六四和烏克蘭的對比，不知道能否喚起一點點疑惑？又或是一絲絲求真實的慾望？</text:span><text:span text:style-name="T4"><text:line-break/><text:line-break/></text:span><text:span text:style-name="T3">講到群眾運動，那是一直被捧為民主自由進步的象徵，但是不管是六四、烏克蘭還是香港，都只不過是操弄的工具。</text:span><text:span text:style-name="T4"><text:line-break/><text:line-break/></text:span><text:span text:style-name="T3">「為何我一貫反對集會遊行與學運？」</text:span><text:span text:style-name="T4"><text:line-break/>http://yuanyu.idv.tw/2019/06/11/%e7%82%ba%e4%bd%95%e6%88%91%e4%b8%80%e8%b2%ab%e5%8f%8d%e5%b0%8d%e9%9b%86%e6%9c%83%e9%81%8a%e8%a1%8c%e8%88%87%e5%ad%b8%e9%81%8b%ef%bc%9f/<text:line-break/><text:line-break/>https://www.facebook.com/yuanyustatement/posts/2347366565328372<text:line-break/><text:line-break/></text:span><text:span text:style-name="T3">元毓說</text:span><text:span text:style-name="T4"><text:line-break/>http://yuanyu.idv.tw/<text:line-break/></text:span><text:span text:style-name="T3">元毓臉書</text:span><text:span text:style-name="T4"><text:line-break/>https://www.facebook.com/yuanyustatement/<text:line-break/></text:span><text:span text:style-name="T3">這位元大撰文從經濟層面看群眾運動的效益，值得一讀。</text:span></text:p>
      <text:p text:style-name="P5"><text:span text:style-name="T3">老羊</text:span><text:span text:style-name="T4"><text:s/>  |  2019.12.21 11:56   |   </text:span><text:a xlink:type="simple" xlink:href="http://palinfo.habago.org/Entry?Command=Information_PrintForum&amp;#FORUM38261"><text:span text:style-name="T5">#</text:span></text:a></text:p>
      <text:p text:style-name="P6"><text:span text:style-name="T4">對相當一部分人來說，政治和宗教差不多，立場一定就絕對不改，堅信自己的選擇。但是宗教好歹勸人為善，要愛你的鄰居，要慈悲；但是政治不談這些。有宗教的心態卻不講宗教的情懷，加上封閉扭曲的資訊環境，結果可想而知。</text:span><text:span text:style-name="T6"><text:line-break/><text:line-break/></text:span><text:span text:style-name="T4">我還有老同學在臉書上突然就昭告天下說「如果你支持韓國瑜，就自己和我取消朋友關係」。說好的民主就是多元，包容不同的意見呢？全都是「閉嘴！我們在討論言論自由！」</text:span></text:p>
      <text:p text:style-name="P5"><text:span text:style-name="T3">謝穎芝</text:span><text:span text:style-name="T4"><text:s/>  |  2019.12.21 10:46   |   </text:span><text:a xlink:type="simple" xlink:href="http://palinfo.habago.org/Entry?Command=Information_PrintForum&amp;#FORUM38260"><text:span text:style-name="T5">#</text:span></text:a></text:p>
      <text:p text:style-name="P6"><text:span text:style-name="T4">我有一個大學同學，常會去拿綠媒、網路的黑韓、抹黑、抹紅、抹黃、遭扭曲的報導傳給我看，我請他去看原文、也傳一些正確的新聞、評論請他看，他卻說不必，這就好像在侮辱他自己的智商、侮辱我的智慧！</text:span><text:span text:style-name="T6"><text:line-break/><text:line-break/></text:span><text:span text:style-name="T4">類似這種鬼打牆的抹黑手法相信大家都有碰過，當一個人已經執著、僵化他原本的立場、不想去看澄清或者當事人的原話、原文，基本上就是代表他不想去扭轉他已經被綠媒、</text:span><text:span text:style-name="T6">1487 </text:span><text:span text:style-name="T4">網軍洗腦而遭扭曲、僵化的價值觀，如果這位張ＸＸ推說「沒有美國時間」去看，這點是不是跟我的大學同學很像？</text:span><text:span text:style-name="T6"><text:line-break/><text:line-break/></text:span><text:span text:style-name="T4">再者，拿國民黨以前所謂的貪污事蹟，來合理化目前人渣黨這幾十年來貪腐舞弊的事實更是下流，難道以前國民黨貪污，就可以放任人渣黨現在的胡作非為、作奸犯科的事蹟？？？這不就是鄉愿及偽善？如果是來洗風向、合理化人渣黨的貪腐舞弊行為就大可不必，這樣只是侮辱了你自己的智商、也侮辱了大家的智慧！！！</text:span></text:p>
      <text:p text:style-name="P5"><text:span text:style-name="T3">林書楷</text:span><text:span text:style-name="T4"><text:s/>  |  2019.12.21 10:01   |   </text:span><text:a xlink:type="simple" xlink:href="http://palinfo.habago.org/Entry?Command=Information_PrintForum&amp;#FORUM38259"><text:span text:style-name="T5">#</text:span></text:a></text:p>
      <text:p text:style-name="P7"><text:span text:style-name="T4">看到張同學的留言，我想建議你先別急著參與討論。這網站有一卡車從黨外到現在、可供檢驗的資訊你在別處看不到。先一一檢視過之後，再去找韓國瑜各種新聞的「原始資料」，比對後再來發表意見。</text:span><text:span text:style-name="T6"><text:line-break/><text:line-break/></text:span><text:span text:style-name="T4">你可能會說你沒這美國時間，但這就是目前台灣的困境，也是蔡英文可惡之處。</text:span></text:p>
      <text:p text:style-name="P5"><text:span text:style-name="T4">Rik   |  2019.12.21 07:14   |   </text:span><text:a xlink:type="simple" xlink:href="http://palinfo.habago.org/Entry?Command=Information_PrintForum&amp;#FORUM38258"><text:span text:style-name="T5">#</text:span></text:a></text:p>
      <text:p text:style-name="P6"><text:span text:style-name="T4">至於從</text:span><text:span text:style-name="T6">ptt</text:span><text:span text:style-name="T4">出來的說法，我勸你多懷疑一份。我在</text:span><text:span text:style-name="T6">ptt</text:span><text:span text:style-name="T4">待了</text:span><text:span text:style-name="T6">15</text:span><text:span text:style-name="T4">年，是花果山跟糞坑常客</text:span><text:span text:style-name="T6">(</text:span><text:span text:style-name="T4">用這兩個名詞，可以證明我的梯數</text:span><text:span text:style-name="T6">)</text:span><text:span text:style-name="T4">看盡這幾年來</text:span><text:span text:style-name="T6">ptt</text:span><text:span text:style-name="T4">的變化。民進黨長期在</text:span><text:span text:style-name="T6">ptt</text:span><text:span text:style-name="T4">用網軍洗綠年輕人，這是眾所皆知的事情，立場不合者用霸菱，肉搜對付。這次楊蕙如事件就是個最好的例子，楊蕙如在</text:span><text:span text:style-name="T6">ptt</text:span><text:span text:style-name="T4">幾年</text:span><text:span text:style-name="T6">? </text:span><text:span text:style-name="T4">她梯數跟我差不多。這麼久的時間，你還認為你一直以來接收的說法，是無偏頗且可信的嗎</text:span><text:span text:style-name="T6">???<text:line-break/><text:line-break/></text:span><text:span text:style-name="T4">我不知道你有沒上過研究所，但若你拿</text:span><text:span text:style-name="T6">ptt</text:span><text:span text:style-name="T4">的評論當報告的</text:span><text:span text:style-name="T6">reference</text:span><text:span text:style-name="T4">肯定不只貽笑大方而已。老國民黨有多貪多惡行惡狀很多學者寫過，把那些極綠的人渣作者作品剔除掉，所看見的也比</text:span><text:span text:style-name="T6">ptt</text:span><text:span text:style-name="T4">不知道是不是網軍、特定人士的原</text:span><text:span text:style-name="T6">po</text:span><text:span text:style-name="T4">來得全面有公信力。</text:span></text:p>
      <text:p text:style-name="P5"><text:span text:style-name="T4">RiK   |  2019.12.21 07:01   |   </text:span><text:a xlink:type="simple" xlink:href="http://palinfo.habago.org/Entry?Command=Information_PrintForum&amp;#FORUM38257"><text:span text:style-name="T5">#</text:span></text:a></text:p>
      <text:p text:style-name="P7"><text:span text:style-name="T6">@</text:span><text:span text:style-name="T4">張紹中</text:span><text:span text:style-name="T6"><text:line-break/><text:line-break/></text:span><text:span text:style-name="T4">你對韓的看法是有些偏差的，集會遊行，鳳凰走了雞進來了等事件稍微多看一些別的立場的人是怎麼說的，不要因為網路、媒體全都在對付韓就對韓留下偏差的印象。關心國家大事本身沒錯，不要被那些卑賤的特定勢力耍。</text:span><text:span text:style-name="T6"><text:line-break/><text:line-break/></text:span><text:span text:style-name="T4">蔡不可惡嗎</text:span><text:span text:style-name="T6">?</text:span><text:span text:style-name="T4">我跟你說蔡可惡得要死。我剛起床不想浪費生命在談論這個垃圾人跟垃圾黨上，簡單舉三項就好。</text:span><text:span text:style-name="T6"><text:line-break/>1. </text:span><text:span text:style-name="T4">箝制思想</text:span><text:span text:style-name="T6">: </text:span><text:span text:style-name="T4">他當黨主席伊始，網路風氣逐漸轉綠，因為他養網軍攻擊異己影響輿論。這跟民進黨一直在罵的，過往的國民黨有什麼不一樣</text:span><text:span text:style-name="T6">?<text:line-break/>2. </text:span><text:span text:style-name="T4">政策</text:span><text:span text:style-name="T6">: </text:span><text:span text:style-name="T4">韓政策荒謬，蔡不荒謬嗎</text:span><text:span text:style-name="T6">? </text:span><text:span text:style-name="T4">全世界都在講環保，減煤用核。就蔡英文死要廢核做綠能。綠能根本無法</text:span><text:span text:style-name="T6">cover</text:span><text:span text:style-name="T4">核能，只好多開火力發電</text:span><text:span text:style-name="T6">+</text:span><text:span text:style-name="T4">延役核一二機組幫忙。為了自己黨的神主牌，把國家政策這樣亂搞。你看得下去</text:span><text:span text:style-name="T6">?? </text:span><text:span text:style-name="T4">其他政策多爛多荒謬我也就不一一打了。這跟民進黨一直在罵的，過往的國民黨有什麼不一樣</text:span><text:span text:style-name="T6">?<text:line-break/>3. </text:span><text:span text:style-name="T4">用公權力打擊政敵</text:span><text:span text:style-name="T6">: </text:span><text:span text:style-name="T4">請問哪一條法律，哪一間機關有能力有資格查黨產</text:span><text:span text:style-name="T6">? </text:span><text:span text:style-name="T4">民進黨自己搞個黑機關來修理國民黨，這跟民進黨一直在罵的，過往的國民黨有什麼不一樣</text:span><text:span text:style-name="T6">?<text:line-break/><text:line-break/></text:span><text:span text:style-name="T4">媒體受特定勢力影響在檢討韓，韓要挑戰總統位置被檢驗那是應該的。但蔡呢</text:span><text:span text:style-name="T6">? </text:span><text:span text:style-name="T4">她做了四年總統，媒體每天檢討韓好像韓過去四年是總統，蔡反而像是挑戰者一樣沒什麼受檢討，過去每一次的總統大選都沒這種檢討挑戰者更甚執政者的情況，你不覺得這個情況很奇怪</text:span><text:span text:style-name="T6">?<text:line-break/><text:line-break/></text:span><text:span text:style-name="T4">我就直說了啦，你被耍被操弄了都不知道。</text:span></text:p>
      <text:p text:style-name="P5"><text:span text:style-name="T3">張紹中</text:span><text:span text:style-name="T4"><text:s/>  |  2019.12.21 04:45   |   </text:span><text:a xlink:type="simple" xlink:href="http://palinfo.habago.org/Entry?Command=Information_PrintForum&amp;#FORUM38256"><text:span text:style-name="T5">#</text:span></text:a></text:p>
      <text:p text:style-name="P6"><text:span text:style-name="T6">PS. </text:span><text:span text:style-name="T4">丸康他真的是作家沒錯，還拿過台灣文學獎。</text:span></text:p>
      <text:p text:style-name="P5"><text:span text:style-name="T3">張紹中</text:span><text:span text:style-name="T4"><text:s/>  |  2019.12.21 04:20   |   </text:span><text:a xlink:type="simple" xlink:href="http://palinfo.habago.org/Entry?Command=Information_PrintForum&amp;#FORUM38255"><text:span text:style-name="T5">#</text:span></text:a></text:p>
      <text:p text:style-name="P7"><text:span text:style-name="T4">我承認韓國瑜是一個善良的爛好人，只是偶爾衝動時還是會做出傷人的舉動，像他在立法院時氣到動手打人，當然他後來也很後悔。而且他也非常無知保守，充滿許多歧視，對於國家法治一無所知，像他提出要禁止集會遊行，但這明明是憲法所保障的人民權益、政府是不能這樣做的，他要經由憲法的授權得到運作政府的權力，卻連憲法都不懂。像他討厭同性戀、同性婚姻、反對國小的性教育、歧視外勞（說印尼、菲律賓的那些人都是「雞」），因為無知，所以他會在無知的狀況下做出非常傷人的事情，那些移民工因為自己的政府搞毀了經濟，被迫來到台灣從事台灣人根本不想從事的低薪工作，說他們是雞這是不是太過份了，而且菲律賓人的英文普遍也比台灣要好，但他顯然不知道。</text:span><text:span text:style-name="T6"><text:line-break/></text:span><text:span text:style-name="T4">而且蔡英文也不是什麼壞人，在我看來他就是個有錢人家的喜歡貓的靜靜的不太會說話的女孩子，很聰明書讀的很好，這樣就是人渣嗎？</text:span><text:span text:style-name="T6"><text:line-break/></text:span><text:span text:style-name="T4">政治人物的工作是提出政策運作政府，那比的不是運作政府的能力與是不是能帶領國家前進嗎？否則豈不是隨便找個好人來當政治人物都可以？一個比較善良的人很可能根本沒有運作政府的能力。韓國瑜的許多政策是非常荒謬的，像是經濟政策，一般政治人物都會提出想辦法協助產業競爭的政策，但他提出的愛情產業鍊表示他根本不知道要怎麼招商，他希望能讓大家發大財、過好日子的心態是善良的，但他根本沒有做到的能力，卻一直說著他做不到的事情，那也是一般韓黑的想法。</text:span></text:p>
      <text:p text:style-name="P5"><text:span text:style-name="T3">張紹中</text:span><text:span text:style-name="T4"><text:s/>  |  2019.12.21 03:29   |   </text:span><text:a xlink:type="simple" xlink:href="http://palinfo.habago.org/Entry?Command=Information_PrintForum&amp;#FORUM38254"><text:span text:style-name="T5">#</text:span></text:a></text:p>
      <text:p text:style-name="P6"><text:span text:style-name="T4">我是韓黑，但看了陳真說的，忽然有點理解為什麼會支持韓國瑜了。</text:span><text:span text:style-name="T6"><text:line-break/></text:span><text:span text:style-name="T4">不過我想問的是：政治人物貪污很多，但這難道不是國民黨比較多嗎？</text:span><text:span text:style-name="T6"><text:line-break/></text:span><text:span text:style-name="T4">這邊有一份網友做的整理：</text:span><text:span text:style-name="T6"><text:line-break/>https://www.ptt.cc/bbs/Gossiping/M.1543312530.A.765.html<text:line-break/></text:span><text:span text:style-name="T4">國民黨的差不多是三倍有餘吧</text:span></text:p>
      <text:p text:style-name="P2">鄭豐遠   |  2019.12.20 06:13   |   <text:a xlink:type="simple" xlink:href="http://palinfo.habago.org/Entry?Command=Information_PrintForum&amp;iPage=1#FORUM38252"><text:span text:style-name="T1">#</text:span></text:a></text:p>
      <text:p text:style-name="P3">我大概無法回台投票，所以講這些可能有點風涼話，所以說這些算是說給我自己聽吧。從韓國瑜的說話，我似乎看到了某種台灣的未來和希望。他說話的樣子真的讓我蠻感動的。漂亮話誰都會說，重點並不是你說些什麼，而是你是否真的相信你自己說的。像我這樣受盡台灣政治詐騙文化洗腦四十年的人，其實和多數人一樣，多多少少早已對政治冷感，多多少少有著天下烏鴉一般黑的想法。但韓國瑜就是一個例外，我不敢說他一定就能帶領台灣走向康莊大道，但看他說話的樣子神情和肢體動作，這個人顯然有著真正的熱血和良善，有著一顆誠信的心，會勤懇從政、體恤人民。 <text:line-break/><text:line-break/>鈺錠家從小就是深綠的，後來她雖然反綠，但二十幾年來我也從未見過她關注過一絲一毫藍的人事物，這幾個月卻見她每天都在網上追蹤韓國瑜和韓流，特別是一些基層的活動，所謂庶民起義。這讓我其實很訝異的，因為原本她和藍的是八字不合的。 <text:line-break/><text:line-break/>連遠在澳洲的我們都有這樣的一些想法或轉變，這其實意謂著韓國瑜和其團隊及其支持者，有些某種超越藍綠的真正良善屬性，喚起了人們的某種對義憤，以及對美好生活的嚮往 (習近平語)。而這些，原本在台灣是早就消失無蹤的; 在綠營幾十年來的摧殘下，台灣人原本早已喪失了辨別善惡的能力和意願，也對自身未來不再抱持希望。 <text:line-break/><text:line-break/>希望韓國瑜能順利當選，最好如他所說，當選後就恢復特偵組，該查的查該辨的辨，像習近平整治大陸貪腐一樣，把台灣一身的毒瘤清一清，還這土地一點清淨。 <text:line-break/><text:line-break/>國際大局來看，也許不管誰當選，台灣都逃脫不了註定會發生的命運，我對此是很悲觀的。美國不會放過韓國瑜，大陸則不會放任綠營對繼續擁抱美國殖民勢力。大陸有些學者專門研究政治，進而成為"名嘴"，比如金燦榮。金先生嘻笑怒罵，頗有觀賞價值，但其實學識淵博，而且頗有預測能力。他對台灣的預測對台灣人來說是十分悲觀的，那就是快則一兩年，慢則十年內，台灣就會在武力的形式之下被迫統一。 <text:line-break/><text:line-break/>統一我是 100% 觀迎的，但身為一個台灣人和中國人，如果動武，那感覺就像拿刀切下自己的手指一樣。</text:p>
      <text:p text:style-name="P2">陳真   |  2019.12.20 02:14   |   <text:a xlink:type="simple" xlink:href="http://palinfo.habago.org/Entry?Command=Information_PrintForum&amp;iPage=1#FORUM38251"><text:span text:style-name="T1">#</text:span></text:a></text:p>
      <text:p text:style-name="P4">卡韓政變 (207)：韓國瑜 VS.路人甲 <text:line-break/><text:line-break/><text:line-break/>陳真 2019. 12. 19. <text:line-break/><text:line-break/><text:line-break/>今天的媒體報導： <text:line-break/><text:line-break/>美國在台協會（AIT）在官網發布警示，21日在高雄有罷韓挺韓兩場遊行，雙方恐發生衝突，呼籲在台美國公民避開遊行鄰近區域，若可能的話，應完全避免前往。" <text:line-break/><text:line-break/>AIT這個舉動非常不尋常，前所未見，小心美國人和人渣黨出奧步栽贓。 <text:line-break/><text:line-break/>我們一家三口都會去參加。 <text:line-break/><text:line-break/>今天下午沒門診，去菜市場買菜，聽到賣菜的婦人大聲吆喝說："要買菜的趕快來唷，一把(青菜)十元，三把五十。拜六(台語周六)不要做生意，要來去遊行哦"。 <text:line-break/><text:line-break/>旁邊另一攤賣水果的老闆聽到了，就大聲呼應說："講這樣是對不對啊？啥咪一把十元，三把五十元，那妳不就比那些吃錢官(台語貪官污吏)還狠，買越多越貴？妳去叫韓國仔(地方上一般人這樣稱呼韓國瑜)把吃錢官攏總抓抓起來啦！" <text:line-break/><text:line-break/>對於貪官污吏的痛恨，基層民眾感受特別深，因為賺錢養家活口是如此艱難，但辛苦賺來的血汗錢卻全進了貪官污吏及其走狗的口袋。 <text:line-break/><text:line-break/>如果生活事務也是一種工作，我每天大約工作18小時，接觸各行各業，不管是藍領、白領或連領子都沒有的農漁民與基層勞工等等等，所到之處，幾乎全是韓粉，至今還沒見過一個英粉。很難想像韓國瑜怎麼可能落選？ <text:line-break/><text:line-break/>不過，有個地方例外，那就是校園或二、三十歲那一代，簡直綠到爆！ <text:line-break/><text:line-break/>羅素曾經說，"我們原本只是無知，接受教育後卻變成愚蠢"。 <text:line-break/><text:line-break/>我常說人渣黨每天忙著吃香喝辣及卡位搶錢之外，沒有一秒鐘把心思放在施政上；不管做什麼，始終就是盤算著我能從中撈到什麼好處。 <text:line-break/><text:line-break/>我講這些話，並非出於一時一地的觀察，而是幾十年來的圈內經驗談，很寫實；聽起來也許有點誇大，但其實沒有；它並非一種形容詞。我真的很納悶這些人，到底有沒有一秒鐘想到人民、想到眾人生活的痛苦，想到大家的下一代？ <text:line-break/><text:line-break/>各位看蔡英文，你聽她講話，你真的會相信這是一個有在做事的人？很像路人甲不是嗎？</text:p>
      <text:p text:style-name="P2">陳真   |  2019.12.19 03:32   |   <text:a xlink:type="simple" xlink:href="http://palinfo.habago.org/Entry?Command=Information_PrintForum&amp;iPage=1#FORUM38250"><text:span text:style-name="T1">#</text:span></text:a></text:p>
      <text:p text:style-name="P3">卡韓政變 (206)：兩種人 <text:line-break/><text:line-break/>陳真  2019. 12. 19. <text:line-break/><text:line-break/><text:line-break/>我喜歡這樣一種人：他會為了某種與自己利害無關之惡行而憤怒。無以名之，你可以說這就是一種愛，對「善」的愛，對「無辜者」的愛，對惡的厭惡。也就是所謂義憤。 <text:line-break/><text:line-break/>而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這樣一種人，無以名之，就是人渣，就是道德之賊。 <text:line-break/><text:line-break/>我常覺得，我寫這些東西就好像是在教一群三歲小孩，被迫得不斷去寫這樣一些其實根本不用人家教的東西，被迫得用十分冗長的大白話來說明，希望人們能聽懂。可是，這些道理真的有這麼難懂嗎？ <text:line-break/><text:line-break/>舉個例，還記得半年多前，因為登革熱，韓國瑜被攻擊得體無完膚，說他草包，說他鬼混，說他低能無恥。那時候，高雄的登革熱不過才十幾例，而且零死亡，根本一點問題也沒有，但是人渣們照樣能透過對於媒體與網路的掌控，把韓國瑜抹黑得臭不可聞。於是，腦殘年輕人也就跟著罵韓，說他多麼可笑可鄙，多麼鬼混多麼草包。 <text:line-break/><text:line-break/>但是，在民進黨主政下的台南和高雄，登革熱比這嚴重一兩百倍； 比方說2015年，台南兩萬兩千例，死了一百多人，高雄也是將近兩萬例，人渣及腦殘們卻反而極力誇讚市政多麼棒，甚至說成「神」了。這樣合理嗎？ <text:line-break/><text:line-break/>一個人如果有這樣一種心機，扭曲是非到這種地步，那他就是個人渣，絕非好人，因為他居然連是非善惡的基本一致性也能操弄到這樣一種善惡顛倒的地步。如果這不是人渣，什麼是人渣？ <text:line-break/><text:line-break/>今天早上，送完小孩上學，出門吃早餐，看到桌上擺著CIA主導的蘋果日報，以非常大的字體寫著大約是說「韓國瑜的痛腳--豪宅問題」，將成為今日總統政見發表會的焦點云云。當我看到這標題，真是很痛苦。為什麼我們得住在這樣一個島上，被這樣一群齷齪下流的人渣統治，每天無時無刻看他們栽贓抹黑造謠製造假事件假新聞。 <text:line-break/><text:line-break/>晚上下班後，也就是剛剛，我一邊吃泡麵當我的晚餐，一邊打開電視，想找一些周星馳的影片來複習，結果不小心看到一小段今天政見發表會的內容： <text:line-break/><text:line-break/>https://bit.ly/2EuqN29 <text:line-break/><text:line-break/>韓國瑜講得非常好，拜託從4分鐘處一直看到結束，不會花你多少時間的。 <text:line-break/><text:line-break/>整個政見會我就沒看了，但我剛剛看到網路新聞說：對於韓國瑜說要恢復特偵組，準備徹查兩兆元天價的風力發電，以及八千八百億的所謂前瞻計畫和損失兩百多億的慶富案以及一大堆案子，蔡英文竟然回應說「你(韓國瑜) 自己豪宅案的事都還沒講清楚」。 <text:line-break/><text:line-break/>很齷齪吧！天底下還有比這更齷齪無恥的事嗎？ <text:line-break/><text:line-break/>韓國瑜多年前準備買一棟台北市七千萬的房子，這種價格的房子，對於絕大部份政治人物來講，都算很便宜了。請問綠營的人，哪一個房子不是上億？而且手上往往有好幾棟、幾十塊土地，蔡英文不就是這樣嗎？ <text:line-break/><text:line-break/>但是，後來因為貸款趴數調高，導致韓國瑜付不出頭期款，最後只好認賠放棄，損失幾百萬。這樣一件事，有何可議之處？但是，綠營這些人渣居然可以把它造謠扭曲成「七千萬炒作豪宅」，還故意裝蒜罵說「七千萬現金從哪來」？透過網軍與綠媒，瘋狂造謠抹黑，企圖把韓國瑜塑造成一個專門炒作豪宅的卑鄙大富豪，以便讓一般人對他產生鄙夷。 <text:line-break/><text:line-break/>阿扁的那個大貪污洗錢犯兒子陳致中，甚至還在高雄市議會裝模作樣、假裝「義憤填膺」地痛罵韓國瑜說「你知不知道年輕人要不吃不喝幾百年才能買你那樣的豪宅」？ <text:line-break/><text:line-break/>很齷齪吧！天底下還有比這更齷齪無恥的事嗎？ <text:line-break/><text:line-break/>韓國瑜和他太太，辛苦了一輩子，六十多歲了，全家的財產總額，絕對都還只是蔡英文和陳致中財產的零頭。而且，韓國瑜一家人賺的是乾淨錢，陳致中卻是貪污來的數十億骯髒錢，蔡英文則是依靠炒地皮或宇昌案等等不義之財。蔡英文及其家族就是不折不扣的炒地皮大王，動輒獲利幾億。這樣一些人，卻居然反過來質疑一個乾乾淨淨的人的清白。很齷齪吧！天底下還有比這更齷齪無恥的事嗎？ <text:line-break/><text:line-break/>回到我文章一開頭所說的。我最輕視、厭惡這樣一種人：他根本不在乎善惡。只要是「自己人」，或是只要對自己有利，哪怕是多麼卑鄙無恥下流齷齪，他都樂於為之，毫無所謂。 <text:line-break/><text:line-break/>這樣還不夠，只要是「敵人」，或是只要對自己有利，他就會裝模作樣，裝得好像他很關心某種是非善惡或某個問題，然後想方設法在「敵人」身上扭曲、虛構、捏造或渲染各種是非，然後進一步把自己憑空虛構或渲染扭曲的東西給無限放大，藉以抹黑，把對方給妖魔化。 <text:line-break/><text:line-break/>底下又是兩個例子，一個姓潘，一個姓劉。這兩位我都認識，過去曾經是朋友，也曾共事，前者在醫院，後者在黨外雜誌。 <text:line-break/><text:line-break/>各位難道真的不覺得這樣一種行為很可恥，每天就是想方設法想抹黑韓國瑜。天底下究竟會有什麼龐大利益，龐大到居然會讓人願意傷害自己的人格、出賣自己的靈魂去做這樣一種醜事？ <text:line-break/><text:line-break/>他們根本不在乎什麼是非善惡，他們只是想要利用各種影射、渲染或造謠的手段來傷害異己。 <text:line-break/><text:line-break/>我知道我這留言板，小雖小，但在菁英圈傳播甚廣，很多「忠實讀者」。我想說的是：抹黑雖然傷害了別人，但實際上最大的受害者恰恰是抹黑者自己不是嗎？你只是傷害了自己的人格，出賣了自己的良知，縱然因此得到全世界的利益，於人於己，又能有什麼真實的益處？ <text:line-break/><text:line-break/>另一方面，在某個很重要的意義上，好人其實不會受傷害，就算他因此蒙冤而死，他還是一樣是個好人，而不會因為旁人的抹黑而發臭變壞。就好比說一朵美麗的花，清香如許，縱然網軍們都說它好醜好臭，它還是一樣美麗芬芳不是嗎？ <text:line-break/><text:line-break/>================ <text:line-break/><text:line-break/>台聯爆韓國瑜少年時曾入獄受「感化教育」？韓辦稱不實指控 <text:line-break/><text:line-break/>2019/12/18 <text:line-break/><text:line-break/>政治中心／綜合報導 <text:line-break/><text:line-break/>台灣團結聯盟今（18）日召開「瞞天過海、惡性不改」記者會，指出國民黨總統候選人韓國瑜少年時期曾經入獄接受「感化教育」！要求韓國瑜本人出面說清楚、講明白，給社會大眾一個解釋。韓國瑜競總發言人李昶志則對此表示，這是不實指控，韓辦將會提告。 <text:line-break/><text:line-break/>台聯黨主席劉一德指韓國瑜少年時曾入獄（示意圖／資料照） <text:line-break/><text:line-break/>台聯黨主席劉一德表示，這個爆料是有根據性的，絕非子虛烏有的指控，訊息來源是當時與韓國瑜一同受刑的獄友提供，該獄友說韓國瑜少年時期曾經在台南少年觀護所服刑，接受青少年「感化教育」，刑期大概一年多，劉一德呼籲韓國瑜出面說明，當時到底是犯了什麼罪才被判刑。 <text:line-break/><text:line-break/>不分區立委候選人潘建志也提到，韓國瑜民國61年從海山國中畢業，之後繼續升學天主教恆毅高中，若是讀到高中，怎麼又會在他的新書裡說自己17歲就離家闖蕩，前後說詞十分矛盾；另一位不分區委候選人周倪安也補充，犯錯的人不是不可原諒，而是希望韓國瑜能改過自新，勇於面對，出來說清楚、講明白，給社會大眾一個交代。 <text:line-break/><text:line-break/>台聯不分區立委候選人周倪安指出，說出這個事實不是指「犯錯不能原諒」，而是說韓國瑜有無改過自新？如果有改過自新，後來從政後為何一再使用暴力，希望韓國瑜能夠說清楚、講明白。 <text:line-break/><text:line-break/>針對台聯黨對於韓國瑜曾經入獄服刑的爆料，韓國瑜競總發言人李昶志則回嗆一切都是不實指控，韓陣營將會蒐集資料並提告，尋求法律途徑討回公道。</text:p>
      <text:p text:style-name="P2">陳真   |  2019.12.18 19:12   |   <text:a xlink:type="simple" xlink:href="http://palinfo.habago.org/Entry?Command=Information_PrintForum&amp;iPage=1#FORUM38249"><text:span text:style-name="T1">#</text:span></text:a></text:p>
      <text:p text:style-name="P4">卡韓政變 (205)：你真的能忍受人渣黨之六字訣？ <text:line-break/><text:line-break/>陳真  <text:line-break/><text:line-break/>2019. 12. 18. <text:line-break/><text:line-break/><text:line-break/>民進黨其實才是真正的「無色覺醒」，他是「超越」統獨的；除了利益，沒有什麼是他所真正在乎。所謂執政，就跟土匪打家劫舍一樣，腦子裏沒有在想未來，他只想著當下： <text:line-break/><text:line-break/>「我能搶多少？別人搶了那麼多，而我怎麼只搶了一點點？豈有此理！」 <text:line-break/><text:line-break/>於是，大家爭先恐後搶女人，搶黃金，搶土地，搶位置，金銀財寶我都要，沐猴而冠，立地為王，儘情揮霍。 <text:line-break/><text:line-break/>所謂姦、殺、擄、掠，外加一個「騙」字和「買」字，人渣黨執政基本上就靠這六字訣飛黃騰達，吃得腦滿腸肥；詐騙造謠栽贓抹黑，無日無之，收買爪牙走狗，供其驅使。「騙」與「買」是基本手段，目的則是口袋飽滿，吃香喝辣，夜夜笙歌，玩女人，殺異己，卡位搶資源，綁架整個台灣，為其所用，幹了這一票，幾十輩子吃喝不盡。 <text:line-break/><text:line-break/>對於這樣一個禍害社會的政治黑幫，我心裏只有一個恨字。媽的，真是有夠貪婪骯髒的一群人，每天就是造謠造謠造謠，每天就是吃吃吃吃吃吃吃，什麼都要吃，永遠吃不飽。 <text:line-break/><text:line-break/>跟這樣一個人渣黨一起生活在這島上，真是有夠痛苦。每天就是眼睜睜看著這樣一群下三濫的人渣歹徒為非作歹，傷害異己，不擇手段，無所不用其極。 <text:line-break/><text:line-break/>各位捫心自問，你真的不會感到厭煩？不會痛恨？ <text:line-break/><text:line-break/>這個人渣黨及其走狗與尾巴黨們，幾時曾經平平實實地說過一句真實的指控或陳述？幾乎是零！幾乎沒有一句話可信，幾乎沒有一句話不是扭曲，更是絕對沒有一句理想出於真心，每天就是騙騙騙，造謠抹黑，不擇手段傷害異己、掠奪權位；每天就是盤算著怎麼撈錢卡位搶資源，毫無半點做為一個人的基本廉恥與良知。 <text:line-break/><text:line-break/>尤有甚者，摧毀整個文官體系，做為其東廠走狗，操弄國家機器為非作歹，用納稅人血汗錢餵養網軍、媒體與文人走狗，為其效力。 <text:line-break/><text:line-break/>最近人渣黨居然還拍影片，叫高雄人要跟台灣道歉，說高雄人選出韓國瑜就是對不起台灣，還叫台中市民要跟那個落選的市長候選人叫什麼啥小龍的道歉。媽的，我真是不知道該怎麼說。 <text:line-break/><text:line-break/>有位叫做管什麼玲的人渣黨立委，她是這麼說的。我一字不減，把這段鳥話剪貼如下： <text:line-break/><text:line-break/>「高雄人對不起台灣是普遍的心情，我們在影片中看到高雄的主題是對不起台灣，但我都跟高雄鄉親鼓勵說，不必覺得慚愧，因為這種社群媒體時代，藉由假信息跟社群媒體大肆傳播的這種新社群媒體政治，是很恐怖的，任何國家第一次遇到都抵擋不住。」 <text:line-break/><text:line-break/>很不可思議吧！各位看了心裏什麼感想？無恥到爆對不對？這樣一個政治詐騙貪污犯罪集團，每天造謠扭曲，透過全面掌控媒體與社群網路，成千上萬的謠言抹黑韓國瑜，無日無之，無時無刻就是抹黑，完全沒有一句話可信。這樣一個人渣黨，居然指控一個不曾聽他說過一句謊話、不曾聽他抹黑他人一句的韓國瑜。 <text:line-break/><text:line-break/>這樣一種無恥程度，還有一點人性的基本良知嗎？ <text:line-break/><text:line-break/>整個國家體制更是完全東廠化，官員爭相充當走狗，毫無羞恥。 <text:line-break/><text:line-break/>比方說，屎袋力量的什麼碗糕昌立委抹黑韓國瑜岳父「盜採砂石」，今天國產署居然很配合，馬上開挖韓國瑜岳父三、四十年前的砂石場，說要看他岳父當初有沒有好好掩埋。真的是人渣到爆！為了抹黑對手，居然連這麼下流的事也做得出來。人渣黨這些東廠走狗，知道什麼是廉恥嗎？這不是人渣，什麼是人渣？ <text:line-break/><text:line-break/>黃士修有一篇文章就有提到這件事，容我直接剪幾段如下： <text:line-break/><text:line-break/>「黃國昌委員，你抓著那份『違規開發』的經濟部公文，指控李家 (韓國瑜岳父) 盜採砂石，其實那是同意函；所謂的違規，是堆放機具，根本不是盜採砂石。 <text:line-break/><text:line-break/>當年經濟部公文同意申請，李家的大通砂石卻在同一年解散，那塊地從來沒有一天是礦業用地。 <text:line-break/>黃國昌委員手上一定也有後續公文，從依法申覆到解除列管。而且這段期間，韓國瑜已經不是立委，陳水扁卻是總統。 <text:line-break/><text:line-break/>這些客觀的事實，已經完全可以建立，黃國昌是烏龍爆料潑髒水，讓蔡英文躲在後面不敢辯論。 <text:line-break/>但國昌老師還是抓著烏龍爆料，抹黑人家老父老母的。我還是同樣的話誠心勸告：黃國昌委員，做人做到這樣...值得嗎？為了選舉抹黑別人的父母，這是台灣人的價值嗎？ <text:line-break/><text:line-break/>黃國昌拿舊資料指控大通砂石行不繳補償金，卻沒告訴大家後面發生什麼事情，事實上，大通砂石行後來依法申覆，國有財產局二度舉辦會勘，發現在工地現場堆砌的機具與土方，是旁邊其他公司在施作堤防、滴水護岸工程，並非大通砂石行所堆積。會勘後，解除大部分認定面積列管，大通砂石行真正佔用的面積只有一點點。 <text:line-break/><text:line-break/>只要是依法必須繳納的補償金，大通砂石公司都有繳，被認定為不是大通砂石公司的土方、機具，怎麼會要大通砂石公司給付補償金？ <text:line-break/><text:line-break/>大通砂石行依法申覆的時間點是2002年的12月2日，解除列管時間是2006年的5月10日，而韓國瑜在2002年1月就已經卸任立委，長達4年的申覆過程，都是民進黨陳水扁執政期間，哪來的特權關說？黃國昌難道是說陳水扁有放水嗎？」 <text:line-break/><text:line-break/>面對人渣黨及其走狗們這種鋪天蓋地、成千上萬的造謠抹黑渲染與扭曲，你就算有一千雙手也不夠用，根本澄清不完，而且幾乎所有媒體與網路全掌控在人渣黨手上，你就算拼命澄清，事實上也還是一樣污名化。 <text:line-break/><text:line-break/>各位真的覺得這樣一種「民主」讓你感到很驕傲？你真的「單純」到不知道台灣快被人渣們掏空？ <text:line-break/><text:line-break/>我看過、見過、聽過或認識幾十年來台灣的幾乎所有政治人物或檯面人物，請你告訴我，有幾個人是像韓國瑜這樣令人尊敬的？善良，廉潔，勤奮，體貼，聰明，正直，勇敢，誠實。至於其他政治人物，十之八九就是人渣不是嗎？(更不用說底下那些文人走狗) 要不就是高高在上的權貴階級。 <text:line-break/><text:line-break/>不管是在人品上和能力上，韓國瑜都可以和比方說陳定南、林義雄、余登發、翁金珠、劉峰松、戴振耀、王建煊、孫運璿及趙耀東等人併列。這樣一個善良聰慧勤奮正直體恤眾生的好人，一年多來，居然每天被抹黑，竟然被齷齪骯髒貪腐到無法無天的人渣們給抹黑成低能猥瑣品性不端的混蛋廢物。 <text:line-break/><text:line-break/>各位，如此不公不義無恥下流的事，無日無之地惡搞，你真的能忍受？真的都不會生氣？真的都沒有半點義憤？ <text:line-break/><text:line-break/>媽的，每天看這些人渣永無止盡的醜陋惡行，真是很痛苦。希望有一天可以親眼看到人渣們統統被繩之以法。希望有一天，政治可以恢復它應有的基本秩序與善惡是非，而不是斂財奪權的工具。</text:p>
      <text:p text:style-name="P2">孫從輔   |  2019.12.18 01:43   |   <text:a xlink:type="simple" xlink:href="http://palinfo.habago.org/Entry?Command=Information_PrintForum&amp;iPage=1#FORUM38248"><text:span text:style-name="T1">#</text:span></text:a></text:p>
      <text:p text:style-name="P3">台灣政客們貪婪撈錢到要把台灣吃垮的程度，讓我不禁懷疑，難道他們才是對兩岸統一時程最樂觀的一群人嗎？ <text:line-break/><text:line-break/>思路如下：首先，我合理認為兩岸統一後，中共會一肩擔下台灣既有的各項財政缺口，補貼軍公教退休金、勞工退休金、健保基金、地方政府債務等等，各種民生福利只會比國民兩黨多，不會少。(甚至台灣已向美國簽約軍購的違約金，中共都可能願意賠付。) 現實上為了穩定也必須如此。再來，我合理認為政客們是自私貪婪又是精於理性計算的，他們也相信中共會兜底。那麼他們最大獲利方式，就是在統一前大撈特撈，把公庫轉移到私庫。愈臨近統一，撈得愈兇，就像在吃到飽餐廳打佯前儘量吃一樣。因此我才懷疑，政客們是不是認為沒幾年就要統一了。 <text:line-break/><text:line-break/>這樣的結論很荒謬，我寫下來也覺得很諷刺，又想一想還是很心痛。 </text:p>
      <text:p text:style-name="P2">陳真   |  2019.12.17 18:01   |   <text:a xlink:type="simple" xlink:href="http://palinfo.habago.org/Entry?Command=Information_PrintForum&amp;iPage=1#FORUM38247"><text:span text:style-name="T1">#</text:span></text:a></text:p>
      <text:p text:style-name="P4">卡韓政變 (204)：楊蕙如算哪根蔥？ <text:line-break/><text:line-break/>陳真 2019.12. 17. <text:line-break/><text:line-break/><text:line-break/>"Nayirah nurse" 的事，一度 "震驚" 世人，但它就跟一個打一百個的 "林奇女兵" 一樣，完全就是一齣戲。製作這些戲的公關公司，其實就是所謂網軍。 <text:line-break/><text:line-break/>根據各方報導，這家 Hill+Knowlton Strategies 公關公司，從美國或科威特政府處，拿了大約四億的黑心錢，導演了這齣 "愛心小護士指控海珊殺嬰" 的假戲。 <text:line-break/><text:line-break/>美國盛行這一套謊言政治，對內攻擊政敵，對外藉以發動戰爭或製造顛覆動亂。特別是近二十年來，基本上已經成為美式民主政治的日常運作常態。 <text:line-break/><text:line-break/>人渣黨一如美國，也是每天造謠抹黑，製造假事件，長年以納稅人血汗錢餵養網軍。你可以想一想，對於網軍及其所屬公司，隨便一給往往就是幾億。這意味著什麼？意味著給錢者自己所能撈到的好處肯定是數十倍或千百倍以上。 <text:line-break/><text:line-break/>阿扁執政的貪腐情況，在當時應該嚇壞了很多人，天啊！三億、七億就這樣撈這樣搶，跟打家劫舍的土匪有什麼兩樣？贓款多到連走路都會被鈔票絆倒。 <text:line-break/><text:line-break/>也許有些人會以為，經過阿扁政權這場貪污教訓，人渣黨再度執政後，應該會痛改前非。但事實卻是貪腐程度遠勝阿扁當權的數十倍，動輒以千億或兆計算。你覺得台灣是什麼尼羅河寶藏嗎？就算是金山銀山，能夠被人渣們吃多久？不會被掏空嗎？ <text:line-break/><text:line-break/>看著眼前這個貪腐集團種種不可思議的作為，你就會覺得阿扁貪污幾十億算什麼？人家吳淑珍還得四處跟財團討禮券或搜集發票報假帳，蔡氏貪腐集團根本不用這麼麻煩。 <text:line-break/><text:line-break/>因此，我對人們譴責楊蕙如很不以為然。當然不是說不能譴責，而是說，她算得上哪根蔥？套句吳淑珍的名言，楊蕙如撈那一兩億，相較之下，只是一點點微不足道的"肉屑" 不是嗎？你不去罵背後那些超級大蟑螂，光罵這幾隻吃點餅乾屑的小螞蟻算什麼？整個人渣黨及其御用媒體與吃香喝辣的走狗們，才是真正無惡不作的詐騙犯罪集團。 <text:line-break/><text:line-break/>你看，綠媒哪一天停止造謠停止抹黑？哪一句話可信？相形之下，楊蕙如那一點帶風向的網路口水，算得了什麼？哪稱得上什麼重大惡行？ <text:line-break/><text:line-break/>打擊邪惡是好事，但是，打要打大蟑螂，打整個蟑螂窩，不是打幾隻小螞蟻。</text:p>
      <text:p text:style-name="P2">李念淨   |  2019.12.17 15:34   |   <text:a xlink:type="simple" xlink:href="http://palinfo.habago.org/Entry?Command=Information_PrintForum&amp;iPage=1#FORUM38246"><text:span text:style-name="T1">#</text:span></text:a></text:p>
      <text:p text:style-name="P3">老布希發動波灣戰爭的之前的1990年10月10號，一個科威特女孩Nayirah al-Ṣabaḥ用很流利的英文跟外貌在美國媒體間掀起一陣波瀾 <text:line-break/><text:line-break/>她控訴伊拉克入侵科威特之間種種暴行，其中包括伊拉克軍隊闖入醫院殺嬰這種畜生般的行為 <text:line-break/><text:line-break/>結果沒幾年就有有識之士發現這女孩作偽證，伊拉克軍隊進城的時候，醫生跟護士早就跑了，醫院裡都是一些得不到照護的病人跟死人，伊拉克人要怎麼殺"死人"呢？ <text:line-break/>而且Nayirah後來也被揭發她是時任科威特駐美大使的女兒，跟Hill+Knowlton Strategies公關公司有很緊密的聯繫 <text:line-break/><text:line-break/>現在網路上都還有影片，底下外國人都是一片批判的聲音。 <text:line-break/>https://www.youtube.com/watch?v=LmfVs3WaE9Y <text:line-break/><text:line-break/>真正有問題的又豈止911呢？</text:p>
      <text:p text:style-name="P2">陳真   |  2019.12.17 11:10   |   <text:a xlink:type="simple" xlink:href="http://palinfo.habago.org/Entry?Command=Information_PrintForum&amp;iPage=1#FORUM38245"><text:span text:style-name="T1">#</text:span></text:a></text:p>
      <text:p text:style-name="P3">後記一： <text:line-break/><text:line-break/>巴勒網有個站樁的標語牌是我寫的，我寫說：「千謊之首：911」。幾年前，有位學者寫信來，態度很不好地說：「你又沒有證據，怎麼能這樣寫？」我也不客氣給他轟了回去，但我並沒有跟他多做說明。人們虛心求教，我都不一定能有時間教，更何況不明就裏跑來嗆秋者。 <text:line-break/><text:line-break/>我特別不喜歡那種自以為專業嚴謹其實理性程度根本跟不上其所張揚者。謙虛不是美德，你大可張揚跋扈，但你得有那個本事才行不是嗎？而不是以為自己很睿智很理性，但實際上卻充份展現了一種低能與反智。 <text:line-break/><text:line-break/>以此為例，我想說：當你要批評某種人事物或是對其言行做出評價時，你總得先搞清楚對方的想法、說法與作法不是嗎？比方說，這位前來批評指教的學者，說我沒有證據，可是，你根本沒看過我寫的相關內容，怎麼馬上就來罵我說我沒有證據？二十年來，我寫了那麼多有關911的文章，你讀過嗎？先讀完一遍再來批評指教也不遲不是嗎？ <text:line-break/><text:line-break/>我現在並不是要談911，而是要說所謂「證據」(evidence)為何物以及如何對它產生評價。我沒有寫「美國自導自演911」事實上就已經充份彰顯我在知識評價上的保守性格。911是否「自導自演」，或有爭議，但是，美國事先就知道很可能會有這麼一場所謂「恐怖攻擊」，卻可下定論。 <text:line-break/><text:line-break/>911是一個很龐大的事件，多個現場，多種狀況，無數宣稱。美國官方針對各項細節，提出成千上萬的各種說法，但多年後許多事證逐一表明，純屬虛構。就如同曾有研究機構統計，美國為了侵略、佔領伊拉克，前後一共提出970多個謊言；許多曾經在媒體上甚囂一時的所謂新聞，早已證明完全空穴來風，全是主流媒體及美國官方所捏造。  <text:line-break/><text:line-break/>911也一樣，無數的謊言。你若問我心裏怎麼想，我會說，911根本就是美國自導自演的一齣戲，藉以大張其所謂反恐 (其實是侵略) 大戲之序幕。但是，公開狀態下，我會儘可能把說法縮小到一個幾乎絕不會有錯的宣稱，因此我寫說：「千謊之首：911」。它終究是一個謊言，藉以帶出另外970多個謊言，然後發動長達將近20年的血腥侵略，殺害數百萬人，甚至很可能上千萬。 <text:line-break/><text:line-break/>對於911以及隨後侵略血洗一連串國家，「謊言」已經是一種最含蓄的指控了。因為，謊言有各種層級，自導自演是一種，明知有此一「攻擊」卻故意促成也是一種，明知有此一「攻擊」卻故意坐視不管也是一種，明知有此一「攻擊」之「可能性」，卻不小心疏忽了，但事後則加以政治加工、進行政治炒作與各項虛構，藉以侵略一個又一個國家，又是另一種謊言。 <text:line-break/><text:line-break/>總之，就所謂證據論證據，「千謊之首：911」已經是含蓄到不能更含蓄的說法了。這當然主要顯示了我對於知識或資料的保守態度以及不輕易評價的個性。我總是儘可能縮小宣稱範圍以減少犯錯；知百說一，若非十分熟悉，我不會對任何議題發言，更不用說做出過度推論或評價。 <text:line-break/><text:line-break/>後記二： <text:line-break/><text:line-break/>我怕講得太謹慎，會使得人們根本不敢對問題產生見解。我並不是說我們必須是某種人事物或某種議題的專家，然後才能講話或表明態度。絕無此意。事實上也不可能。我們窮其一生，通常也只能在一兩個問題上成為專家。但這並非說我們應該從此噤聲不語以示嚴謹。我們雖非專家，卻可以成為各方專家證詞的引用者。就比方說我不知道地球是不是真的是圓的，我不需要親自去做研究，我一樣可以從各方專家的證詞中，對於「地球是不是圓的」這道命題做出評價。 <text:line-break/><text:line-break/>也就是說，我們不可能是各種問題或議題或各領域的專家，但我們一樣可以是個鑑賞者，鑑賞各方專家之證詞，從而對各種問題產生態度與評價。 <text:line-break/><text:line-break/>鑑賞說來簡單，其實一點也不簡單，至少在現實上，良好的評價者依然十分罕見。人們通常是根據頭銜、知名度或所謂社會地位等等這些與證詞品質無關或不必然相關的「光環」來判斷，而不是進入證詞本身來評價。 <text:line-break/><text:line-break/>也許你會說，當你不是專家時，如何評價不管是真專家或假專家的言論與思維？這其實不是問題，比方說，我就算不會演戲，我也不會畫畫，但我照樣看得懂演技，我照樣能鑑賞畫作。知識其實也一樣，有它的某種「形式」特徵；我們雖然無法評價某種知識「內容」本身，但一樣可以評價其內在合理性與一致性以及相關的表達品質。 <text:line-break/><text:line-break/>就比方說，就算一個根本不知道什麼是玻利維亞的中小學生，當他看到那位姓藍的「專欄作家」那樣一種低能到爆的文字時，他一樣可以知道這是一篇唬爛文。為什麼呢？因為你可以輕易看出作者使用證據的能力很幼稚；你可以輕易看出作者根本不是在議論，而是動用大量修辭來抹黑；你更能輕易看出各種荒唐透頂充滿極端偏見乃至互相矛盾的可笑評價....太多問題了，講不完。 <text:line-break/><text:line-break/>但是，一般人卻不會 (或不敢) 這樣讀東西，反而很容易就會被某種虛張聲勢的頭銜或故意寫得好像很深入的一堆無聊無關數據或資料所唬弄，然後就會以為這是一篇專家證詞，從而接受其腦殘結論。洗腦往往就是這麼回事。</text:p>
      <text:p text:style-name="P2">陳真   |  2019.12.17 02:44   |   <text:a xlink:type="simple" xlink:href="http://palinfo.habago.org/Entry?Command=Information_PrintForum&amp;iPage=1#FORUM38244"><text:span text:style-name="T1">#</text:span></text:a></text:p>
      <text:p text:style-name="P3">懷軒， <text:line-break/><text:line-break/>你要不要直接點名？或是直接打電話詢問？因為我知道有些人不太使用EMAIL。</text:p>
      <text:p text:style-name="P2">陳真   |  2019.12.17 02:42   |   <text:a xlink:type="simple" xlink:href="http://palinfo.habago.org/Entry?Command=Information_PrintForum&amp;iPage=1#FORUM38243"><text:span text:style-name="T1">#</text:span></text:a></text:p>
      <text:p text:style-name="P4">「陰謀論」和「假裝專業嚴謹論」是雙胞胎 <text:line-break/><text:line-break/>陳真 <text:line-break/><text:line-break/>2019. 12. 17. <text:line-break/><text:line-break/><text:line-break/>有點無謂，但還是說一下。 <text:line-break/><text:line-break/>有三種因素影響判斷，一圈子，二歷史，三智能。 <text:line-break/><text:line-break/>先說一： <text:line-break/><text:line-break/>圈內圈外，一牆之隔，眼光大不同。黑道如此，白道也一樣，學界醫界如此，演藝界也一樣，政治當然也不例外。 <text:line-break/><text:line-break/>在演藝界，有哪些潛規則，圈內人心知肚明，要求什麼「直接證據」只是裝蒜。既然都潛了，哪還會有什麼證據？很多時候叫做不證自明(self-evident) 或是普通常識，簡單說就是「用肚臍想也知道」。 <text:line-break/><text:line-break/>地方上，誰在買票，誰包工程，誰是內線股神，誰扯爛污，哪些公司怎麼官商勾結，哪些官員民代哪些單位貪了多少，怎麼貪，紅包行情如何，怎麼賣官，如何鬻爵，怎麼散播謠言，如何綁標圍標，如何卡位搶資源，誰不知道？圈內人都知道。 <text:line-break/><text:line-break/>許多時候，上演的根本就是黑白兩道動作片，非常「直接」，毫不「陰謀」，只差沒把手榴彈扔幾顆出來而已。別說你不知道，而是應該說，倘若你是圈內人，你不想知道都很難。 <text:line-break/><text:line-break/>比方說，我知道台灣絕大多數的醫生拿藥商的各種好處。倘若你要跟我拿什麼「直接證據」，那你就是在裝蒜，要不就是真的很外行。 <text:line-break/><text:line-break/>比方說，我知道許多人渣政客是股神兼土地公，很會炒股票，炒地皮。倘若你要跟我拿什麼「直接證據」，那你就是在裝蒜，要不就是真的很外行。 <text:line-break/><text:line-break/>比方說，我知道很多政治人物有許多人頭帳戶，好收取黑心錢。倘若你要跟我拿什麼「直接證據」，那你就是在裝蒜，要不就是真的很外行。 <text:line-break/><text:line-break/>比方說，我知道人渣黨長年以公帑豢養網軍，在網路上無惡不作，造謠抹黑，為非作歹。倘若你跟我拿什麼「直接證據」，那你就是在裝蒜，要不就是真的很外行。 <text:line-break/><text:line-break/>比方說，我知道蔡英文當權下的整體貪腐狀況，比阿扁時期嚴重百倍；從點到面，全面擴散，貪腐入骨。倘若你跟我拿什麼「直接證據」，那你就是在裝蒜，要不就是真的很外行。 <text:line-break/><text:line-break/>證據呢？證據就在眼前。但你拿得出來嗎？當然拿得出來，許多時候我們根本就是某種當事人或見證者，怎麼會沒有證據？甚至每個細節都知道得一清二楚，怎麼會沒證據？問題是你沒法拿出來，甚至沒法講，因為牽扯太廣，相關人士沒有人想惹麻煩；你就算講了，也不用期待有人會願意出來幫你作證。 <text:line-break/><text:line-break/>我這樣描述，其實還是不太對，太幼稚了，因為這聽起來好像還是很「內幕」很「神祕」很「陰謀論」似的，但現實狀況卻非如此。大多事情根本就是明著幹，大家都知道。有誰不知道嗎？有！中間選民不知道，腦殘生物不知道，對現實興趣缺缺者不知道，假裝專業嚴謹者「假裝不知道」。 <text:line-break/><text:line-break/>他們之所以不知道，有其主觀因素之「不想知道」或「假裝不知道」，也有客觀的圍牆因素，也就是圈內圈外之隔。在圈內，這樣搞那樣搞，其實大多是很透明很公開的，就像一種「文化」，大家都知道，沒有什麼證據不證據的。 <text:line-break/><text:line-break/>至於二，就是理解歷史。意思是說，你不一定要隸屬圈內才能知道圈內事。比方說，我不一定要成為道上兄弟才能知道黑道上的事。那我該怎麼做才能一窺圈內究竟呢？很簡單。持之以恆。久而久之，你就會是個專家。所謂專家的意思是：我雖然不一定能充份判定個別人事物，但我必然擁有關於整體狀況的一種基礎知識，我不可能每次都回到原點去要求什麼證據；除非你不是專家，太外行了。 <text:line-break/><text:line-break/>比方說，今天倘若有人跟我要國民黨殺害林義雄一家人的直接證據，我會覺得對方有點腦殘，他太狀況外了，要不就是故意裝蒜，假裝專業嚴謹。 <text:line-break/><text:line-break/>今天，如果有人跟我要比方說「蔡英文是舊黨國餘孽」的「直接證據」，我會覺得對方有點腦殘，要不然怎麼會這麼無知？這只是所有稍微了解台灣政治的人都知道的普通常識，你卻還要什麼「證據」？這意味著什麼呢？意味著你對整體缺乏理解，於是你就會不知不覺地把一種整體狀況下的基礎知識或普通常識，當成一種有待查證的獨立事件，然後蠢到爆地假裝專業嚴謹地進行什麼查證。 <text:line-break/><text:line-break/>對於整體具有一種時間縱深的理解很重要，因為那是你據以形成各種判斷的基礎。 <text:line-break/><text:line-break/>倒過來說也一樣，你不可能吃三天青菜就想上西天。 <text:line-break/><text:line-break/>比方說，市面上很多「學者專家」，我從黨外時代寫文章就經常稱呼這些人是「座談會專家」，用現在的話來講，有點類似「名嘴」。但我不喜歡污名化「名嘴」這個稱號，因為我認為有些名嘴還是很內行很認真、言之有物的，例如黃暐瀚；雖然人數佔比極低，但依然還是存在具有相當可信度或至少不會不懂裝懂的名嘴。 <text:line-break/><text:line-break/>反倒是那些職業欄具有所謂「學者專家」頭銜的，才是我所批評的「座談會專家」。這些人，往往這個也談，那個也談，但你一聽就知道很外行，外行到外太空去了，屬於孤狗大學畢業，現買現賣，知一說百，卻又裝模作樣，引經據典，假裝專業嚴謹；寫起文章往往很喜歡故意講一堆不相關之術語，或是大量引用純屬裝飾之各種細節資料，好讓一些蠢蛋以為他們真的是什麼專家。 <text:line-break/><text:line-break/>所謂「裝飾」，指的是他所引用的那些為了嚇唬人的資料細節，跟他想說的論點根本風馬牛不相及，扯不上絲毫關係。寫到這，我突然想到一位姓藍弋丰的「專欄作家」，便是一例。 <text:line-break/><text:line-break/>這類「座談會專家」又分成三種：一種無知，一種無品，一種無知又無品。 <text:line-break/><text:line-break/>前些日子，看到一個綠油油的什麼「藍弋丰專欄」，講玻利維亞： <text:line-break/><text:line-break/>https://bit.ly/2M0IFWt <text:line-break/><text:line-break/>我一看，我的天啊！真是有夠離譜，我真是不敢相信我的眼睛！這是在小學生在寫作文吧，作者知道自己在寫什麼嗎？ <text:line-break/><text:line-break/>但我相信，一般人一定看得心生佩服，以為他很懂，因為通篇充斥各種所謂「資料」，實際上卻全是修辭，毫無使用資料的基本能力。 <text:line-break/><text:line-break/>我只能說，這有三種可能，一種是真的無知，一種是存心無恥瞎掰，好為某一方勢力洗腦大眾，第三種可能就是無知與無恥兼具。 <text:line-break/><text:line-break/>比方這位藍作家說，玻國總統莫拉萊斯「從永遠的領袖，一夕之間人人喊打」。這就是無聊修辭，而且完全不符基本事實。莫拉萊斯是因為軍警挾外自重，並且威脅使用武力，方才被迫流亡，而不是什麼「一夕之間人人喊打」。 <text:line-break/><text:line-break/>莫拉萊斯把重要產業收歸國有，藉以減少跨國財團長年搜刮玻國豐富的天然資源之暴利，用來發展基礎民生設施及脫貧，藍作家卻把這樣一種成就，竟然說成是對財團的「搶劫」。然後說：「以後還有哪個冤大頭會來投資？沒有外國企業來投資，又哪來的投資成果可供劫收？這種無本生意只能做一次而已。」 <text:line-break/><text:line-break/>很荒唐吧！一個人，明明對他講述的東西完全一無所知 (或假裝無知)，居然也能煞有介事地鬼扯成這樣，他是以為台灣人都是文盲或腦殘嗎？ <text:line-break/><text:line-break/>哪個外資不想去玻利維亞大撈一筆？但是，掠奪暴利的機會沒了，將近半數的玻國鋰礦股份落到中國手裏，於是引來殺機。就如Noam Chomsky在聲援文章中所說，「十幾年來，位於玻利維亞首都拉巴斯的美國大使館政治運作中心，曾經表明美國有兩套顛覆計畫：計畫 A 是發動政變，計畫 B 則是直接殺害莫拉萊斯總統。」原因無它，因為他一腳踩進了中美新冷戰的複雜關係之中，再加上鋰礦之國際戰略價值，於是成為美國的眼中釘。 <text:line-break/><text:line-break/>藍作家還有一堆蠢話，我就不浪費時間反駁了，只是以之為例，說明世上種種文字之荒唐可笑。 <text:line-break/><text:line-break/>昨天吃宵夜時，看到火鍋大王的一段視頻，批評一個真的會笑死人的「大學者」： <text:line-break/><text:line-break/>https://bit.ly/2POUsbJ <text:line-break/><text:line-break/>我一看，也是一樣我的天啊！這是哪門子學者？連鬼扯蛋的能力也沒有。就跟我之前批評的那個用來製造假匪諜的「麥卡錫五法」推手之一沈伯洋先生一樣，很像小朋友在寫東西，智能水平非常低： <text:line-break/><text:line-break/>https://bit.ly/2sA7668 <text:line-break/><text:line-break/>哪天我若想要鬼扯蛋來唬人，應該也還是能夠在理性水平上得高分，因為就算要存心鬼扯蛋，也不需要搞得這麼低能吧？可悲的是，一般人沒有鑑賞能力，很容易被頭銜或純屬裝飾的引經據典或資料細節所迷惑。 <text:line-break/><text:line-break/>我還沒講完關於理解歷史之所謂持之以恆。意思是說，你不太可能對某個人事物在短期內形成具有原創性的深刻判斷，除非你對它具有一種歷史性的長期理解。也就是說，對於某種東西，當你長期追蹤了解它時，你就不會自欺欺人地老是講什麼證據不證據的。 <text:line-break/><text:line-break/>我這樣講很容易引起誤解，彷彿證據不重要。我沒說不重要，我是說，我們判斷非關科學的東西，跟判斷科學真假值是不太一樣的理性思維。如果我們要裝模作樣地把所謂「硬科學」例如物理化學上的那一套驗證程序，用來評價非關科學的東西，那我們將會得到一個結論就是：我們什麼都不知道。 <text:line-break/><text:line-break/>比方說： <text:line-break/><text:line-break/>我將不能說以前國、民兩黨都很喜歡搞賄選，因為我沒有什麼「直接證據」；我們家因為有我這個黨外人士在，向來也沒有人敢來家裏賄選。 <text:line-break/><text:line-break/>我也不能說台灣很多醫生拿藥商好處，因為我不曾親眼見過，我手上也沒有任何一刀斃命的證據。 <text:line-break/><text:line-break/>我也不能說蔡英文家族炒地皮，因為說不定有千萬分之一的可能性人家真的是具有神一般的慧眼，事先就能知道哪些土地將要暴漲。 <text:line-break/><text:line-break/>我也將不能說民進黨個個是股神，因為搞不好有百萬分之一的可能性，這個人渣黨就是個個具有不可思議的投資天份。 <text:line-break/><text:line-break/>我甚至也不能說阿扁貪污，請問你有「直接證據」嗎？財團給他錢，就一定是賄賂嗎？把錢五鬼搬運送海外，難道不能就像阿扁說的，是為了救台灣的「建國基金」？ <text:line-break/><text:line-break/>我們如果一定要這樣假裝嚴謹客觀地鬼扯蛋，根本不可能對人事物產生任何結論。 <text:line-break/><text:line-break/>匆匆說完一、二，至於三，則是智能。這部份更不容易簡單說了。但我還是只能簡單說，畢竟我不是在寫一篇有關科學哲學或知識論的論文。 <text:line-break/><text:line-break/>不過，它還是很難「簡單說」。就簡單這麼說兩點： <text:line-break/><text:line-break/>一，「直接證據」的意思是「直接」到怎樣？檢驗DNA的層次嗎？那也不是百分百精準啊。若真要如此裝蒜以示專業嚴謹，那麼，即使是DNA也還不夠直接，最好是抓姦在床那才勉強叫做「直接」。 <text:line-break/><text:line-break/>其實，就算抓姦在床也無法證明什麼，我們總是能夠說出無數的可能性不是嗎？「選民服務」、「討論宇宙爆炸」、「蓋棉被聊天」、「討論公事」、「進行嘴對嘴人工呼吸」...等等等，統統都有可能，哪來什麼「直接證據」？ <text:line-break/><text:line-break/>除了邏輯連證據也不是，世上一切證據都是間接。物理化學如此，醫學、藥物學等等自然科學更是如此，那就更不用說活生生的人與事了。但這不是一種缺陷，因為後者原本就不具備前者那樣一種證據屬性。刻意混淆二者，只是自欺欺人。 <text:line-break/><text:line-break/>二，「陰謀論」和「假裝專業嚴謹論」基本上就是「知識論」上的 (epistemological) 雙胞胎。 <text:line-break/>怎麼說呢？簡單說，陰謀論就是把相對十分合理的思索與評價完全丟一邊，卻信仰或推崇那幾乎不可能的所謂「可能性」。「假裝專業嚴謹論」不也是這樣嗎？ <text:line-break/><text:line-break/>人事物的世界，原本就沒有像邏輯體系那樣一種必然性，但它依舊有各種壓倒性的可能性。這時候，你說百分之九十九點九九九的可能性還不夠嚴謹，還不是一種「直接證據」，因此不應輕易論斷。如果這個思維能成立，那我很納悶：如果百分之九十九點九九九的可能性都不足以做出判斷，為何幾乎不可能的那剩下的百分之零點零零零零一的 「可能性」，卻反而成為你的信仰？以示你客觀嚴謹？這跟陰謀論不就是同一種思維嗎？至少是殊途同歸。 <text:line-break/><text:line-break/>除了數學與邏輯這些與科學無關的東西確實顛撲不破之外，即便是科學定理，也一樣不求絕對值，而只求個大致可靠或儘可能可靠，更不用說活生生的人事物了。 <text:line-break/><text:line-break/>我們總是儘可能往「可靠」靠攏，而不是因為絕對值找不到或根本不相信可靠與否，然後就反而擁抱或推崇那幾乎不可能的所謂「可能性」。 <text:line-break/><text:line-break/>我們若凡事都要在這種無聊的 「可能性 」上做文章，那麼，我若像澳洲那位腦殘假共諜一樣，說我其實是美國CIA 的祕密首領，川普和希拉蕊全是我的手下，我隨時可以發動核戰。難道你能否決我這些宣稱的「可能性 」？難道就因為這麼一點點所謂「可能性 」之始終存在，然後我們就無法對事實做出評價與論定？這樣子故做精確狀，或是動輒疑神疑鬼，老往那幾乎不可能的所謂「可能性 」靠攏，那不是很無聊很低能嗎？</text:p>
      <text:p text:style-name="P2">懷軒   |  2019.12.16 23:05   |   <text:a xlink:type="simple" xlink:href="http://palinfo.habago.org/Entry?Command=Information_PrintForum&amp;iPage=1#FORUM38242"><text:span text:style-name="T1">#</text:span></text:a></text:p>
      <text:p text:style-name="P3">各位有寫email來跟我預購T恤的朋友，請注意一下你們的email信箱，不要都不回我，請再次跟我確認尺寸及數量，現在只有黑、白、灰三色。目前還有四位朋友沒有回音，再等一天，週二晚間11點59分截止。謝謝各位。 <text:line-break/><text:line-break/>懷軒</text:p>
      <text:p text:style-name="P2">Ethan   |  2019.12.16 16:26   |   <text:a xlink:type="simple" xlink:href="http://palinfo.habago.org/Entry?Command=Information_PrintForum&amp;iPage=1#FORUM38241"><text:span text:style-name="T1">#</text:span></text:a></text:p>
      <text:p text:style-name="P4">之前有關玻利維亞的消息,我是有看到王孟源博士有分析過 <text:line-break/>轉貼 <text:line-break/><text:line-break/>http://blog.udn.com/mobile/MengyuanWang/130852660 <text:line-break/><text:line-break/>【國際】有關於玻利維亞政變的一些消息 <text:line-break/><text:line-break/>我對陰謀論一向持非常謹慎的保留態度，必須有很强的直接證據才會做論斷。很不幸的，國際外交上的事務，大家言不由衷，例如我在《八方論壇》節目上提到的巴拿馬和中共建交的經濟動力，巴拿馬的執政階級絕不會公佈他們商榷得失的細節。 <text:line-break/>如果是見不得人的事，背後的力量更是要小心掩飾真相，外人非常難以一窺究竟。這時我就只能收集已知的事實片段，然後承認還是有“純屬巧合”的可能。 <text:line-break/>有關玻利維亞的政變，我覺得還沒有到可以下斷言的地步，不過有趣的“巧合”已經很多了，在這裏簡單列舉一些事實： <text:line-break/>1）玻利維亞近年發現大量鋰礦，成爲世界儲量最高的國家之一。 <text:line-break/>2）中國的新疆TBEA集團在今年2月簽約，準備投入23億美元開發鋰礦。 <text:line-break/>3）原本德國的ACI Systems Gmbh也獲得授權，但是Morales政府在11月3日片面取消合約；據稱是因爲德方拒絕交付與中方同等的稅金。 <text:line-break/>4）Morales十幾年來一直反美，所以沒有美國財團能投資鋰礦；西方世界在玻利維亞開發鋰礦的代表，就是ACI。例如ACI是Tesla的鋰原料供應商，而Tesla是美國一家獨大的鋰電池生產商。 <text:line-break/>5）玻利維亞軍方在11月10日發動政變，推翻Morales政府。 <text:line-break/>6）Tesla在11月12日，選擇柏林為它的歐洲厰廠址。 <text:line-break/>鋰礦的重要性，在於電動汽車市場正在持續以指數成長，20年後的銷售量會提高幾十倍，所以鋰電池所需的鋰、鈷等等金屬都被預估會有嚴重短缺，這已經不再是商業考慮，而是國家戰略議題了，這兩年已經有很多美國智庫的文章在討論稀土、鋰和鈷的供應問題。不論玻利維亞鋰礦的品相和開采成本如何，即使現在沒有經濟效益，大家公認在未來會是搶手的資源，所以才會有外資願意做高額投資。 <text:line-break/>Morales的民意基礎，在於鄉下務農的原住民，原本就穩佔多數，根本不須要在選舉中作假。他在10月的大選中以10個百分點輕鬆獲勝，過程完全對外開放，沒有一個外國的監察組織能提出作弊的證據。但是玻利維亞國内的有錢階級，一直是美國的買辦，不斷想方設法要推翻他的政權，所以在大選結果公佈之後，他們一樣在街頭搞示威暴動，然後The Organization Of American States（純粹由美國國務院控制的傀儡國際組織）也出面指控選舉無效。Morales步步退讓，甚至已經答應重新選舉，但是他的對手根本不想跟他講理，最後是軍方發動政變，Morales只好狼狽出逃。 <text:line-break/>我個人的猜測，是ACI還有些可能是巧合，但是軍方忽然倒戈，實在不像是沒有CIA在背後搞鬼的樣子。</text:p>
      <text:p text:style-name="P5"><text:span text:style-name="T3">陳真</text:span><text:span text:style-name="T4"><text:s/>  |  2019.12.16 10:57   |   </text:span><text:a xlink:type="simple" xlink:href="http://palinfo.habago.org/Entry?Command=Information_PrintForum&amp;iPage=1#FORUM38240"><text:span text:style-name="T5">#</text:span></text:a></text:p>
      <text:p text:style-name="P6"><text:span text:style-name="T4">玻利維亞懷鋰其罪</text:span><text:span text:style-name="T6"><text:line-break/><text:line-break/></text:span><text:span text:style-name="T4">作者：</text:span><text:span text:style-name="T6">Vijay Prashad<text:line-break/><text:line-break/></text:span><text:span text:style-name="T4">譯者：陳真</text:span><text:span text:style-name="T6"><text:line-break/><text:line-break/></text:span><text:span text:style-name="T4">文章出處：</text:span><text:span text:style-name="T6">https://bit.ly/34pZTTs<text:line-break/><text:line-break/></text:span><text:span text:style-name="T4">原文發表日期：</text:span><text:span text:style-name="T6">2019. 11. 13.<text:line-break/><text:line-break/></text:span><text:span text:style-name="T4">玻利維亞總統埃沃</text:span><text:span text:style-name="T6">·</text:span><text:span text:style-name="T4">莫拉萊斯</text:span><text:span text:style-name="T6"><text:s/>(Evo Morales) </text:span><text:span text:style-name="T4">於今年</text:span><text:span text:style-name="T6">11</text:span><text:span text:style-name="T4">月</text:span><text:span text:style-name="T6">10</text:span><text:span text:style-name="T4">日遭受武裝政變，流亡墨西哥</text:span><text:span text:style-name="T6"><text:s/>(</text:span><text:span text:style-name="T4">譯者按：</text:span><text:span text:style-name="T6">12</text:span><text:span text:style-name="T4">月</text:span><text:span text:style-name="T6">12</text:span><text:span text:style-name="T4">日，莫拉萊斯獲得阿根廷政治庇護</text:span><text:span text:style-name="T6">)</text:span><text:span text:style-name="T4">。被迫流亡前，莫拉萊斯致力於改善長年飽受摧殘的玻利維亞經濟與社會之民主實踐。</text:span><text:span text:style-name="T6"><text:line-break/><text:line-break/></text:span><text:span text:style-name="T4">了解玻利維亞的歷史，對於理解其現狀是很重要的。它過去飽受一連串軍事政變之傷害，而這些政變，大多由代表跨國採礦公司利益的軍方與大財團所發動。一開始，主要是錫礦公司。後來，發展電動車不可或缺的豐富鋰礦，遂成為其原罪。</text:span><text:span text:style-name="T6"><text:line-break/><text:line-break/></text:span><text:span text:style-name="T4">莫拉萊斯在位</text:span><text:span text:style-name="T6">13</text:span><text:span text:style-name="T4">年，建立起一套不同於往昔的天然資源政策國家體系；他主張玻國豐富的自然資源必須貢獻於改善玻國人民的生活，而非圖利跨國企業。莫拉萊斯的政見承諾頗具成效，例如玻利維亞的貧窮人口大幅減少，各項民生指標也有明顯改善，其主要方法就是把天然資源國有化，藉其豐厚收益來提昇社會民生發展。這項作法卻嚴重激怒各大跨國企業，把莫拉萊斯一狀告上法庭。</text:span><text:span text:style-name="T6"><text:line-break/><text:line-break/></text:span><text:span text:style-name="T4">過去幾年，莫拉萊斯特別致力於增加公共投資鋰礦開採，國庫獲得巨大收益以改善一般人的生活。副總統</text:span><text:span text:style-name="T6">Álvaro García Linera </text:span><text:span text:style-name="T4">曾經說：「鋰將餵飽全世界」。但是，莫拉萊斯的國有化政策卻一直無法與西方跨國公司達成協議，於是轉而與中國尋求合作，而這也使得玻利維亞走進西方與中國的新冷戰之中，從而導致這場軍事政變。</text:span><text:span text:style-name="T6"><text:line-break/><text:line-break/>2006</text:span><text:span text:style-name="T4">年，當莫拉萊斯及其所屬政黨</text:span><text:span text:style-name="T6">--</text:span><text:span text:style-name="T4">「爭取社會主義運動黨」取得政權後，便立即著手改變過去長期以來跨國公司的掠奪竊取資源行為，其中包括瑞士嘉能可公司</text:span><text:span text:style-name="T6"><text:s/>(Glencore)</text:span><text:span text:style-name="T4">、印度的金達爾鋼鐵電力有限公司</text:span><text:span text:style-name="T6">(Jindal Steel &amp;; Power)</text:span><text:span text:style-name="T4">、泛美能源公司</text:span><text:span text:style-name="T6"><text:s/>(Pan American Energy)</text:span><text:span text:style-name="T4">、加拿大南美銀業公司</text:span><text:span text:style-name="T6">(South American Silver</text:span><text:span text:style-name="T4">，即今之加拿大礦業公司</text:span><text:span text:style-name="T6">--TriMetals Mining) </text:span><text:span text:style-name="T4">等等，莫拉萊斯清楚告訴他們，過去行之已久的商業模式已不可能再繼續下去。然而，這些大財團依舊根據舊契約行事，並且對莫拉萊斯政府提出控告</text:span><text:span text:style-name="T6"><text:s/>(</text:span><text:span text:style-name="T4">譯者按：相關細節略</text:span><text:span text:style-name="T6">) </text:span><text:span text:style-name="T4">，獲得鉅額賠償。</text:span><text:span text:style-name="T6"><text:line-break/><text:line-break/></text:span><text:span text:style-name="T4">但是，就如</text:span><text:span text:style-name="T6">2014</text:span><text:span text:style-name="T4">年金融時報一篇分析報導所指出，莫拉萊斯的國有化政策，成功地增加玻國三倍以上的國家財富，外匯存底亦大幅增加。</text:span><text:span text:style-name="T6"><text:line-break/><text:line-break/></text:span><text:span text:style-name="T4">莫拉萊斯的改革成功關鍵就在於玻國烏尤尼鹽沼</text:span><text:span text:style-name="T6"><text:s/>(Salar de Uyuni salt flats) </text:span><text:span text:style-name="T4">蘊藏量佔世界七成的鋰礦，更是未來世代發展電動車所不可或缺。但是，玻利維亞缺乏開採鋰礦的高度複雜技術與設備，它需要大量資金，更需要專家。</text:span><text:span text:style-name="T6"><text:line-break/><text:line-break/></text:span><text:span text:style-name="T4">但是，莫拉萊斯堅持，外國投資者必須和玻國的國立礦業公司</text:span><text:span text:style-name="T6">Comibol </text:span><text:span text:style-name="T4">及國家鋰礦公司</text:span><text:span text:style-name="T6"><text:s/>Yacimientos de Litio Bolivianos (</text:span><text:span text:style-name="T4">簡稱</text:span><text:span text:style-name="T6"><text:s/>YLB) </text:span><text:span text:style-name="T4">平起平坐。</text:span><text:span text:style-name="T6">2018</text:span><text:span text:style-name="T4">年，德國的機械製造公司</text:span><text:span text:style-name="T6">--ACI Systems</text:span><text:span text:style-name="T4">曾與玻國政府達成協議，後來因故招致烏尤尼鹽沼當地居民抗議，玻國遂於今年</text:span><text:span text:style-name="T6"><text:s/>(2019</text:span><text:span text:style-name="T4">年</text:span><text:span text:style-name="T6">) 11</text:span><text:span text:style-name="T4">月</text:span><text:span text:style-name="T6">4</text:span><text:span text:style-name="T4">日</text:span><text:span text:style-name="T6"><text:s/>(</text:span><text:span text:style-name="T4">亦即軍事政變前七天</text:span><text:span text:style-name="T6">) </text:span><text:span text:style-name="T4">取消雙方合約。</text:span><text:span text:style-name="T6"><text:line-break/><text:line-break/></text:span><text:span text:style-name="T4">另一方面，中國的新疆特變電工集團有限公司、中國機械設備工程公司以及中國的天齊鋰業，則和玻國的</text:span><text:span text:style-name="T6">YLB </text:span><text:span text:style-name="T4">順利達成合作共識，中玻雙方均樂於嚐試一種關於鋰礦開採與獲利分配的新政策，其所造成之巨大影響力，完全不是西方各大跨國企業所能接受。比方說，美國的特斯拉公司以及加拿大的</text:span><text:span text:style-name="T6">Pure Energy Minerals </text:span><text:span text:style-name="T4">公司都曾對於取得玻國鋰礦股份表達高度興趣，但他們卻根本不願考慮莫拉萊斯所提出的獲利配套措施。</text:span><text:span text:style-name="T6"><text:line-break/><text:line-break/></text:span><text:span text:style-name="T4">多年來，莫拉萊斯儼然成為西方跨國企業的眼中釘，非除去不可。政變後，特斯拉股價以天文數字般的幅度飆漲。</text:span></text:p>
      <text:p text:style-name="P5"><text:span text:style-name="T3">陳真</text:span><text:span text:style-name="T4"><text:s/>  |  2019.12.16 10:44   |   </text:span><text:a xlink:type="simple" xlink:href="http://palinfo.habago.org/Entry?Command=Information_PrintForum&amp;iPage=1#FORUM38239"><text:span text:style-name="T5">#</text:span></text:a></text:p>
      <text:p text:style-name="P7"><text:span text:style-name="T4">聲援阿桑吉站樁記實</text:span><text:span text:style-name="T6"><text:s/>(</text:span><text:span text:style-name="T4">五</text:span><text:span text:style-name="T6">)<text:line-break/><text:line-break/></text:span><text:span text:style-name="T4">陳真</text:span><text:span text:style-name="T6"><text:line-break/>2019. 12. 14.<text:line-break/><text:line-break/><text:line-break/></text:span><text:span text:style-name="T4">今天來到</text:span><text:span text:style-name="T6"><text:s/>AIT </text:span><text:span text:style-name="T4">聲援阿桑吉，參與靜站者一共</text:span><text:span text:style-name="T6">7</text:span><text:span text:style-name="T4">人。不過，警察、便衣及特務倒是很多，世主算了一下，大約有</text:span><text:span text:style-name="T6">33</text:span><text:span text:style-name="T4">個，如臨大敵。</text:span><text:span text:style-name="T6">AIT</text:span><text:span text:style-name="T4">裡頭，想必更多埋伏。</text:span><text:span text:style-name="T6"><text:line-break/><text:line-break/></text:span><text:span text:style-name="T4">現場風很大，有點冷。陰冷的天氣，很像英國的尋常日子。我只穿著一件短袖</text:span><text:span text:style-name="T6">T</text:span><text:span text:style-name="T4">恤，藉著寒風不適，想讓自己減少一點憂愁。</text:span><text:span text:style-name="T6"><text:line-break/><text:line-break/></text:span><text:span text:style-name="T4">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6"><text:line-break/><text:line-break/></text:span><text:span text:style-name="T4">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6"><text:line-break/><text:line-break/></text:span><text:span text:style-name="T4">不過，說到底，每個月的靜站，與其說是獻給世界的一點時光，不如說是送給自己的寧靜片刻。古人說「格物致知」，現代人忙到連「格」地上一片落葉的時間和心情也沒有。</text:span><text:span text:style-name="T6"><text:line-break/><text:line-break/></text:span><text:span text:style-name="T4">一群警察在我身邊「陪站」，他們很起勁地聊天，爭相聊著一些生活話題，感覺很像幼兒園的一群小朋友，讓我當下心裏有點感動。於是，我好奇轉頭問了身邊一位警察說「可以請教你總統要投票給誰嗎？」</text:span><text:span text:style-name="T6"><text:line-break/><text:line-break/></text:span><text:span text:style-name="T4">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6"><text:line-break/><text:line-break/></text:span><text:span text:style-name="T4">再過兩個月，阿桑吉就要面臨引渡審判，但願他仍有餘生，再伴我一回，給這世界帶來更多希望和勇氣。</text:span></text:p>
      <text:p text:style-name="P5"><text:span text:style-name="T3">陳真</text:span><text:span text:style-name="T4"><text:s/>  |  2019.12.16 00:07   |   </text:span><text:a xlink:type="simple" xlink:href="http://palinfo.habago.org/Entry?Command=Information_PrintForum&amp;iPage=1#FORUM38238"><text:span text:style-name="T5">#</text:span></text:a></text:p>
      <text:p text:style-name="P6"><text:span text:style-name="T4">謝謝萬康，這題我就略過不表了，畢竟一個人不可能說出比他的</text:span><text:span text:style-name="T6"><text:s/>"</text:span><text:span text:style-name="T4">作品</text:span><text:span text:style-name="T6">" </text:span><text:span text:style-name="T4">所能說出更多的東西。</text:span><text:span text:style-name="T6"><text:line-break/><text:line-break/></text:span><text:span text:style-name="T4">維根斯坦說：</text:span><text:span text:style-name="T6">"</text:span><text:span text:style-name="T4">當人們說這樣那樣時，究竟他心裡意味著什麼？這事最能吸引我的心。</text:span><text:span text:style-name="T6">"<text:line-break/><text:line-break/></text:span><text:span text:style-name="T4">對此我亦頗有同感。人們說了些</text:span><text:span text:style-name="T6"><text:s/>"</text:span><text:span text:style-name="T4">什麼</text:span><text:span text:style-name="T6">"</text:span><text:span text:style-name="T4">，這倒沒什麼；重要的不是他的話語</text:span><text:span text:style-name="T6"><text:s/>"</text:span><text:span text:style-name="T4">本身</text:span><text:span text:style-name="T6">"</text:span><text:span text:style-name="T4">，而是</text:span><text:span text:style-name="T6"><text:s/>"</text:span><text:span text:style-name="T4">意味</text:span><text:span text:style-name="T6">"(what does he mean by...)</text:span><text:span text:style-name="T4">。說起</text:span><text:span text:style-name="T6"><text:s/>"</text:span><text:span text:style-name="T4">意味</text:span><text:span text:style-name="T6">"</text:span><text:span text:style-name="T4">，那就是詩一般、心裏面的事了。</text:span><text:span text:style-name="T6"><text:line-break/><text:line-break/></text:span><text:span text:style-name="T4">並非說心裏世界不可理解，而是說它難以言喻。人能偽裝任何行為，卻無法偽裝一顆心，心裏面的事就跟氣味一樣，自然散發，無從掩藏，無法造假。它能否被理解，也許終究是在於心靈之間的高低遠近；近者相吸，遠者相斥；高者能見低者，反之卻不然。就如同神知道我們在想什麼，但我們卻猜不透神的心意。</text:span><text:span text:style-name="T6"><text:line-break/><text:line-break/></text:span><text:span text:style-name="T4">我喜歡藝術，因為哪怕是數千年前的古人，他能讓我相信，他確實能夠理解一個數千年之後如同我一般的人無從告解的心。在理解中，我們得著安慰，從而也獲得勇氣。</text:span><text:span text:style-name="T6"><text:line-break/><text:line-break/></text:span><text:span text:style-name="T4">另外，大會報告：</text:span><text:span text:style-name="T6"><text:line-break/><text:line-break/></text:span><text:span text:style-name="T4">正王每周一在</text:span><text:span text:style-name="T6"><text:s/>AIT </text:span><text:span text:style-name="T4">靜站聲援阿桑吉，他說，希望訴求對象是</text:span><text:span text:style-name="T6">AIT</text:span><text:span text:style-name="T4">上班的老美，因此，明天</text:span><text:span text:style-name="T6">(12</text:span><text:span text:style-name="T4">月</text:span><text:span text:style-name="T6">16</text:span><text:span text:style-name="T4">日</text:span><text:span text:style-name="T6">)</text:span><text:span text:style-name="T4">原本下午一點到三點的靜站，改成早上八點半到十點半。</text:span><text:span text:style-name="T6"><text:line-break/><text:line-break/></text:span><text:span text:style-name="T4">歡迎參加。</text:span><text:span text:style-name="T6"><text:line-break/><text:line-break/></text:span><text:span text:style-name="T4">那天</text:span><text:span text:style-name="T6">(14</text:span><text:span text:style-name="T4">日靜站</text:span><text:span text:style-name="T6">)</text:span><text:span text:style-name="T4">，帶頭的警官問起正王，還幫我們清點抗議人數。我說，</text:span><text:span text:style-name="T6">"</text:span><text:span text:style-name="T4">天啊！你們動員這麼多</text:span><text:span text:style-name="T6">(33</text:span><text:span text:style-name="T4">個</text:span><text:span text:style-name="T6">)</text:span><text:span text:style-name="T4">警察和便衣來做什麼？</text:span><text:span text:style-name="T6">" </text:span><text:span text:style-name="T4">警官回答說：</text:span><text:span text:style-name="T6">"</text:span><text:span text:style-name="T4">聽說你們要來八個人</text:span><text:span text:style-name="T6">"(</text:span><text:span text:style-name="T4">實際到場</text:span><text:span text:style-name="T6">7</text:span><text:span text:style-name="T4">人</text:span><text:span text:style-name="T6">)</text:span><text:span text:style-name="T4">。我心裏想，這是哪門子回答？這是一打四或一打五的概念嗎？以為我們是葉問嗎？要是巴勒網不是來</text:span><text:span text:style-name="T6">7</text:span><text:span text:style-name="T4">人，而是來</text:span><text:span text:style-name="T6">70</text:span><text:span text:style-name="T4">人，難道台北市全部警力都要調派來？</text:span><text:span text:style-name="T6"><text:line-break/><text:line-break/></text:span><text:span text:style-name="T4">我反問警官：</text:span><text:span text:style-name="T6">"</text:span><text:span text:style-name="T4">你是怕我們帶汽油彈來嗎？</text:span><text:span text:style-name="T6">" </text:span><text:span text:style-name="T4">警官笑笑說</text:span><text:span text:style-name="T6"><text:s/>"</text:span><text:span text:style-name="T4">不會啦</text:span><text:span text:style-name="T6">"</text:span><text:span text:style-name="T4">。我說，</text:span><text:span text:style-name="T6">"</text:span><text:span text:style-name="T4">我們只會靜靜站著，不會有其它動作。我們如果真的想要有其它作為，就會事先公開明確表達。你們不用擔心。</text:span><text:span text:style-name="T6">"</text:span></text:p>
      <text:p text:style-name="P5"><text:span text:style-name="T3">張萬康</text:span><text:span text:style-name="T4"><text:s/>  |  2019.12.15 04:28   |   </text:span><text:a xlink:type="simple" xlink:href="http://palinfo.habago.org/Entry?Command=Information_PrintForum&amp;iPage=1#FORUM38237"><text:span text:style-name="T5">#</text:span></text:a></text:p>
      <text:p text:style-name="P6"><text:span text:style-name="T4">陳真，你和板友的文章，很多人閱讀，只是不便出聲。你寫的東西是一種觀點的分享，也是指引，也是許多人心靈安慰之所需。我潛水很久才在前陣子發文，還有許多朋友也是在潛水。我們盡量不出聲，是怕打擾你的碎碎唸，就像音樂家在演奏，底下的人想咳嗽也得忍著。同時也高興有些朋友能留言與你交流，交陪，這裡除了你在獨奏也偶有三重奏四重奏，倒也不賴。我們這批潛水者，沒留言或很少留言，原因之一也是我們勇氣不夠，怕被監視、貼標籤</text:span><text:span text:style-name="T6">……</text:span><text:span text:style-name="T4">這些麻煩在臉書上很多人都遭遇過，因臉書有個功能是，你給誰按讚、留言，你的朋友們都會看見。若雪板雖非臉書，亦有公開的性質，請諒解大家多半只想閱讀而忍住留言給你（們）。</text:span><text:span text:style-name="T6"><text:line-break/><text:line-break/></text:span><text:span text:style-name="T4">你的碎碎唸，自言自語般的寫啊寫的，至為可貴的在於真誠，謙卑。即使你有時罵世人智慧很不夠，這與自大一點關聯也沒，更不是傷人，只是類似一種著急，希望病患知道你開的藥方好、快把藥吃了。你的上一篇文章，堪稱至優散文，雖然你並沒有想要寫出什麼文學，但所謂作家大多寫不出這麼鬆靜又暗藏疏放的抒情感傷小品，像是喝了點小酒反而清醒輕鬆。（只是比喻。你好像菸酒都沒沾，我這人則是不喝酒只抽煙）</text:span><text:span text:style-name="T6"><text:line-break/><text:line-break/></text:span><text:span text:style-name="T4">基於怕事兒，恕我不能公開說我將把總統選票投給誰。我追隨你朝他聊天的那位警察。哇哈哈哈哈哈哈哈哈。</text:span><text:span text:style-name="T6"><text:line-break/></text:span></text:p>
      <text:p text:style-name="P5"><text:span text:style-name="T3">陳真</text:span><text:span text:style-name="T4"><text:s/>  |  2019.12.15 02:21   |   </text:span><text:a xlink:type="simple" xlink:href="http://palinfo.habago.org/Entry?Command=Information_PrintForum&amp;iPage=1#FORUM38236"><text:span text:style-name="T5">#</text:span></text:a></text:p>
      <text:p text:style-name="P7"><text:span text:style-name="T4">今天來到</text:span><text:span text:style-name="T6"><text:s/>AIT </text:span><text:span text:style-name="T4">聲援阿桑吉，參與靜站者一共</text:span><text:span text:style-name="T6">7</text:span><text:span text:style-name="T4">人。不過，警察、便衣及特務倒是很多，世主算了一下，大約有</text:span><text:span text:style-name="T6">33</text:span><text:span text:style-name="T4">個，如臨大敵。</text:span><text:span text:style-name="T6">AIT</text:span><text:span text:style-name="T4">裡頭，想必更多埋伏。</text:span><text:span text:style-name="T6"><text:line-break/><text:line-break/></text:span><text:span text:style-name="T4">現場風很大，有點冷。陰冷的天氣，很像英國的尋常日子。我只穿著一件短袖</text:span><text:span text:style-name="T6">T</text:span><text:span text:style-name="T4">恤，藉著寒風不適，想讓自己減少一點憂愁。</text:span><text:span text:style-name="T6"><text:line-break/><text:line-break/></text:span><text:span text:style-name="T4">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6"><text:line-break/><text:line-break/></text:span><text:span text:style-name="T4">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6"><text:line-break/><text:line-break/></text:span><text:span text:style-name="T4">不過，說到底，每個月的靜站，與其說是獻給世界的一點時光，不如說是送給自己的寧靜片刻。古人說「格物致知」，現代人忙到連「格」地上一片落葉的時間和心情也沒有。</text:span><text:span text:style-name="T6"><text:line-break/><text:line-break/></text:span><text:span text:style-name="T4">一群警察在我身邊「陪站」，他們很起勁地聊天，爭相聊著一些生活話題，感覺很像幼兒園的一群小朋友，讓我當下心裏有點感動。於是，我好奇轉頭問了身邊一位警察說「可以請教你總統要投票給誰嗎？」</text:span><text:span text:style-name="T6"><text:line-break/><text:line-break/></text:span><text:span text:style-name="T4">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6"><text:line-break/><text:line-break/></text:span><text:span text:style-name="T4">再過兩個月，阿桑吉就要面臨引渡審判，但願他仍有餘生，再伴我一回，給這世界帶來更多希望和勇氣。</text:span></text:p>
      <text:p text:style-name="P5"><text:span text:style-name="T3">林炤育</text:span><text:span text:style-name="T4"><text:s/>  |  2019.12.14 13:04   |   </text:span><text:a xlink:type="simple" xlink:href="http://palinfo.habago.org/Entry?Command=Information_PrintForum&amp;iPage=1#FORUM38234"><text:span text:style-name="T5">#</text:span></text:a></text:p>
      <text:p text:style-name="P6"><text:span text:style-name="T6">1</text:span><text:span text:style-name="T4">、</text:span><text:span text:style-name="T6"><text:line-break/></text:span><text:span text:style-name="T4">據外交部網站</text:span><text:span text:style-name="T6">12</text:span><text:span text:style-name="T4">月</text:span><text:span text:style-name="T6">10</text:span><text:span text:style-name="T4">日消息，在當天例行記者會上，有記者向華春瑩提問稱，你昨天說，新疆教育培訓中心的人數是動態的，無法提供具體數字。那麼能不能公佈另一個數字，那就是新疆現在有多少個教育培訓中心？</text:span><text:span text:style-name="T6"><text:line-break/><text:line-break/></text:span><text:span text:style-name="T4">華春瑩：我先問問你，關於我昨天說到的那兩個暴恐紀錄片，還有昨天上午國新辦舉行的發布會，你們報導了沒有？報得怎麼樣？</text:span><text:span text:style-name="T6"><text:line-break/><text:line-break/></text:span><text:span text:style-name="T4">記者：有報導，但不是我報的。</text:span><text:span text:style-name="T6"><text:line-break/><text:line-break/></text:span><text:span text:style-name="T4">華春瑩：我希望你們的報導能讓中國民眾對你所在的新聞機構產生更多信任和好感。在涉疆問題上如何報導、能不能真正秉持客觀公正的立場，其實是對你們新聞媒體自身信譽度的考驗，或者說一個試金石。你同不同意？</text:span><text:span text:style-name="T6"><text:line-break/><text:line-break/></text:span><text:span text:style-name="T4">（記者點頭）</text:span><text:span text:style-name="T6"><text:line-break/><text:line-break/></text:span><text:span text:style-name="T4">華春瑩：至於你提到的數字問題，這也代表了西方媒體的關注。新疆方面負責人昨天介紹了新疆民族團結、社會穩定、經濟發展各方面情況，但是你們只關注教培中心這一個點。昨天的發布會其實已回答了這個問題，你們有記者去的話其實應該得到了答案。</text:span><text:span text:style-name="T6"><text:line-break/><text:line-break/></text:span><text:span text:style-name="T4">據我了解，參加職業技能教育培訓中心的人數的確是動態的，有出有進。下一步，為滿足基層幹部群眾提高素質的願望，新疆將本著尊重意願、自主選擇、分類培訓、來去自由的原則，對有意願、有需求的村幹部、農村黨員、農牧民、初高中未就業畢業生等進行日常性、常態化、開放式的教育培訓，內容包括國家通用語言文字、法律知識、職業技能等，根據培訓內容，時間可長可短。</text:span><text:span text:style-name="T6"><text:line-break/><text:line-break/></text:span><text:span text:style-name="T4">華春瑩表示，你們</text:span><text:span text:style-name="T6">(</text:span><text:span text:style-name="T4">記者</text:span><text:span text:style-name="T6">)</text:span><text:span text:style-name="T4">也非常關心涉疆問題，當有一些別有用心的撒謊者撒著關於涉疆問題的彌天大謊時，你們趨之若鶩，而當新疆的事實和真相展現在我們面前時，你們卻避之唯恐不及，這是為什麼</text:span><text:span text:style-name="T6">?</text:span><text:span text:style-name="T4">「你們在擔心什麼，你們在害怕什麼</text:span><text:span text:style-name="T6">?</text:span><text:span text:style-name="T4">」你們難道真的不願意靜下心來認真做一些反思嗎</text:span><text:span text:style-name="T6">?<text:line-break/><text:line-break/></text:span><text:span text:style-name="T4">華春瑩提到，面對這樣的事實，西方主流媒體和美國、歐洲一些對中國治疆政策橫加指責的人，「難道真的可以無動於衷嗎</text:span><text:span text:style-name="T6">?</text:span><text:span text:style-name="T4">他們的良心沒有受到任何譴責嗎</text:span><text:span text:style-name="T6">?</text:span><text:span text:style-name="T4">」華春瑩強調，不管你們</text:span><text:span text:style-name="T6">(</text:span><text:span text:style-name="T4">記者</text:span><text:span text:style-name="T6">)</text:span><text:span text:style-name="T4">報還是沒有報，不管你們想報還是不想報，關於新疆的事實和真相都在那裡，「鐵證如山」。</text:span><text:span text:style-name="T6"><text:line-break/><text:line-break/></text:span><text:span text:style-name="T4">華春瑩認為，作為媒體有這樣的社會責任，客觀公正地為讀者觀眾呈現最基本的事實和真相，而不是先入為主地選擇性失聰失明，誤導受眾。</text:span><text:span text:style-name="T6"><text:line-break/><text:line-break/>2</text:span><text:span text:style-name="T4">、</text:span><text:span text:style-name="T6"><text:line-break/></text:span><text:span text:style-name="T4">華春瑩：熊貓塊頭很大</text:span><text:span text:style-name="T6"><text:s/></text:span><text:span text:style-name="T4">但它會比禿鷹更危險嗎？</text:span><text:span text:style-name="T6">&amp;;#124;<text:line-break/>https://youtu.be/bav3mheMgKk<text:line-break/><text:line-break/></text:span><text:span text:style-name="T4">美軍印太司令部司令戴維森、美國駐華大使日前就新疆問題發出聲明。對此，中國外交部發言人華春瑩</text:span><text:span text:style-name="T6">10</text:span><text:span text:style-name="T4">日批評，對於美方有關人士的言論，再次提醒一個事實，「美國不僅是當今世界的超級大國，還是超級謊言製造者和散播者。」</text:span><text:span text:style-name="T6"><text:line-break/><text:line-break/></text:span><text:span text:style-name="T4">中國外交部</text:span><text:span text:style-name="T6">10</text:span><text:span text:style-name="T4">日的例行記者會上，有記者問及美軍印太司令部司令戴維森</text:span><text:span text:style-name="T6">7</text:span><text:span text:style-name="T4">日就南海、知識產權、</text:span><text:span text:style-name="T6">5G</text:span><text:span text:style-name="T4">網路等議題發表攻擊中國的言論，稱這些領域存在「中國威脅」。此外，戴維森還稱，中國政府給新疆維吾爾族人帶去了痛苦。美國駐華大使</text:span><text:span text:style-name="T6">10</text:span><text:span text:style-name="T4">日也發聲明呼籲中國改善新疆少數民族人權狀況。</text:span><text:span text:style-name="T6"><text:line-break/><text:line-break/></text:span><text:span text:style-name="T4">華春瑩表示，美方一些人對中國新疆維吾爾族表現出了異乎尋常的關心，但他們似乎忘記了，美國是這個世界上唯一針對穆斯林群體頒布「禁穆令」的國家；近年來美國以反恐為由，在伊拉克、敘利亞、利比亞、阿富汗等國挑起戰亂，造成數以百萬計無辜民眾傷亡，而這些遭殃的國家無一例外都是穆斯林國家。</text:span><text:span text:style-name="T6"><text:line-break/><text:line-break/></text:span><text:span text:style-name="T4">據美方調查的結果，</text:span><text:span text:style-name="T6">75%</text:span><text:span text:style-name="T4">的美國成年穆斯林表示美國社會存在大量對穆斯林的歧視，</text:span><text:span text:style-name="T6">69%</text:span><text:span text:style-name="T4">的普通公眾也持相同觀點；且</text:span><text:span text:style-name="T6">50%</text:span><text:span text:style-name="T4">的美國穆斯林認為，近年來在美國做一名穆斯林變得更加困難。華春瑩說，「穆斯林一直都是美國最受歧視的群體。」</text:span><text:span text:style-name="T6"><text:line-break/><text:line-break/></text:span><text:span text:style-name="T4">她又提到，維吾爾族是中國</text:span><text:span text:style-name="T6">56</text:span><text:span text:style-name="T4">個民族大家庭的一員，這個族群和中國其他</text:span><text:span text:style-name="T6">55</text:span><text:span text:style-name="T4">個民族人民「就像石榴籽一樣緊緊地團結在一起」，過著越來越好的生活，充分享受著中國憲法賦予的各項權利和自由。中國同世界上的廣大穆斯林國家也擁有友好緊密的關係。</text:span><text:span text:style-name="T6"><text:line-break/><text:line-break/></text:span><text:span text:style-name="T4">華春瑩強調，對於上述言論，美方羨慕是可以理解的，但是如果美方造謠、抹黑、污衊，這是不能接受的。</text:span><text:span text:style-name="T6"><text:line-break/><text:line-break/>3</text:span><text:span text:style-name="T4">、</text:span><text:span text:style-name="T6"><text:line-break/></text:span><text:span text:style-name="T4">這樣的美國，能和中國相提並論嗎？</text:span><text:span text:style-name="T6"><text:line-break/><text:line-break/>11</text:span><text:span text:style-name="T4">月</text:span><text:span text:style-name="T6">27</text:span><text:span text:style-name="T4">日，外交部發言人耿爽主持例行記者會。</text:span><text:span text:style-name="T6"><text:line-break/><text:line-break/></text:span><text:span text:style-name="T4">有記者問：據報導，美國駐德國大使格雷內爾</text:span><text:span text:style-name="T6">25</text:span><text:span text:style-name="T4">日發表聲明稱</text:span><text:span text:style-name="T6"><text:s/>“</text:span><text:span text:style-name="T4">中美無法在道德上相提並論</text:span><text:span text:style-name="T6">”</text:span><text:span text:style-name="T4">。格雷內爾還表示，把美國政府同中國共產黨進行比較，這是對美國的侮辱，也是對中國民眾的侮辱。你對此有何評論？</text:span><text:span text:style-name="T6"><text:line-break/><text:line-break/></text:span><text:span text:style-name="T4">耿爽回答：美國的一些政客和官員隔三差五就要出來叫一叫、跳一跳，抹黑攻擊中國。他們的拙劣表演充分暴露出其不可告人的險惡用心和政治企圖。</text:span><text:span text:style-name="T6"><text:line-break/><text:line-break/></text:span><text:span text:style-name="T4">美國確實無法在道德層面同中國相提並論。在國際社會大家庭裡，中國始終維護和平，促進發展，堅守道義，同各國攜手構建人類命運共同體。美國卻損人利己，唯我獨尊，背信棄義，在世界上大搞順我者昌，逆我者亡。</text:span><text:span text:style-name="T6"><text:line-break/><text:line-break/></text:span><text:span text:style-name="T4">耿爽指出，第一，中國始終是世界和平的建設者。中國堅持走和平發展道路，積極為維護世界和平穩定貢獻智慧力量。截至去年底，中國累計派出聯合國維和人員近</text:span><text:span text:style-name="T6">4</text:span><text:span text:style-name="T4">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span><text:span text:style-name="T6"><text:line-break/><text:line-break/></text:span><text:span text:style-name="T4">反觀美國，可謂是世界動盪不安的製造者。在阿富汗、伊拉克、利比亞、敘利亞等國燃起戰火，給當地百姓留下了無法彌合的傷痛。赤裸裸干涉他國內政，在亞非地區遙控</text:span><text:span text:style-name="T6">“</text:span><text:span text:style-name="T4">阿拉伯之春</text:span><text:span text:style-name="T6">”</text:span><text:span text:style-name="T4">，在歐亞導演</text:span><text:span text:style-name="T6">“</text:span><text:span text:style-name="T4">顏色革命</text:span><text:span text:style-name="T6">”</text:span><text:span text:style-name="T4">，在世界各地搞</text:span><text:span text:style-name="T6">“</text:span><text:span text:style-name="T4">和平演變</text:span><text:span text:style-name="T6">”</text:span><text:span text:style-name="T4">，已經成為全球最大的不穩定因素。</text:span><text:span text:style-name="T6"><text:line-break/><text:line-break/></text:span><text:span text:style-name="T4">第二，中國始終是全球發展的貢獻者。中國堅持對外開放，互利共贏，同世界分享中國發展的機遇。中國堅定維護以世界貿易組織為核心的多邊貿易體制，致力於構建開放型世界經濟。作為世界第二大經濟體，中國對全球</text:span><text:span text:style-name="T6">GDP</text:span><text:span text:style-name="T4">增量的貢獻率已連續</text:span><text:span text:style-name="T6">10</text:span><text:span text:style-name="T4">年高達</text:span><text:span text:style-name="T6">34%</text:span><text:span text:style-name="T4">。</text:span><text:span text:style-name="T6">70</text:span><text:span text:style-name="T4">年來，中國共向</text:span><text:span text:style-name="T6">166</text:span><text:span text:style-name="T4">個國家和國際組織提供近</text:span><text:span text:style-name="T6">4000</text:span><text:span text:style-name="T4">億元人民幣援助，為</text:span><text:span text:style-name="T6">120</text:span><text:span text:style-name="T4">多個發展中國家提供了力所能及的幫助。共建</text:span><text:span text:style-name="T6">“</text:span><text:span text:style-name="T4">一帶一路</text:span><text:span text:style-name="T6">”</text:span><text:span text:style-name="T4">倡議提出</text:span><text:span text:style-name="T6">6</text:span><text:span text:style-name="T4">年來，獲得了國際社會的高度認同和積極響應，取得了一大批早期收穫，已經成為當今世界最受歡迎的公共產品和規模最大的經濟合作平台。反觀美國，可謂是霸凌行徑的操弄者。處處奉行</text:span><text:span text:style-name="T6">“</text:span><text:span text:style-name="T4">美國優先</text:span><text:span text:style-name="T6">”</text:span><text:span text:style-name="T4">，只想佔他人便宣。在與別國貿易往來中，一言不合就加徵關稅。在國際金融體系中，濫用美元壟斷地位，動不動對他國實施單邊制裁和長臂管轄。還動用國家力量編造</text:span><text:span text:style-name="T6">“</text:span><text:span text:style-name="T4">莫須有</text:span><text:span text:style-name="T6">”</text:span><text:span text:style-name="T4">的罪名，打壓特定國家和特定企業。美國自己不願投入，卻千方百計干擾破壞中國和其他國家開展合作。</text:span><text:span text:style-name="T6"><text:line-break/><text:line-break/></text:span><text:span text:style-name="T4">第三，中國始終是國際秩序的維護者。中國高舉多邊主義旗幟，堅定維護以聯合國為核心的國際體系、以國際法為基礎的國際秩序，推動構建人類命運共同體。中國迄今參加了</text:span><text:span text:style-name="T6">100</text:span><text:span text:style-name="T4">多個政府間國際組織，簽署了超過</text:span><text:span text:style-name="T6">500</text:span><text:span text:style-name="T4">個多邊條約，中國為推動《巴黎協定》的全面達成和有效落實作出了突出貢獻。中國歷來按時足額繳納聯合國會費，支持聯合國為促進世界和平與發展發揮作用。中國積極推動落實聯合國</text:span><text:span text:style-name="T6">2030</text:span><text:span text:style-name="T4">年可持續發展議程，在</text:span><text:span text:style-name="T6">G20</text:span><text:span text:style-name="T4">杭州峰會期間，首次將發展議題納入全球宏觀政策協調框架之內，得到了廣大發展中國家的一致讚譽和好評。反觀美國，可謂是國際事務的攪局者。</text:span><text:span text:style-name="T6">2017</text:span><text:span text:style-name="T4">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text:span><text:span text:style-name="T6">10.55</text:span><text:span text:style-name="T4">億美元，使聯合國陷入了財政危機，甚至還在今年聯大期間宣稱</text:span><text:span text:style-name="T6">“</text:span><text:span text:style-name="T4">自己是民族主義者</text:span><text:span text:style-name="T6">”</text:span><text:span text:style-name="T4">，公然批評全球化。</text:span><text:span text:style-name="T6"><text:line-break/><text:line-break/></text:span><text:span text:style-name="T4">另外，我不得不說的是，格雷內爾先生試圖挑撥中國共產黨與中國人民的關係，極其陰險。新中國成立</text:span><text:span text:style-name="T6">70</text:span><text:span text:style-name="T4">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span><text:span text:style-name="T6"><text:line-break/><text:line-break/></text:span><text:span text:style-name="T4">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span><text:span text:style-name="T6"><text:line-break/><text:line-break/>4</text:span><text:span text:style-name="T4">、</text:span><text:span text:style-name="T6"><text:line-break/></text:span><text:span text:style-name="T4">他彷彿完全被厚厚的歷史灰塵層層包裹</text:span><text:span text:style-name="T6"><text:line-break/><text:line-break/></text:span><text:span text:style-name="T4">央視新聞客戶端</text:span><text:span text:style-name="T6">11</text:span><text:span text:style-name="T4">月</text:span><text:span text:style-name="T6">18</text:span><text:span text:style-name="T4">日消息，據報導，美國國務卿蓬佩奧</text:span><text:span text:style-name="T6">11</text:span><text:span text:style-name="T4">月</text:span><text:span text:style-name="T6">15</text:span><text:span text:style-name="T4">日發表演講時再次攻擊中國政治制度和內外政策。對此，中國外交部發言人耿爽在今天（</text:span><text:span text:style-name="T6">18</text:span><text:span text:style-name="T4">日）的例行記者會上表示，一段時間以來，蓬佩奧先生拿著一套老掉牙的劇本，四處拿中國說事，四處給中國抹黑，他的話充滿了意識形態的偏見，也充滿了對中國歷史和中國現狀的無知。他散佈的謬論與謊言在事實面前根本不值一駁，也會不攻自破。</text:span><text:span text:style-name="T6"><text:line-break/><text:line-break/></text:span><text:span text:style-name="T4">耿爽指出，冷戰已經結束快</text:span><text:span text:style-name="T6">30</text:span><text:span text:style-name="T4">年了，但蓬佩奧先生心中的冷戰似乎還未結束，他彷彿完全被厚厚的歷史灰塵層層包裹起來，看不到世界發展，聽不到人民呼聲，也感知不到時代的潮流，在這個年代裡用意識形態偏見和零和博弈思維來樹起對抗之牆，來挑撥各方關係，注定是徒勞無果也注定沒有出路。作為美國國務卿，我們希望蓬佩奧先生能夠摒棄冷戰零和思維，正確看待中國和中美關係，停止喋喋不休的反華聒噪，做一些與其身份相符，能夠促進中美關係發展的事情，而不是相反。</text:span></text:p>
      <text:p text:style-name="P5"><text:span text:style-name="T3">鄭豐遠</text:span><text:span text:style-name="T4"><text:s/>  |  2019.12.14 09:48   |   </text:span><text:a xlink:type="simple" xlink:href="http://palinfo.habago.org/Entry?Command=Information_PrintForum&amp;iPage=1#FORUM38233"><text:span text:style-name="T5">#</text:span></text:a></text:p>
      <text:p text:style-name="P6"><text:span text:style-name="T4">我要澄清一點，我並不是新疆問題能拿來和港台問題相比，我只是說人易於被洗腦的一種本性。</text:span></text:p>
      <text:p text:style-name="P5"><text:span text:style-name="T3">鄭豐遠</text:span><text:span text:style-name="T4"><text:s/>  |  2019.12.14 09:43   |   </text:span><text:a xlink:type="simple" xlink:href="http://palinfo.habago.org/Entry?Command=Information_PrintForum&amp;iPage=1#FORUM38232"><text:span text:style-name="T5">#</text:span></text:a></text:p>
      <text:p text:style-name="P7"><text:span text:style-name="T4">我幾天前貼的那個有關新疆的影片，如我所料已經被</text:span><text:span text:style-name="T6"><text:s/>Youtube </text:span><text:span text:style-name="T4">移除。該頻道</text:span><text:span text:style-name="T6"><text:s/>CGTN </text:span><text:span text:style-name="T4">後來又重新上傳了一份，但透過這樣一種讓你歸零的過程，一般人得多花許多心力才能再度看到。這就是</text:span><text:span text:style-name="T6"><text:s/>Youtube </text:span><text:span text:style-name="T4">的反華常規操作，這就是他們每天的日常工作。我不曉得一般人會不會以為我在胡言亂語，但不管你信不信，</text:span><text:span text:style-name="T6">Youtube </text:span><text:span text:style-name="T4">這個壟斷全世界網路影音的媒體，就是一個不折不扣的反華機器。</text:span><text:span text:style-name="T6"><text:line-break/><text:line-break/>CGTN </text:span><text:span text:style-name="T4">重新上傳的連結在這，如果有人還想看的話</text:span><text:span text:style-name="T6">:<text:line-break/>https://youtu.be/u4cYE6E27_g<text:line-break/>Fighting terrorism in Xinjiang<text:line-break/><text:line-break/></text:span><text:span text:style-name="T4">這個是續集</text:span><text:span text:style-name="T6"><text:s/>(</text:span><text:span text:style-name="T4">都有中文字幕</text:span><text:span text:style-name="T6">)</text:span><text:span text:style-name="T4">，我請大家花些時間看一看，對於那些從未關注過新疆議題的人，請你耐下心，用自己的理智去好好判斷和思考，看看這些到底只是中國政府的文宣武宣，還是指出了一些事實及本質</text:span><text:span text:style-name="T6">?<text:line-break/>https://youtu.be/fuj5yUNW7rg<text:line-break/>The Black Hand — ETIM and Terrorism in Xinjiang<text:line-break/><text:line-break/></text:span><text:span text:style-name="T4">這個影片裡有句話我覺得很有道理，它說</text:span><text:span text:style-name="T6"><text:s/>"(</text:span><text:span text:style-name="T4">面對新疆問題</text:span><text:span text:style-name="T6">)</text:span><text:span text:style-name="T4">，專家警告，任何試圖為這一問題尋求單一解答的嘗試，都可能導致更多的誤解</text:span><text:span text:style-name="T6">"</text:span><text:span text:style-name="T4">。</text:span><text:span text:style-name="T6"><text:line-break/><text:line-break/></text:span><text:span text:style-name="T4">話雖如此，一個人只能講他能講的事，我對新疆問題是外行，很多層面無法說，我只能說那些我感同身受的部份，也就是作為一個一般人，為何香港、台灣乃至新疆會有那麼多人相信那些邪門說法，進而甘於成為分裂社會的打手</text:span><text:span text:style-name="T6">?<text:line-break/><text:line-break/></text:span><text:span text:style-name="T4">反過來說，如果人真的就是這樣一種無法擺脫洗腦的生物，那麼在能力和資源有限的情況下，進行一種相對來說更良善、更健康、更有益於社會大多數人的洗腦或說教育，也不能說不是一種好的權宜決策，更遑論什麼迫害人權了。人權從來就不是一種非黑即白、全有全無的東西。當五分之一的國土，幾十年來幾千幾百場恐怖攻擊下，所有人連基本生存權和免於恐懼的權利都不存在的清況下，我不相信一個國家，特別是國力有限的中國能有多少選擇。我也不相信有哪個國家在相同的情況下能做得比中國更好</text:span><text:span text:style-name="T6"><text:s/>(</text:span><text:span text:style-name="T4">有的請它舉手</text:span><text:span text:style-name="T6">)</text:span><text:span text:style-name="T4">。</text:span></text:p>
      <text:p text:style-name="P5"><text:span text:style-name="T3">陳真</text:span><text:span text:style-name="T4"><text:s/>  |  2019.12.14 02:58   |   </text:span><text:a xlink:type="simple" xlink:href="http://palinfo.habago.org/Entry?Command=Information_PrintForum&amp;iPage=1#FORUM38231"><text:span text:style-name="T5">#</text:span></text:a></text:p>
      <text:p text:style-name="P6"><text:span text:style-name="T4">謝謝</text:span><text:span text:style-name="T6">qegg</text:span><text:span text:style-name="T4">，如你所說，一般人不會去查證，卻又往往講得煞有介事，對韓國瑜嘲笑這個，嘲笑那個，對此我常覺得很絕望：腦殘還有救嗎？一個人怎麼會笨到如此容易被愚弄與洗腦？然後還覺得自己很聰明似的，真是很難想像。</text:span><text:span text:style-name="T6"><text:line-break/><text:line-break/></text:span><text:span text:style-name="T4">腦殘可以與言嗎？我真的很納悶。</text:span><text:span text:style-name="T6"><text:line-break/><text:line-break/></text:span><text:span text:style-name="T4">巴勒網這版面很孤單，沒有半點綠意。並不是我禁止綠色生物發言，而是我從沒見過挺綠者有能力說出一點最基本的道理來，往往只會抹黑、謾罵，或是動用大量修辭，藉以不斷表態。</text:span><text:span text:style-name="T6"><text:line-break/><text:line-break/></text:span><text:span text:style-name="T4">表態是毫無意義的，因為重點並不是你的意向，而是當你採取某種意向時究竟是根據什麼理由。</text:span></text:p>
      <text:p text:style-name="P5"><text:span text:style-name="T3">陳真</text:span><text:span text:style-name="T4"><text:s/>  |  2019.12.14 02:48   |   </text:span><text:a xlink:type="simple" xlink:href="http://palinfo.habago.org/Entry?Command=Information_PrintForum&amp;iPage=1#FORUM38230"><text:span text:style-name="T5">#</text:span></text:a></text:p>
      <text:p text:style-name="P7"><text:span text:style-name="T4">卡韓政變</text:span><text:span text:style-name="T6"><text:s/>(203)</text:span><text:span text:style-name="T4">：摩天輪與挖石油哪裏草包了？</text:span><text:span text:style-name="T6"><text:line-break/><text:line-break/></text:span><text:span text:style-name="T4">陳真</text:span><text:span text:style-name="T6"><text:s/>2019.12. 13.<text:line-break/><text:line-break/><text:line-break/></text:span><text:span text:style-name="T4">答客問：</text:span><text:span text:style-name="T6"><text:line-break/><text:line-break/></text:span><text:span text:style-name="T4">問：韓國瑜提到愛情摩天輪及挖石油，這也是別人的抹黑？可是，我明明在電視上看到他這麼說。</text:span><text:span text:style-name="T6"><text:line-break/><text:line-break/></text:span><text:span text:style-name="T4">答：</text:span><text:span text:style-name="T6"><text:line-break/></text:span><text:span text:style-name="T4">這些政見有什麼問題呢？</text:span><text:span text:style-name="T6"><text:line-break/><text:line-break/></text:span><text:span text:style-name="T4">摩天輪是陳菊多年來的政見，八字都還沒一撇時，就為之大肆宣揚，還成立了一個</text:span><text:span text:style-name="T6"><text:s/>(</text:span><text:span text:style-name="T4">很可疑的</text:span><text:span text:style-name="T6">) </text:span><text:span text:style-name="T4">土地開發公司。摩天輪一事已經講了很多年，但不見下文，而這個土開公司，卻反而變成政治人事角力的核心。</text:span><text:span text:style-name="T6"><text:line-break/><text:line-break/></text:span><text:span text:style-name="T4">打造摩天輪，韓國瑜才是認真的。過去一年來，一些國外公司，例如英國和美國都有來找韓談投資，但港區土地非屬高雄，得中央同意。</text:span><text:span text:style-name="T6"><text:line-break/><text:line-break/></text:span><text:span text:style-name="T4">請看：</text:span><text:span text:style-name="T6"><text:line-break/><text:line-break/>https://www.storm.mg/article/1777181<text:line-break/><text:line-break/></text:span><text:span text:style-name="T4">還有，請看今天的新聞：</text:span><text:span text:style-name="T6"><text:line-break/><text:line-break/>https://bit.ly/34hWXIA<text:line-break/><text:line-break/></text:span><text:span text:style-name="T4">我不明白為何這樣一個政見、這樣一種建設計畫有何可笑或草包之處？民進黨睜眼說瞎話的抹黑能力，真是超乎想像。</text:span><text:span text:style-name="T6"><text:line-break/><text:line-break/></text:span><text:span text:style-name="T4">至於南海石油開發，其實也是中菲南海主權爭議的一個重點，該海域蘊藏豐富的石油、天然氣及可燃冰等等。中菲最近已達成合作開發協議：</text:span><text:span text:style-name="T6"><text:line-break/><text:line-break/>https://bit.ly/2RPzAUo<text:line-break/><text:line-break/></text:span><text:span text:style-name="T4">中國在兩年前也成功開採可燃冰：</text:span><text:span text:style-name="T6"><text:line-break/><text:line-break/>https://bit.ly/2YMXn8A<text:line-break/><text:line-break/></text:span><text:span text:style-name="T4">越南和俄羅斯也在南海挖石油：</text:span><text:span text:style-name="T6"><text:line-break/><text:line-break/>https://bit.ly/38Dhmve<text:line-break/><text:line-break/>https://bbc.in/2LT4KpT<text:line-break/><text:line-break/></text:span><text:span text:style-name="T4">台灣在</text:span><text:span text:style-name="T6">1981</text:span><text:span text:style-name="T4">年就去挖過。</text:span><text:span text:style-name="T6">2001</text:span><text:span text:style-name="T4">年阿扁當家，立法院責成經濟部和中油再度去太平島挖井探勘。二、三十年來，前前後後開鑿幾次，但似乎都半途而廢。</text:span><text:span text:style-name="T6"><text:line-break/><text:line-break/></text:span><text:span text:style-name="T4">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6"><text:line-break/><text:line-break/></text:span><text:span text:style-name="T4">簡單說，韓國瑜的這兩項說法，怎麼會是什麼可笑的草包政見呢？台灣如果能夠從南海石油或其它能源開採中獲取重大利益，有什麼可笑呢？而且，韓國瑜講得很清楚，他說那是中央的權限。</text:span><text:span text:style-name="T6"><text:line-break/><text:line-break/></text:span><text:span text:style-name="T4">民進黨為了選舉，幾乎每一件事，每一句話，白白布都能染到黑。對於澄清這類抹黑，我常覺得很無奈，民進黨基本上就是把人民當白癡那樣欺騙與愚弄。</text:span></text:p>
      <text:p text:style-name="P5"><text:span text:style-name="T3">陳真</text:span><text:span text:style-name="T4"><text:s/>  |  2019.12.14 02:40   |   </text:span><text:a xlink:type="simple" xlink:href="http://palinfo.habago.org/Entry?Command=Information_PrintForum&amp;iPage=1#FORUM38229"><text:span text:style-name="T5">#</text:span></text:a></text:p>
      <text:p text:style-name="P6"><text:span text:style-name="T4">足堪告慰？</text:span><text:span text:style-name="T6"><text:line-break/><text:line-break/></text:span><text:span text:style-name="T4">陳真</text:span><text:span text:style-name="T6"><text:line-break/><text:line-break/>2019. 12. 13.<text:line-break/><text:line-break/><text:line-break/></text:span><text:span text:style-name="T4">謝謝</text:span><text:span text:style-name="T6">Ethan </text:span><text:span text:style-name="T4">提供底下這個報導。</text:span><text:span text:style-name="T6">André Vltchek</text:span><text:span text:style-name="T4">的原文請見：</text:span><text:span text:style-name="T6"><text:line-break/><text:line-break/>https://bit.ly/38D932w<text:line-break/><text:line-break/></text:span><text:span text:style-name="T4">跟</text:span><text:span text:style-name="T6">André Vltchek </text:span><text:span text:style-name="T4">一樣，我也常感無奈；到處侵略屠殺、比納粹還更加血腥殘暴與卑劣千百倍的恐怖主義帝國，居然變成眾人心目中熱愛民主自由與人權的天使與正義化身，而對於脫貧、脫盲</text:span><text:span text:style-name="T6"><text:s/>(</text:span><text:span text:style-name="T4">文盲</text:span><text:span text:style-name="T6">)</text:span><text:span text:style-name="T4">、扶助弱小貧窮國家、促進世界和平做出人類史上前所未見之巨大貢獻、從未發出一槍一彈的祖國，卻反而被抹黑成惡魔。</text:span><text:span text:style-name="T6"><text:line-break/><text:line-break/></text:span><text:span text:style-name="T4">這個世界，基本上就是建立在無數的謊言之上，這也是為什麼西方國家非得置阿桑吉於死地不可，因為他揭穿了無數的謊言。</text:span><text:span text:style-name="T6"><text:line-break/><text:line-break/></text:span><text:span text:style-name="T4">上個世紀末，也就是差不多是</text:span><text:span text:style-name="T6">1999</text:span><text:span text:style-name="T4">年，我寫了第一篇反戰文章，談到美國挑起巴爾幹半島的一連串戰爭與動亂以及針對伊拉克所進行的種種有計畫性的滅種屠殺方式，殺害了一百多萬個伊拉克小孩。</text:span><text:span text:style-name="T6"><text:line-break/><text:line-break/></text:span><text:span text:style-name="T4">文章發表後，我馬上得到很可怕很齷齪的報復。這事姑且略過不表。我想說的是，那時候已經有大量腦殘綠色生物在台灣出現了，網路行事作風非常邪惡邪門。</text:span><text:span text:style-name="T6"><text:line-break/><text:line-break/></text:span><text:span text:style-name="T4">但是，在無數的抹黑、謾罵及各種齷齪手段之中，我記得收到一封</text:span><text:span text:style-name="T6"><text:s/>email</text:span><text:span text:style-name="T4">，依我看，來信者並不是個混蛋人渣，他只是腦殘而已，但他腦殘得讓我印象十分深刻。</text:span><text:span text:style-name="T6"><text:line-break/><text:line-break/></text:span><text:span text:style-name="T4">他寫給我的信，顯然也同時寄給許多人。他在信裏很驚訝地反覆這麼說，說世界上怎麼會有我這種人，說我無恥到這種地步，居然造謠說美國會殺人！</text:span><text:span text:style-name="T6"><text:line-break/><text:line-break/></text:span><text:span text:style-name="T4">他在信裏公開向我提出挑戰，他說，別說美國殺害幾百萬人，就算只是殺死一個人也不可能。他說，倘若真的曾經殺死一個無辜的人，那也一定是不小心的，而且美國一定會想辦法對死者做出補償。</text:span><text:span text:style-name="T6"><text:line-break/><text:line-break/></text:span><text:span text:style-name="T4">我看到這封信之後，感覺無語問蒼天。我感覺這是一個好人，要不然他就不會對我之「抹黑美國」如此生氣。但是，光是做為一個好人是不夠的，你還得有個腦子。</text:span><text:span text:style-name="T6"><text:line-break/><text:line-break/></text:span><text:span text:style-name="T4">一轉眼，</text:span><text:span text:style-name="T6">20</text:span><text:span text:style-name="T4">年過去了。也許足堪告慰的是，在台灣，現在應該已經沒有人會寫公開信罵你說「美國怎麼可能殺人」了。</text:span><text:span text:style-name="T6"><text:line-break/><text:line-break/>20</text:span><text:span text:style-name="T4">年前，我寫的有關美國的每一個字，幾乎都受到來自四面八方的懷疑，以為我憑空造謠。那種感覺就好像</text:span><text:span text:style-name="T6">30</text:span><text:span text:style-name="T4">年前，當我寫出「台灣的小孩不值錢？</text:span><text:span text:style-name="T6">--1988</text:span><text:span text:style-name="T4">年台灣兒童人權報告」，投書「聯合國兒童基金會」</text:span><text:span text:style-name="T6">(UNICEF)</text:span><text:span text:style-name="T4">，並準備刊登在高醫校刊時，校方居然要我必須先證明我講的每一句話，彷彿數萬雛妓、童工、貧病流浪兒以及每年因為無錢就醫而致死之數千名兒童，全部是我憑空捏造的謠言似的。我依照校方的要求，一一提供了資料佐證。</text:span><text:span text:style-name="T6"><text:line-break/><text:line-break/></text:span><text:span text:style-name="T4">當時國民黨的媒體，更是對我一片抹黑與嘲弄，說我居心叵測、胡說八道，長達數年之久。「台灣的小孩不值錢？</text:span><text:span text:style-name="T6">--1988</text:span><text:span text:style-name="T4">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span><text:span text:style-name="T6"><text:line-break/><text:line-break/></text:span><text:span text:style-name="T4">一個人，因為自己的信念或行為，遭受一點折磨是無所謂的，唯一的痛苦是牽累家人，特別是連帶傷害了父母。</text:span><text:span text:style-name="T6"><text:line-break/></text:span><text:span text:style-name="T4">也許足堪告慰的是，現在應該沒有人會懷疑我當時所寫的。</text:span><text:span text:style-name="T6"><text:line-break/><text:line-break/></text:span><text:span text:style-name="T4">時間如果再往前推，推到大約</text:span><text:span text:style-name="T6">1984</text:span><text:span text:style-name="T4">年，也就是</text:span><text:span text:style-name="T6">35</text:span><text:span text:style-name="T4">年前，我和戴振耀冒著挨揍的危險，在高雄楠梓、仁武及林園等地的幾條河川勘察、記錄與拍照，指證各大工廠任意排放含有致癌重金屬之恐怖廢水，把高雄的每一條溪水河川染成五顏六色。</text:span><text:span text:style-name="T6"><text:line-break/><text:line-break/></text:span><text:span text:style-name="T4">我還找了一些資料，說明楠梓一帶之各種肺部疾病特別是肺癌罹患率顯然遠高於其它縣市，很可能就是空汙所致。我寫說，在一味擴建醫院之餘，應該先做好上游的公衛防護。兩年後</text:span><text:span text:style-name="T6"><text:s/>(1987</text:span><text:span text:style-name="T4">年</text:span><text:span text:style-name="T6">)</text:span><text:span text:style-name="T4">，我就和施信民、張國龍和戴振耀等人，創立了台灣環保聯盟。</text:span><text:span text:style-name="T6"><text:line-break/><text:line-break/></text:span><text:span text:style-name="T4">當我把這些問題在高醫的學生社團</text:span><text:span text:style-name="T6"><text:s/>(</text:span><text:span text:style-name="T4">叫做什麼生態社</text:span><text:span text:style-name="T6">) </text:span><text:span text:style-name="T4">的會議上提出時，事後居然有一群學弟去教室堵我，叫我滾出社團，說我抹黑政府。之後，甚至還有其它系的學生因此企圖在校園內對我動粗。</text:span><text:span text:style-name="T6"><text:line-break/><text:line-break/></text:span><text:span text:style-name="T4">也許足堪告慰的是，現在講河川環保與空污，已經不會有同學來圍堵你或打你或叫你滾出校園別再來上課，也不會構成一種足以打入黑牢的政治罪狀。</text:span><text:span text:style-name="T6"><text:line-break/><text:line-break/></text:span><text:span text:style-name="T4">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span><text:span text:style-name="T6"><text:line-break/><text:line-break/>================<text:line-break/><text:line-break/></text:span><text:span text:style-name="T4">美國前戰地記者：我說美推翻了多少拉美國家，香港暴徒卻當我是瘋子</text:span><text:span text:style-name="T6"><text:line-break/><text:line-break/>2019-12-12<text:line-break/><text:line-break/></text:span><text:span text:style-name="T4">【文</text:span><text:span text:style-name="T6">/</text:span><text:span text:style-name="T4">觀察者網</text:span><text:span text:style-name="T6"><text:s/></text:span><text:span text:style-name="T4">趙挪亞】</text:span><text:span text:style-name="T6"><text:line-break/><text:line-break/></text:span><text:span text:style-name="T4">出處：</text:span><text:span text:style-name="T6">https://bit.ly/2PGFJ2h<text:line-break/><text:line-break/><text:line-break/></text:span><text:span text:style-name="T4">曾經美麗、平靜的香港，如今竟成爲了美國戰地記者的關注對象。</text:span><text:span text:style-name="T6"><text:line-break/><text:line-break/></text:span><text:span text:style-name="T4">長期關注中東、剛果和克什米爾等戰亂地區的美國作家、前戰地記者安德烈</text:span><text:span text:style-name="T6">·</text:span><text:span text:style-name="T4">弗爾切克（</text:span><text:span text:style-name="T6">André Vltchek</text:span><text:span text:style-name="T4">）此前趕赴香港採訪，並將他的所見所聞寫成了一篇文章，名叫《我從未見過如此分化的地方！》。</text:span><text:span text:style-name="T6">10</text:span><text:span text:style-name="T4">日，這篇文章發表在俄羅斯刊物《新東方瞭望》（</text:span><text:span text:style-name="T6">New Estern Outlook</text:span><text:span text:style-name="T4">）上。</text:span><text:span text:style-name="T6"><text:line-break/><text:line-break/></text:span><text:span text:style-name="T4">他在文章中指出，世界各地的血腥衝突都是由美、英和法國煽動的，但在西方</text:span><text:span text:style-name="T6">“</text:span><text:span text:style-name="T4">宣傳機器</text:span><text:span text:style-name="T6">”</text:span><text:span text:style-name="T4">的幫助下，這些動亂的起因被掩蓋了。而香港人，也深受這一宣傳模式的影響，進而造成了社會的分裂。</text:span><text:span text:style-name="T6"><text:line-break/><text:line-break/></text:span><text:span text:style-name="T4">但是，當他試圖向香港暴徒說明，美國曾推翻數個拉美國家政權時，卻被暴徒當做</text:span><text:span text:style-name="T6">“</text:span><text:span text:style-name="T4">瘋子</text:span><text:span text:style-name="T6">”</text:span><text:span text:style-name="T4">。</text:span><text:span text:style-name="T6"><text:line-break/><text:line-break/></text:span><text:span text:style-name="T4">弗爾切克出生在前蘇聯，後移居美國，曾長期報導世界各地的戰亂衝突，曾爲包括《明鏡》、《衛報》和</text:span><text:span text:style-name="T6">“</text:span><text:span text:style-name="T4">美國廣播公司</text:span><text:span text:style-name="T6">”</text:span><text:span text:style-name="T4">（</text:span><text:span text:style-name="T6">ABC</text:span><text:span text:style-name="T4">）等主流西方媒體供稿，著有多本非虛構調查類作品、小說及紀錄片。</text:span><text:span text:style-name="T6"><text:line-break/><text:line-break/></text:span><text:span text:style-name="T4">維切克曾在世界各衝突地帶進行報導</text:span><text:span text:style-name="T6"><text:line-break/><text:line-break/></text:span><text:span text:style-name="T4">開頭第一句，弗爾切克就感歎道：</text:span><text:span text:style-name="T6">“</text:span><text:span text:style-name="T4">真的不可思議！</text:span><text:span text:style-name="T6">‘</text:span><text:span text:style-name="T4">西方帝國</text:span><text:span text:style-name="T6">’</text:span><text:span text:style-name="T4">正摧毀擋在它們之前的</text:span><text:span text:style-name="T6">‘</text:span><text:span text:style-name="T4">叛亂國家</text:span><text:span text:style-name="T6">’</text:span><text:span text:style-name="T4">，卻沒有遭遇任何抵抗。</text:span><text:span text:style-name="T6">”<text:line-break/><text:line-break/>“</text:span><text:span text:style-name="T4">我曾在世界上的每一個角落工作過，那些地方發生的痛苦壓抑的衝突，都由美國、英國和法國煽動。</text:span><text:span text:style-name="T6">”<text:line-break/><text:line-break/></text:span><text:span text:style-name="T4">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span><text:span text:style-name="T6"><text:line-break/><text:line-break/></text:span><text:span text:style-name="T4">對此，他以自己在香港的經歷舉例：在</text:span><text:span text:style-name="T6">2015</text:span><text:span text:style-name="T4">年和</text:span><text:span text:style-name="T6">2019</text:span><text:span text:style-name="T4">年的時候，我試圖坐下來和暴徒們講道理，但他們對西方在阿富汗、敍利亞和利比亞等地製造的罪行一無所知。</text:span><text:span text:style-name="T6"><text:line-break/><text:line-break/></text:span><text:span text:style-name="T4">他還試圖告訴暴徒們，美國曾推翻過數個拉美國家政權，但卻因此被暴徒們當作</text:span><text:span text:style-name="T6">“</text:span><text:span text:style-name="T4">瘋子</text:span><text:span text:style-name="T6">”——</text:span><text:span text:style-name="T4">他們認爲所謂</text:span><text:span text:style-name="T6">“</text:span><text:span text:style-name="T4">善良</text:span><text:span text:style-name="T6">”</text:span><text:span text:style-name="T4">、</text:span><text:span text:style-name="T6">“</text:span><text:span text:style-name="T4">溫和</text:span><text:span text:style-name="T6">”</text:span><text:span text:style-name="T4">、</text:span><text:span text:style-name="T6">“</text:span><text:span text:style-name="T4">民主</text:span><text:span text:style-name="T6">”</text:span><text:span text:style-name="T4">的西方國家，不會謀殺數百萬生命，讓整個大陸陷入血腥之中。</text:span><text:span text:style-name="T6"><text:line-break/><text:line-break/></text:span><text:span text:style-name="T4">那麽，暴徒們爲什麽會有如此簡單、荒謬的想法呢？弗爾切克將原因歸結於西方媒體的宣傳和滲透之上。</text:span><text:span text:style-name="T6"><text:line-break/><text:line-break/></text:span><text:span text:style-name="T4">他又舉例稱，自己曾給暴徒們展示在敍利亞和阿富汗拍攝的照片，他們能夠明白這是</text:span><text:span text:style-name="T6">“</text:span><text:span text:style-name="T4">一手資料</text:span><text:span text:style-name="T6">”</text:span><text:span text:style-name="T4">，但真正在看的時候，大腦卻</text:span><text:span text:style-name="T6">“</text:span><text:span text:style-name="T4">無法處理這些資訊</text:span><text:span text:style-name="T6">”</text:span><text:span text:style-name="T4">。</text:span><text:span text:style-name="T6"><text:line-break/><text:line-break/></text:span><text:span text:style-name="T4">隨後他又提到自己曾在越南、菲律賓和印度尼西亞等地生活，當地的新聞媒體深受美聯社、路透社和法新社等西方媒體的影響，有些新聞甚至</text:span><text:span text:style-name="T6">“</text:span><text:span text:style-name="T4">一模一樣</text:span><text:span text:style-name="T6">”</text:span><text:span text:style-name="T4">。而這只會導致一個結果：現實和新聞報導的完全分裂。</text:span><text:span text:style-name="T6"><text:line-break/><text:line-break/></text:span><text:span text:style-name="T4">他指出，其實在整個世界範圍內，這種分裂都在與日俱增，那些認爲互聯網有助於改善局勢的人嚴重錯判了形勢。正因爲缺乏正確的資訊，許多國家社會的團結因素已消失。</text:span><text:span text:style-name="T6"><text:line-break/><text:line-break/></text:span><text:span text:style-name="T4">弗爾切克又提到了香港，指出在西方媒體的渲染下，暴徒們被描繪成</text:span><text:span text:style-name="T6">“</text:span><text:span text:style-name="T4">支援民主的抗議者</text:span><text:span text:style-name="T6">”</text:span><text:span text:style-name="T4">，成爲西方世界的</text:span><text:span text:style-name="T6">“</text:span><text:span text:style-name="T4">寵兒</text:span><text:span text:style-name="T6">”</text:span><text:span text:style-name="T4">，但現實中他們</text:span><text:span text:style-name="T6">“</text:span><text:span text:style-name="T4">殺人、縱火、毆打民衆</text:span><text:span text:style-name="T6">”</text:span><text:span text:style-name="T4">。</text:span><text:span text:style-name="T6"><text:line-break/><text:line-break/></text:span><text:span text:style-name="T4">他認爲，不僅僅是香港，現在全世界，尤其是中東、拉美等地區都面臨這一情況。然而事實是，黎巴嫩人根本不知道香港發生了什麽，香港人也不清楚黎巴嫩的動亂是因何而起，因爲西方宣傳機器的報導已經模式化。</text:span><text:span text:style-name="T6"><text:line-break/><text:line-break/></text:span><text:span text:style-name="T4">弗爾切克講到了西方媒體對於智利、黎巴嫩和玻利維亞等地的報導，他認爲這些報導都是</text:span><text:span text:style-name="T6">“</text:span><text:span text:style-name="T4">胡說八道</text:span><text:span text:style-name="T6">”</text:span><text:span text:style-name="T4">。實際上，它們只有一個目的，那就是</text:span><text:span text:style-name="T6">“</text:span><text:span text:style-name="T4">讓讀者和觀眾迷惑</text:span><text:span text:style-name="T6">”</text:span><text:span text:style-name="T4">，確保他們對事實一無所知，或所知甚少。</text:span></text:p>
      <text:p text:style-name="P5"><text:span text:style-name="T4">qegg   |  2019.12.13 12:22   |   </text:span><text:a xlink:type="simple" xlink:href="http://palinfo.habago.org/Entry?Command=Information_PrintForum&amp;iPage=1#FORUM38228"><text:span text:style-name="T5">#</text:span></text:a></text:p>
      <text:p text:style-name="P6"><text:span text:style-name="T4">補充一個點，因為石油開發是中央的職權，當時韓國瑜說的是如果中央在南海開發石油，高雄要分一杯羹。民進黨故意把它曲解為韓說高雄市府要去開發石油，所以在議會質詢的時候韓才會問：「我什麼時候說過？</text:span><text:span text:style-name="T6">…</text:span><text:span text:style-name="T4">白紙黑字</text:span><text:span text:style-name="T6">…</text:span><text:span text:style-name="T4">」等等。現在民進黨的文宣攻勢最擅長先曲解，再打模糊戰。董事長先前回答的問題也包含這個點，需要說清楚。畢竟一般人都不會去找出原文來看，只憑一個印象。</text:span></text:p>
      <text:p text:style-name="P5"><text:span text:style-name="T3">陳真</text:span><text:span text:style-name="T4"><text:s/>  |  2019.12.13 03:28   |   </text:span><text:a xlink:type="simple" xlink:href="http://palinfo.habago.org/Entry?Command=Information_PrintForum&amp;iPage=1#FORUM38227"><text:span text:style-name="T5">#</text:span></text:a></text:p>
      <text:p text:style-name="P7"><text:span text:style-name="T4">答客問：</text:span><text:span text:style-name="T6"><text:line-break/><text:line-break/></text:span><text:span text:style-name="T4">問：韓國瑜提到愛情摩天輪及挖石油，這也是別人的抹黑？可是，我明明在電視上看到他這麼說。</text:span><text:span text:style-name="T6"><text:line-break/><text:line-break/></text:span><text:span text:style-name="T4">答：</text:span><text:span text:style-name="T6"><text:line-break/></text:span><text:span text:style-name="T4">這些政見有什麼問題呢？</text:span><text:span text:style-name="T6"><text:line-break/><text:line-break/></text:span><text:span text:style-name="T4">摩天輪是陳菊多年來的政見，八字都還沒一撇時，就為之大肆宣揚，還成立了一個</text:span><text:span text:style-name="T6"><text:s/>(</text:span><text:span text:style-name="T4">很可疑的</text:span><text:span text:style-name="T6">) </text:span><text:span text:style-name="T4">土地開發公司。摩天輪一事已經講了很多年，但不見下文，而這個土開公司，卻反而變成政治人事角力的核心。</text:span><text:span text:style-name="T6"><text:line-break/><text:line-break/></text:span><text:span text:style-name="T4">打造摩天輪，韓國瑜才是認真的。過去一年來，一些國外公司，例如英國和美國都有來找韓談投資，但港區土地非屬高雄，得中央同意。</text:span><text:span text:style-name="T6"><text:line-break/><text:line-break/></text:span><text:span text:style-name="T4">請看：</text:span><text:span text:style-name="T6"><text:line-break/><text:line-break/>https://www.storm.mg/article/1777181<text:line-break/><text:line-break/></text:span><text:span text:style-name="T4">還有，請看今天的新聞：</text:span><text:span text:style-name="T6"><text:line-break/><text:line-break/>https://newtalk.tw/news/view/2019-12-12/339547<text:line-break/><text:line-break/></text:span><text:span text:style-name="T4">我不明白為何這樣一個政見、這樣一種建設計畫有何可笑或草包之處？民進黨睜眼說瞎話的抹黑能力，真是超乎想像。</text:span><text:span text:style-name="T6"><text:line-break/><text:line-break/></text:span><text:span text:style-name="T4">至於南海石油開發，其實也是中菲南海主權爭議的一個重點，該海域蘊藏豐富的石油、天然氣及可燃冰等等。中菲最近已達成合作開發協議：</text:span><text:span text:style-name="T6"><text:line-break/><text:line-break/>https://news.cnyes.com/news/id/4374156<text:line-break/><text:line-break/></text:span><text:span text:style-name="T4">中國在兩年前也成功開採可燃冰：</text:span><text:span text:style-name="T6"><text:line-break/><text:line-break/>https://www.ettoday.net/news/20170623/951349.htm  <text:line-break/><text:line-break/></text:span><text:span text:style-name="T4">越南和俄羅斯也在南海挖石油：</text:span><text:span text:style-name="T6"><text:line-break/><text:line-break/>https://newtalk.tw/news/view/2019-02-08/204721<text:line-break/><text:line-break/>https://www.bbc.com/zhongwen/trad/world-43519046<text:line-break/><text:line-break/></text:span><text:span text:style-name="T4">台灣在</text:span><text:span text:style-name="T6">1981</text:span><text:span text:style-name="T4">年就去挖過。</text:span><text:span text:style-name="T6">2001</text:span><text:span text:style-name="T4">年阿扁當家，立法院責成經濟部和中油再度去太平島挖井探勘。二、三十年來，前前後後開鑿幾次，但似乎都半途而廢。</text:span><text:span text:style-name="T6"><text:line-break/><text:line-break/></text:span><text:span text:style-name="T4">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6"><text:line-break/><text:line-break/></text:span><text:span text:style-name="T4">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5"><text:span text:style-name="T3">陳真</text:span><text:span text:style-name="T4"><text:s/>  |  2019.12.13 03:27   |   </text:span><text:a xlink:type="simple" xlink:href="http://palinfo.habago.org/Entry?Command=Information_PrintForum&amp;iPage=1#FORUM38226"><text:span text:style-name="T5">#</text:span></text:a></text:p>
      <text:p text:style-name="P6"><text:span text:style-name="T4">謝謝你提供這個資訊。我也常感無奈。到處侵略屠殺、比納粹還更加血腥殘暴與卑劣千百倍的恐怖主義帝國，居然變成眾人心目中熱愛民主自由與人權的天使與正義化身，而對於脫貧、脫盲</text:span><text:span text:style-name="T6"><text:s/>(</text:span><text:span text:style-name="T4">文盲</text:span><text:span text:style-name="T6">)</text:span><text:span text:style-name="T4">、扶助弱小貧窮國家、促進世界和平做出人類史上前所未見之巨大貢獻、從未發出一槍一彈的祖國，卻反而被抹黑成惡魔。</text:span><text:span text:style-name="T6"><text:line-break/><text:line-break/></text:span><text:span text:style-name="T4">這個世界，基本上就是建立在無數的謊言之上，這也是為什麼西方國家非得置阿桑吉於死地不可，因為他揭穿了無數的謊言。</text:span><text:span text:style-name="T6"><text:line-break/><text:line-break/></text:span><text:span text:style-name="T4">上個世紀末，也就是差不多是</text:span><text:span text:style-name="T6">1999</text:span><text:span text:style-name="T4">年，我寫了第一篇反戰文章，談到美國挑起巴爾幹半島的一連串戰爭與動亂以及針對伊拉克所進行的種種有計畫性的滅種屠殺方式，殺害了一百多萬個伊拉克小孩。</text:span><text:span text:style-name="T6"><text:line-break/><text:line-break/></text:span><text:span text:style-name="T4">文章發表後，我馬上得到很可怕很齷齪的報復。這事姑且略過不表。我想說的是，那時候已經有大量腦殘綠色生物在台灣出現了，網路行事作風非常邪惡邪門。</text:span><text:span text:style-name="T6"><text:line-break/><text:line-break/></text:span><text:span text:style-name="T4">但是，在無數的抹黑、謾罵及各種齷齪手段之中，我記得收到一封</text:span><text:span text:style-name="T6"><text:s/>email</text:span><text:span text:style-name="T4">，依我看，來信者並不是個混蛋人渣，他只是腦殘而已，但他腦殘得讓我印象十分深刻。</text:span><text:span text:style-name="T6"><text:line-break/><text:line-break/></text:span><text:span text:style-name="T4">他寫給我的信，顯然也同時寄給許多人。他在信裏很驚訝地反覆這麼說，說世界上怎麼會有我這種人，說我無恥到這種地步，居然造謠說美國會殺人！</text:span><text:span text:style-name="T6"><text:line-break/><text:line-break/></text:span><text:span text:style-name="T4">他在信裏公開向我提出挑戰，他說，別說美國殺害幾百萬人，就算只是殺死一個人也不可能。他說，倘若真的曾經殺死一個無辜的人，那也一定是不小心的，而且美國一定會想辦法對死者做出補償。</text:span><text:span text:style-name="T6"><text:line-break/><text:line-break/></text:span><text:span text:style-name="T4">我看到這封信之後，感覺無語問蒼天。我感覺這是一個好人，要不然他就不會對我之</text:span><text:span text:style-name="T6"><text:s/>"</text:span><text:span text:style-name="T4">抹黑美國</text:span><text:span text:style-name="T6">" </text:span><text:span text:style-name="T4">如此生氣。但是，光是做為一個好人是不夠的，你還得有個腦子。</text:span><text:span text:style-name="T6"><text:line-break/><text:line-break/></text:span><text:span text:style-name="T4">一轉眼，</text:span><text:span text:style-name="T6">20</text:span><text:span text:style-name="T4">年過去了。也許足堪告慰的是，在台灣，現在應該已經沒有人會說</text:span><text:span text:style-name="T6"><text:s/>"</text:span><text:span text:style-name="T4">美國怎麼可能殺人</text:span><text:span text:style-name="T6">" </text:span><text:span text:style-name="T4">了。</text:span><text:span text:style-name="T6"><text:line-break/><text:line-break/>20</text:span><text:span text:style-name="T4">年前，我寫的有關美國的每一個字，幾乎都受到來自四面八方的懷疑，以為我憑空造謠。那種感覺就好像</text:span><text:span text:style-name="T6">30</text:span><text:span text:style-name="T4">年前，當我寫出</text:span><text:span text:style-name="T6"><text:s/>"</text:span><text:span text:style-name="T4">台灣兒童人權報告</text:span><text:span text:style-name="T6">" </text:span><text:span text:style-name="T4">，投書聯合國兒童基金會</text:span><text:span text:style-name="T6"><text:s/>(UNICEF)</text:span><text:span text:style-name="T4">，並準備刊登在高醫校刊時，校方居然要我必須先證明我講的每一句話，彷彿數萬雛妓、童工、貧病流浪兒以及每年因為無錢就醫而致死之數千名兒童，全部是我憑空捏造的謠言似的。</text:span><text:span text:style-name="T6"><text:line-break/><text:line-break/></text:span><text:span text:style-name="T4">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text:span><text:span text:style-name="T6"><text:s/>"</text:span><text:span text:style-name="T4">兒童人權報告</text:span><text:span text:style-name="T6">"</text:span><text:span text:style-name="T4">，自然也成為我的叛國罪證之一。</text:span><text:span text:style-name="T6"><text:line-break/><text:line-break/></text:span><text:span text:style-name="T4">一個人，因為自己的信念或行為，遭受一點折磨是無所謂的，唯一的痛苦是牽累家人，特別是連帶傷害了父母。</text:span><text:span text:style-name="T6"><text:line-break/><text:line-break/></text:span><text:span text:style-name="T4">也許足堪告慰的是，現在應該沒有人會懷疑我當時所寫的。</text:span><text:span text:style-name="T6"><text:line-break/><text:line-break/></text:span><text:span text:style-name="T4">時間如果再往前推，推到大約</text:span><text:span text:style-name="T6">1984</text:span><text:span text:style-name="T4">年，也就是</text:span><text:span text:style-name="T6">35</text:span><text:span text:style-name="T4">年前，我和戴振耀冒著挨揍的危險，在高雄楠梓、仁武及林園等地的幾條河川勘察、記錄與拍照，指證各大工廠任意排放含有致癌重金屬之恐怖廢水，把高雄的每一條溪水河川染成五顏六色。</text:span><text:span text:style-name="T6"><text:line-break/><text:line-break/></text:span><text:span text:style-name="T4">我還找了一些資料，說明楠梓一帶之各種肺部疾病特別是肺癌罹患率顯然遠高於其它縣市，很可能就是空汙所致。我寫說，在一味擴建醫院之餘，應該先做好上游的公衛防護。兩年後</text:span><text:span text:style-name="T6">(1987</text:span><text:span text:style-name="T4">？</text:span><text:span text:style-name="T6">)</text:span><text:span text:style-name="T4">，我就和施信民、張國龍和戴振耀等人，創立了台灣環保聯盟。</text:span><text:span text:style-name="T6"><text:line-break/><text:line-break/></text:span><text:span text:style-name="T4">當我把這些問題在高醫的學生社團</text:span><text:span text:style-name="T6"><text:s/>(</text:span><text:span text:style-name="T4">叫做什麼生態社</text:span><text:span text:style-name="T6">) </text:span><text:span text:style-name="T4">的會議上提出時，事後居然有一群人去教室堵我，叫我滾出社團，說我抹黑政府。之後，甚至還有同學因此企圖在校園對我動粗。</text:span><text:span text:style-name="T6"><text:line-break/><text:line-break/></text:span><text:span text:style-name="T4">也許足堪告慰的是，現在講河川環保與空污，已經不會有同學來圍堵你或打你或叫你滾出校園別再來上課，也不會構成一種足以打入黑牢的政治罪狀。</text:span><text:span text:style-name="T6"><text:line-break/><text:line-break/></text:span><text:span text:style-name="T4">表面上說是</text:span><text:span text:style-name="T6"><text:s/>"</text:span><text:span text:style-name="T4">足堪告慰</text:span><text:span text:style-name="T6">"</text:span><text:span text:style-name="T4">，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5"><text:span text:style-name="T4">Ethan   |  2019.12.12 23:02   |   </text:span><text:a xlink:type="simple" xlink:href="http://palinfo.habago.org/Entry?Command=Information_PrintForum&amp;iPage=1#FORUM38225"><text:span text:style-name="T5">#</text:span></text:a></text:p>
      <text:p text:style-name="P7"><text:span text:style-name="T4">美国前战地</text:span><text:span text:style-name="T7">记者：我说美推翻了多少拉美国家，香港暴徒却当我是疯子</text:span><text:span text:style-name="T6"><text:line-break/>https://www.google.com.tw/amp/m.discuss.com.hk/amp_viewthread.php%3Ftid%3D28751684<text:line-break/><text:line-break/></text:span><text:span text:style-name="T4">曾經美麗、平靜的香港，如今竟成為了美國戰地記者的關註對象。</text:span><text:span text:style-name="T6"><text:line-break/><text:line-break/></text:span><text:span text:style-name="T4">長期關註中東、剛果和克什米爾等戰亂地區的美國作家、前戰地記者安德烈</text:span><text:span text:style-name="T6">·</text:span><text:span text:style-name="T4">弗爾切克（</text:span><text:span text:style-name="T6">André Vltchek</text:span><text:span text:style-name="T4">）此前趕赴香港采訪，並將他的所見所聞寫成了壹篇文章，名叫《我從未見過如此分化的地方！》。</text:span><text:span text:style-name="T6">10</text:span><text:span text:style-name="T4">日，這篇文章發表在俄羅斯刊物《新東方瞭望》（</text:span><text:span text:style-name="T6">New Estern Outlook</text:span><text:span text:style-name="T4">）上。</text:span><text:span text:style-name="T6"><text:line-break/><text:line-break/></text:span><text:span text:style-name="T4">維切克的文章</text:span><text:span text:style-name="T6"><text:line-break/><text:line-break/></text:span><text:span text:style-name="T4">他在文章中指出，世界各地的血腥沖突都是由美、英和法國煽動的，但在西方</text:span><text:span text:style-name="T6">“</text:span><text:span text:style-name="T4">宣傳機器</text:span><text:span text:style-name="T6">”</text:span><text:span text:style-name="T4">的幫助下，這些動亂的起因被掩蓋了。而香港人，也深受這一宣傳模式的影響，進而造成了社會的分裂。</text:span><text:span text:style-name="T6"><text:line-break/><text:line-break/></text:span><text:span text:style-name="T4">但是，當他試圖向香港暴徒說明，美國曾推翻數個拉美國家政權時，卻被暴徒當做</text:span><text:span text:style-name="T6">“</text:span><text:span text:style-name="T4">瘋子</text:span><text:span text:style-name="T6">”</text:span><text:span text:style-name="T4">。</text:span><text:span text:style-name="T6"><text:line-break/><text:line-break/></text:span><text:span text:style-name="T4">弗爾切克出生在前蘇聯，後移居美國，曾長期報道世界各地的戰亂沖突，曾為包括《明鏡》、《衛報》和</text:span><text:span text:style-name="T6">“</text:span><text:span text:style-name="T4">美國廣播公司</text:span><text:span text:style-name="T6">”</text:span><text:span text:style-name="T4">（</text:span><text:span text:style-name="T6">ABC</text:span><text:span text:style-name="T4">）等主流西方媒體供稿，著有多本非虛構調查類作品、小說及紀錄片。</text:span><text:span text:style-name="T6"><text:line-break/><text:line-break/></text:span><text:span text:style-name="T4">維切克曾在世界各沖突地帶進行報道</text:span><text:span text:style-name="T6"><text:s/></text:span><text:span text:style-name="T4">圖自其個人網站</text:span><text:span text:style-name="T6"><text:line-break/><text:line-break/></text:span><text:span text:style-name="T4">開頭第一句，弗爾切克就感嘆道：</text:span><text:span text:style-name="T6">“</text:span><text:span text:style-name="T4">真的不可思議！</text:span><text:span text:style-name="T6">‘</text:span><text:span text:style-name="T4">西方帝國</text:span><text:span text:style-name="T6">’</text:span><text:span text:style-name="T4">正摧毀擋在它們之前的</text:span><text:span text:style-name="T6">‘</text:span><text:span text:style-name="T4">叛亂國家</text:span><text:span text:style-name="T6">’</text:span><text:span text:style-name="T4">，卻沒有遭遇任何抵抗。</text:span><text:span text:style-name="T6">”<text:line-break/><text:line-break/>“</text:span><text:span text:style-name="T4">我曾在世界上的每一個角落工作過，那些地方發生的痛苦壓抑的沖突，都由美國、英國和法國煽動。</text:span><text:span text:style-name="T6">”<text:line-break/><text:line-break/></text:span><text:span text:style-name="T4">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span><text:span text:style-name="T6"><text:line-break/><text:line-break/></text:span><text:span text:style-name="T4">對此，他以自己在香港的經歷舉例：在</text:span><text:span text:style-name="T6">2015</text:span><text:span text:style-name="T4">年和</text:span><text:span text:style-name="T6">2019</text:span><text:span text:style-name="T4">年的時候，我試圖坐下來和暴徒們講道理，但他們對西方在阿富汗、敘利亞和利比亞等地制造的罪行一無所知。</text:span><text:span text:style-name="T6"><text:line-break/><text:line-break/><text:line-break/></text:span><text:span text:style-name="T4">他還試圖告訴暴徒們，美國曾推翻過數個拉美國家政權，但卻因此被暴徒們當作</text:span><text:span text:style-name="T6">“</text:span><text:span text:style-name="T4">瘋子</text:span><text:span text:style-name="T6">”——</text:span><text:span text:style-name="T4">他們認為所謂</text:span><text:span text:style-name="T6">“</text:span><text:span text:style-name="T4">善良</text:span><text:span text:style-name="T6">”</text:span><text:span text:style-name="T4">、</text:span><text:span text:style-name="T6">“</text:span><text:span text:style-name="T4">溫和</text:span><text:span text:style-name="T6">”</text:span><text:span text:style-name="T4">、</text:span><text:span text:style-name="T6">“</text:span><text:span text:style-name="T4">民主</text:span><text:span text:style-name="T6">”</text:span><text:span text:style-name="T4">的西方國家，不會謀殺數百萬生命，讓整個大陸陷入血腥之中。</text:span><text:span text:style-name="T6"><text:line-break/><text:line-break/></text:span><text:span text:style-name="T4">那麽，暴徒們為什麽會有如此簡單、荒謬的想法呢？弗爾切克將原因歸結於西方媒體的宣傳和滲透之上。</text:span><text:span text:style-name="T6"><text:line-break/><text:line-break/></text:span><text:span text:style-name="T4">他又舉例稱，自己曾給暴徒們展示在敘利亞和阿富汗拍攝的照片，他們能夠明白這是</text:span><text:span text:style-name="T6">“</text:span><text:span text:style-name="T4">一手資料</text:span><text:span text:style-name="T6">”</text:span><text:span text:style-name="T4">，但真正在看的時候，大腦卻</text:span><text:span text:style-name="T6">“</text:span><text:span text:style-name="T4">無法處理這些信息</text:span><text:span text:style-name="T6">”</text:span><text:span text:style-name="T4">。</text:span><text:span text:style-name="T6"><text:line-break/><text:line-break/></text:span><text:span text:style-name="T4">隨後他又提到自己曾在越南、菲律賓和印度尼西亞等地生活，當地的新聞媒體深受美聯社、路透社和法新社等西方媒體的影響，有些新聞甚至</text:span><text:span text:style-name="T6">“</text:span><text:span text:style-name="T4">一模一樣</text:span><text:span text:style-name="T6">”</text:span><text:span text:style-name="T4">。而這只會導致一個結果：現實和新聞報道的完全分裂。</text:span><text:span text:style-name="T6"><text:line-break/><text:line-break/></text:span><text:span text:style-name="T4">他指出，其實在整個世界範圍內，這種分裂都在與日俱增，那些認為互聯網有助於改善局勢的人嚴重錯判了形勢。正因為缺乏正確的信息，許多國家社會的團結因素已消失。</text:span><text:span text:style-name="T6"><text:line-break/><text:line-break/></text:span><text:span text:style-name="T4">弗爾切克又提到了香港，指出在西方媒體的渲染下，暴徒們被描繪成</text:span><text:span text:style-name="T6">“</text:span><text:span text:style-name="T4">支持民主的抗議者</text:span><text:span text:style-name="T6">”</text:span><text:span text:style-name="T4">，成為西方世界的</text:span><text:span text:style-name="T6">“</text:span><text:span text:style-name="T4">寵兒</text:span><text:span text:style-name="T6">”</text:span><text:span text:style-name="T4">，但現實中他們</text:span><text:span text:style-name="T6">“</text:span><text:span text:style-name="T4">殺人、縱火、毆打民眾</text:span><text:span text:style-name="T6">”</text:span><text:span text:style-name="T4">。</text:span><text:span text:style-name="T6"><text:line-break/><text:line-break/></text:span><text:span text:style-name="T4">他認為，不僅僅是香港，現在全世界，尤其是中東、拉美等地區都面臨這一情況。然而事實是，黎巴嫩人根本不知道香港發生了什麽，香港人也不清楚黎巴嫩的動亂是因何而起，因為西方宣傳機器的報道已經模式化。</text:span><text:span text:style-name="T6"><text:line-break/><text:line-break/></text:span><text:span text:style-name="T4">弗爾切克講到了西方媒體對於智利、黎巴嫩和玻利維亞等地的報道，他認為這些報道都是</text:span><text:span text:style-name="T6">“</text:span><text:span text:style-name="T4">胡說八道</text:span><text:span text:style-name="T6">”</text:span><text:span text:style-name="T4">。實際上，它們只有一個目的，那就是</text:span><text:span text:style-name="T6">“</text:span><text:span text:style-name="T4">讓讀者和觀眾迷惑</text:span><text:span text:style-name="T6">”</text:span><text:span text:style-name="T4">，確保他們對事實一無所知，或所知甚少。</text:span></text:p>
      <text:p text:style-name="P5"><text:span text:style-name="T4">Ethan   |  2019.12.12 15:46   |   </text:span><text:a xlink:type="simple" xlink:href="http://palinfo.habago.org/Entry?Command=Information_PrintForum&amp;iPage=1#FORUM38224"><text:span text:style-name="T5">#</text:span></text:a></text:p>
      <text:p text:style-name="P6"><text:span text:style-name="T4">選舉的奧步很多。不止影片的這些。</text:span><text:span text:style-name="T6"><text:line-break/></text:span><text:span text:style-name="T4">這些事情並沒有很久，不知道是沒人記得，還是不在乎，有一些年輕人可能真的不知道，我覺得看過這些招式的人，還能覺得自己站在正義或正確的一方，一定需要對真相的認知極度扭曲才做得出來。</text:span><text:span text:style-name="T6"><text:line-break/></text:span><text:span text:style-name="T4">但我身邊真的有許多朋友，好像對於是非，喜惡的觀點是很不一樣的。</text:span><text:span text:style-name="T6"><text:s/></text:span><text:span text:style-name="T4">我也不知道為何會如此，或者是從哪裏開始，對事情的認知才出現分歧的。</text:span><text:span text:style-name="T6"><text:line-break/>https://youtu.be/JCBM6dVpPEc</text:span></text:p>
      <text:p text:style-name="P5"><text:span text:style-name="T3">陳真</text:span><text:span text:style-name="T4"><text:s/>  |  2019.12.12 13:07   |   </text:span><text:a xlink:type="simple" xlink:href="http://palinfo.habago.org/Entry?Command=Information_PrintForum&amp;iPage=1#FORUM38223"><text:span text:style-name="T5">#</text:span></text:a></text:p>
      <text:p text:style-name="P7"><text:span text:style-name="T4">卡韓政變</text:span><text:span text:style-name="T6"><text:s/>(202)</text:span><text:span text:style-name="T4">：比賽原則是一切比賽的根本</text:span><text:span text:style-name="T6"><text:line-break/><text:line-break/></text:span><text:span text:style-name="T4">陳真</text:span><text:span text:style-name="T6"><text:s/>2019.12. 12.<text:line-break/><text:line-break/><text:line-break/></text:span><text:span text:style-name="T4">懇請各位看底下這段視頻，如果你很忙，那就從頭看到</text:span><text:span text:style-name="T6">26</text:span><text:span text:style-name="T4">分鐘處。前半段</text:span><text:span text:style-name="T6">(0-26</text:span><text:span text:style-name="T4">分鐘</text:span><text:span text:style-name="T6">) </text:span><text:span text:style-name="T4">講的是網軍，後半段</text:span><text:span text:style-name="T6">(26-55</text:span><text:span text:style-name="T4">分鐘</text:span><text:span text:style-name="T6">)</text:span><text:span text:style-name="T4">講的是勝負。</text:span><text:span text:style-name="T6"><text:line-break/><text:line-break/>https://bit.ly/36p94Fh<text:line-break/><text:line-break/></text:span><text:span text:style-name="T4">韓國瑜是否當選，至關重要。重要到什麼程度呢？重要到它很可能影響了台灣在中美鬥爭之間的命運。但是，究竟會更好或更壞，我不敢說。</text:span><text:span text:style-name="T6"><text:line-break/><text:line-break/></text:span><text:span text:style-name="T4">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span><text:span text:style-name="T6"><text:line-break/><text:line-break/></text:span><text:span text:style-name="T4">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span><text:span text:style-name="T6"><text:line-break/><text:line-break/></text:span><text:span text:style-name="T4">勝負很重要，但我最為關切的並非選舉勝負「本身」，而是關切人類一切競賽勝負的基本原則。</text:span><text:span text:style-name="T6"><text:line-break/><text:line-break/></text:span><text:span text:style-name="T4">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span><text:span text:style-name="T6"><text:line-break/><text:line-break/></text:span><text:span text:style-name="T4">我知道這樣一種是非價值的基本原則不可能在這島上實現。因此，退而求其次，我只能訴諸所謂選民，難道你真的可以完全無視於任何惡行？完全不在乎手段的基本正當性？完全不在乎任何一種比賽應有的基本原則？</text:span><text:span text:style-name="T6"><text:line-break/><text:line-break/></text:span><text:span text:style-name="T4">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span><text:span text:style-name="T6"><text:line-break/><text:line-break/></text:span><text:span text:style-name="T4">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span><text:span text:style-name="T6"><text:line-break/><text:line-break/></text:span><text:span text:style-name="T4">更令我訝異的是，其中很多人過去長期挺綠，或是過去根本從來不曾出來投票，對選舉很冷漠。我認識一個韓粉就是這樣，一個三十多歲的女生，事業有成，竟然放下工作，從台北跑回高雄老家，出錢出力，積極幫韓國瑜助選。</text:span><text:span text:style-name="T6"><text:line-break/><text:line-break/></text:span><text:span text:style-name="T4">這樣的例子太多太多，而且很多是那種你不管怎麼看都不是對政治有興趣的人，但這回卻成為非常熱情的韓粉，充滿義憤。</text:span><text:span text:style-name="T6"><text:line-break/><text:line-break/></text:span><text:span text:style-name="T4">也許你會說因為我挺韓，自然也就會吸引韓粉。這完全錯誤。在生活中及工作上，根本沒有人知道我是誰，基本上我也不跟人談政治。因此，我的經驗應該是很中性的。我看到、聽到的，大多挺韓。</text:span><text:span text:style-name="T6"><text:line-break/><text:line-break/></text:span><text:span text:style-name="T4">比方說，前一陣子去幫小孩做「姓名貼」，跑去一家照相館，看到老闆娘一家人對著電視上的韓國瑜歡呼。我推門進去，她們趕緊關掉電視，好像很怕我發現。</text:span><text:span text:style-name="T6"><text:line-break/><text:line-break/></text:span><text:span text:style-name="T4">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span><text:span text:style-name="T6"><text:line-break/><text:line-break/></text:span><text:span text:style-name="T4">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span><text:span text:style-name="T6"><text:line-break/><text:line-break/></text:span><text:span text:style-name="T4">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5"><text:span text:style-name="T3">陳真</text:span><text:span text:style-name="T4"><text:s/>  |  2019.12.12 02:40   |   </text:span><text:a xlink:type="simple" xlink:href="http://palinfo.habago.org/Entry?Command=Information_PrintForum&amp;iPage=1#FORUM38222"><text:span text:style-name="T5">#</text:span></text:a></text:p>
      <text:p text:style-name="P6"><text:span text:style-name="T4">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5"><text:span text:style-name="T3">陳真</text:span><text:span text:style-name="T4"><text:s/>  |  2019.12.12 02:36   |   </text:span><text:a xlink:type="simple" xlink:href="http://palinfo.habago.org/Entry?Command=Information_PrintForum&amp;iPage=1#FORUM38221"><text:span text:style-name="T5">#</text:span></text:a></text:p>
      <text:p text:style-name="P7"><text:span text:style-name="T4">卡韓政變</text:span><text:span text:style-name="T6"><text:s/>(201)</text:span><text:span text:style-name="T4">：羅素是對的</text:span><text:span text:style-name="T6"><text:line-break/><text:line-break/></text:span><text:span text:style-name="T4">陳真</text:span><text:span text:style-name="T6"><text:s/>2019.12. 12.<text:line-break/><text:line-break/></text:span><text:span text:style-name="T4">民進黨的貪污舞弊手法與卡位分贓，如果要一條一條一項一項來寫，恐怕能寫成一百本書。不是一百頁，而是一百本書。</text:span><text:span text:style-name="T6"><text:line-break/><text:line-break/></text:span><text:span text:style-name="T4">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span><text:span text:style-name="T6"><text:line-break/><text:line-break/></text:span><text:span text:style-name="T4">但是，事實卻是：民進黨上台後，國庫每年恐怕反而多被貪污掉了上千億，貪得比舊國民黨更凶猛，更齷齪，吃相更難看，毫無廉恥。</text:span><text:span text:style-name="T6"><text:line-break/><text:line-break/></text:span><text:span text:style-name="T4">而且，這還不是貪污之最大宗，更加令人髮指的是那些所謂「合法」或一時抓不到非法的部份，例如綠營人士最擅長的炒地皮與內線交易及國家資源「合法」分贓，包括各種五鬼搬運的「合法」手法</text:span><text:span text:style-name="T6"><text:s/>(</text:span><text:span text:style-name="T4">例如無數的基金會與計畫案</text:span><text:span text:style-name="T6">--</text:span><text:span text:style-name="T4">假計畫，真斂財</text:span><text:span text:style-name="T6">)</text:span><text:span text:style-name="T4">，人渣黨的親朋好友與走狗爪牙們更是幾乎佔滿所有肥缺；只要顏色正確，只要是某種關係底下的「自己人」，管你阿狗阿貓，保證坐擁權位，吃香喝辣。</text:span><text:span text:style-name="T6"><text:line-break/><text:line-break/></text:span><text:span text:style-name="T4">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span><text:span text:style-name="T6"><text:line-break/><text:line-break/></text:span><text:span text:style-name="T4">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span><text:span text:style-name="T6"><text:line-break/><text:line-break/></text:span><text:span text:style-name="T4">人渣黨真的是把分贓政治進行到極致，就像餓了幾千年似的，吃銅吃鐵什麼都能吃；拼命搶，拼命貪，拼命卡位。這個黨的本質與行徑，基本上就跟土匪打家劫舍毫無兩樣，把台灣視為一種戰利品，把政權視為一種分贓的權力中樞。</text:span><text:span text:style-name="T6"> <text:line-break/><text:line-break/></text:span><text:span text:style-name="T4">不過，歹徒騙子為非作歹不稀奇，稀奇的是竟然有腦殘願意長期為其所騙，一邊幫忙數鈔票，一邊嘴裏說「贏回台灣」、「民主大勝利」。我真的很想問問腦殘們，到底是要貪婪齷齪腐敗到什麼程度，然後你們才會清醒過來？</text:span><text:span text:style-name="T6"><text:line-break/><text:line-break/></text:span><text:span text:style-name="T4">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span><text:span text:style-name="T6"><text:line-break/><text:line-break/></text:span><text:span text:style-name="T4">我其實已經累到快暴斃，但我透支體力，硬撐著想寫點東西，希望人們能覺悟。到底是要卑劣骯髒貪婪無恥到什麼程度，然後你才會相信人渣黨絕不是一個黨，而是一個蓄意從事的犯罪集團。</text:span><text:span text:style-name="T6"><text:line-break/><text:line-break/></text:span><text:span text:style-name="T4">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span><text:span text:style-name="T6"><text:line-break/><text:line-break/></text:span><text:span text:style-name="T4">底下摘自邱毅的臉書。邱毅在島內飽受污名化，但他其實才是台灣過去二十幾年來真正的英雄與功勞者。</text:span><text:span text:style-name="T6"><text:line-break/><text:line-break/>=============<text:line-break/></text:span><text:span text:style-name="T4">邱毅</text:span><text:span text:style-name="T6"><text:s/>(</text:span><text:span text:style-name="T4">臉書</text:span><text:span text:style-name="T6">)</text:span><text:span text:style-name="T4">『談天論地話縱橫』</text:span><text:span text:style-name="T6"><text:line-break/><text:line-break/>2019. 12. 11<text:line-break/><text:line-break/></text:span><text:span text:style-name="T4">怪事了，針對大選的政策大辯論，蔡英文指定要由「三立電視台」主辦。蔡英文為何對三立電視有特別偏好？這個故事要從三立董事長林崑海説起，我可歸納成四個原因來分析，以方便讀者了解：</text:span><text:span text:style-name="T6"><text:line-break/><text:line-break/></text:span><text:span text:style-name="T4">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span><text:span text:style-name="T6"><text:line-break/><text:line-break/></text:span><text:span text:style-name="T4">二是林崑海主導的「海派」，已經是民進黨的大派系，不僅有中常委、中執委，連旗下節目主持人都可列名不分區立委。基於「肥水不落外人田」的民進黨文化，蔡英文當然力主由三立主辦政策辯論。</text:span><text:span text:style-name="T6"><text:line-break/><text:line-break/></text:span><text:span text:style-name="T4">三是林崑海長期介入大選賭盤，我在</text:span><text:span text:style-name="T6">2012</text:span><text:span text:style-name="T4">年就曾冒著生命危險揭發，破了他與蔡英文的勾結之局，保障了馬英九的連任。事後，林崑海對我提出刑事和民事訴訟，双方纏訟了四年之久。後來，因為我提出當年調查局的監聽譯文，𥚃面明白指出林崑海涉及大選賭盤，因此我在刑事和民事官司全勝。這次，蔡英文為保障連任，與林崑海綁成命運共同體，以獲得選舉賭盤莊家的支持，當然是替選舉結果加了份保險。</text:span><text:span text:style-name="T6"><text:line-break/><text:line-break/></text:span><text:span text:style-name="T4">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span><text:span text:style-name="T6"><text:line-break/><text:line-break/></text:span><text:span text:style-name="T4">俗話說，臭味相投、物以類聚，蔡英文和林崑海有上述的四大相合，蔡英文有了林崑海，就有十足的安全感，她當然不畏輿論批評壓力，執意要將大選最關鍵的政策辯論，交給三立電視的林崑海主辦。</text:span><text:span text:style-name="T6"><text:line-break/><text:line-break/></text:span><text:span text:style-name="T4">經過這番說明，讀者應該都懂了吧！</text:span><text:span text:style-name="T6"><text:line-break/></text:span></text:p>
      <text:p text:style-name="P5"><text:span text:style-name="T3">張萬康</text:span><text:span text:style-name="T4"><text:s/>  |  2019.12.11 21:24   |   </text:span><text:a xlink:type="simple" xlink:href="http://palinfo.habago.org/Entry?Command=Information_PrintForum&amp;iPage=1#FORUM38220"><text:span text:style-name="T5">#</text:span></text:a></text:p>
      <text:p text:style-name="P6"><text:span text:style-name="T4">炤育，謝謝你對泉州系列的閱讀，你貼的視頻我看了一部分，其中「一席」黃曉丹，看完她的也看了「一席」別人的講演，兩天中看了不少段。黃曉丹（爬文是</text:span><text:span text:style-name="T6">1982</text:span><text:span text:style-name="T4">年生）水平很好，對詩詞不熟的我看了有收穫，但她有點藏有微微高傲的小清新氣息，還有待琢磨，還年輕。我這直覺也可能不對。</text:span><text:span text:style-name="T6"><text:line-break/><text:line-break/></text:span><text:span text:style-name="T4">豐遠，你貼的中國政府做的新疆專輯我看了後，也找來另一支看（比較短，兩支差不多）。外交部發言人華春瑩對外國記者們的答覆很有氣勢，「有人看过</text:span><text:span text:style-name="T7">吗？没有，你们居然都没有看。我感到很失望。这很好地回答了为什么西方主流媒体集体失声、选择性失语，大多数西方媒体都没有报道此事。」</text:span><text:span text:style-name="T6"><text:line-break/><text:line-break/></text:span><text:span text:style-name="T4">我覺中國政府進步的是，把近</text:span><text:span text:style-name="T6">20</text:span><text:span text:style-name="T4">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span><text:span text:style-name="T6"><text:line-break/><text:line-break/></text:span><text:span text:style-name="T4">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span><text:span text:style-name="T6"><text:line-break/>“</text:span><text:span text:style-name="T4">我一直很希望祖國能夠有一股明辨是非的忠誠反對力量，不求一己權力，不計個人毀譽，僅僅忠於人民，忠於基本是非善惡，卻又同時能夠指陳弊端，防止腐敗。</text:span><text:span text:style-name="T6">/</text:span><text:span text:style-name="T4">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6">/</text:span><text:span text:style-name="T4">當人權被敵人拿來當成一種政治工具與攻擊武器時，並不代表人權是有害的東西。同樣地，「開放社會」的觀念被敵人拿來當成一種滲透與製造動亂的藉口，但這並不意味著「開放社會」是一種錯誤的方向。</text:span><text:span text:style-name="T6">”<text:line-break/><text:line-break/></text:span><text:span text:style-name="T4">照理來說新疆是真正麻煩的地方，因為涉及異族之間，以及歷史上與蒙古、蘇聯、中國（近代從清朝開始）的糾葛。中國雖號稱</text:span><text:span text:style-name="T6">56</text:span><text:span text:style-name="T4">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5"><text:span text:style-name="T3">李念淨</text:span><text:span text:style-name="T4"><text:s/>  |  2019.12.11 13:03   |   </text:span><text:a xlink:type="simple" xlink:href="http://palinfo.habago.org/Entry?Command=Information_PrintForum&amp;iPage=1#FORUM38219"><text:span text:style-name="T5">#</text:span></text:a></text:p>
      <text:p text:style-name="P7"><text:span text:style-name="T4">念淨，你是那天在正王旁邊那一位？</text:span><text:span text:style-name="T6"><text:line-break/>-</text:span><text:span text:style-name="T4">》應該是，穿藍色衣服的就是我</text:span><text:span text:style-name="T6"><text:line-break/><text:line-break/></text:span><text:span text:style-name="T4">你的這留言有個地方應該是錯字，你寫說「整個站樁經查人數極多」，你應該是要寫「警察」極多吧？</text:span><text:span text:style-name="T6"><text:line-break/></text:span><text:span text:style-name="T4">我把你這留言和其他人寫的，一起收錄在此，不知道你介不介意？</text:span><text:span text:style-name="T6"><text:line-break/>-</text:span><text:span text:style-name="T4">》好啊，反正只是些抒發而已，另外那是錯字沒錯，打太快沒選字</text:span><text:span text:style-name="T6"><text:line-break/><text:line-break/></text:span><text:span text:style-name="T4">這個周六</text:span><text:span text:style-name="T6">(12</text:span><text:span text:style-name="T4">月</text:span><text:span text:style-name="T6">14</text:span><text:span text:style-name="T4">日</text:span><text:span text:style-name="T6">)</text:span><text:span text:style-name="T4">下午三點到五點，則是每個月站樁，一樣是在</text:span><text:span text:style-name="T6"><text:s/>AIT</text:span><text:span text:style-name="T4">。</text:span><text:span text:style-name="T6"><text:line-break/>-</text:span><text:span text:style-name="T4">》如果時間允許的話盡可能參加站樁吧，不過今年為止應該不會來了，時間不大允許</text:span><text:span text:style-name="T6"><text:line-break/><text:line-break/></text:span><text:span text:style-name="T4">感謝陳醫師的提點。</text:span></text:p>
      <text:p text:style-name="P5"><text:span text:style-name="T3">林炤育</text:span><text:span text:style-name="T4"><text:s/>  |  2019.12.11 08:07   |   </text:span><text:a xlink:type="simple" xlink:href="http://palinfo.habago.org/Entry?Command=Information_PrintForum&amp;iPage=1#FORUM38218"><text:span text:style-name="T5">#</text:span></text:a></text:p>
      <text:p text:style-name="P6"><text:span text:style-name="T4">清晰耀熙卓溪藥族夢婆望穿</text:span><text:span text:style-name="T6">...%^$#&amp;;@...<text:line-break/></text:span><text:span text:style-name="T4">八也</text:span><text:span text:style-name="T6"><text:line-break/></text:span><text:span text:style-name="T4">女馬</text:span><text:span text:style-name="T6"><text:line-break/></text:span><text:span text:style-name="T4">白勺</text:span><text:span text:style-name="T6"><text:line-break/><text:line-break/></text:span><text:span text:style-name="T4">幾則轉貼</text:span><text:span text:style-name="T6"><text:line-break/><text:line-break/>0</text:span><text:span text:style-name="T4">、</text:span><text:span text:style-name="T6"><text:line-break/></text:span><text:span text:style-name="T4">「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span><text:span text:style-name="T6"><text:line-break/><text:line-break/><text:line-break/></text:span><text:span text:style-name="T4">作文結尾提到，韓國瑜是「愛做夢的大夢想家」，有多奇特的想法，雖常常被嗆，「可是他還是笑得出來，真厲害」。老師給出超高分數</text:span><text:span text:style-name="T6">98</text:span><text:span text:style-name="T4">分，並評語「結尾讓老師想到一句話，『人不要臉，天下無敵』」，老師勉勵學生，這篇寫真堪稱佳作，結構紮實、重點明確，給予高分，「記得做人要腳踏實地」。</text:span><text:span text:style-name="T6"><text:line-break/><text:line-break/></text:span><text:span text:style-name="T4">狠批韓國瑜的作文曝光後，引起許多網友大讚「小四生真有才</text:span><text:span text:style-name="T6">..</text:span><text:span text:style-name="T4">讓我看見台灣希望了！」、「還好我們的教育有腦袋清楚的老師</text:span><text:span text:style-name="T6">.....</text:span><text:span text:style-name="T4">好險」、「孩子的教育不能等！」、「這學生</text:span><text:span text:style-name="T6">…</text:span><text:span text:style-name="T4">罵人不帶髒字。高啊</text:span><text:span text:style-name="T6">~</text:span><text:span text:style-name="T4">」，獲得</text:span><text:span text:style-name="T6">3</text:span><text:span text:style-name="T4">千多位網友按讚分享，引發熱議。</text:span><text:span text:style-name="T6"><text:line-break/>https://news.ltn.com.tw/news/politics/breakingnews/2974757<text:line-break/><text:line-break/>1</text:span><text:span text:style-name="T4">、</text:span><text:span text:style-name="T6"><text:line-break/></text:span><text:span text:style-name="T4">今天早上我國二的小孩跟我聊總統大選，他跟我說韓國瑜都是講幹話，要我支持蔡英文，</text:span><text:span text:style-name="T6"><text:s/></text:span><text:span text:style-name="T4">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span><text:span text:style-name="T6"><text:line-break/><text:line-break/>2</text:span><text:span text:style-name="T4">、</text:span><text:span text:style-name="T6"><text:line-break/></text:span><text:span text:style-name="T4">我家讀國小二年級的兒子更絕。</text:span><text:span text:style-name="T6"><text:line-break/><text:line-break/></text:span><text:span text:style-name="T4">有一天他回來突然跟我說：「韓國瑜會賣台」。</text:span><text:span text:style-name="T6"><text:line-break/></text:span><text:span text:style-name="T4">我先是遲疑了一下，然後反問他：「這是誰跟你說的？」</text:span><text:span text:style-name="T6"><text:line-break/></text:span><text:span text:style-name="T4">他天真的跟我說：「是安親班的</text:span><text:span text:style-name="T6">XXX</text:span><text:span text:style-name="T4">說的，他說韓國瑜會賣台」</text:span><text:span text:style-name="T6"><text:line-break/></text:span><text:span text:style-name="T4">我認得對方，國小三年級。</text:span><text:span text:style-name="T6"><text:line-break/><text:line-break/></text:span><text:span text:style-name="T4">「那他有說，韓國瑜為什麼會賣台嗎</text:span><text:span text:style-name="T6">?</text:span><text:span text:style-name="T4">韓國瑜要怎麼賣台？」</text:span><text:span text:style-name="T6"><text:line-break/></text:span><text:span text:style-name="T4">「沒有耶，他只說韓國瑜會賣台，哈哈哈哈」</text:span><text:span text:style-name="T6"><text:line-break/></text:span><text:span text:style-name="T4">這時我心裡就有底了，應該是對方長輩灌輸的觀念。</text:span><text:span text:style-name="T6"><text:line-break/><text:line-break/></text:span><text:span text:style-name="T4">於是我跟我兒子說：「不管別人說什麼，你都要保持「探究」的心態，不要別人說什麼就是什麼，而是要去問清楚「為什麼」，這樣才能保有理性的態度，也有助於你理解事情的原由。」</text:span><text:span text:style-name="T6"><text:line-break/></text:span><text:span text:style-name="T4">然後我跟他提到了中華民國主權屬於台灣所有人民，非經人民同意，主權不得變更</text:span><text:span text:style-name="T6">.....</text:span><text:span text:style-name="T4">叭啦叭啦的一堆。</text:span><text:span text:style-name="T6"><text:line-break/></text:span><text:span text:style-name="T4">「懂了嗎？」我說。</text:span><text:span text:style-name="T6"><text:line-break/></text:span><text:span text:style-name="T4">「嗯</text:span><text:span text:style-name="T6">......</text:span><text:span text:style-name="T4">懂了。」他看了我一眼，若有所思。</text:span><text:span text:style-name="T6"><text:line-break/></text:span><text:span text:style-name="T4">不過我覺得他應該還是不懂。</text:span><text:span text:style-name="T6"><text:line-break/><text:line-break/></text:span><text:span text:style-name="T4">過不久，我媽過來我家拿東西，我兒子見到她第一句就說：「阿媽，韓國瑜會賣台，不要投給他喔！」</text:span><text:span text:style-name="T6"><text:line-break/></text:span><text:span text:style-name="T4">我心裡翻了好大的白眼</text:span><text:span text:style-name="T6">...........<text:line-break/><text:line-break/></text:span><text:span text:style-name="T4">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span><text:span text:style-name="T6"><text:line-break/><text:line-break/></text:span><text:span text:style-name="T4">給予小孩思辨的能力，請從家長做起！</text:span><text:span text:style-name="T6"><text:line-break/><text:line-break/>3</text:span><text:span text:style-name="T4">、</text:span><text:span text:style-name="T6"><text:line-break/></text:span><text:span text:style-name="T4">曾經聽過小孩說：你如果投韓國瑜</text:span><text:span text:style-name="T6"><text:s/></text:span><text:span text:style-name="T4">中共打過來</text:span><text:span text:style-name="T6"><text:s/></text:span><text:span text:style-name="T4">你願意出來當砲灰嗎？如果你不願意，你就不要投他。</text:span><text:span text:style-name="T6"><text:line-break/></text:span><text:span text:style-name="T4">真的不知，這到底是誰教的？</text:span><text:span text:style-name="T6"><text:line-break/><text:line-break/>4</text:span><text:span text:style-name="T4">、</text:span><text:span text:style-name="T6"><text:line-break/>https://youtu.be/j2Od4HeHKgo</text:span></text:p>
      <text:p text:style-name="P5"><text:span text:style-name="T3">陳真</text:span><text:span text:style-name="T4"><text:s/>  |  2019.12.11 02:06   |   </text:span><text:a xlink:type="simple" xlink:href="http://palinfo.habago.org/Entry?Command=Information_PrintForum&amp;iPage=2#FORUM38217"><text:span text:style-name="T5">#</text:span></text:a></text:p>
      <text:p text:style-name="P6"><text:span text:style-name="T4">在台灣從政很沒尊嚴，得面對一些人渣、蟑螂的羞辱：</text:span><text:span text:style-name="T6"><text:line-break/><text:line-break/>https://www.youtube.com/watch?v=o9a9ov_uA28<text:line-break/><text:line-break/></text:span><text:span text:style-name="T4">究竟是什麼樣的腦殘，會把票投給這樣一個黨，這樣一些人渣？</text:span></text:p>
      <text:p text:style-name="P5"><text:span text:style-name="T3">陳真</text:span><text:span text:style-name="T4"><text:s/>  |  2019.12.11 01:52   |   </text:span><text:a xlink:type="simple" xlink:href="http://palinfo.habago.org/Entry?Command=Information_PrintForum&amp;iPage=2#FORUM38216"><text:span text:style-name="T5">#</text:span></text:a></text:p>
      <text:p text:style-name="P7"><text:span text:style-name="T4">香港現強大殺傷力土製炸彈</text:span><text:span text:style-name="T6"><text:s/></text:span><text:span text:style-name="T4">警方：百公尺內可致命</text:span><text:span text:style-name="T6"><text:line-break/><text:line-break/>Yahoo</text:span><text:span text:style-name="T4">奇摩（即時新聞）</text:span><text:span text:style-name="T6"><text:line-break/><text:line-break/>2019</text:span><text:span text:style-name="T4">年</text:span><text:span text:style-name="T6">12</text:span><text:span text:style-name="T4">月</text:span><text:span text:style-name="T6">10</text:span><text:span text:style-name="T4">日</text:span><text:span text:style-name="T6"><text:line-break/><text:line-break/></text:span><text:span text:style-name="T4">香港昨天發現兩顆土製炸彈，警方證實炸彈在</text:span><text:span text:style-name="T6">50</text:span><text:span text:style-name="T4">至</text:span><text:span text:style-name="T6">100</text:span><text:span text:style-name="T4">公尺範圍內可能致命，這也是「反送中」運動半年來，首次發現殺傷力如此強大的土製炸彈。警方正調查犯案動機。</text:span><text:span text:style-name="T6"><text:line-break/><text:line-break/></text:span><text:span text:style-name="T4">這顆土製炸彈位於港島灣仔華仁書院胡應湘堂地基附近。昨天傍晚，清潔工人首先在該處有所發現，警方爆炸品處理課人員到場檢查後確認是土製炸彈，並拆除炸彈。</text:span><text:span text:style-name="T6"><text:line-break/><text:line-break/></text:span><text:span text:style-name="T4">調查期間，警方封鎖了學校附近一帶的皇后大道東，並檢走一些證物，包括鋰電池等。</text:span><text:span text:style-name="T6"><text:line-break/><text:line-break/></text:span><text:span text:style-name="T4">警方爆炸課人員向媒體說，這顆炸彈連接著電話及電路板，相信是用於引爆；爆炸裝置有兩類爆炸品，分別是硝酸鹽和</text:span><text:span text:style-name="T6">HMTD</text:span><text:span text:style-name="T4">（六亞甲基三過氧化二胺），合共</text:span><text:span text:style-name="T6">10</text:span><text:span text:style-name="T4">公斤。</text:span><text:span text:style-name="T6"><text:line-break/><text:line-break/></text:span><text:span text:style-name="T4">警方表示，上述炸藥在市面不能購買，必須自製。警方形容炸彈完整，可以引爆，而爆炸品內更藏有鐵釘，爆炸範圍達</text:span><text:span text:style-name="T6">50</text:span><text:span text:style-name="T4">至</text:span><text:span text:style-name="T6">100</text:span><text:span text:style-name="T4">公尺，極度危險，可致多人死傷。</text:span><text:span text:style-name="T6"><text:line-break/><text:line-break/></text:span><text:span text:style-name="T4">高級炸彈處理主任馬偉德說，炸彈除了有大量炸藥外，也以鐵釘作為炸彈碎片，它們只有一個功用：殺人和傷人。警方正調查犯案動機，並會了解是否與</text:span><text:span text:style-name="T6">8</text:span><text:span text:style-name="T4">日破獲的槍械案有關。</text:span><text:span text:style-name="T6"><text:line-break/><text:line-break/></text:span><text:span text:style-name="T4">華仁書院昨晚就事件表示，校方事先並不知情，發現爆炸品的位置雖然屬於校園所有，但在學校大閘外，屬公眾可以進入的範圍，目前沒有證據顯示事件與該學校師生或教職員有關。</text:span><text:span text:style-name="T6"><text:line-break/><text:line-break/></text:span><text:span text:style-name="T4">泛民主派團體民間人權陣線</text:span><text:span text:style-name="T6">8</text:span><text:span text:style-name="T4">日舉行了國際人權日遊行，繼續爭取「反送中」訴求。在遊行前，警方偵破了一起嚴重槍械案，查獲一枝半自動手槍和超過</text:span><text:span text:style-name="T6">100</text:span><text:span text:style-name="T4">發子彈。</text:span></text:p>
      <text:p text:style-name="P5"><text:span text:style-name="T3">陳真</text:span><text:span text:style-name="T4"><text:s/>  |  2019.12.11 01:41   |   </text:span><text:a xlink:type="simple" xlink:href="http://palinfo.habago.org/Entry?Command=Information_PrintForum&amp;iPage=2#FORUM38215"><text:span text:style-name="T5">#</text:span></text:a></text:p>
      <text:p text:style-name="P6"><text:span text:style-name="T4">長久以來，我對新疆略知一二。雖說一二，但了解的程度應該還是比一般人要深入一些。</text:span><text:span text:style-name="T6"><text:line-break/><text:line-break/></text:span><text:span text:style-name="T4">面對新疆「再教育營」的指控，中國官方說，美國藉著「到處殺人」來反恐，中國則是採用「教育」。</text:span><text:span text:style-name="T6"><text:line-break/><text:line-break/></text:span><text:span text:style-name="T4">這話其實完全不對，美國並不反恐。相反地，美國本身就是恐怖主義的培植者、支持者及實行者。恐怖主義恰恰就是帝國主義的一體兩面，藉之擴張勢力版圖、到處掠奪與製造顛覆動亂的一個主要手段。</text:span><text:span text:style-name="T6"><text:line-break/><text:line-break/></text:span><text:span text:style-name="T4">任何人、任何國家的任何作為，一旦跟美國相比，那根本就不用比了，那就好像你不能跟撒旦比邪惡一樣，因為，這樣一比較，幾乎所有惡行全都可以合理化了。</text:span><text:span text:style-name="T6"><text:line-break/><text:line-break/></text:span><text:span text:style-name="T4">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span><text:span text:style-name="T6"><text:line-break/><text:line-break/></text:span><text:span text:style-name="T4">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span><text:span text:style-name="T6"><text:line-break/><text:line-break/></text:span><text:span text:style-name="T4">也許你會說，我又沒有在祖國坐過牢，怎麼知道它比諸台灣究竟是更好或更差？這其實很容易判斷，你從一個社會之中人與人之間的關係與態度以及政府與社會的各種運作方式，大概就能看出一種所謂文明的基本樣態。</text:span><text:span text:style-name="T6"><text:line-break/><text:line-break/></text:span><text:span text:style-name="T4">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span><text:span text:style-name="T6"><text:line-break/><text:line-break/></text:span><text:span text:style-name="T4">藉著異議，一個社會或國家能夠持續進步，否則從何進步起？異議和敵意畢竟是兩回事。混淆二者，把異議和敵意全打成敵人的陰謀，只是壯大了敵人，縮小了自己成長的可能性。</text:span><text:span text:style-name="T6"><text:line-break/><text:line-break/></text:span><text:span text:style-name="T4">我一直很希望祖國能夠有一股明辨是非的忠誠反對力量，不求一己權力，不計個人毀譽，僅僅忠於人民，忠於基本是非善惡，卻又同時能夠指陳弊端，防止腐敗。</text:span><text:span text:style-name="T6"><text:line-break/><text:line-break/></text:span><text:span text:style-name="T4">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6"><text:line-break/><text:line-break/></text:span><text:span text:style-name="T4">當人權被敵人拿來當成一種政治工具與攻擊武器時，並不代表人權是有害的東西。同樣地，「開放社會」的觀念被敵人拿來當成一種滲透與製造動亂的藉口，但這並不意味著「開放社會」是一種錯誤的方向。</text:span><text:span text:style-name="T6"><text:line-break/><text:line-break/></text:span><text:span text:style-name="T4">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span><text:span text:style-name="T6"><text:line-break/><text:line-break/></text:span><text:span text:style-name="T4">台灣則剛好相反，</text:span><text:span text:style-name="T6">1996</text:span><text:span text:style-name="T4">年所謂民主化以來</text:span><text:span text:style-name="T6">(</text:span><text:span text:style-name="T4">台灣所謂民主，相當自欺欺人，不過就是搞些選舉</text:span><text:span text:style-name="T6">)</text:span><text:span text:style-name="T4">，卻反而朝著鎖國、封閉、箝制心靈與禁錮言論思想的方向不斷拼命「倒退</text:span><text:span text:style-name="T7">噜」；政治歹徒們為謀一己之利，藉著洗腦、愚化、打壓與網軍及媒體抹黑，限制各種發展之可能性，社會一天比一天封閉</text:span><text:span text:style-name="T6">(</text:span><text:span text:style-name="T4">方便政治歹徒們掠奪權位、壟斷資源</text:span><text:span text:style-name="T6">)</text:span><text:span text:style-name="T4">。於是，不過才短短十幾二十年的時間，台灣已如一灘死水，幾乎看不到未來。</text:span></text:p>
      <text:p text:style-name="P5"><text:span text:style-name="T3">陳真</text:span><text:span text:style-name="T4"><text:s/>  |  2019.12.11 01:07   |   </text:span><text:a xlink:type="simple" xlink:href="http://palinfo.habago.org/Entry?Command=Information_PrintForum&amp;iPage=2#FORUM38214"><text:span text:style-name="T5">#</text:span></text:a></text:p>
      <text:p text:style-name="P7"><text:span text:style-name="T4">港式民主適用於美國在台領土</text:span><text:span text:style-name="T6"><text:s/>AIT </text:span><text:span text:style-name="T4">嗎？</text:span><text:span text:style-name="T6"><text:line-break/><text:line-break/></text:span><text:span text:style-name="T4">陳真</text:span><text:span text:style-name="T6"><text:s/>2019. 12. 10.<text:line-break/><text:line-break/></text:span><text:span text:style-name="T4">前些天，我寫了底下這一篇，使得</text:span><text:span text:style-name="T6"><text:s/>AIT </text:span><text:span text:style-name="T4">很「關心」我們是否去</text:span><text:span text:style-name="T6"><text:s/>AIT </text:span><text:span text:style-name="T4">實施一下美國人所培訓的「港式民主」：</text:span><text:span text:style-name="T6"><text:line-break/><text:line-break/>https://bit.ly/2P7PKX9<text:line-break/><text:line-break/></text:span><text:span text:style-name="T4">其實，</text:span><text:span text:style-name="T6">AIT </text:span><text:span text:style-name="T4">何必緊張？美國人不是鼓勵全世界要向香港「民主人士」爭取「民主與自由」的行為致敬與看齊嗎？美國人不是幾十年來積極在全世界各地</text:span><text:span text:style-name="T6"><text:s/>(</text:span><text:span text:style-name="T4">西方「先進」國家除外</text:span><text:span text:style-name="T6">) </text:span><text:span text:style-name="T4">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text:span><text:span text:style-name="T6"><text:s/>AIT</text:span><text:span text:style-name="T4">？</text:span><text:span text:style-name="T6"><text:line-break/><text:line-break/></text:span><text:span text:style-name="T4">美國人如果也能讓港式民主在</text:span><text:span text:style-name="T6"><text:s/>AIT </text:span><text:span text:style-name="T4">實行一下，並且大加歌頌，那我就承認港式民主或大腸花式民主的優越性。</text:span><text:span text:style-name="T6"><text:line-break/><text:line-break/>AIT</text:span><text:span text:style-name="T4">根本不用緊張，台灣方面也不需要浪費那麼多警力在現場「保護」我們。我們將會像過去</text:span><text:span text:style-name="T6">11</text:span><text:span text:style-name="T4">年一樣，靜站舉牌，不會有其它任何動作。哪一天，如果我們決定有其它動作，一定會正式公告相關作法，不會搞偷襲。</text:span></text:p>
      <text:p text:style-name="P5"><text:span text:style-name="T3">陳真</text:span><text:span text:style-name="T4"><text:s/>  |  2019.12.11 01:05   |   </text:span><text:a xlink:type="simple" xlink:href="http://palinfo.habago.org/Entry?Command=Information_PrintForum&amp;iPage=2#FORUM38213"><text:span text:style-name="T5">#</text:span></text:a></text:p>
      <text:p text:style-name="P6"><text:span text:style-name="T4">念淨，</text:span><text:span text:style-name="T6"><text:line-break/><text:line-break/></text:span><text:span text:style-name="T4">你是那天在正王旁邊那一位？</text:span><text:span text:style-name="T6"><text:line-break/><text:line-break/></text:span><text:span text:style-name="T4">你的這留言有個地方應該是錯字，你寫說「整個站樁經查人數極多」，你應該是要寫「警察」極多吧？</text:span><text:span text:style-name="T6"><text:line-break/></text:span><text:span text:style-name="T4">我把你這留言和其他人寫的，一起收錄在此，不知道你介不介意？</text:span><text:span text:style-name="T6"><text:line-break/><text:line-break/>https://bit.ly/38lTmN7<text:line-break/><text:line-break/></text:span><text:span text:style-name="T4">正王每周一下午一點到三點，大多是一個人在</text:span><text:span text:style-name="T6"><text:s/>AIT</text:span><text:span text:style-name="T4">前面站，有一回小慧也有參加。</text:span><text:span text:style-name="T6"><text:line-break/><text:line-break/></text:span><text:span text:style-name="T4">這個周六</text:span><text:span text:style-name="T6">(12</text:span><text:span text:style-name="T4">月</text:span><text:span text:style-name="T6">14</text:span><text:span text:style-name="T4">日</text:span><text:span text:style-name="T6">)</text:span><text:span text:style-name="T4">下午三點到五點，則是每個月站樁，一樣是在</text:span><text:span text:style-name="T6"><text:s/>AIT</text:span><text:span text:style-name="T4">。</text:span><text:span text:style-name="T6"><text:line-break/><text:line-break/></text:span><text:span text:style-name="T4">參與者其實不一定要全程參與，大家大可自由來去。</text:span><text:span text:style-name="T6"><text:line-break/><text:line-break/></text:span><text:span text:style-name="T4">另外，我一直想強調的一點是：參與者千萬不要有任何道德壓力。比方說，有時候現場難免會有些狀況，例如被抓去警局之類</text:span><text:span text:style-name="T6">(</text:span><text:span text:style-name="T4">即便我們只有一個人靜站舉牌，都還是有可能被抓</text:span><text:span text:style-name="T6">)</text:span><text:span text:style-name="T4">，參與者大可隨時停止靜站，離開現場，避免被波及等等。總之，希望大家不要有任何道德壓力。</text:span></text:p>
      <text:p text:style-name="P5"><text:span text:style-name="T3">李念淨</text:span><text:span text:style-name="T4"><text:s/>  |  2019.12.10 20:28   |   </text:span><text:a xlink:type="simple" xlink:href="http://palinfo.habago.org/Entry?Command=Information_PrintForum&amp;iPage=2#FORUM38212"><text:span text:style-name="T5">#</text:span></text:a></text:p>
      <text:p text:style-name="P7"><text:span text:style-name="T4">上個月站樁的事情，我想在這裡寫一點心得</text:span><text:span text:style-name="T6"><text:line-break/></text:span><text:span text:style-name="T4">因為這可能是我活到</text:span><text:span text:style-name="T6">25</text:span><text:span text:style-name="T4">歲以來第一次參與這樣的事情</text:span><text:span text:style-name="T6">(</text:span><text:span text:style-name="T4">太陽花我在大學從一開始就感覺不對勁，沒去</text:span><text:span text:style-name="T6">)<text:line-break/><text:line-break/></text:span><text:span text:style-name="T4">原本我是跟家人說去動漫展，不過後面我自己把行程改成站樁了，所以只能來一個鐘頭就匆匆走了，實在不好意思。</text:span><text:span text:style-name="T6"><text:line-break/><text:line-break/></text:span><text:span text:style-name="T4">其實這個地方我在還政大的時候就經過幾次，那時候感覺沒什麼</text:span><text:span text:style-name="T6"><text:line-break/></text:span><text:span text:style-name="T4">但是</text:span><text:span text:style-name="T6">AIT</text:span><text:span text:style-name="T4">搬進來以後令人感覺有一種『肅殺的氣氛』</text:span><text:span text:style-name="T6"><text:line-break/></text:span><text:span text:style-name="T4">非常獨特，我去過總統府周邊、考試院、國父紀念館等一堆政府機構或地標，從來沒有這個感覺過，但是</text:span><text:span text:style-name="T6">AIT</text:span><text:span text:style-name="T4">給人一種很壓抑，不自由的感覺</text:span><text:span text:style-name="T6"><text:line-break/><text:line-break/></text:span><text:span text:style-name="T4">我在事前認識的也只有王修亮老師，後面才看到陳醫師跟阿忠</text:span><text:span text:style-name="T6"><text:line-break/></text:span><text:span text:style-name="T4">陳醫師指了一指</text:span><text:span text:style-name="T6">AIT</text:span><text:span text:style-name="T4">的建築物，我才發現整個領事館全部都塞滿了一堆警察拿望遠鏡看，這些人這麼提防我們這些只拿看板的人也是煞費苦心。</text:span><text:span text:style-name="T6"><text:line-break/><text:line-break/></text:span><text:span text:style-name="T4">接著有幾個警察走過來『嚕』希望我們知難而退</text:span><text:span text:style-name="T6"><text:line-break/></text:span><text:span text:style-name="T4">陳醫師反應很快，把所有人分成兩股，他跟阿忠在大門口，其他人在對面舉牌</text:span><text:span text:style-name="T6"><text:line-break/><text:line-break/></text:span><text:span text:style-name="T4">整個站樁警察人數極多，還有女警不斷在拍照，大門口估計也有便衣刑警在監視</text:span><text:span text:style-name="T6"><text:line-break/></text:span><text:span text:style-name="T4">另外就是車流中不時有警察騎重機經過</text:span><text:span text:style-name="T6"><text:line-break/><text:line-break/></text:span><text:span text:style-name="T4">前幾天國民黨民代衝外交部，我想如果不是有老資歷的社運人士在陣，很容易就被抓到把柄落人口實</text:span><text:span text:style-name="T6"><text:line-break/><text:line-break/></text:span><text:span text:style-name="T4">其實這種『肅殺的氣氛』說穿了就是恐懼，不是警察恐懼，而是裡面的美國官員在恐懼</text:span><text:span text:style-name="T6"><text:line-break/><text:line-break/></text:span><text:span text:style-name="T4">之前薄瑞光說不可能看到台灣與中國和平統一，可見他已經怕到必須要將期望向台灣的一般人喊話</text:span><text:span text:style-name="T6"><text:line-break/><text:line-break/></text:span><text:span text:style-name="T4">古人說孔子作春秋（史書）而亂臣賊子懼，美國居然畏懼</text:span><text:span text:style-name="T6">Assange</text:span><text:span text:style-name="T4">一介平民，也是非常荒唐的一件事</text:span><text:span text:style-name="T6"><text:line-break/>Assange</text:span><text:span text:style-name="T4">公開的機密資料，殺傷力大到整個使館，台灣一個小地方的使館，都要提防他</text:span><text:span text:style-name="T6"><text:line-break/><text:line-break/></text:span><text:span text:style-name="T4">實際去站樁體會的收穫也是不亞於光看巴勒網的文章。</text:span></text:p>
      <text:p text:style-name="P5"><text:span text:style-name="T3">鄭豐遠</text:span><text:span text:style-name="T4"><text:s/>  |  2019.12.10 18:17   |   </text:span><text:a xlink:type="simple" xlink:href="http://palinfo.habago.org/Entry?Command=Information_PrintForum&amp;iPage=2#FORUM38211"><text:span text:style-name="T5">#</text:span></text:a></text:p>
      <text:p text:style-name="P6"><text:span text:style-name="T4">電腦接連幾個禮拜出問題，留言不易。一次把萬康兄的泉州府行看完了，十分過癮。</text:span><text:span text:style-name="T6">2017 </text:span><text:span text:style-name="T4">年因公去深圳，兩個禮拜內每天都要叫三四趟計程車，我也都會和師父們攀談，體驗很類似，很多師父都是外地來深圳謀生，南腔北調，全程微信，一人一種個性，生活勤奮而充實。</text:span><text:span text:style-name="T6"><text:line-break/><text:line-break/></text:span><text:span text:style-name="T4">大陸很多地方想去看看，包括新疆。昨天看到下面這紀錄片</text:span><text:span text:style-name="T6"><text:s/>(</text:span><text:span text:style-name="T4">要看趕快看，以免被</text:span><text:span text:style-name="T6"><text:s/>Youtube </text:span><text:span text:style-name="T4">移除了</text:span><text:span text:style-name="T6">)</text:span><text:span text:style-name="T4">，非常震憾。很多事不是發生在自己身邊，永遠隔了層霧，自也無法形成一種適當的理解。我不知道原先抨擊或反對新疆</text:span><text:span text:style-name="T6">"</text:span><text:span text:style-name="T4">再教育營</text:span><text:span text:style-name="T6">"</text:span><text:span text:style-name="T4">的人們，看了會不會改變想法</text:span><text:span text:style-name="T6">? </text:span><text:span text:style-name="T4">還是會繼續認定這是中共對特定宗教信仰或文化的一種壓迫</text:span><text:span text:style-name="T6">? </text:span><text:span text:style-name="T4">這類恐怖攻擊的思想源頭真能算得上一種該被尊重的</text:span><text:span text:style-name="T6">"</text:span><text:span text:style-name="T4">宗教</text:span><text:span text:style-name="T6">"</text:span><text:span text:style-name="T4">嗎</text:span><text:span text:style-name="T6">?<text:line-break/><text:line-break/></text:span><text:span text:style-name="T4">信伊斯蘭教的人也真是有點倒霉，無緣無故要去背這些邪門歪道的黑鍋，事實上伊斯蘭教對這些恐怖份子也很不齒的。</text:span><text:span text:style-name="T6"><text:line-break/><text:line-break/></text:span><text:span text:style-name="T4">人確實有信仰的自由，但任何自由都有一道明確的邊界，否則也就沒有自由可言。如果整天想著自殺和殺人陪葬以追求上天堂，那這種</text:span><text:span text:style-name="T6">"</text:span><text:span text:style-name="T4">信仰</text:span><text:span text:style-name="T6">"</text:span><text:span text:style-name="T4">實在扺觸了太多其他人類該享有的自由，不該容許其存在，否則一切對人性美好的追求都將失去意義。</text:span><text:span text:style-name="T6"><text:line-break/><text:line-break/>https://youtu.be/BjgSOYRZqIo</text:span></text:p>
      <text:p text:style-name="P5"><text:span text:style-name="T3">林炤育</text:span><text:span text:style-name="T4"><text:s/>  |  2019.12.09 23:57   |   </text:span><text:a xlink:type="simple" xlink:href="http://palinfo.habago.org/Entry?Command=Information_PrintForum&amp;iPage=2#FORUM38210"><text:span text:style-name="T5">#</text:span></text:a></text:p>
      <text:p text:style-name="P7"><text:span text:style-name="T4">有錯更正，</text:span><text:span text:style-name="T7">乌兰巴托之夜為蒙古歌，普勒布道尔吉（</text:span><text:span text:style-name="T6">G.Pürevdorj</text:span><text:span text:style-name="T4">）作曲，</text:span><text:span text:style-name="T7">贾樟柯與左小祖咒改寫中文歌詞。</text:span><text:span text:style-name="T6"><text:line-break/><text:line-break/></text:span><text:span text:style-name="T7">创作背景编辑</text:span><text:span text:style-name="T6"><text:line-break/></text:span><text:span text:style-name="T7">乌兰巴特林屋德西，乌兰巴托原称库伦，是蒙古国的首都，意为</text:span><text:span text:style-name="T6">“</text:span><text:span text:style-name="T7">红色英雄</text:span><text:span text:style-name="T6">”</text:span><text:span text:style-name="T4">，屋德西是夜晚的意思。</text:span><text:span text:style-name="T7">乌兰巴特林屋德西中的</text:span><text:span text:style-name="T6">“</text:span><text:span text:style-name="T4">林</text:span><text:span text:style-name="T6">”</text:span><text:span text:style-name="T4">是蒙文</text:span><text:span text:style-name="T7">词缀【的】，音标为【</text:span><text:span text:style-name="T6">IN</text:span><text:span text:style-name="T4">】。那木汗是</text:span><text:span text:style-name="T6">“</text:span><text:span text:style-name="T4">静静的、静</text:span><text:span text:style-name="T7">谧的、安静</text:span><text:span text:style-name="T6">”</text:span><text:span text:style-name="T4">的意思。</text:span><text:span text:style-name="T7">乌歌曲表现了乌兰巴托夜晚的美丽和对她的热爱。歌曲创作于</text:span><text:span text:style-name="T6">1985</text:span><text:span text:style-name="T4">年，由蒙古</text:span><text:span text:style-name="T7">诗人桑堆扎布（</text:span><text:span text:style-name="T6">P.Sanduyjav</text:span><text:span text:style-name="T4">）作</text:span><text:span text:style-name="T7">词，普勒布道尔吉（</text:span><text:span text:style-name="T6">G.Pürevdorj</text:span><text:span text:style-name="T4">）作曲，蒙古微笑</text:span><text:span text:style-name="T7">乐队原唱。</text:span><text:span text:style-name="T6"><text:line-break/><text:line-break/></text:span><text:span text:style-name="T7">词：左小祖咒</text:span><text:span text:style-name="T6"><text:s/></text:span><text:span text:style-name="T7">贾樟柯　曲：昔日布道尔吉（蒙）</text:span><text:span text:style-name="T6"><text:line-break/></text:span><text:span text:style-name="T4">穿越</text:span><text:span text:style-name="T7">旷野的风啊</text:span><text:span text:style-name="T6"><text:line-break/></text:span><text:span text:style-name="T4">慢些走</text:span><text:span text:style-name="T6"><text:line-break/></text:span><text:span text:style-name="T4">我用沉默告</text:span><text:span text:style-name="T7">诉你</text:span><text:span text:style-name="T6"><text:line-break/></text:span><text:span text:style-name="T4">我醉了酒</text:span><text:span text:style-name="T6"><text:line-break/></text:span><text:span text:style-name="T7">飘向远方的云啊</text:span><text:span text:style-name="T6"><text:line-break/></text:span><text:span text:style-name="T4">慢些走</text:span><text:span text:style-name="T6"><text:line-break/></text:span><text:span text:style-name="T4">我用奔跑告</text:span><text:span text:style-name="T7">诉你</text:span><text:span text:style-name="T6"><text:line-break/></text:span><text:span text:style-name="T4">我不回头</text:span><text:span text:style-name="T6"><text:line-break/></text:span><text:span text:style-name="T7">乌兰巴托的夜啊</text:span><text:span text:style-name="T6"><text:line-break/></text:span><text:span text:style-name="T4">那么静，那么静</text:span><text:span text:style-name="T6"><text:line-break/></text:span><text:span text:style-name="T7">连风都不知道我</text:span><text:span text:style-name="T6"><text:line-break/></text:span><text:span text:style-name="T4">不知道</text:span><text:span text:style-name="T6"><text:line-break/></text:span><text:span text:style-name="T7">乌兰巴托的夜啊</text:span><text:span text:style-name="T6"><text:line-break/></text:span><text:span text:style-name="T4">那么静，那么静</text:span><text:span text:style-name="T6"><text:line-break/></text:span><text:span text:style-name="T7">连云都不知道我</text:span><text:span text:style-name="T6"><text:line-break/></text:span><text:span text:style-name="T4">不知道</text:span><text:span text:style-name="T6"><text:line-break/></text:span><text:span text:style-name="T4">游</text:span><text:span text:style-name="T7">荡异乡的人儿啊</text:span><text:span text:style-name="T6"><text:line-break/></text:span><text:span text:style-name="T4">在哪里</text:span><text:span text:style-name="T6"><text:line-break/></text:span><text:span text:style-name="T4">我的肚子</text:span><text:span text:style-name="T7">开始痛</text:span><text:span text:style-name="T6"><text:line-break/></text:span><text:span text:style-name="T4">你可知道</text:span><text:span text:style-name="T6"><text:line-break/></text:span><text:span text:style-name="T4">穿越火焰的鸟儿啊</text:span><text:span text:style-name="T6"><text:line-break/></text:span><text:span text:style-name="T4">不要走</text:span><text:span text:style-name="T6"><text:line-break/></text:span><text:span text:style-name="T4">你知今夜</text:span><text:span text:style-name="T7">疯掉的</text:span><text:span text:style-name="T6"><text:line-break/></text:span><text:span text:style-name="T4">不止一个人</text:span><text:span text:style-name="T6"><text:line-break/></text:span><text:span text:style-name="T7">乌兰巴托的夜啊</text:span><text:span text:style-name="T6"><text:line-break/></text:span><text:span text:style-name="T4">那么静，那么静</text:span><text:span text:style-name="T6"><text:line-break/></text:span><text:span text:style-name="T7">连风都不知道我</text:span><text:span text:style-name="T6"><text:line-break/></text:span><text:span text:style-name="T4">不知道</text:span><text:span text:style-name="T6"><text:line-break/></text:span><text:span text:style-name="T7">乌兰巴托的夜啊</text:span><text:span text:style-name="T6"><text:line-break/></text:span><text:span text:style-name="T4">那么静，那么静</text:span><text:span text:style-name="T6"><text:line-break/></text:span><text:span text:style-name="T7">连云都不知道我</text:span><text:span text:style-name="T6"><text:line-break/></text:span><text:span text:style-name="T4">不知道</text:span><text:span text:style-name="T6"><text:line-break/></text:span><text:span text:style-name="T7">乌兰巴托的夜啊</text:span><text:span text:style-name="T6"><text:line-break/></text:span><text:span text:style-name="T4">那么静，那么静</text:span><text:span text:style-name="T6"><text:line-break/></text:span><text:span text:style-name="T7">连风都不知道我</text:span><text:span text:style-name="T6"><text:line-break/></text:span><text:span text:style-name="T4">不知道</text:span><text:span text:style-name="T6"><text:line-break/></text:span><text:span text:style-name="T7">乌兰巴托的夜啊</text:span><text:span text:style-name="T6"><text:line-break/></text:span><text:span text:style-name="T4">那么静，那么静</text:span><text:span text:style-name="T6"><text:line-break/></text:span><text:span text:style-name="T7">连云都不知道我</text:span><text:span text:style-name="T6"><text:line-break/></text:span><text:span text:style-name="T4">不知道</text:span><text:span text:style-name="T6"><text:line-break/></text:span><text:span text:style-name="T7">乌兰巴托的夜</text:span><text:span text:style-name="T6"><text:s/></text:span><text:span text:style-name="T4">大壮版</text:span><text:span text:style-name="T6"><text:line-break/></text:span><text:span text:style-name="T4">有一个地方很</text:span><text:span text:style-name="T7">远</text:span><text:span text:style-name="T6"><text:s/></text:span><text:span text:style-name="T4">很</text:span><text:span text:style-name="T7">远</text:span><text:span text:style-name="T6"><text:line-break/></text:span><text:span text:style-name="T4">那里有风</text:span><text:span text:style-name="T6"><text:s/></text:span><text:span text:style-name="T4">有古老的草原</text:span><text:span text:style-name="T6"><text:line-break/></text:span><text:span text:style-name="T7">骄傲的母亲目光深远</text:span><text:span text:style-name="T6"><text:line-break/></text:span><text:span text:style-name="T4">温柔的塔娜</text:span><text:span text:style-name="T7">话语缠绵</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歌儿</text:span><text:span text:style-name="T7">轻轻唱</text:span><text:span text:style-name="T6"><text:s/></text:span><text:span text:style-name="T4">风儿</text:span><text:span text:style-name="T7">轻轻吹</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唱歌的人不</text:span><text:span text:style-name="T7">许掉眼泪</text:span><text:span text:style-name="T6"><text:line-break/></text:span><text:span text:style-name="T4">有一个地方很</text:span><text:span text:style-name="T7">远</text:span><text:span text:style-name="T6"><text:s/></text:span><text:span text:style-name="T4">很</text:span><text:span text:style-name="T7">远</text:span><text:span text:style-name="T6"><text:line-break/></text:span><text:span text:style-name="T4">那里有一生最重的思念</text:span><text:span text:style-name="T6"><text:line-break/></text:span><text:span text:style-name="T4">草原的子民无忧无</text:span><text:span text:style-name="T7">虑</text:span><text:span text:style-name="T6"><text:line-break/></text:span><text:span text:style-name="T4">大地的儿女把酒当歌</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歌儿</text:span><text:span text:style-name="T7">轻轻唱</text:span><text:span text:style-name="T6"><text:s/></text:span><text:span text:style-name="T4">风儿</text:span><text:span text:style-name="T7">轻轻吹</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唱歌的人不</text:span><text:span text:style-name="T7">许掉眼泪</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歌儿</text:span><text:span text:style-name="T7">轻轻唱</text:span><text:span text:style-name="T6"><text:s/></text:span><text:span text:style-name="T4">风儿</text:span><text:span text:style-name="T7">轻轻吹</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唱歌的人不</text:span><text:span text:style-name="T7">许掉眼泪</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歌儿</text:span><text:span text:style-name="T7">轻轻唱</text:span><text:span text:style-name="T6"><text:s/></text:span><text:span text:style-name="T4">风儿</text:span><text:span text:style-name="T7">轻轻吹</text:span><text:span text:style-name="T6"><text:line-break/></text:span><text:span text:style-name="T7">乌兰巴托的夜</text:span><text:span text:style-name="T6"><text:line-break/></text:span><text:span text:style-name="T4">那么静</text:span><text:span text:style-name="T6"><text:s/></text:span><text:span text:style-name="T4">那么静</text:span><text:span text:style-name="T6"><text:line-break/></text:span><text:span text:style-name="T4">唱歌的人不</text:span><text:span text:style-name="T7">许掉眼泪</text:span><text:span text:style-name="T6"><text:line-break/></text:span><text:span text:style-name="T4">唱歌的人不</text:span><text:span text:style-name="T7">许掉眼泪</text:span><text:span text:style-name="T6"><text:line-break/><text:line-break/></text:span><text:span text:style-name="T4">左小祖咒（英文名：</text:span><text:span text:style-name="T6">Zuoxiao Zuzhou</text:span><text:span text:style-name="T4">，</text:span><text:span text:style-name="T6">1970</text:span><text:span text:style-name="T4">年</text:span><text:span text:style-name="T6">3</text:span><text:span text:style-name="T4">月</text:span><text:span text:style-name="T6">4</text:span><text:span text:style-name="T4">日－），原名吳紅巾，生於江蘇省建湖縣</text:span><text:span text:style-name="T6">[1][2]</text:span><text:span text:style-name="T4">，著名中國搖滾歌手、當代藝術家、詩人小說家、電影配樂人、音樂家。迄今發行個人專輯近</text:span><text:span text:style-name="T6">30</text:span><text:span text:style-name="T4">張，多次在國內外舉辦藝術展覽。</text:span></text:p>
      <text:p text:style-name="P5"><text:span text:style-name="T3">林炤育</text:span><text:span text:style-name="T4"><text:s/>  |  2019.12.09 22:14   |   </text:span><text:a xlink:type="simple" xlink:href="http://palinfo.habago.org/Entry?Command=Information_PrintForum&amp;iPage=2#FORUM38209"><text:span text:style-name="T5">#</text:span></text:a></text:p>
      <text:p text:style-name="P8"><text:span text:style-name="T3">好像中了情花之毒，聯想病一發不可收拾，親，店裡有斷腸草嗎</text:span><text:span text:style-name="T4">?<text:line-break/><text:line-break/></text:span><text:span text:style-name="T3">花房姑娘</text:span><text:span text:style-name="T4"><text:s/></text:span><text:span text:style-name="T3">王城</text:span><text:span text:style-name="T4"><text:line-break/>https://youtu.be/v2h0JkDFGI8<text:line-break/><text:line-break/></text:span><text:span text:style-name="T3">花房姑娘</text:span><text:span text:style-name="T4"><text:s/></text:span><text:span text:style-name="T3">崔健</text:span><text:span text:style-name="T4"><text:line-break/>https://youtu.be/ubBDKL86rTA<text:line-break/><text:line-break/></text:span><text:span text:style-name="T7">谭维维</text:span><text:span text:style-name="T4"><text:s/></text:span><text:span text:style-name="T3">《假行僧》</text:span><text:span text:style-name="T4"><text:line-break/>https://youtu.be/d-s_k-IuICQ<text:line-break/><text:line-break/></text:span><text:span text:style-name="T7">谭维维</text:span><text:span text:style-name="T4"><text:s/></text:span><text:span text:style-name="T7">乌兰巴托的夜</text:span><text:span text:style-name="T4"><text:s/></text:span><text:span text:style-name="T3">詞曲</text:span><text:span text:style-name="T4"><text:s/>: </text:span><text:span text:style-name="T3">賈樟柯</text:span><text:span text:style-name="T4"><text:line-break/>https://youtu.be/Rti005zoF7g<text:line-break/><text:line-break/><text:line-break/><text:line-break/><text:line-break/><text:line-break/></text:span></text:p>
      <text:p text:style-name="P5"><text:span text:style-name="T3">林炤育</text:span><text:span text:style-name="T4"><text:s/>  |  2019.12.09 21:13   |   </text:span><text:a xlink:type="simple" xlink:href="http://palinfo.habago.org/Entry?Command=Information_PrintForum&amp;iPage=2#FORUM38208"><text:span text:style-name="T5">#</text:span></text:a></text:p>
      <text:p text:style-name="P7"><text:span text:style-name="T4">老尻泉州行。想起老殘遊記裡大明湖</text:span><text:span text:style-name="T6"><text:line-break/><text:line-break/></text:span><text:span text:style-name="T4">躺在搖椅上聽著，如沐春風，如在畫中。</text:span><text:span text:style-name="T6"><text:line-break/></text:span><text:span text:style-name="T4">老殘遊記</text:span><text:span text:style-name="T6"><text:s/>8</text:span><text:span text:style-name="T4">小時。</text:span><text:span text:style-name="T6"><text:line-break/>https://youtu.be/DIP-Fgq27f4<text:line-break/><text:line-break/></text:span><text:span text:style-name="T4">關於死亡、孤獨、無意義與自由的古詩詞</text:span><text:span text:style-name="T6"><text:line-break/></text:span><text:span text:style-name="T4">讀過的古詩詞大都來自教科書以及中國古典文學名著，影片中解析的詩詞，我幾乎都沒看過。這塊空白很大好大。</text:span><text:span text:style-name="T6"><text:line-break/></text:span><text:span text:style-name="T4">聽醉了，多美麗呀</text:span><text:span text:style-name="T6"><text:s/>!<text:line-break/></text:span><text:span text:style-name="T4">黃曉丹：隨時間而來的真理。</text:span><text:span text:style-name="T6"><text:s/>30</text:span><text:span text:style-name="T4">分鐘</text:span><text:span text:style-name="T6"><text:line-break/>https://youtu.be/M9Rnyr86-rI<text:line-break/><text:line-break/></text:span><text:span text:style-name="T4">還記得陳明、王城嗎</text:span><text:span text:style-name="T6">? </text:span><text:span text:style-name="T4">帥帥的陳明當了生意人，憨憨的王城遠走大陸邊疆採集民歌。為了支持這位滿臉風霜的憨憨，我特別上淘寶買了他的</text:span><text:span text:style-name="T6">CD </text:span><text:span text:style-name="T4">，每一首都不是普通好聽。</text:span><text:span text:style-name="T6"><text:line-break/></text:span><text:span text:style-name="T4">油管上有幾首</text:span><text:span text:style-name="T6"><text:line-break/><text:line-break/></text:span><text:span text:style-name="T4">王城</text:span><text:span text:style-name="T6"><text:s/>: </text:span><text:span text:style-name="T4">多美麗呀</text:span><text:span text:style-name="T6"><text:line-break/>https://youtu.be/SVrzRNb8N9E<text:line-break/><text:line-break/></text:span><text:span text:style-name="T4">王城</text:span><text:span text:style-name="T6"><text:s/>:</text:span><text:span text:style-name="T4">駱駝</text:span><text:span text:style-name="T6"><text:line-break/>https://youtu.be/3RgdR8I4xEk<text:line-break/><text:line-break/><text:line-break/><text:line-break/></text:span></text:p>
      <text:p text:style-name="P5"><text:span text:style-name="T3">張萬康（綽號尻尻、尻仔、老尻）</text:span><text:span text:style-name="T4"><text:s/>  |  2019.12.09 01:45   |   </text:span><text:a xlink:type="simple" xlink:href="http://palinfo.habago.org/Entry?Command=Information_PrintForum&amp;iPage=2#FORUM38207"><text:span text:style-name="T5">#</text:span></text:a></text:p>
      <text:p text:style-name="P6"><text:span text:style-name="T4">泉州府行</text:span><text:span text:style-name="T6">-11</text:span><text:span text:style-name="T4">（完結篇）</text:span><text:span text:style-name="T6"><text:line-break/><text:line-break/></text:span><text:span text:style-name="T4">當我人在泉州的第二晚，台灣一個學歷史出身的朋友私訊我，我告訴他我人在泉州，他說：「什麼！你在泉州！李贄的故鄉耶。」我說這是哪位？他說，最勇敢的泉州人</text:span><text:span text:style-name="T6">——</text:span><text:span text:style-name="T4">李贄。還好我們不是用語音，不然什麼叫「理智的故鄉」更聽不懂。</text:span><text:span text:style-name="T6"><text:line-break/><text:line-break/></text:span><text:span text:style-name="T4">不過如果說一個人最勇敢之處，在於理智，這我很同意。</text:span><text:span text:style-name="T6"><text:line-break/><text:line-break/></text:span><text:span text:style-name="T4">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span><text:span text:style-name="T6"><text:line-break/><text:line-break/></text:span><text:span text:style-name="T4">當天睡醒後，原本我計劃前往天后宮，也妙，竟然查到李贄故居就在天后宮旁邊。也算天意安排，「天后宮」和「李贄故居」兩景點作一次去。</text:span><text:span text:style-name="T6"><text:line-break/><text:line-break/></text:span><text:span text:style-name="T4">關於李贄其人其事，必須問歷史、哲學、中文系所的專業人士才更合適。在此我只能用我的方式簡述。李贄當過官，</text:span><text:span text:style-name="T6">54</text:span><text:span text:style-name="T4">歲在雲南退休，此後專心當文藝人士，包括寫思想書籍，以及在中國各地開課，在湖北、山東、山西、南京、北京等地到處跑，而且為了專心跑天下，還把家眷送回泉州。他認為他要宣揚他的理念給全天下人，家鄉與親情要斷開。</text:span><text:span text:style-name="T6"><text:line-break/><text:line-break/></text:span><text:span text:style-name="T4">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span><text:span text:style-name="T6"><text:line-break/><text:line-break/></text:span><text:span text:style-name="T4">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span><text:span text:style-name="T6"><text:line-break/><text:line-break/></text:span><text:span text:style-name="T4">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span><text:span text:style-name="T6"><text:line-break/><text:line-break/></text:span><text:span text:style-name="T4">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text:span><text:span text:style-name="T6">76</text:span><text:span text:style-name="T4">歲時坐牢。他說，我走遍大江南北，欸～～～只有牢裡沒去過，去就去唄。</text:span><text:span text:style-name="T6"><text:line-break/><text:line-break/></text:span><text:span text:style-name="T4">爬文說，李敖在《李敖快意恩仇錄》裡寫道：「人物中我偏好『性格巨星』式，像東方朔、像李贄、像金聖歎、像汪中、像狄阿傑尼斯（</text:span><text:span text:style-name="T6">Diogenes</text:span><text:span text:style-name="T4">）、像伏爾泰、像斯威夫特（</text:span><text:span text:style-name="T6">Swift</text:span><text:span text:style-name="T4">）、像蕭伯納、像巴頓將軍（</text:span><text:span text:style-name="T6">Gen.George Patton</text:span><text:span text:style-name="T4">），我喜歡他們的鋒利和那股表現鋒利的激情。」</text:span><text:span text:style-name="T6"><text:line-break/><text:line-break/></text:span><text:span text:style-name="T4">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span><text:span text:style-name="T6"><text:line-break/><text:line-break/></text:span><text:span text:style-name="T4">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span><text:span text:style-name="T6"><text:line-break/><text:line-break/></text:span><text:span text:style-name="T4">有趣的點還有，他</text:span><text:span text:style-name="T6">54</text:span><text:span text:style-name="T4">歲才正式搞文藝。四百年後他的泉州同鄉，廣欽老和尚，則是</text:span><text:span text:style-name="T6">55</text:span><text:span text:style-name="T4">歲來台弘法，俗世的功果是在台灣栽下的。他們都是中年轉業兼創業。</text:span><text:span text:style-name="T6">54</text:span><text:span text:style-name="T4">歲之前的李贄只是文武百官中的一員，李贄還沒成李贄。</text:span><text:span text:style-name="T6">55</text:span><text:span text:style-name="T4">歲以前的廣欽只是承天寺偌大寺院中的和尚之一，而且還是文盲。</text:span><text:span text:style-name="T6"><text:line-break/><text:line-break/></text:span><text:span text:style-name="T4">根據尻仔的獨家研究與大膽推理，廣欽動念來台在</text:span><text:span text:style-name="T6">1946</text:span><text:span text:style-name="T4">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span><text:span text:style-name="T6"><text:line-break/><text:line-break/></text:span><text:span text:style-name="T4">話說參觀完天后宮，心滿意足。步行一兩百公尺，來到李贄故居。</text:span><text:span text:style-name="T6"><text:line-break/><text:line-break/></text:span><text:span text:style-name="T4">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span><text:span text:style-name="T6"><text:line-break/><text:line-break/></text:span><text:span text:style-name="T4">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span><text:span text:style-name="T6"><text:line-break/><text:line-break/></text:span><text:span text:style-name="T4">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span><text:span text:style-name="T6"><text:line-break/><text:line-break/></text:span><text:span text:style-name="T4">來這裡的遊客還算不少。大家似乎都有點失望，為李贄感到小小不平。（並不是莫大的不平，因為李贄搞不好喜歡寧可這屋子這麼奧爛？）</text:span><text:span text:style-name="T6"><text:line-break/><text:line-break/></text:span><text:span text:style-name="T4">泉州人不重視勇敢的泉州人？</text:span><text:span text:style-name="T6"><text:line-break/><text:line-break/></text:span><text:span text:style-name="T8">●●●●</text:span><text:span text:style-name="T6"><text:line-break/><text:line-break/></text:span><text:span text:style-name="T4">離開李贄故居，搭乘「小白」觀光車，二度前往承天寺。當晚，即我在泉州的最後一晚，吃了維族人做的羊肉串，然後走逛一陣，看到超市，進去轉了一圈，買了兩種泡麵、皇冠梨、椰子汁。</text:span><text:span text:style-name="T6"><text:line-break/><text:line-break/></text:span><text:span text:style-name="T4">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span><text:span text:style-name="T6"><text:line-break/><text:line-break/></text:span><text:span text:style-name="T4">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text:span><text:span text:style-name="T6">……</text:span><text:span text:style-name="T4">或者是公司的制度或規矩壓迫了他</text:span><text:span text:style-name="T6">……</text:span><text:span text:style-name="T4">我覺這人蠻可憐，回顧這個鏡頭，寫到這裡，我想也可能他急著做完，才好下班去看電影</text:span><text:span text:style-name="T6">……</text:span><text:span text:style-name="T4">十一連假好多人在看電影，有三部國產大片上檔，票房很好，外加甫下檔的閱兵，這也算當電影看的一部大戲。</text:span><text:span text:style-name="T6"><text:line-break/><text:line-break/></text:span><text:span text:style-name="T4">總之在那個當下，那個小伙讓我想到一種老年代台灣的說法：「大陸同胞生活在水深火熱之中。」這句洗腦的用語對我仍有影響在的？我覺得他卑微艱辛，受到壓迫，這輩子翻不了身。是誰欺負他呢？怎麼會受這麼大的氣呢？</text:span><text:span text:style-name="T6">……</text:span><text:span text:style-name="T4">也可能是我想太多、想太偏，這和什麼國家地區無關。我在台灣看過台電的老鳥欺負菜鳥。他們全員戴著台電的工程帽，穿台電的制服。</text:span><text:span text:style-name="T6"><text:line-break/><text:line-break/></text:span><text:span text:style-name="T4">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text:span><text:span text:style-name="T6">……</text:span><text:span text:style-name="T4">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span><text:span text:style-name="T6"><text:line-break/><text:line-break/></text:span><text:span text:style-name="T4">如果那個台電的老鳥不是公務員，他可能會嗆吼，你給我下來，然後當場</text:span><text:span text:style-name="T6">K</text:span><text:span text:style-name="T4">我一頓。當然我也可以叫他上來，順便提醒他帶悠遊卡刷卡進來。</text:span><text:span text:style-name="T6"><text:line-break/><text:line-break/></text:span><text:span text:style-name="T4">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span><text:span text:style-name="T6"><text:line-break/><text:line-break/></text:span><text:span text:style-name="T4">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text:span><text:span text:style-name="T6">7.8</text:span><text:span text:style-name="T4">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text:span><text:span text:style-name="T6">9</text:span><text:span text:style-name="T4">元，一個茶葉蛋是</text:span><text:span text:style-name="T6">1.5</text:span><text:span text:style-name="T4">元。泉州物價不像北京上海瘋狂（近年已高過台北，吃一碗普通的麵可能要台幣</text:span><text:span text:style-name="T6">100</text:span><text:span text:style-name="T4">元）。</text:span><text:span text:style-name="T6"><text:line-break/><text:line-break/></text:span><text:span text:style-name="T4">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span><text:span text:style-name="T6"><text:line-break/><text:line-break/></text:span><text:span text:style-name="T4">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text:span><text:span text:style-name="T6">——</text:span><text:span text:style-name="T4">不能武統。意即統有統的理，但不能武，就這麼簡單，這個原則要抓住。他懂的，但他一時轉不過來，聊了一陣後仍又問我一次：「你看台灣這樣是不是要收回來了？」</text:span><text:span text:style-name="T6"><text:line-break/><text:line-break/></text:span><text:span text:style-name="T4">此時，我們尻公</text:span><text:span text:style-name="T6">——</text:span><text:span text:style-name="T4">本人原本渾號「尻公」，今年改叫「尻尻」了，為了裝可愛！但一副尻公的老雞巴毛架式還是在</text:span><text:span text:style-name="T6">——</text:span><text:span text:style-name="T4">遂以一種剴切的態度，很有氣勢地用右手食指，用力指向地面甩了一下揚起！（平常和哥們聊天是指向桌面）只見尻公以鐘鼓般的老嗓道：「會有後遺症！武統的後遺症會很大！」什麼後遺症，不管，沒時間說，重點是剴切真情</text:span><text:span text:style-name="T6">……</text:span><text:span text:style-name="T4">歹勢，尻公自捧。反正尻公說了就算。</text:span><text:span text:style-name="T6"><text:line-break/><text:line-break/></text:span><text:span text:style-name="T4">尻公哪來的氣勢，哇哈哈哈，笑屎。蘭而，泉客阿北卻附議我尻。戴著大盤帽的他，像是一個老長官，以人生閱歷頗深的口吻表示，沒錯，不要打，而且泉州在台海第一線首當其衝，肯定會遭管制。</text:span><text:span text:style-name="T6"><text:line-break/><text:line-break/></text:span><text:span text:style-name="T4">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span><text:span text:style-name="T6"><text:line-break/><text:line-break/>1993</text:span><text:span text:style-name="T4">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span><text:span text:style-name="T6"><text:line-break/><text:line-break/></text:span><text:span text:style-name="T4">當老先生知道我來自台灣後，他說他反對法國打算賣「幻象」戰鬥機給台灣。我法文不好，為了確定他說什麼，請他在我的小本子寫。他寫「</text:span><text:span text:style-name="T6">Mirage</text:span><text:span text:style-name="T4">」。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text:span><text:span text:style-name="T6">XD</text:span><text:span text:style-name="T4">～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span><text:span text:style-name="T6"><text:line-break/><text:line-break/></text:span><text:span text:style-name="T4">每一種雞巴頭咬著不放，都很不妙。過於固執死腦筋，成天談統獨，我覺這是不</text:span><text:span text:style-name="T6">OK</text:span><text:span text:style-name="T4">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text:span><text:span text:style-name="T6">……</text:span><text:span text:style-name="T4">我想我的答覆是：</text:span><text:span text:style-name="T6"><text:line-break/><text:line-break/></text:span><text:span text:style-name="T4">一，</text:span><text:span text:style-name="T6"><text:s/></text:span><text:span text:style-name="T4">沒錯我咬住，但比起我剛講的那位法國老先生，我沒深咬，他才深咬。而且搞不好他才是對的。無論他對不對、我對不對，總之我沒那麼善良純潔，我沒咬這麼深。</text:span><text:span text:style-name="T6"><text:line-break/><text:line-break/></text:span><text:span text:style-name="T4">二，</text:span><text:span text:style-name="T6"><text:s/></text:span><text:span text:style-name="T4">我沒咬著。我只是含著。</text:span><text:span text:style-name="T6"><text:line-break/><text:line-break/></text:span><text:span text:style-name="T4">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span><text:span text:style-name="T6"><text:line-break/><text:line-break/></text:span><text:span text:style-name="T4">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span><text:span text:style-name="T6"><text:line-break/><text:line-break/></text:span><text:span text:style-name="T4">聊到一半，我問大叔來自哪裡？他爽朗的說：「我來自大西北的青海。」我問他從事什麼，他用拇指比著後方的酒店。「就在這兒。」聊到後來他似乎還有活兒得忙，他先行告退。在他快離開之前，正巧我才聞到他身上濃重的汗臭味。</text:span><text:span text:style-name="T6"><text:line-break/><text:line-break/></text:span><text:span text:style-name="T4">泉州府行，下台一鞠躬。</text:span><text:span text:style-name="T6"><text:line-break/><text:line-break/></text:span><text:span text:style-name="T4">圖：</text:span><text:span text:style-name="T6">https://www.facebook.com/wcer.zhang/posts/2521856211432048</text:span></text:p>
      <text:p text:style-name="P5"><text:span text:style-name="T3">張萬康（綽號尻尻、尻仔、老尻）</text:span><text:span text:style-name="T4"><text:s/>  |  2019.12.09 01:39   |   </text:span><text:a xlink:type="simple" xlink:href="http://palinfo.habago.org/Entry?Command=Information_PrintForum&amp;iPage=3#FORUM38206"><text:span text:style-name="T5">#</text:span></text:a></text:p>
      <text:p text:style-name="P6"><text:span text:style-name="T4">老羊好：</text:span><text:span text:style-name="T6"><text:line-break/></text:span><text:span text:style-name="T4">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span><text:span text:style-name="T6"><text:line-break/><text:line-break/></text:span><text:span text:style-name="T4">「用意」挺重要。無論如何我願意拍拍那位大陸網友的肩，辛苦了！中國。</text:span><text:span text:style-name="T6"><text:line-break/><text:line-break/></text:span><text:span text:style-name="T4">泉州府行</text:span><text:span text:style-name="T6">-10<text:line-break/><text:line-break/></text:span><text:span text:style-name="T4">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span><text:span text:style-name="T6"><text:line-break/><text:line-break/></text:span><text:span text:style-name="T4">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text:span><text:span text:style-name="T6">9.9</text:span><text:span text:style-name="T4">元，在超市是</text:span><text:span text:style-name="T6">7.8</text:span><text:span text:style-name="T4">元。</text:span><text:span text:style-name="T6"><text:line-break/><text:line-break/></text:span><text:span text:style-name="T4">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span><text:span text:style-name="T6"><text:line-break/><text:line-break/></text:span><text:span text:style-name="T4">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span><text:span text:style-name="T6"><text:line-break/><text:line-break/></text:span><text:span text:style-name="T4">價錢上，台灣的挺貴。一顆九十元上下，有時超過一百元。冬季時比較便宜。或是各家不同，差不多相同大小的一顆，兩家店相差二三十元的也有，我曾買到一顆</text:span><text:span text:style-name="T6">70</text:span><text:span text:style-name="T4">元上下的，超好運，而且回家將之倒入杯子喝，還倒了兩杯的馬克杯，很賺。</text:span><text:span text:style-name="T6"><text:line-break/><text:line-break/></text:span><text:span text:style-name="T4">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text:span><text:span text:style-name="T6">22</text:span><text:span text:style-name="T4">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span><text:span text:style-name="T6"><text:line-break/><text:line-break/></text:span><text:span text:style-name="T4">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span><text:span text:style-name="T6"><text:line-break/><text:line-break/></text:span><text:span text:style-name="T4">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span><text:span text:style-name="T6"><text:line-break/><text:line-break/></text:span><text:span text:style-name="T4">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span><text:span text:style-name="T6"><text:line-break/><text:line-break/></text:span><text:span text:style-name="T4">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span><text:span text:style-name="T6"><text:line-break/><text:line-break/></text:span><text:span text:style-name="T4">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text:span><text:span text:style-name="T6">……</text:span><text:span text:style-name="T4">那個</text:span><text:span text:style-name="T6">……</text:span><text:span text:style-name="T4">那個</text:span><text:span text:style-name="T6">……</text:span><text:span text:style-name="T4">，自己疑神疑鬼不直接大氣</text:span><text:span text:style-name="T6">XD</text:span><text:span text:style-name="T4">。</text:span><text:span text:style-name="T6"><text:line-break/><text:line-break/></text:span><text:span text:style-name="T4">當時在店內，小哥把羊肉串端給我時，也是有點跩？放了就走，還是懶得看我一眼似的。我心想，維族來到外地謀生，這裡不是你們的主場，你難免如此吧</text:span><text:span text:style-name="T6">……</text:span><text:span text:style-name="T4">偏偏這家小店卻是他們在客場中的主場，我得看他臉色。總之啦，我想太多。而且我一直盯著人瞧，心想天殺的你可以長成這麼帥</text:span><text:span text:style-name="T6">……</text:span><text:span text:style-name="T4">想必他覺此人很煩，不，他眼裡根本沒我，沒有啥對我好或不好可言，也算他小子酷。</text:span><text:span text:style-name="T6"><text:line-break/><text:line-break/></text:span><text:span text:style-name="T4">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span><text:span text:style-name="T6"><text:line-break/><text:line-break/></text:span><text:span text:style-name="T8">●●●●</text:span><text:span text:style-name="T6"><text:line-break/><text:line-break/></text:span><text:span text:style-name="T4">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span><text:span text:style-name="T6"><text:line-break/><text:line-break/></text:span><text:span text:style-name="T4">超市架上還有一種「皇冠梨」，吃起來和台灣「二十世紀梨」（新世紀梨）是一樣的滋味。記得一次得買六顆，一共多少錢我忘了，但非常便宜就是。記得六顆</text:span><text:span text:style-name="T6">13</text:span><text:span text:style-name="T4">元幾角？這種梨子在台灣一顆</text:span><text:span text:style-name="T6">30</text:span><text:span text:style-name="T4">元算正常，更貴的也有。此梨在台灣網站號稱「梨中之玉」，文章中形容它多好吃的文筆，我越讀越感覺很色（搔頭同意）。網站說這個品種是日本來的。我原以為是早年台中梨山的老榮民們自己開發研究出的。為何我有此誤解呢？</text:span><text:span text:style-name="T6"><text:line-break/><text:line-break/></text:span><text:span text:style-name="T4">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span><text:span text:style-name="T6"><text:line-break/><text:line-break/></text:span><text:span text:style-name="T4">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span><text:span text:style-name="T6"><text:line-break/><text:line-break/></text:span><text:span text:style-name="T4">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span><text:span text:style-name="T6"><text:line-break/><text:line-break/></text:span><text:span text:style-name="T4">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text:span><text:span text:style-name="T6">XD</text:span><text:span text:style-name="T4">，他住在一個木頭工寮，晚上點油燈，不是軍人出身的他（其他榮民是「榮譽國民」的簡稱，必須從軍中一定的年資後退伍下來才叫榮民），在這裡一起和老兵、榮民們墾荒。</text:span><text:span text:style-name="T6"><text:line-break/><text:line-break/></text:span><text:span text:style-name="T4">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span><text:span text:style-name="T6"><text:line-break/><text:line-break/></text:span><text:span text:style-name="T4">所以每年夏天，老表會寄幾箱梨子來台北給我們吃免費的。紙箱上頭印「二十世紀梨」。當年是二十世紀啊，表示這是新的優良品種，保證和以前的梨子口感不一樣。</text:span><text:span text:style-name="T6"><text:line-break/><text:line-break/></text:span><text:span text:style-name="T4">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span><text:span text:style-name="T6"><text:line-break/><text:line-break/></text:span><text:span text:style-name="T4">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span><text:span text:style-name="T6"><text:line-break/><text:line-break/></text:span><text:span text:style-name="T4">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text:span><text:span text:style-name="T6">……</text:span><text:span text:style-name="T4">救救孩子</text:span><text:span text:style-name="T6">……</text:span><text:span text:style-name="T4">你這樣打他，存心要他比我早死</text:span><text:span text:style-name="T6">……</text:span><text:span text:style-name="T4">」我媽聽了大哭，抱住老表濺淚說：「老表你為何講話這麼婊！你這樣小孩子會學壞，他聽了以後也會很婊。」老表拍摸我媽頭說：「小林啊（我媽當年的綽號），我都放下了，你們也要放下。」</text:span><text:span text:style-name="T6"><text:line-break/><text:line-break/></text:span><text:span text:style-name="T4">以上多少被我摻水瞎編了，不過我媽看了老表讓我騎在背上是真的，暴怒也是真的，接下來的對話才是我臨時來的。</text:span><text:span text:style-name="T6"><text:line-break/><text:line-break/></text:span><text:span text:style-name="T4">要編下去亦可。老表繼續勸說：「小林啊，擠出來的牙膏就回不去嘍，你剛剛罵他那句什麼娘的，難不成是要他回到子宮？」小林發抖了，驚呼：「老表，你是真文青！」</text:span><text:span text:style-name="T6"><text:line-break/><text:line-break/></text:span><text:span text:style-name="T4">（</text:span><text:span text:style-name="T6">21</text:span><text:span text:style-name="T4">世紀的文青很愛書寫一種「回到子宮」啥的。老表算是先驅者了，老表夠幽微。）</text:span><text:span text:style-name="T6"><text:line-break/><text:line-break/></text:span><text:span text:style-name="T4">老表前去住院後，基本上我媽常跑醫院探視，弄些吃的給他帶去。我爸好像很少去，他當時還沒退伍，而且我爸也看很開</text:span><text:span text:style-name="T6">XD</text:span><text:span text:style-name="T4">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span><text:span text:style-name="T6"><text:line-break/><text:line-break/></text:span><text:span text:style-name="T4">當時約略有感到老表住院期間，家裡氣氛怪怪的，因為都知道老表出不來了，走定了。終於有一天母親進家門後說老表走了。我爸和其他鄰居都說老表太可憐了，大家頻頻說從來沒有看過這麼可憐的人吶</text:span><text:span text:style-name="T6">……</text:span><text:span text:style-name="T4">越說越樂來著，當作有幸遇到（這是真的）。我阿嬤則叮嚀我媽一定要燒幾副四色牌給老表（這我編的）。</text:span><text:span text:style-name="T6"><text:line-break/><text:line-break/></text:span><text:span text:style-name="T4">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span><text:span text:style-name="T6"><text:line-break/><text:line-break/></text:span><text:span text:style-name="T4">正好我去泉州前兩天，在全聯超市看到有賣二十世紀梨，四顆</text:span><text:span text:style-name="T6">120</text:span><text:span text:style-name="T4">，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span><text:span text:style-name="T6"><text:line-break/><text:line-break/></text:span><text:span text:style-name="T4">老表若還在世，四捨五入該有</text:span><text:span text:style-name="T6">110</text:span><text:span text:style-name="T4">歲。我年過</text:span><text:span text:style-name="T6">50</text:span><text:span text:style-name="T4">又</text:span><text:span text:style-name="T6">2</text:span><text:span text:style-name="T4">，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span><text:span text:style-name="T6"><text:line-break/><text:line-break/></text:span><text:span text:style-name="T4">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text:span><text:span text:style-name="T6">……</text:span><text:span text:style-name="T4">其實乳溝被吸管遮住了，但套句傅達仁轉播籃球賽的慣用語：「意思到了。」這個包裝一直沿傳下來，但似乎近年移除了！改版了！女郎消失。今年我買過沒發現她。不知道是不是</text:span><text:span text:style-name="T6">metoo</text:span><text:span text:style-name="T4">波及的。歷史何辜，女郎何辜，老兵不死，老表肯定氣昏。</text:span><text:span text:style-name="T6"><text:line-break/><text:line-break/></text:span><text:span text:style-name="T4">（待續。本系列還剩一集，內容是我和一泉州伯伯、一青海大叔，一個年紀比我大，一個年紀比我小，三人在路邊討論兩岸和平。）</text:span><text:span text:style-name="T6"><text:line-break/><text:line-break/></text:span><text:span text:style-name="T4">【圖說】</text:span><text:span text:style-name="T6"><text:line-break/></text:span><text:span text:style-name="T4">泉州買的泰國椰子汁。青島的一般餃子店。泉州的維族烤羊肉串。最後三張是幼年時期上梨山所拍。第一張是我爸、老表、我姐和我。回頭再補一張《碧洨英豪》放在胡思書店的宣傳卡。</text:span><text:span text:style-name="T6"><text:line-break/><text:line-break/></text:span><text:span text:style-name="T4">圖：</text:span><text:span text:style-name="T6">https://www.facebook.com/wcer.zhang/posts/2518849668399369</text:span></text:p>
      <text:p text:style-name="P9"/>
      <text:p text:style-name="P1"/>
      <text:p text:style-name="P5"><text:span text:style-name="T3">梁成功</text:span><text:span text:style-name="T4"><text:s/>  |  2019.12.08 13:26   |   </text:span><text:a xlink:type="simple" xlink:href="http://palinfo.habago.org/Entry?Command=Information_PrintForum&amp;iPage=1#FORUM38205"><text:span text:style-name="T5">#</text:span></text:a></text:p>
      <text:p text:style-name="P8"><text:span text:style-name="T3">瑞士人</text:span><text:span text:style-name="T4">ceeroo</text:span><text:span text:style-name="T3">導演的中國形象宣傳片：</text:span><text:span text:style-name="T4"><text:line-break/>https://b23.tv/av77598202<text:line-break/><text:line-break/></text:span></text:p>
      <text:p text:style-name="P5"><text:span text:style-name="T3">老羊</text:span><text:span text:style-name="T4"><text:s/>  |  2019.12.08 07:46   |   </text:span><text:a xlink:type="simple" xlink:href="http://palinfo.habago.org/Entry?Command=Information_PrintForum&amp;iPage=1#FORUM38204"><text:span text:style-name="T5">#</text:span></text:a></text:p>
      <text:p text:style-name="P6"><text:span text:style-name="T4">讀完萬康的札記，轉載一段某大陸網友在</text:span><text:span text:style-name="T6"><text:s/>YouTube </text:span><text:span text:style-name="T4">視頻的留言（轉成繁體）：</text:span><text:span text:style-name="T6"><text:line-break/><text:line-break/></text:span><text:span text:style-name="T4">「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text:span><text:span text:style-name="T6">,8</text:span><text:span text:style-name="T4">億件襯衫能換架飛機。那時候，海裏沒有大船，主力還是炮艇。殲十是了不起的最高機密，一般人我們都不告訴他。</text:span><text:span text:style-name="T6"><text:line-break/><text:line-break/></text:span><text:span text:style-name="T4">世界不斷在改變，改變</text:span><text:span text:style-name="T6">…</text:span><text:span text:style-name="T4">我們還是很窮，好像幹什麽都不成。報紙上不再出現溫飽二字，開始討論民生問題。貧困村的家庭不再只有一條褲子，留守兒童成了新的難題；臺灣開通了自由行，去玩過的朋友說不過如此。</text:span><text:span text:style-name="T6">GDP</text:span><text:span text:style-name="T4">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text:span><text:span text:style-name="T6">…</text:span><text:span text:style-name="T4">臺獨還在折騰，大人們不再緊張。反而說，小馬哥長得不錯。吉利買了沃爾沃，聯想成了</text:span><text:span text:style-name="T6">PC</text:span><text:span text:style-name="T4">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span><text:span text:style-name="T6"><text:line-break/><text:line-break/></text:span><text:span text:style-name="T4">時間不停在走遠，走遠</text:span><text:span text:style-name="T6">…</text:span><text:span text:style-name="T4">生活越來越好，問題越來越多，視野越來越廣闊，想要的越來越復雜。但回望過去，我們已經站在了近百年來最好的時候。本朝已承平</text:span><text:span text:style-name="T6">70</text:span><text:span text:style-name="T4">年，按我們中華慣例，應該準備迎接盛世。我們又將成為世界上最牛</text:span><text:span text:style-name="T6">B</text:span><text:span text:style-name="T4">的那幾個國家，但那也沒什麽可驕傲的，在過去的幾千年裏，我們常常如此。可有人害怕了，著急了，擔心中國人的崛起，擠占了他們靠掠奪積累起來的財富和地位。貿易、地緣政治、金融四處煽風點火，寄希望於壓我</text:span><text:span text:style-name="T6">14</text:span><text:span text:style-name="T4">億國民永遠只能襯衫換飛機，在產業鏈的底層為他們當牛做馬。但我們相信</text:span><text:span text:style-name="T6">5000</text:span><text:span text:style-name="T4">年悠悠歷史的智慧，相信</text:span><text:span text:style-name="T6">14</text:span><text:span text:style-name="T4">億中華兒女的精英氣魄，相信我華夏泱泱大國幾千年繁衍不息的的錚錚鐵骨！</text:span><text:span text:style-name="T6"><text:line-break/><text:line-break/></text:span><text:span text:style-name="T4">今天是你大步向前的時代，我的中國。願你永遠沒有戰亂，永遠寧靜。</text:span><text:span text:style-name="T6"><text:line-break/></text:span><text:span text:style-name="T4">今天是你華麗轉身的時刻，我的中國。願你迎風起飛，在風雨中獲得收獲。」</text:span><text:span text:style-name="T6"><text:line-break/></text:span></text:p>
      <text:p text:style-name="P5"><text:span text:style-name="T3">張萬康（綽號尻尻、尻仔、老尻）</text:span><text:span text:style-name="T4"><text:s/>  |  2019.12.08 04:04   |   </text:span><text:a xlink:type="simple" xlink:href="http://palinfo.habago.org/Entry?Command=Information_PrintForum&amp;iPage=1#FORUM38203"><text:span text:style-name="T5">#</text:span></text:a></text:p>
      <text:p text:style-name="P7"><text:span text:style-name="T4">泉州府行</text:span><text:span text:style-name="T6">-9<text:line-break/><text:line-break/></text:span><text:span text:style-name="T4">耶，終於來到第九集。本集將談到一位豪氣干雲的計程車司機。在談他之前，得先從外圍、背景來說起。</text:span><text:span text:style-name="T6"><text:line-break/><text:line-break/></text:span><text:span text:style-name="T4">我到泉州的第一天，是</text:span><text:span text:style-name="T6">2019</text:span><text:span text:style-name="T4">年十月一日，這天是對岸十一國慶，中華人民共和國成立整整</text:span><text:span text:style-name="T6">70</text:span><text:span text:style-name="T4">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span><text:span text:style-name="T6"><text:line-break/><text:line-break/></text:span><text:span text:style-name="T4">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span><text:span text:style-name="T6"><text:line-break/><text:line-break/></text:span><text:span text:style-name="T4">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span><text:span text:style-name="T6"><text:line-break/><text:line-break/></text:span><text:span text:style-name="T4">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span><text:span text:style-name="T6"><text:line-break/><text:line-break/></text:span><text:span text:style-name="T4">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span><text:span text:style-name="T6"><text:line-break/><text:line-break/></text:span><text:span text:style-name="T4">那麼，是不是也有一種人，認為世道艱難也仍要愛國，五星旗在這天一定要不離身的？我想也是有的。</text:span><text:span text:style-name="T6">90</text:span><text:span text:style-name="T4">年代中期或後期，一次大陸異議人士劉賓雁來台，在師大附中講演我去聽了（生平第一次進附中），他在台上講到，中國大飢荒時期，有個老頭在餓病到臨死前仍說，毛主席肯定知道我在遭罪（受苦）</text:span><text:span text:style-name="T6">……</text:span><text:span text:style-name="T4">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text:span><text:span text:style-name="T6">——</text:span><text:span text:style-name="T4">總的來說對國家抱持這種信心與從容者那還是多的。（台灣藍綠陣營的群眾都擔憂台灣會垮，對岸人民可沒覺得中國會垮。）</text:span><text:span text:style-name="T6"><text:line-break/><text:line-break/></text:span><text:span text:style-name="T4">還有一種心狀是這樣，滿腦子尼瑪（對岸的網路用語，粗口的調皮寫法）中國站起來了，誰想挑戰中國我們不會客氣</text:span><text:span text:style-name="T6">——</text:span><text:span text:style-name="T4">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span><text:span text:style-name="T6"><text:line-break/><text:line-break/></text:span><text:span text:style-name="T4">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text:span><text:span text:style-name="T6">——</text:span><text:span text:style-name="T4">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span><text:span text:style-name="T6"><text:line-break/><text:line-break/></text:span><text:span text:style-name="T4">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span><text:span text:style-name="T6"><text:line-break/><text:line-break/></text:span><text:span text:style-name="T4">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span><text:span text:style-name="T6"><text:line-break/><text:line-break/></text:span><text:span text:style-name="T4">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span><text:span text:style-name="T6"><text:line-break/><text:line-break/></text:span><text:span text:style-name="T4">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span><text:span text:style-name="T6"><text:line-break/><text:line-break/></text:span><text:span text:style-name="T4">尼瑪這場閱兵重播一整天</text:span><text:span text:style-name="T6">XD</text:span><text:span text:style-name="T4">囧</text:span><text:span text:style-name="T6"><text:line-break/><text:line-break/></text:span><text:span text:style-name="T8">●●●●</text:span><text:span text:style-name="T6"><text:line-break/><text:line-break/></text:span><text:span text:style-name="T4">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span><text:span text:style-name="T6"><text:line-break/><text:line-break/></text:span><text:span text:style-name="T4">回想起來，也妙。我在泉州共遇四名外地司機，他們自報家門時，一個頭一句就跟我說「我是客家人！」另一個頭一句就是「我是外省人」。一般來說大陸人很少用外省、外省人這類字眼，這在兩岸的時空對照上有點意思。</text:span><text:span text:style-name="T6"><text:line-break/><text:line-break/></text:span><text:span text:style-name="T4">似乎他用「外省人」來答覆之前為何他要對我示出戒心？也像用「外省人」來提醒我不必再問？只因他知道這個身份是敏感的？莫非他這個敏感是受台灣影響的？還是每個地方都有類似的敏感糾結？</text:span><text:span text:style-name="T6"><text:line-break/><text:line-break/></text:span><text:span text:style-name="T4">我想起</text:span><text:span text:style-name="T6">90</text:span><text:span text:style-name="T4">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span><text:span text:style-name="T6"><text:line-break/><text:line-break/></text:span><text:span text:style-name="T4">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span><text:span text:style-name="T6"><text:line-break/><text:line-break/></text:span><text:span text:style-name="T4">也可能，泉州的這位大哥並無敏感，只是沒遇過有人問這個，一時疑惑，心想我才想問你是從哪來的哩。換言之是我自己敏感瞎猜亂連。</text:span><text:span text:style-name="T6"><text:line-break/><text:line-break/></text:span><text:span text:style-name="T4">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span><text:span text:style-name="T6"><text:line-break/><text:line-break/></text:span><text:span text:style-name="T4">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span><text:span text:style-name="T6"><text:line-break/><text:line-break/></text:span><text:span text:style-name="T4">他說，自己當兵的時候就在泉州，待了幾年，很熟悉這裡了，退伍後乾脆留下。我說你沒想到回荊州？他表示，老家的人比較「勢利眼」</text:span><text:span text:style-name="T6">……</text:span><text:span text:style-name="T4">（插播，勢利眼是他的用語，但我沒問您老指的是湖北人還是荊州人？還是同你們家有關連的人？）</text:span><text:span text:style-name="T6">……</text:span><text:span text:style-name="T4">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span><text:span text:style-name="T6">……<text:line-break/><text:line-break/></text:span><text:span text:style-name="T4">他的完整意思，我回顧起來是這樣，泉州的企業家、土豪小資、中產階級、底層百姓，大家各取所需，彼此還算和諧，怡然自樂，若說美好如桃花源之境太超過，至少這裡的人沒有相互看不起，不會給別人氣受。</text:span><text:span text:style-name="T6"><text:line-break/><text:line-break/></text:span><text:span text:style-name="T4">我說所以你在這裡也成家生小孩，在這裡生根了？他表示是的。我說大哥你可以聽懂閩南話嗎？他表示生活中的大致都可以，有的朋友也是泉州人。</text:span><text:span text:style-name="T6"><text:line-break/><text:line-break/></text:span><text:span text:style-name="T4">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span><text:span text:style-name="T6"><text:line-break/><text:line-break/></text:span><text:span text:style-name="T4">快抵達賓館時，想起一事，我問：「早上閱兵看了嗎？」他像是從電影中醒來，以豪氣干雲的口吻答覆：「看了！」我說：「如何？」他以一種穩重洪亮的聲音說：「國家強大！人民辛苦。」</text:span><text:span text:style-name="T6"><text:line-break/><text:line-break/></text:span><text:span text:style-name="T4">這苦字我該用驚嘆號來轉述他的氣口，但他並非吶喊，故此我仍用句號合適。此時他也正慢慢減速，車停妥來，我付錢下車，再會。</text:span><text:span text:style-name="T6"><text:line-break/><text:line-break/></text:span><text:span text:style-name="T8">●●●●</text:span><text:span text:style-name="T6"><text:line-break/></text:span><text:span text:style-name="T4">【後記】</text:span><text:span text:style-name="T6"><text:line-break/><text:line-break/></text:span><text:span text:style-name="T4">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text:span><text:span text:style-name="T6">Q</text:span><text:span text:style-name="T4">，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span><text:span text:style-name="T6"><text:line-break/><text:line-break/></text:span><text:span text:style-name="T4">很多兩岸的學者、文青、名嘴、網紅、自以為叛逆傲骨、自以為有什麼獨特創見、各路神經兮兮的同溫層、自以為很會搬弄文字的人，我想他們的冷靜、理性、客觀、持平的能力，態度，以及正直，坦率，誠實，都不如這位荊州大叔。</text:span><text:span text:style-name="T6"><text:line-break/><text:line-break/></text:span><text:span text:style-name="T4">又，台灣該怎麼用八個字來說呢？</text:span><text:span text:style-name="T6"><text:line-break/><text:line-break/></text:span><text:span text:style-name="T8">●●●●</text:span><text:span text:style-name="T6"><text:line-break/></text:span><text:span text:style-name="T4">【圖說】</text:span><text:span text:style-name="T6"><text:line-break/>--</text:span><text:span text:style-name="T4">承天寺門口與布條。</text:span><text:span text:style-name="T6"><text:line-break/>-</text:span><text:span text:style-name="T4">大雄寶殿（或某個寺殿前）與其布條。大紅燈籠是不是平時也有？還是因為國慶？我不知道。我覺燈籠倒蠻不錯。</text:span><text:span text:style-name="T6"><text:line-break/>-</text:span><text:span text:style-name="T4">餐廳外牆的閱兵銀幕。</text:span><text:span text:style-name="T6"><text:line-break/>-</text:span><text:span text:style-name="T4">在泉州的第二天（十一次日），朋友請我去的餐廳有點貴。隔壁桌的四個少女客人可能家境不錯？比較遠方的白衣少男是新來的服務員，記得</text:span><text:span text:style-name="T6">19</text:span><text:span text:style-name="T4">歲，挺害羞的小伙。餐廳外有五星小旗的裝飾。</text:span><text:span text:style-name="T6"><text:line-break/><text:line-break/></text:span><text:span text:style-name="T4">圖：</text:span><text:span text:style-name="T6">https://www.facebook.com/wcer.zhang/posts/2517020935248909</text:span></text:p>
      <text:p text:style-name="P5"><text:span text:style-name="T3">張萬康（綽號尻尻、尻仔、老尻）</text:span><text:span text:style-name="T4"><text:s/>  |  2019.12.08 04:03   |   </text:span><text:a xlink:type="simple" xlink:href="http://palinfo.habago.org/Entry?Command=Information_PrintForum&amp;iPage=1#FORUM38202"><text:span text:style-name="T5">#</text:span></text:a></text:p>
      <text:p text:style-name="P6"><text:span text:style-name="T4">泉州府行</text:span><text:span text:style-name="T6">-8<text:line-break/><text:line-break/></text:span><text:span text:style-name="T4">這篇如果要安個小標題，我安上的是「我是客家人！」</text:span><text:span text:style-name="T6"><text:line-break/><text:line-break/></text:span><text:span text:style-name="T8">●●●●</text:span><text:span text:style-name="T6"><text:line-break/><text:line-break/></text:span><text:span text:style-name="T4">話說在泉州和四位外地（外省）前來的計程車司機交流。從外地前來工作的人相當多，開計程車只是其中一個選項。曾聽人說廈門的計程車司機許多是河南人，</text:span><text:span text:style-name="T6">2016</text:span><text:span text:style-name="T4">年我去廈門時沒搭過計程車，自無交流機會。</text:span><text:span text:style-name="T6"><text:line-break/><text:line-break/>2011</text:span><text:span text:style-name="T4">年廈門司機爆發集體抗爭。</text:span><text:span text:style-name="T6"><text:line-break/><text:line-break/></text:span><text:span text:style-name="T4">「福建廈門市近</text:span><text:span text:style-name="T6">2/3</text:span><text:span text:style-name="T4">計程車昨天罷駛，司機要求降租金和提高起步價，並抗議政府增加計程車數量。罷駛司機並砸爛照常營業的計程車毆打司機，至少</text:span><text:span text:style-name="T6">60</text:span><text:span text:style-name="T4">輛車被砸，當局調派武警戒備，至午夜仍未休。綜合明報、東方日報等香港媒體報導，罷駛將持續到月底，而附近城市泉州等地的計程車也將跟進。（中央社</text:span><text:span text:style-name="T6">2011</text:span><text:span text:style-name="T4">年</text:span><text:span text:style-name="T6">10</text:span><text:span text:style-name="T4">月）」此一事件經勞資協調後落幕，詳情我沒研究。</text:span><text:span text:style-name="T6"><text:line-break/><text:line-break/></text:span><text:span text:style-name="T4">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text:span><text:span text:style-name="T6">NBA</text:span><text:span text:style-name="T4">最有名的球星是勇士隊的</text:span><text:span text:style-name="T6">K</text:span><text:span text:style-name="T4">湯。中國</text:span><text:span text:style-name="T6">CBA</text:span><text:span text:style-name="T4">職籃的福建隊，主場也設在晉江。這位重慶老師傅才來這一帶半年，我問他能不能聽懂閩南語，他說還不行。其他方面沒聊什麼，我人方落地，還在暖機。老師傅的氣質與穿著有點像董事長。</text:span><text:span text:style-name="T6"><text:line-break/><text:line-break/></text:span><text:span text:style-name="T4">在泉州的第一晚，我欲從老城區回到豐澤區下榻的酒店（等級一般，乾淨舒爽），遇到第二位外地司機，湖北荊州來的。此人的講話、氣韻，讓我回想起來屢是酥麻，嘖嘖感佩，決定放在最後寫。</text:span><text:span text:style-name="T6"><text:line-break/><text:line-break/></text:span><text:span text:style-name="T4">我在泉州四天三夜，總共加起來</text:span><text:span text:style-name="T6">72</text:span><text:span text:style-name="T4">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span><text:span text:style-name="T6"><text:line-break/><text:line-break/></text:span><text:span text:style-name="T4">事情是這樣，上車後，看跳錶的起跳是</text:span><text:span text:style-name="T6">10</text:span><text:span text:style-name="T4">元，我心生疑惑，告訴他深夜搭來西街的時候是</text:span><text:span text:style-name="T6">9</text:span><text:span text:style-name="T4">元。於是詠嘆調開始了：「兄弟</text:span><text:span text:style-name="T6">……</text:span><text:span text:style-name="T4">你來的時候</text:span><text:span text:style-name="T6">……</text:span><text:span text:style-name="T4">還沒晚上十一點吧</text:span><text:span text:style-name="T6">……</text:span><text:span text:style-name="T4">」（我這個刪節號的符號代表聲音的旋律性，請自行演繹。）我記不大確定，喃喃說，呃，十一點之後吧。他仍是「兄弟」當開頭，「唱」說我是十一點之前搭的。又溝通了一會兒，他「唱」說，兄弟，過十一點就成</text:span><text:span text:style-name="T6">10</text:span><text:span text:style-name="T4">元囉。意思是夜間加成。對我而言只是想弄懂風土民情或一些規矩，自非在意</text:span><text:span text:style-name="T6">1</text:span><text:span text:style-name="T4">元，這下明白了嘿。</text:span><text:span text:style-name="T6"><text:line-break/><text:line-break/></text:span><text:span text:style-name="T4">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span><text:span text:style-name="T6"><text:line-break/><text:line-break/></text:span><text:span text:style-name="T4">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text:span><text:span text:style-name="T6">high</text:span><text:span text:style-name="T4">。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span><text:span text:style-name="T6"><text:line-break/><text:line-break/></text:span><text:span text:style-name="T4">這位滁州師傅</text:span><text:span text:style-name="T6">04</text:span><text:span text:style-name="T4">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span><text:span text:style-name="T6"><text:line-break/><text:line-break/></text:span><text:span text:style-name="T4">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span><text:span text:style-name="T6"><text:line-break/><text:line-break/></text:span><text:span text:style-name="T4">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text:span><text:span text:style-name="T6">——</text:span><text:span text:style-name="T4">台北還是最不錯的這方面。我覺你跟不夠熟的大陸朋友這樣講就是種顯擺，也變成樂見他們過得沒我們好。畢竟，他都來十五年了，生活上總仍差強人意，我僅能以一趟車程給予迂迴的祝福。基本上這也等於祝福我自己。</text:span><text:span text:style-name="T6"><text:line-break/><text:line-break/></text:span><text:span text:style-name="T8">●●●●</text:span><text:span text:style-name="T6"><text:line-break/><text:line-break/></text:span><text:span text:style-name="T4">在泉州第三天近中午，我攔下一車開往天后宮。這次搭載我的是從哪兒來的？這先賣個關子。</text:span><text:span text:style-name="T6"><text:line-break/><text:line-break/></text:span><text:span text:style-name="T4">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span><text:span text:style-name="T6"><text:line-break/><text:line-break/></text:span><text:span text:style-name="T4">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span><text:span text:style-name="T6"><text:line-break/><text:line-break/></text:span><text:span text:style-name="T4">這小伙（對我的年紀來說是小伙）十分爽朗有勁兒，且這般貌似用一種開心來說自己是客家人的，講真在台灣我也很少遇過，幾乎不曾。我是客家人！他說得挺大聲，好有朝氣。</text:span><text:span text:style-name="T6"><text:line-break/><text:line-break/></text:span><text:span text:style-name="T4">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text:span><text:span text:style-name="T6">90</text:span><text:span text:style-name="T4">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span><text:span text:style-name="T6"><text:line-break/><text:line-break/></text:span><text:span text:style-name="T4">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span><text:span text:style-name="T6"><text:line-break/><text:line-break/></text:span><text:span text:style-name="T4">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span><text:span text:style-name="T6"><text:line-break/><text:line-break/></text:span><text:span text:style-name="T4">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span><text:span text:style-name="T6"><text:line-break/><text:line-break/></text:span><text:span text:style-name="T4">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span><text:span text:style-name="T6"><text:line-break/><text:line-break/></text:span><text:span text:style-name="T4">其實說穿了，這是階級問題，外省本省人是否吃得開，不在於族群差異，而是階級差異。沒能力沒門道的庶民，無論本省外省都只能苦哈哈（在老年代的本省外省庶民都很辛苦，至少是過得很質樸，</text:span><text:span text:style-name="T6">1935</text:span><text:span text:style-name="T4">年出生的黃春明、</text:span><text:span text:style-name="T6">1950</text:span><text:span text:style-name="T4">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span><text:span text:style-name="T6"><text:line-break/><text:line-break/></text:span><text:span text:style-name="T4">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span><text:span text:style-name="T6"><text:line-break/><text:line-break/></text:span><text:span text:style-name="T4">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span><text:span text:style-name="T6"><text:line-break/><text:line-break/></text:span><text:span text:style-name="T4">其實，他是我遇過的第二個江西客家人。第一個是誰呢？竟然就是小八咖啡的一個新進員工。這三四個月來，小八（招牌正確寫法「</text:span><text:span text:style-name="T6">CAFE 8</text:span><text:span text:style-name="T4">」）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span><text:span text:style-name="T6"><text:line-break/><text:line-break/></text:span><text:span text:style-name="T4">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span><text:span text:style-name="T6"><text:line-break/><text:line-break/></text:span><text:span text:style-name="T4">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span><text:span text:style-name="T6"><text:line-break/><text:line-break/></text:span><text:span text:style-name="T4">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text:span><text:span text:style-name="T6">……</text:span><text:span text:style-name="T4">」慈航說：「你想吃就吃，不想吃就不吃，不要問那麼多。」</text:span><text:span text:style-name="T6"><text:line-break/><text:line-break/></text:span><text:span text:style-name="T4">聖嚴說著笑了笑，頗有「果然慈航夠禪」的意味。對了，聖嚴是江蘇南通人，靠近上海。所以他講話有江浙口音（即吳語區的口音，上海話、蘇州話、寧波話等方言均屬吳語），諸君留意他的一些咬字發音亦可發現。</text:span><text:span text:style-name="T6"><text:line-break/><text:line-break/></text:span><text:span text:style-name="T4">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span><text:span text:style-name="T6"><text:line-break/><text:line-break/></text:span><text:span text:style-name="T4">對了，姐姐的老家贛州，也是有名的歷史古城，但贛州也特低調，比泉州還低調。基本上有個「州」字的地方都有其不容小覷的底蘊。</text:span><text:span text:style-name="T6"><text:line-break/><text:line-break/></text:span><text:span text:style-name="T4">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span><text:span text:style-name="T6"><text:line-break/><text:line-break/></text:span><text:span text:style-name="T4">這位湖北荊州大哥，下回分解，此人酷極。</text:span><text:span text:style-name="T6"><text:line-break/><text:line-break/></text:span><text:span text:style-name="T8">●●●●</text:span><text:span text:style-name="T6"><text:line-break/><text:line-break/></text:span><text:span text:style-name="T4">【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text:span><text:span text:style-name="T6">1954</text:span><text:span text:style-name="T4">年在台灣走的。</text:span><text:span text:style-name="T6"><text:line-break/><text:line-break/></text:span><text:span text:style-name="T4">圖：</text:span><text:span text:style-name="T6">https://www.facebook.com/wcer.zhang/posts/2514595768824759</text:span></text:p>
      <text:p text:style-name="P5"><text:span text:style-name="T3">張序楓</text:span><text:span text:style-name="T4"><text:s/>  |  2019.12.07 05:53   |   </text:span><text:a xlink:type="simple" xlink:href="http://palinfo.habago.org/Entry?Command=Information_PrintForum&amp;iPage=1#FORUM38201"><text:span text:style-name="T5">#</text:span></text:a></text:p>
      <text:p text:style-name="P7"><text:span text:style-name="T4">噁心的無線電視台冥視剛出現時，播報的是閩南語新聞。直到人渣黨上台阿騙當政後，開始從各個方面下手對台灣省民眾進行洗腦。印象中是從這時候開始不播報</text:span><text:span text:style-name="T6">"</text:span><text:span text:style-name="T4">閩南語</text:span><text:span text:style-name="T6">"</text:span><text:span text:style-name="T4">新聞了，改播報</text:span><text:span text:style-name="T6">"</text:span><text:span text:style-name="T4">台語</text:span><text:span text:style-name="T6">"</text:span><text:span text:style-name="T4">新聞。人渣黨對於操縱文化認同的手法真的是既粗糙又有效。</text:span></text:p>
      <text:p text:style-name="P5"><text:span text:style-name="T3">張萬康（綽號尻尻、尻仔、老尻）</text:span><text:span text:style-name="T4"><text:s/>  |  2019.12.07 01:57   |   </text:span><text:a xlink:type="simple" xlink:href="http://palinfo.habago.org/Entry?Command=Information_PrintForum&amp;iPage=1#FORUM38200"><text:span text:style-name="T5">#</text:span></text:a></text:p>
      <text:p text:style-name="P6"><text:span text:style-name="T4">泉州府行</text:span><text:span text:style-name="T6">-7<text:line-break/><text:line-break/></text:span><text:span text:style-name="T4">《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span><text:span text:style-name="T6"><text:line-break/><text:line-break/></text:span><text:span text:style-name="T4">尻非政客，乃旅客也。人到泉州，台客遇泉客，亦是好的。</text:span><text:span text:style-name="T6"><text:line-break/><text:line-break/></text:span><text:span text:style-name="T4">這次在泉州搭了十次計程車，約莫有六位是「泉客」司機，其他四位是「外省」司機。外加搭了一次老泉客的三輪車，以及搭了一次退休公務員的摩滴（又稱摩</text:span><text:span text:style-name="T6">D</text:span><text:span text:style-name="T4">，以摩拖車當計程車的載客行為）。以這十二次的經驗，當作認識一個城市、民風的參數可能不夠，但我以為能寫出來，亦是好的。</text:span><text:span text:style-name="T6"><text:line-break/><text:line-break/></text:span><text:span text:style-name="T4">一友人近日對我笑云，胡蘭成寫東西，有事沒事很愛來一句「亦是好的」，讓友人感到好煩人，臉上八條線。我答覆，你有這個看法亦是好的，唯盼你不要咬著雞巴頭不放，胡蘭成是有滲屎（</text:span><text:span text:style-name="T6">sense</text:span><text:span text:style-name="T4">）的人，終究是一奇才，高人。</text:span><text:span text:style-name="T6"><text:line-break/><text:line-break/></text:span><text:span text:style-name="T4">「咬著雞巴頭不放」乃服役期間我們禮砲連連長的口頭禪。他是條客家漢子。他常用國語厲聲咆哮這句。好比某某某你不要咬著雞巴頭不放！或將之用來罵全連，主詞改成你們，亦是好的。</text:span><text:span text:style-name="T6"><text:line-break/><text:line-break/></text:span><text:span text:style-name="T4">正經回到主題。有一點必須說明的是，我和泉客司機的互動交流比較少，原因只是，純屬巧合。</text:span><text:span text:style-name="T6"><text:line-break/><text:line-break/></text:span><text:span text:style-name="T4">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span><text:span text:style-name="T6"><text:line-break/><text:line-break/></text:span><text:span text:style-name="T4">少歸少，其中我和兩位泉客司機產生瞬間交流的狀況如下。</text:span><text:span text:style-name="T6"><text:line-break/><text:line-break/></text:span><text:span text:style-name="T8">●●●●</text:span><text:span text:style-name="T6"><text:line-break/><text:line-break/></text:span><text:span text:style-name="T4">話說我和兩位泉州友人打車從洛陽橋返回泉州。好的，先講一下洛陽橋。這一講就會離題講很久但沒辦法，總之還是那句，亦是好的。</text:span><text:span text:style-name="T6"><text:line-break/><text:line-break/></text:span><text:span text:style-name="T4">洛陽橋是北宋時期興築的一道跨海大橋。這橋很長（長</text:span><text:span text:style-name="T6">1500</text:span><text:span text:style-name="T4">米，我來回走了</text:span><text:span text:style-name="T6">3</text:span><text:span text:style-name="T4">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span><text:span text:style-name="T6"><text:line-break/><text:line-break/></text:span><text:span text:style-name="T4">督造洛陽橋的是泉州太守，蔡襄。沒錯，大書法家蔡襄，北宋「蘇、黃、米、蔡」四大書法家的蔡襄。老蔡正好也是福建人，莆田一帶，算閩南了，同媽祖林默娘都是莆田人。</text:span><text:span text:style-name="T6"><text:line-break/><text:line-break/></text:span><text:span text:style-name="T4">洛陽橋在西元</text:span><text:span text:style-name="T6">1050</text:span><text:span text:style-name="T4">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text:span><text:span text:style-name="T6">fuck</text:span><text:span text:style-name="T4">）橋墩，颱風與地震來了也幹不倒。所以洛陽橋等於從洛陽江長出的巨靈聖獸。</text:span><text:span text:style-name="T6"><text:line-break/><text:line-break/></text:span><text:span text:style-name="T4">以上細節或專業上我可能說錯，請大家自行爬文。我比較好奇的是，蔡襄的書法，是否從洛陽橋的人工與天然的法則，以及橋、江結合的「訊息」得到啟發？</text:span><text:span text:style-name="T6"><text:line-break/><text:line-break/></text:span><text:span text:style-name="T4">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span><text:span text:style-name="T6"><text:line-break/><text:line-break/></text:span><text:span text:style-name="T4">其實來走橋的人還算不少，附近居民也捧場會來晃晃，攤商也會過來。居民看來很喜歡在橋頭小廣場唱卡啦</text:span><text:span text:style-name="T6">OK</text:span><text:span text:style-name="T4">，而且都唱台灣的台語歌，讓我想到台北大稻埕、關渡的河岸入夜後也好多人來唱卡啦</text:span><text:span text:style-name="T6">OK</text:span><text:span text:style-name="T4">。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span><text:span text:style-name="T6"><text:line-break/><text:line-break/></text:span><text:span text:style-name="T4">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span><text:span text:style-name="T6"><text:line-break/><text:line-break/></text:span><text:span text:style-name="T4">不過洛陽橋的照片，奇怪，都超美。我帶回一本以洛陽橋做專輯的文青刊物（</text:span><text:span text:style-name="T6">HomeLand</text:span><text:span text:style-name="T4">，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text:span><text:span text:style-name="T6">……</text:span><text:span text:style-name="T4">算了我沒法談太多。</text:span><text:span text:style-name="T6"><text:line-break/><text:line-break/></text:span><text:span text:style-name="T4">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span><text:span text:style-name="T6"><text:line-break/><text:line-break/></text:span><text:span text:style-name="T4">在我小時候台灣有個電視劇「西螺七崁」很紅，講古早台灣武師的故事，可我當年有個疑問：「他們的武功，能和大陸的武師比嗎？大陸那麼大，人才那麼多，台灣歷史那麼短</text:span><text:span text:style-name="T6">……</text:span><text:span text:style-name="T4">」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span><text:span text:style-name="T6"><text:line-break/><text:line-break/></text:span><text:span text:style-name="T4">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span><text:span text:style-name="T6"><text:line-break/><text:line-break/></text:span><text:span text:style-name="T4">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span><text:span text:style-name="T6"><text:line-break/><text:line-break/></text:span><text:span text:style-name="T4">「台灣優先」乍聽是沒錯的，尻仔也贊成，但其中似乎隱含了「台灣優越」，這好不好？到底是咬哪個雞巴頭不放？請連長出來告訴我得了。</text:span><text:span text:style-name="T6"><text:line-break/><text:line-break/></text:span><text:span text:style-name="T4">還有，假設泉州少林寺根本是瞎鬧的，自古就是來亂的，功夫是虛的，亦是可以！像我就認為民國時期的西北軍很白爛，但他們有種雜牌軍的氣魄，我喜歡。又白爛又有叫小。蠻好。</text:span><text:span text:style-name="T6"><text:line-break/><text:line-break/></text:span><text:span text:style-name="T8">●●●●</text:span><text:span text:style-name="T6"><text:line-break/><text:line-break/></text:span><text:span text:style-name="T4">卻說洛陽橋歸程中，泉州朋友從手機叫了一部類似我們台灣</text:span><text:span text:style-name="T6">U-ber</text:span><text:span text:style-name="T4">的計程車。過程有點大費周章，只因朋友不熟這裡，司機在唱卡啦</text:span><text:span text:style-name="T6">OK</text:span><text:span text:style-name="T4">的橋口附近等了老久，雙方就這樣錯過，於是我們一行三人又走了老遠，去另一個出入口等他。兩個地點距離老遠。</text:span><text:span text:style-name="T6"><text:line-break/><text:line-break/></text:span><text:span text:style-name="T4">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span><text:span text:style-name="T6"><text:line-break/><text:line-break/></text:span><text:span text:style-name="T4">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span><text:span text:style-name="T6"><text:line-break/><text:line-break/></text:span><text:span text:style-name="T4">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text:span><text:span text:style-name="T6">nice</text:span><text:span text:style-name="T4">的大叔。感覺此人平常有點暖心，但重點是他很灑脫，這種人的三觀挺素樸美麗的。台灣也不少這樣的人，是不是～</text:span><text:span text:style-name="T6"><text:line-break/><text:line-break/></text:span><text:span text:style-name="T4">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span><text:span text:style-name="T6"><text:line-break/><text:line-break/></text:span><text:span text:style-name="T4">說完了一位司機。還有一計程車師傅、摩</text:span><text:span text:style-name="T6">D</text:span><text:span text:style-name="T4">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text:span><text:span text:style-name="T6">D</text:span><text:span text:style-name="T4">是他打零工玩的。</text:span><text:span text:style-name="T6"><text:line-break/><text:line-break/></text:span><text:span text:style-name="T4">當時我在承天寺對面等計程車時等不到，每部車都已載客，下班時間車超多，暫時點了根菸。忽然他停下電動車，問我去哪，談了價錢就上了車。</text:span><text:span text:style-name="T6"><text:line-break/><text:line-break/></text:span><text:span text:style-name="T4">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span><text:span text:style-name="T6"><text:line-break/><text:line-break/></text:span><text:span text:style-name="T4">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span><text:span text:style-name="T6"><text:line-break/><text:line-break/></text:span><text:span text:style-name="T8">●●●●</text:span><text:span text:style-name="T6"><text:line-break/><text:line-break/></text:span><text:span text:style-name="T4">【圖片來源】</text:span><text:span text:style-name="T6"><text:line-break/></text:span><text:span text:style-name="T4">除前兩張我拍攝於洛陽橋，其他出自《</text:span><text:span text:style-name="T6">HOMELAND</text:span><text:span text:style-name="T4">家園》雜誌</text:span><text:span text:style-name="T6">143</text:span><text:span text:style-name="T4">期（洛陽橋專刊）。</text:span><text:span text:style-name="T6"><text:line-break/><text:line-break/></text:span><text:span text:style-name="T4">圖（臉書）：</text:span><text:span text:style-name="T6">https://www.facebook.com/wcer.zhang/posts/2512928812324788</text:span></text:p>
      <text:p text:style-name="P5"><text:span text:style-name="T3">張萬康（綽號尻尻、尻仔、老尻）</text:span><text:span text:style-name="T4"><text:s/>  |  2019.12.07 01:54   |   </text:span><text:a xlink:type="simple" xlink:href="http://palinfo.habago.org/Entry?Command=Information_PrintForum&amp;iPage=1#FORUM38199"><text:span text:style-name="T5">#</text:span></text:a></text:p>
      <text:p text:style-name="P7"><text:span text:style-name="T4">泉州府行</text:span><text:span text:style-name="T6">-6<text:line-break/><text:line-break/></text:span><text:span text:style-name="T4">泉州開元寺的東西塔（我個人稱之為雙塔），一個叫東塔，一個叫西塔，大家都稱東西塔。</text:span><text:span text:style-name="T6"><text:line-break/><text:line-break/></text:span><text:span text:style-name="T4">東塔叫鎮國塔。高度</text:span><text:span text:style-name="T6">48</text:span><text:span text:style-name="T4">米多。西塔叫仁壽塔。高度</text:span><text:span text:style-name="T6">45</text:span><text:span text:style-name="T4">米多。</text:span><text:span text:style-name="T6"><text:line-break/><text:line-break/></text:span><text:span text:style-name="T4">東西塔是佛塔，各由一名禪師負責興建。前者獻給釋迦牟尼佛。後者獻給阿彌陀佛。</text:span><text:span text:style-name="T6"><text:line-break/><text:line-break/></text:span><text:span text:style-name="T4">東塔在唐朝（西元</text:span><text:span text:style-name="T6">865</text:span><text:span text:style-name="T4">年）落成。西塔在五代（西元</text:span><text:span text:style-name="T6">916</text:span><text:span text:style-name="T4">年）落成。前後差</text:span><text:span text:style-name="T6">51</text:span><text:span text:style-name="T4">年。</text:span><text:span text:style-name="T6"><text:line-break/><text:line-break/></text:span><text:span text:style-name="T4">它們起初都是木塔，都毀損過！之後改建磚塔，但又遭毀損，所以南宋時期改建石塔。在重建工程上，西塔比東塔早十年完成。所以說東塔先誕生，西塔則是先復活。</text:span><text:span text:style-name="T6"><text:line-break/><text:line-break/></text:span><text:span text:style-name="T4">這次重建的雙石塔（</text:span><text:span text:style-name="T6">1237-1250</text:span><text:span text:style-name="T4">年興建與完成），一直延續到八百多年後的今天。</text:span><text:span text:style-name="T6"><text:line-break/><text:line-break/></text:span><text:span text:style-name="T4">其間，歷經明朝萬曆年間的八級地震，以及多次颱風，都屹立不墜，頂多小修，不必大修。可見古人工法了得，也可見閩南祖先很強。</text:span><text:span text:style-name="T6"><text:line-break/><text:line-break/></text:span><text:span text:style-name="T4">雙塔外觀有何不同？看起來不都一樣？這問題很專業，在於上面浮雕的神像動作不一樣。好像是這樣。</text:span><text:span text:style-name="T6"><text:line-break/><text:line-break/></text:span><text:span text:style-name="T4">更專業的知識，大家可以爬文，或來當地讓導覽員講解。中國各景點的導覽員實力都很強，不下於友驊、澔平與哲青。真的，不是說笑。自由行也是可以找導覽員，不找也可。此外也有</text:span><text:span text:style-name="T6">3C</text:span><text:span text:style-name="T4">導覽之類的。</text:span><text:span text:style-name="T6"><text:line-break/><text:line-break/></text:span><text:span text:style-name="T4">東西塔都是五層八面，真的是八面玲瓏。每一面出現兩尊佛像，</text:span><text:span text:style-name="T6"><text:s/></text:span><text:span text:style-name="T4">一個塔就有</text:span><text:span text:style-name="T6">80</text:span><text:span text:style-name="T4">尊的佛像，雙塔共計</text:span><text:span text:style-name="T6">160</text:span><text:span text:style-name="T4">尊。</text:span><text:span text:style-name="T6"><text:line-break/><text:line-break/></text:span><text:span text:style-name="T4">兩者的</text:span><text:span text:style-name="T6">80</text:span><text:span text:style-name="T4">尊，動作、姿態、造型、身份，各不相同。西塔的特色之一是，出現日光菩薩、月光菩薩，他倆乃藥師佛的左右護法。</text:span><text:span text:style-name="T6"><text:line-break/><text:line-break/></text:span><text:span text:style-name="T4">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span><text:span text:style-name="T6"><text:line-break/><text:line-break/></text:span><text:span text:style-name="T4">此外，東塔的各神佛，有階級順序。西塔的神比較有「進步色彩」，大家平等，連昭明太子（梁武帝的兒子）</text:span><text:span text:style-name="T6">——</text:span><text:span text:style-name="T4">蕭統也混進去玩，他小哥也搞了一尊。</text:span><text:span text:style-name="T6"><text:line-break/><text:line-break/></text:span><text:span text:style-name="T4">當時，昭明太子</text:span><text:span text:style-name="T6">31</text:span><text:span text:style-name="T4">歲就病逝了，國人都喜歡昭明太子，說他是一個很有品的好文青，大家好不捨。於是國人說他是上西天去當如來佛的文書了，然後他的虛幻美學的地位就更高了</text:span><text:span text:style-name="T6">……</text:span><text:span text:style-name="T4">得兒勒，西塔給他搞一面浮雕唄。</text:span><text:span text:style-name="T6"><text:line-break/><text:line-break/></text:span><text:span text:style-name="T8">●●●●</text:span><text:span text:style-name="T6"><text:line-break/><text:line-break/></text:span><text:span text:style-name="T4">以下，尻仔奉上開元寺、西街一系列照片。前五張是我從網路抓的。然後才是我拍的。</text:span><text:span text:style-name="T6"><text:line-break/><text:line-break/></text:span><text:span text:style-name="T4">只因開元寺就在西街。這裡是一條小吃街，是日市也是夜市。</text:span><text:span text:style-name="T6"><text:line-break/><text:line-break/></text:span><text:span text:style-name="T4">開元寺裡面相當大。大雄寶殿完成於唐朝（西元</text:span><text:span text:style-name="T6">686</text:span><text:span text:style-name="T4">年），所以雙塔是</text:span><text:span text:style-name="T6">179</text:span><text:span text:style-name="T4">年後、</text:span><text:span text:style-name="T6">230</text:span><text:span text:style-name="T4">年後才喬落去的。</text:span><text:span text:style-name="T6"><text:line-break/><text:line-break/></text:span><text:span text:style-name="T4">開元寺裡面像一個小國家似的，裡面又分許多寺院，並且有博物館（內有一艘</text:span><text:span text:style-name="T6">1970</text:span><text:span text:style-name="T4">年代打撈上岸的宋朝古船）、郵局（兼賣紀念品），還有一個安養院，記得好像還有醫院。</text:span><text:span text:style-name="T6"><text:line-break/><text:line-break/></text:span><text:span text:style-name="T4">開元寺、西街在老城區，即鯉城區。此區尚有承天寺（比較哲學氣息的地方）、崇福寺（北宋建的尼姑庵）以及各種佛教、道教的寺廟。整個大泉州地區，大大小小超過一千年的廟有</text:span><text:span text:style-name="T6">41</text:span><text:span text:style-name="T4">座，最有名的大多集中鯉城區。</text:span><text:span text:style-name="T6"><text:line-break/><text:line-break/></text:span><text:span text:style-name="T4">鯉城區乃因泉州形狀像鯉魚而得名。所以閩南語的「你好」，許多人寫成「鯉好」，表示泉州府的問候這樣。</text:span><text:span text:style-name="T6"><text:line-break/><text:line-break/></text:span><text:span text:style-name="T4">泉州又名刺桐城，因為這裡自古很多刺桐花。而泉州在古代被阿拉伯人、波斯人，以及義大利商人馬可波羅，都稱作「</text:span><text:span text:style-name="T6">zayton</text:span><text:span text:style-name="T4">」。這聽起來像刺桐，只是巧合嗎？有個說法是，阿拉伯人把橄欖叫</text:span><text:span text:style-name="T6">zayton</text:span><text:span text:style-name="T4">，又以橄欖代表和平，他們覺得泉州好棒棒，人民好和平友善，所以把泉州府就叫</text:span><text:span text:style-name="T6">zayton</text:span><text:span text:style-name="T4">。</text:span><text:span text:style-name="T6"><text:line-break/><text:line-break/></text:span><text:span text:style-name="T4">其實是這樣，「泉州」這個發音，阿拉伯人覺得拗口。可他們發現泉州的綽號刺桐，發音和他們的橄欖相似，好唸多了，於是就這麼喊下來了。當然，也不能說泉州人愛好和平是穿鑿附會之説，只是緣由在發音才是關鍵。</text:span><text:span text:style-name="T6"><text:line-break/><text:line-break/></text:span><text:span text:style-name="T4">十四世紀中葉，一個摩洛哥旅行家在他的日記中就鬧了個笑話。他來到泉州後，寫說，奇怪，這裡名叫橄欖，但我在這裡都沒看見橄欖啊。講真，齊豫唱「橄欖樹」的時候搞不好也沒看過橄欖。</text:span><text:span text:style-name="T6"><text:line-break/><text:line-break/></text:span><text:span text:style-name="T4">英、法文的</text:span><text:span text:style-name="T6">Satin</text:span><text:span text:style-name="T4">在中文是「緞」、「緞子」的意思。</text:span><text:span text:style-name="T6">Satin</text:span><text:span text:style-name="T4">其實就是指泉州。</text:span><text:span text:style-name="T6">Satin</text:span><text:span text:style-name="T4">與</text:span><text:span text:style-name="T6">Zayton</text:span><text:span text:style-name="T4">（</text:span><text:span text:style-name="T6">zaytun</text:span><text:span text:style-name="T4">）有關聯在的。這方面的淵源引證，論述推敲，我會貼在底下。</text:span><text:span text:style-name="T6"><text:line-break/><text:line-break/></text:span><text:span text:style-name="T4">照尻仔的考證則是，從山上或天空往下看，開元寺的雙塔，就成了二筒。古人早就愛打麻將，泉州人以開元寺為地標，喜歡說我們泉州府有二筒，聽牌摸到二筒要加兩台。這二筒的閩南語發音就是</text:span><text:span text:style-name="T6">zayton</text:span><text:span text:style-name="T4">。刺桐花其實原意叫二筒花，而泉州府的綽號就叫二筒（人稱二筒之城）。</text:span><text:span text:style-name="T6">——</text:span><text:span text:style-name="T4">以上是尻仔瞎掰。</text:span><text:span text:style-name="T6"><text:line-break/><text:line-break/></text:span><text:span text:style-name="T4">這系列照片是</text:span><text:span text:style-name="T6">2019</text:span><text:span text:style-name="T4">年「十一」連假的頭兩天所拍，所以遊客非常多。平時也多，但沒那麼多。因為正逢他們的十一國慶，大小國旗也比以前多。遊客們大多湧去開元寺、西街，整個景觀很活力鬧熱（也有點亂）。承天寺的遊客少了很多，足鬆適（台語）。</text:span><text:span text:style-name="T6"><text:line-break/><text:line-break/></text:span><text:span text:style-name="T4">照片中可看見西街口子上有一個白色的西洋鐘樓。民國時期，</text:span><text:span text:style-name="T6">1934</text:span><text:span text:style-name="T4">年蓋的。當時一軍閥看上一個護士，晉江縣長強迫護士嫁給軍閥，導致護士自殺。為紀念護士，平息民怨，蓋了這座鐘樓。</text:span><text:span text:style-name="T6"><text:line-break/><text:line-break/></text:span><text:span text:style-name="T4">西街有個隸屬政府的文創館（西街遊客服務中心），裡面的紀念品比較潮。從這個文創館上樓後有個天台，正對佛塔，不少人在此留影。</text:span><text:span text:style-name="T6"><text:line-break/><text:line-break/></text:span><text:span text:style-name="T4">街道上許多電動車的造型精巧好看。有一張是</text:span><text:span text:style-name="T6">U-Bike</text:span><text:span text:style-name="T4">，與台北的同款，同是捷安特出品。</text:span><text:span text:style-name="T6"><text:line-break/><text:line-break/></text:span><text:span text:style-name="T4">值得一提的是，木心出現了，我愛喝的椰子汁也出現了（泰國進口，十分便宜，超大一顆，</text:span><text:span text:style-name="T6">7</text:span><text:span text:style-name="T4">元</text:span><text:span text:style-name="T6">8</text:span><text:span text:style-name="T4">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span><text:span text:style-name="T6"><text:line-break/><text:line-break/></text:span><text:span text:style-name="T4">附錄：</text:span><text:span text:style-name="T6">Satin(</text:span><text:span text:style-name="T4">緞</text:span><text:span text:style-name="T6">)</text:span><text:span text:style-name="T4">與泉州的關聯。</text:span><text:span text:style-name="T6"><text:line-break/>https://reurl.cc/ObLqgg<text:line-break/><text:line-break/></text:span><text:span text:style-name="T4">圖（臉書）：</text:span><text:span text:style-name="T6">https://www.facebook.com/wcer.zhang/posts/2511687715782231</text:span></text:p>
      <text:p text:style-name="P5"><text:span text:style-name="T3">張萬康（綽號尻尻、尻仔、老尻）</text:span><text:span text:style-name="T4"><text:s/>  |  2019.12.06 20:50   |   </text:span><text:a xlink:type="simple" xlink:href="http://palinfo.habago.org/Entry?Command=Information_PrintForum&amp;iPage=1#FORUM38198"><text:span text:style-name="T5">#</text:span></text:a></text:p>
      <text:p text:style-name="P6"><text:span text:style-name="T4">（泉州府行</text:span><text:span text:style-name="T6">4</text:span><text:span text:style-name="T4">與</text:span><text:span text:style-name="T6">5</text:span><text:span text:style-name="T4">兩篇。寫於</text:span><text:span text:style-name="T6">11</text:span><text:span text:style-name="T4">月）</text:span><text:span text:style-name="T6"><text:line-break/><text:line-break/></text:span><text:span text:style-name="T4">泉州府行</text:span><text:span text:style-name="T6">-4<text:line-break/><text:line-break/></text:span><text:span text:style-name="T4">因台灣逐漸入冬，鄙人決定早睡，放假一天，暫時不作夜間撰述。本集僅奉上天后宮一系列照片。</text:span><text:span text:style-name="T6"><text:line-break/><text:line-break/></text:span><text:span text:style-name="T4">泉州天后宮，興建落成於北宋時期（</text:span><text:span text:style-name="T6">1196</text:span><text:span text:style-name="T4">年）。莆田的湄洲媽祖祖廟歷史更久。</text:span><text:span text:style-name="T6"><text:line-break/><text:line-break/></text:span><text:span text:style-name="T4">泉州天后宮，分成山門（大門）和兩個側門、正殿、寢殿、博物館。山門進去後有一戲台，台上有一壁畫。大致這樣。</text:span><text:span text:style-name="T6"><text:line-break/><text:line-break/></text:span><text:span text:style-name="T4">我拍的山門有人穿古裝在拍照，只因大陸近年有些人流行穿漢服在街上走路、拍照。漢服是統稱，款式很多，大多年輕人穿。我感覺有點受京都（有人穿和服在街上走路或拍照）的影響，也受</text:span><text:span text:style-name="T6">cosplay</text:span><text:span text:style-name="T4">、動漫風氣影響。那些衣服融合古今各種元素，是他們自己做的，或設計的，或買的，好像是這樣。</text:span><text:span text:style-name="T6"><text:line-break/><text:line-break/></text:span><text:span text:style-name="T4">進去山門後，正殿拍完，我回身拍戲台。</text:span><text:span text:style-name="T6"><text:line-break/></text:span><text:span text:style-name="T4">媽祖的神像很大一尊。面容和順清正。</text:span><text:span text:style-name="T6"><text:line-break/><text:line-break/></text:span><text:span text:style-name="T4">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span><text:span text:style-name="T6"><text:line-break/><text:line-break/></text:span><text:span text:style-name="T4">後面幾張是步出天后宮後，見正門口左側有一四果湯老店，也賣泉州小吃和關東煮、炸物。我沒進去吃，但在門口找椅子休息。我的留影是一寧波老爺爺幫我拍的。順與他聊了許久，他的寧波口音我聽不大懂（我懷疑他根本講寧波話</text:span><text:span text:style-name="T6">......</text:span><text:span text:style-name="T4">他努力講普通話老半天還是很寧波），但交流愉快。他從前在泉州待過幾年，這次全家舊地重遊。</text:span><text:span text:style-name="T6"><text:line-break/><text:line-break/></text:span><text:span text:style-name="T4">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span><text:span text:style-name="T6"><text:line-break/><text:line-break/></text:span><text:span text:style-name="T4">（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span><text:span text:style-name="T6">......<text:line-break/></text:span><text:span text:style-name="T4">告辭李贄故居後我去搭小白，二度前往承天寺。這才是最後一張。是我從小白上頭拍的。小白右側沒有車門，上下方便，拍街景也方便。）</text:span><text:span text:style-name="T6"><text:line-break/><text:line-break/></text:span><text:span text:style-name="T4">以上是照片簡介。媽祖婆保庇。有看有保庇。沒看也保庇。大家順意。</text:span><text:span text:style-name="T6"><text:line-break/><text:line-break/></text:span><text:span text:style-name="T4">圖：</text:span><text:span text:style-name="T6">https://www.facebook.com/wcer.zhang/posts/2509808299303506<text:line-break/><text:line-break/></text:span><text:span text:style-name="T4">泉州府行</text:span><text:span text:style-name="T6">-5<text:line-break/><text:line-break/></text:span><text:span text:style-name="T4">在泉州的第三天，下午從天后宮搭「小白」觀光車，前往承天寺。（對了，搭車，他們說打車，長久以來都這麼用，</text:span><text:span text:style-name="T6">93</text:span><text:span text:style-name="T4">年我第一次去大陸就發現這類用語。）也奇，照理說我在天后宮附近的市場吃了一頓免費午餐，吃很飽，怎麼肚子卻餓了，想必在天后宮、李贄故居消耗不少體力所致。</text:span><text:span text:style-name="T6"><text:line-break/><text:line-break/></text:span><text:span text:style-name="T4">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span><text:span text:style-name="T6"><text:line-break/><text:line-break/></text:span><text:span text:style-name="T4">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span><text:span text:style-name="T6"><text:line-break/><text:line-break/></text:span><text:span text:style-name="T4">其間，他一直說「往上走、往上走」，我心想並無上坡路段吧？後來才會意，就是往下走、往前走、直直走的意思。何況反過來想，往下走、走下去就一定是下坡路段嗎？後來求證大陸友人，估計是那小哥自己的用法，或他的生活圈裡的用法。</text:span><text:span text:style-name="T6"><text:line-break/><text:line-break/></text:span><text:span text:style-name="T4">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span><text:span text:style-name="T6"><text:line-break/><text:line-break/></text:span><text:span text:style-name="T4">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span><text:span text:style-name="T6"><text:line-break/><text:line-break/></text:span><text:span text:style-name="T4">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span><text:span text:style-name="T6"><text:line-break/><text:line-break/></text:span><text:span text:style-name="T4">這下我士氣大振，那土產店的外觀土土的，賣的東西也土土的，我沒看到其他半個客人來買，小哥卻那麼海派大方。不過或許這家店不容小覷，它有它的老主顧，或年節時生意頂好亦未可知？</text:span><text:span text:style-name="T6">……</text:span><text:span text:style-name="T4">於是目標明確了，體力就覺得不浪費了，步行一陣經過一炸物攤，緊鄰又有一家小吃店。於是我選了這家「阿斌小吃店」。感覺這是很台、很閩南味的人名店名，有親切感，必得恩惠照應唄？</text:span><text:span text:style-name="T6"><text:line-break/><text:line-break/></text:span><text:span text:style-name="T4">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text:span><text:span text:style-name="T6">24</text:span><text:span text:style-name="T4">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text:span><text:span text:style-name="T6">18</text:span><text:span text:style-name="T4">元。這價格在當地算不算貴，我很難說。比台灣現在的自助餐算便宜些，甚便宜不少。</text:span><text:span text:style-name="T6"><text:line-break/><text:line-break/></text:span><text:span text:style-name="T4">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text:span><text:span text:style-name="T6">XD</text:span><text:span text:style-name="T4">），她們自己肯定不覺得這叫瀟灑與否。</text:span><text:span text:style-name="T6"><text:line-break/><text:line-break/></text:span><text:span text:style-name="T4">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text:span><text:span text:style-name="T6">——</text:span><text:span text:style-name="T4">台灣有不少年輕服務生笑得很自然，而且比前幾年的服務生普遍上更自然的微笑，另一種則是很形式化表演的那種，「為你做一個</text:span><text:span text:style-name="T6">XX</text:span><text:span text:style-name="T4">的動作」之類，讓客人正襟危坐無法放鬆，</text:span><text:span text:style-name="T6">——</text:span><text:span text:style-name="T4">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span><text:span text:style-name="T6">……<text:line-break/><text:line-break/></text:span><text:span text:style-name="T4">上面兩段要講的是，大陸人的禮貌不會像台灣那麼殷勤繁複，會作那麼多、說那麼多。或許他們那樣就是一種將將好，也或許台灣風格會多作一點但也不叫多餘。我覺得都挺好的。</text:span><text:span text:style-name="T6"><text:line-break/><text:line-break/></text:span><text:span text:style-name="T4">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span><text:span text:style-name="T6"><text:line-break/><text:line-break/></text:span><text:span text:style-name="T4">此時午后的陽光射入，給我一種時空穿越感。在我年輕時期以前，台灣許多本省人（尤其女性）對外省人亦有一樣的同情或好奇心。她們會認為，天吶，北杯、婆婆你們離鄉背井來台灣這麼多年，想不想家呢？回去過嗎？（</text:span><text:span text:style-name="T6">1988</text:span><text:span text:style-name="T4">年後可以回去後會問）～從閩南大姐的神情，我看到當年本省姑娘對外省中老年人的一種憐憫、好奇、疑惑。等我回過神來，閩南大姐飄然離去，走出門外的動作很自然瀟灑</text:span><text:span text:style-name="T6">XD</text:span><text:span text:style-name="T4">（大陸人一般舉止都比台灣人感覺瀟灑俐落，閩南人也仍是。這大姐也沒說啥再見、嘿你們忙啊我先走一步啥的，要閃就閃了。）</text:span><text:span text:style-name="T6"><text:line-break/><text:line-break/></text:span><text:span text:style-name="T4">接著剩我一個客人，我和三位重慶大姐閒聊。我隨口找話題說，我剛剛是搭（打）小白來的，咦，重慶有小白嗎？那領班的大姐說：「哈哈哈我不知道，我二十年沒回重慶了！」</text:span><text:span text:style-name="T6"><text:line-break/><text:line-break/></text:span><text:span text:style-name="T4">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span><text:span text:style-name="T6"><text:line-break/><text:line-break/></text:span><text:span text:style-name="T4">其間問到她們的工時，我現在忘了，若沒記錯是</text:span><text:span text:style-name="T6">12</text:span><text:span text:style-name="T4">小時，晚上七點她們仨會下班，或三人的時間不同班但重疊，總之還另有員工。阿斌是誰我忘了問。</text:span><text:span text:style-name="T6"><text:line-break/><text:line-break/></text:span><text:span text:style-name="T4">我們四人有一搭沒一搭，她們仨有時進進出出，忽然領班大姐急忡忡問我，停在店門口的車子是不是我的！警察正開罰單，得趕快去開走。我一看，是一部高檔大型的寶馬汽車（</text:span><text:span text:style-name="T6">BMW</text:span><text:span text:style-name="T4">）。我說不是我的。此時一個大姐對領班大姐笑說：「他都說他搭小白來了！」四人一起朗聲笑開。</text:span><text:span text:style-name="T6"><text:line-break/><text:line-break/></text:span><text:span text:style-name="T4">因順我出去抽菸看看那個車子。此時一個媽媽（感覺是閩南人但不是泉州本地人）帶四個小餓鬼模樣的小孩急速走進阿斌。感覺氣質比較底層。大姐招呼他們要地瓜稀飯還是乾飯，以及招呼點菜。</text:span><text:span text:style-name="T6"><text:line-break/><text:line-break/></text:span><text:span text:style-name="T4">抽菸時，心想約略學妹從荷蘭寄給我的這頂草帽，戴上來顯得挺潮，讓她們誤會我開寶馬。有點小爽。阿斌的旁邊是一個婚紗店。挺熱鬧的商業區。不過阿斌的食物菜色啥的，我覺很多泉州人可能看不上。這家小吃店有點</text:span><text:span text:style-name="T6">local</text:span><text:span text:style-name="T4">氣息，能開</text:span><text:span text:style-name="T6">24</text:span><text:span text:style-name="T4">小時營業的店可見有生意（台灣以前不少</text:span><text:span text:style-name="T6">24</text:span><text:span text:style-name="T4">小時的店，收了很多）。</text:span><text:span text:style-name="T6"><text:line-break/><text:line-break/></text:span><text:span text:style-name="T4">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span><text:span text:style-name="T6"><text:line-break/><text:line-break/></text:span><text:span text:style-name="T4">水加滿後，喝了兩口，兵強馬壯，告辭阿斌。順原路回承天寺，往上走，無意間發現承天寺的側門，嘿嘿，等於超了捷徑，柳暗花明。</text:span><text:span text:style-name="T6"><text:line-break/><text:line-break/></text:span><text:span text:style-name="T4">【後記】</text:span><text:span text:style-name="T6"><text:line-break/></text:span><text:span text:style-name="T4">有些話題總是不斷重複。為何？是一種對「家」的基本命題之大哉問？是一種情感綿延？一種交流時的共感？還是某種難解的問題總一直在？</text:span><text:span text:style-name="T6">——</text:span><text:span text:style-name="T4">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span><text:span text:style-name="T6"><text:line-break/><text:line-break/></text:span><text:span text:style-name="T4">想像中也很瞎，一個常客常來問說你想家嗎？會想回去嗎？倒也是種通俗淑嫻，將心比心。那重慶大姐是有想，但也無所謂。天然酷。</text:span><text:span text:style-name="T6"><text:line-break/><text:line-break/></text:span><text:span text:style-name="T4">圖：</text:span><text:span text:style-name="T6">https://www.facebook.com/wcer.zhang/posts/2510702192547450</text:span></text:p>
      <text:p text:style-name="P5"><text:span text:style-name="T3">張萬康（綽號尻尻、尻仔、老尻）</text:span><text:span text:style-name="T4"><text:s/>  |  2019.12.06 19:11   |   </text:span><text:a xlink:type="simple" xlink:href="http://palinfo.habago.org/Entry?Command=Information_PrintForum&amp;iPage=1#FORUM38197"><text:span text:style-name="T5">#</text:span></text:a></text:p>
      <text:p text:style-name="P7"><text:span text:style-name="T4">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span><text:span text:style-name="T6"><text:line-break/><text:line-break/></text:span><text:span text:style-name="T4">昨晚看到一則，維族女星娜扎，在韓國出席音樂節的頒獎典禮，用英文唸出得獎者的一段，不少無聊的網民嘲笑她英文不好。這讓我看了挺難受，覺兩岸人民在自信心與平等的觀念上都</text:span><text:span text:style-name="T6">……</text:span><text:span text:style-name="T4">唉唉。</text:span><text:span text:style-name="T6"><text:line-break/><text:line-break/></text:span><text:span text:style-name="T4">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span><text:span text:style-name="T6"><text:line-break/><text:line-break/></text:span><text:span text:style-name="T4">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text:span><text:span text:style-name="T6">NBA</text:span><text:span text:style-name="T4">時都用中文譯名稱呼各國球員，包括球類術語也大多用中文來說。這樣很平等！照會了不會講洋文的人民，這正是社會主義的基本驗體現。</text:span><text:span text:style-name="T6"><text:line-break/><text:line-break/></text:span><text:span text:style-name="T4">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span><text:span text:style-name="T6"><text:line-break/><text:line-break/></text:span><text:span text:style-name="T4">家父從</text:span><text:span text:style-name="T6">80</text:span><text:span text:style-name="T4">年代看</text:span><text:span text:style-name="T6">NBA</text:span><text:span text:style-name="T4">，看到</text:span><text:span text:style-name="T6">1997</text:span><text:span text:style-name="T4">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span><text:span text:style-name="T6"><text:line-break/><text:line-break/></text:span><text:span text:style-name="T4">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span><text:span text:style-name="T6"><text:line-break/><text:line-break/></text:span><text:span text:style-name="T4">不光如此，臺灣現在仍有許多年紀不老的人也不會英文啊。以前家母辦安親班，一個小胖子寫學校給的英文作業，他的心思很難在各種課業上，</text:span><text:span text:style-name="T6">26</text:span><text:span text:style-name="T4">個字母常搞不明白。有的孩子天生對課業學習少根筋。後來聽說國中畢業後去學當廚師，我覺得挺好啊，他是個有活力的孩子。當兵時我在部隊裡也遇過不少英文字母搞不清楚的弟兄，但我覺他們是男子漢！他們看</text:span><text:span text:style-name="T6">NBA</text:span><text:span text:style-name="T4">球賽聽不懂英語，都講背號幾號的球員很厲害。在臺灣批踢踢的</text:span><text:span text:style-name="T6">NBA</text:span><text:span text:style-name="T4">板，如果發文用球員譯名，板友們會爭相恥笑，臺灣的教育是不是出了問題？</text:span><text:span text:style-name="T6"><text:line-break/><text:line-break/></text:span><text:span text:style-name="T4">以上是「牢騷」，也想聽大家談時事、台灣政局方面。謝謝。</text:span><text:span text:style-name="T6"><text:line-break/><text:line-break/></text:span><text:span text:style-name="T4">泉州府行</text:span><text:span text:style-name="T6">-3<text:line-break/><text:line-break/></text:span><text:span text:style-name="T4">前往泉州天后宮的路上，由於天后宮附近在作施工，計程車司機說繞過去不方便，將我放在某處，叫我走一段路就可抵達。</text:span><text:span text:style-name="T6"><text:line-break/><text:line-break/></text:span><text:span text:style-name="T4">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span><text:span text:style-name="T6"><text:line-break/><text:line-break/></text:span><text:span text:style-name="T4">想不到，在這裡卻有一場小小奇遇。</text:span><text:span text:style-name="T6"><text:line-break/><text:line-break/></text:span><text:span text:style-name="T4">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span><text:span text:style-name="T6"><text:line-break/><text:line-break/></text:span><text:span text:style-name="T4">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span><text:span text:style-name="T6"><text:line-break/><text:line-break/></text:span><text:span text:style-name="T4">阿嬤的意思是，你到我們村裡可以拍到更多你要的。她知道我相中她的髮飾。</text:span><text:span text:style-name="T6"><text:line-break/><text:line-break/></text:span><text:span text:style-name="T4">告辭後，走了沒幾步路，我見一中年大姐正在清洗、收拾做生意的器具與食材，見她在賣魚。我看她的年紀，應該普通話不錯吧，用普通話問她這個魚叫什麼魚。這一問，她認為這是給她出難題了，此時我覺有點打擾，這下窘了。</text:span><text:span text:style-name="T6"><text:line-break/><text:line-break/></text:span><text:span text:style-name="T4">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span><text:span text:style-name="T6"><text:line-break/><text:line-break/></text:span><text:span text:style-name="T4">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span><text:span text:style-name="T6"><text:line-break/><text:line-break/></text:span><text:span text:style-name="T4">接著聊不到幾句，後到的這位大姐忽然招呼我吃飯。只見眼前放了一排菜餚，看來是他們吃飽後還沒收拾的。也對，我忘了我還沒吃中飯哩。我說這麼好噢！她表示隨便吃吃就好。此時先前那位大姐</text:span><text:span text:style-name="T6">A</text:span><text:span text:style-name="T4">也露出笑容，但基本上她都在忙著清洗，讓後來的那位大姐</text:span><text:span text:style-name="T6">B</text:span><text:span text:style-name="T4">與我聊。</text:span><text:span text:style-name="T6"><text:line-break/><text:line-break/></text:span><text:span text:style-name="T4">於是就這樣，我得到免費招待的一頓午餐。地瓜稀飯，配菜餔蛋、花椰菜、魚肉、螃蟹。這讓我省了午餐費。我說我只吃一點，但吃了一大堆。</text:span><text:span text:style-name="T6"><text:line-break/><text:line-break/></text:span><text:span text:style-name="T4">起初是，大姐</text:span><text:span text:style-name="T6">B</text:span><text:span text:style-name="T4">去幫我拿免洗碗，我怕她舀一大碗給我，說我自己來就好，我食量小。結果也奇，吃了一碗，又盛一碗。我歉笑說，不好意思我說只吃一點怎麼一直吃。結果她們在忙也沒搭理我。前後總共吃了四碗。</text:span><text:span text:style-name="T6"><text:line-break/><text:line-break/></text:span><text:span text:style-name="T4">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span><text:span text:style-name="T6"><text:line-break/><text:line-break/></text:span><text:span text:style-name="T4">有時腦海裡閩南語詞窮，用國語問阿嬤，大姐</text:span><text:span text:style-name="T6">B</text:span><text:span text:style-name="T4">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span><text:span text:style-name="T6"><text:line-break/><text:line-break/></text:span><text:span text:style-name="T4">有時我問了別的。如果我們幾人之間的問答與翻譯沒錯的話，阿嬤是來賣魚的，在泉州、蟳埔之間作當日來回。</text:span><text:span text:style-name="T6"><text:line-break/><text:line-break/></text:span><text:span text:style-name="T4">臨去前，我回身拍攝我吃飯地點的全景，此時阿嬤仍在專注欣賞手機中她們的舞蹈。「太牛逼了！」如果她會普通話肯定這樣吶喊。「</text:span><text:span text:style-name="T6">Amazing</text:span><text:span text:style-name="T4">！」如果她會英文肯定這樣說。當時我覺她以此感到自豪，不過現在想到，她可能在糾（揪）錯，看哪裡該改進、誰的動作「凸搥」。</text:span><text:span text:style-name="T6"><text:line-break/><text:line-break/></text:span><text:span text:style-name="T4">其間我問大姐天后宮在哪，答曰走過去就是了。我心想是嗎，告別她們仨後，走不到十來公尺，一轉彎，竟然天后宮赫然出現眼前</text:span><text:span text:style-name="T6">……</text:span><text:span text:style-name="T4">景觀秀麗怡靜。雖然還相隔幾十公尺，齁齁，真是一個大廟，一個大門外加兩個邊門，廟前的廣場也大，日頭炎炎，可這座天后宮顯得清麗雅緻，還沒走進去就覺涼爽。天后宮有母性的慈祥與庇佑。天后宮的側背街坊裡也是。</text:span><text:span text:style-name="T6"><text:line-break/><text:line-break/></text:span><text:span text:style-name="T4">尻仔今天寫到這裡。尻仔這篇有個地方挺用心思，就是並沒出現「阿嬤天真又可愛」的這種字眼，這個可愛要讓閱者來說，才比較有滋味或意境？才像是寫與讀之間的交流或唱合？謝謝。</text:span><text:span text:style-name="T6"><text:line-break/><text:line-break/></text:span><text:span text:style-name="T8">●●●●</text:span><text:span text:style-name="T6"><text:line-break/></text:span><text:span text:style-name="T4">【圖說】依序</text:span><text:span text:style-name="T6"><text:line-break/></text:span><text:span text:style-name="T4">擺地攤的兩張是叫我去蟳埔拍照的阿嬤。</text:span><text:span text:style-name="T6"><text:line-break/></text:span><text:span text:style-name="T4">拿鍋鏟和炒菜鍋的是大姐</text:span><text:span text:style-name="T6">B</text:span><text:span text:style-name="T4">。</text:span><text:span text:style-name="T6"><text:line-break/></text:span><text:span text:style-name="T4">在清洗、掏魚肚的是大姐</text:span><text:span text:style-name="T6">A</text:span><text:span text:style-name="T4">。</text:span><text:span text:style-name="T6"><text:line-break/></text:span><text:span text:style-name="T4">午餐。</text:span><text:span text:style-name="T6"><text:line-break/></text:span><text:span text:style-name="T4">拿手機的阿嬤自是那位舞蹈大師。</text:span><text:span text:style-name="T6"><text:line-break/></text:span><text:span text:style-name="T4">臨去秋波之全景。（阿嬤忘情欣賞舞蹈）</text:span><text:span text:style-name="T6"><text:line-break/><text:line-break/></text:span><text:span text:style-name="T4">圖：</text:span><text:span text:style-name="T6">https://www.facebook.com/wcer.zhang/posts/2508873532730316<text:line-break/></text:span></text:p>
      <text:p text:style-name="P10">鄭豐遠   |  2019.12.06 07:37   |   <text:a xlink:type="simple" xlink:href="http://palinfo.habago.org/Entry?Command=Information_PrintForum&amp;iPage=1#FORUM38196"><text:span text:style-name="T1">#</text:span></text:a></text:p>
      <text:p text:style-name="P3">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2">林炤育   |  2019.12.06 05:46   |   <text:a xlink:type="simple" xlink:href="http://palinfo.habago.org/Entry?Command=Information_PrintForum&amp;iPage=1#FORUM38195"><text:span text:style-name="T1">#</text:span></text:a></text:p>
      <text:p text:style-name="P4">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2">陳真   |  2019.12.06 02:40   |   <text:a xlink:type="simple" xlink:href="http://palinfo.habago.org/Entry?Command=Information_PrintForum&amp;iPage=1#FORUM38194"><text:span text:style-name="T1">#</text:span></text:a></text:p>
      <text:p text:style-name="P3">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2">老羊   |  2019.12.06 01:25   |   <text:a xlink:type="simple" xlink:href="http://palinfo.habago.org/Entry?Command=Information_PrintForum&amp;iPage=1#FORUM38193"><text:span text:style-name="T1">#</text:span></text:a></text:p>
      <text:p text:style-name="P4">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2">張萬康（綽號尻尻、尻仔、老尻）   |  2019.12.05 23:14   |   <text:a xlink:type="simple" xlink:href="http://palinfo.habago.org/Entry?Command=Information_PrintForum&amp;iPage=1#FORUM38192"><text:span text:style-name="T1">#</text:span></text:a></text:p>
      <text:p text:style-name="P3">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2">鄭豐遠   |  2019.12.05 17:06   |   <text:a xlink:type="simple" xlink:href="http://palinfo.habago.org/Entry?Command=Information_PrintForum&amp;iPage=1#FORUM38191"><text:span text:style-name="T1">#</text:span></text:a></text:p>
      <text:p text:style-name="P4">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2">黄川   |  2019.12.05 14:46   |   <text:a xlink:type="simple" xlink:href="http://palinfo.habago.org/Entry?Command=Information_PrintForum&amp;iPage=1#FORUM38190"><text:span text:style-name="T1">#</text:span></text:a></text:p>
      <text:p text:style-name="P3">磕碜是不体面，丢脸的意思，属于程度比较轻的讽刺词，所以经常被拿来亲友之间当口头禅互相开玩笑。视频里这样姐弟之间对话的语境，差不多就是说你给我们家丢人。</text:p>
      <text:p text:style-name="P2">陳真   |  2019.12.05 12:24   |   <text:a xlink:type="simple" xlink:href="http://palinfo.habago.org/Entry?Command=Information_PrintForum&amp;iPage=1#FORUM38189"><text:span text:style-name="T1">#</text:span></text:a></text:p>
      <text:p text:style-name="P4">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2">陳真   |  2019.12.05 11:21   |   <text:a xlink:type="simple" xlink:href="http://palinfo.habago.org/Entry?Command=Information_PrintForum&amp;iPage=1#FORUM38188"><text:span text:style-name="T1">#</text:span></text:a></text:p>
      <text:p text:style-name="P3">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2">鄭豐遠   |  2019.12.05 05:31   |   <text:a xlink:type="simple" xlink:href="http://palinfo.habago.org/Entry?Command=Information_PrintForum&amp;iPage=1#FORUM38187"><text:span text:style-name="T1">#</text:span></text:a></text:p>
      <text:p text:style-name="P4">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2">張萬康（綽號尻尻、尻仔、老尻）   |  2019.12.05 03:34   |   <text:a xlink:type="simple" xlink:href="http://palinfo.habago.org/Entry?Command=Information_PrintForum&amp;iPage=1#FORUM38186"><text:span text:style-name="T1">#</text:span></text:a></text:p>
      <text:p text:style-name="P3">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2">陳真   |  2019.12.05 02:32   |   <text:a xlink:type="simple" xlink:href="http://palinfo.habago.org/Entry?Command=Information_PrintForum&amp;iPage=1#FORUM38185"><text:span text:style-name="T1">#</text:span></text:a></text:p>
      <text:p text:style-name="P4">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2">陳真   |  2019.12.03 20:24   |   <text:a xlink:type="simple" xlink:href="http://palinfo.habago.org/Entry?Command=Information_PrintForum&amp;iPage=1#FORUM38184"><text:span text:style-name="T1">#</text:span></text:a></text:p>
      <text:p text:style-name="P3">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2">陳真   |  2019.12.03 11:22   |   <text:a xlink:type="simple" xlink:href="http://palinfo.habago.org/Entry?Command=Information_PrintForum&amp;iPage=1#FORUM38183"><text:span text:style-name="T1">#</text:span></text:a></text:p>
      <text:p text:style-name="P4">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2">林炤育   |  2019.12.03 07:57   |   <text:a xlink:type="simple" xlink:href="http://palinfo.habago.org/Entry?Command=Information_PrintForum&amp;iPage=1#FORUM38182"><text:span text:style-name="T1">#</text:span></text:a></text:p>
      <text:p text:style-name="P3">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2">阿海   |  2019.12.02 23:58   |   <text:a xlink:type="simple" xlink:href="http://palinfo.habago.org/Entry?Command=Information_PrintForum&amp;iPage=1#FORUM38181"><text:span text:style-name="T1">#</text:span></text:a></text:p>
      <text:p text:style-name="P4">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2">鄭豐遠   |  2019.12.02 14:30   |   <text:a xlink:type="simple" xlink:href="http://palinfo.habago.org/Entry?Command=Information_PrintForum&amp;iPage=1#FORUM38180"><text:span text:style-name="T1">#</text:span></text:a></text:p>
      <text:p text:style-name="P3">這是另一個 2013 年有關潘維廉的影片: <text:line-break/>https://www.youtube.com/watch?v=ZJwlnWP_FyU</text:p>
      <text:p text:style-name="P2">鄭豐遠   |  2019.12.02 09:31   |   <text:a xlink:type="simple" xlink:href="http://palinfo.habago.org/Entry?Command=Information_PrintForum&amp;iPage=1#FORUM38179"><text:span text:style-name="T1">#</text:span></text:a></text:p>
      <text:p text:style-name="P4">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2">鄭豐遠   |  2019.12.02 07:47   |   <text:a xlink:type="simple" xlink:href="http://palinfo.habago.org/Entry?Command=Information_PrintForum&amp;iPage=1#FORUM38178"><text:span text:style-name="T1">#</text:span></text:a></text:p>
      <text:p text:style-name="P3">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2">陳真   |  2019.12.02 03:06   |   <text:a xlink:type="simple" xlink:href="http://palinfo.habago.org/Entry?Command=Information_PrintForum&amp;iPage=1#FORUM38177"><text:span text:style-name="T1">#</text:span></text:a></text:p>
      <text:p text:style-name="P4">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2">陳真   |  2019.12.02 01:58   |   <text:a xlink:type="simple" xlink:href="http://palinfo.habago.org/Entry?Command=Information_PrintForum&amp;iPage=1#FORUM38176"><text:span text:style-name="T1">#</text:span></text:a></text:p>
      <text:p text:style-name="P3">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2">鄭豐遠   |  2019.12.01 21:36   |   <text:a xlink:type="simple" xlink:href="http://palinfo.habago.org/Entry?Command=Information_PrintForum&amp;iPage=1#FORUM38175"><text:span text:style-name="T1">#</text:span></text:a></text:p>
      <text:p text:style-name="P4">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5"><text:span text:style-name="T3">阿海</text:span><text:span text:style-name="T4"><text:s/>  |  2019.12.01 20:06   |   </text:span><text:a xlink:type="simple" xlink:href="http://palinfo.habago.org/Entry?Command=Information_PrintForum&amp;iPage=1#FORUM38174"><text:span text:style-name="T5">#</text:span></text:a></text:p>
      <text:p text:style-name="P8"><text:span text:style-name="T3">民進黨儲君鄭文燦在桃園成功收編</text:span><text:span text:style-name="T4">''</text:span><text:span text:style-name="T3">宮廟系統</text:span><text:span text:style-name="T4">''<text:line-break/><text:line-break/>https://www.chinatimes.com/newspapers/20181110000581-260107?chdtv<text:line-break/><text:line-break/></text:span><text:span text:style-name="T3">妙天疑似轉向</text:span><text:span text:style-name="T4"><text:line-break/><text:line-break/>https://www.chinatimes.com/realtimenews/20191130001740-260407?chdtv<text:line-break/><text:line-break/>https://newtalk.tw/news/view/2019-11-30/333983<text:line-break/><text:line-break/>........................<text:line-break/><text:line-break/></text:span><text:span text:style-name="T3">在台灣，無論是國民黨民進黨，執政黨挾著執政優勢，用國家資源換取各種團體選票，維持統治地位。例如宗教法人佔用國有林地蓋違章建築物，破壞水土，政府不管，取締檢舉也沒用，到最後總是就地合法。</text:span><text:span text:style-name="T4"><text:line-break/><text:line-break/></text:span><text:span text:style-name="T3">我對政黨競爭冷感，不投票，今年觀察選戰，只有絕望兩個字。</text:span><text:span text:style-name="T4"><text:line-break/><text:line-break/><text:line-break/></text:span></text:p>
      <text:p text:style-name="P5"><text:span text:style-name="T3">阿海</text:span><text:span text:style-name="T4"><text:s/>  |  2019.12.01 19:47   |   </text:span><text:a xlink:type="simple" xlink:href="http://palinfo.habago.org/Entry?Command=Information_PrintForum&amp;iPage=1#FORUM38173"><text:span text:style-name="T5">#</text:span></text:a></text:p>
      <text:p text:style-name="P7"><text:span text:style-name="T4">尾巴黨有幾個不乖的立委和民進黨鬧得不愉快，其他想繼續當尾巴的那一派立委議員們接續退黨，好和民進黨保持良好關係。</text:span><text:span text:style-name="T6"><text:line-break/></text:span><text:span text:style-name="T4">洪慈庸</text:span><text:span text:style-name="T6">8</text:span><text:span text:style-name="T4">月退黨，目前無黨籍，其丈夫為林佳龍的愛將。</text:span><text:span text:style-name="T6"><text:line-break/></text:span><text:span text:style-name="T4">她被民進黨「禮讓」參選台中立委，維持尾巴模式。</text:span><text:span text:style-name="T6"><text:line-break/></text:span><text:span text:style-name="T4">至於現在的時代力量，已是民進黨打擊的對象。</text:span></text:p>
      <text:p text:style-name="P5"><text:span text:style-name="T3">張華</text:span><text:span text:style-name="T4"><text:s/>  |  2019.12.01 13:43   |   </text:span><text:a xlink:type="simple" xlink:href="http://palinfo.habago.org/Entry?Command=Information_PrintForum&amp;iPage=1#FORUM38172"><text:span text:style-name="T5">#</text:span></text:a></text:p>
      <text:p text:style-name="P6"><text:span text:style-name="T4">我生氣呀</text:span><text:span text:style-name="T6">~ </text:span><text:span text:style-name="T4">可是真的</text:span><text:span text:style-name="T6">, </text:span><text:span text:style-name="T4">一堆人像僵屍般完全無動於衷</text:span><text:span text:style-name="T6">....</text:span></text:p>
      <text:p text:style-name="P5"><text:span text:style-name="T3">林照育</text:span><text:span text:style-name="T4"><text:s/>  |  2019.12.01 09:51   |   </text:span><text:a xlink:type="simple" xlink:href="http://palinfo.habago.org/Entry?Command=Information_PrintForum&amp;iPage=1#FORUM38171"><text:span text:style-name="T5">#</text:span></text:a></text:p>
      <text:p text:style-name="P8"><text:span text:style-name="T3">理科男士</text:span><text:span text:style-name="T4">K</text:span><text:span text:style-name="T3">一米梳理介紹</text:span><text:span text:style-name="T4">"</text:span><text:span text:style-name="T3">香港真相大起底</text:span><text:span text:style-name="T4">"</text:span><text:span text:style-name="T3">系列。</text:span><text:span text:style-name="T4"><text:line-break/></text:span><text:span text:style-name="T9">❌</text:span><text:span text:style-name="T3">揭秘：香港事件背後的神秘之手！</text:span><text:span text:style-name="T4"><text:line-break/>https://youtu.be/K5SG-I9ghNo<text:line-break/><text:line-break/><text:line-break/></text:span><text:span text:style-name="T3">香港真相大起底：</text:span><text:span text:style-name="T4"><text:line-break/></text:span><text:span text:style-name="T3">第一集：</text:span><text:span text:style-name="T4">“</text:span><text:span text:style-name="T3">顏色革命</text:span><text:span text:style-name="T4">”</text:span><text:span text:style-name="T3">香港門徒傾巢而出</text:span><text:span text:style-name="T4"><text:line-break/>https://youtu.be/1oirGdOGTVA<text:line-break/><text:line-break/></text:span><text:span text:style-name="T3">第二集：起底黑衣暴徒</text:span><text:span text:style-name="T4"><text:line-break/>https://youtu.be/3747fW3VE7w<text:line-break/><text:line-break/></text:span><text:span text:style-name="T3">第三集：黑衣暴徒的網絡組織</text:span><text:span text:style-name="T4"><text:line-break/>https://youtu.be/yLapKd7Y4NY<text:line-break/><text:line-break/></text:span><text:span text:style-name="T3">第四集：血腥</text:span><text:span text:style-name="T4">“</text:span><text:span text:style-name="T3">遊戲指南</text:span><text:span text:style-name="T4">”<text:line-break/>https://youtu.be/74WwoNRIusc<text:line-break/><text:line-break/></text:span><text:span text:style-name="T3">第五集：亂港</text:span><text:span text:style-name="T4">“</text:span><text:span text:style-name="T3">律政精英</text:span><text:span text:style-name="T4">”</text:span><text:span text:style-name="T3">的</text:span><text:span text:style-name="T4">“</text:span><text:span text:style-name="T3">兩面派</text:span><text:span text:style-name="T4">”<text:line-break/>https://youtu.be/KpOiLQeiZZo<text:line-break/><text:line-break/></text:span><text:span text:style-name="T3">第六集：</text:span><text:span text:style-name="T4">“</text:span><text:span text:style-name="T3">心理援助</text:span><text:span text:style-name="T4">”</text:span><text:span text:style-name="T3">為名的的</text:span><text:span text:style-name="T4">“</text:span><text:span text:style-name="T3">洗腦</text:span><text:span text:style-name="T4">”</text:span><text:span text:style-name="T3">惡行</text:span><text:span text:style-name="T4"><text:line-break/>https://youtu.be/wE8woj3HDZo<text:line-break/><text:line-break/></text:span><text:span text:style-name="T3">第七集：香港</text:span><text:span text:style-name="T4">“</text:span><text:span text:style-name="T3">教協</text:span><text:span text:style-name="T4">”<text:line-break/>https://youtu.be/cfzM3OI1UgA<text:line-break/><text:line-break/></text:span><text:span text:style-name="T3">第八集：暴徒的加油站</text:span><text:span text:style-name="T4">——</text:span><text:span text:style-name="T3">亂港教會</text:span><text:span text:style-name="T4"><text:line-break/>https://youtu.be/rZi78vywUPU<text:line-break/><text:line-break/></text:span><text:span text:style-name="T3">第九集：香港亂局的幕後黑金</text:span><text:span text:style-name="T4"><text:line-break/>https://youtu.be/KWmhcYtWqm4<text:line-break/><text:line-break/></text:span><text:span text:style-name="T3">第十集：起底亂港</text:span><text:span text:style-name="T4">NGO<text:line-break/>https://youtu.be/zd4RyEIQS2k<text:line-break/><text:line-break/></text:span><text:span text:style-name="T3">第十一集：叛國亂港的漢奸敗類</text:span><text:span text:style-name="T4"><text:line-break/>https://youtu.be/irDoPOfSjUo</text:span></text:p>
      <text:p text:style-name="P5"><text:span text:style-name="T3">陳真</text:span><text:span text:style-name="T4"><text:s/>  |  2019.12.01 03:33   |   </text:span><text:a xlink:type="simple" xlink:href="http://palinfo.habago.org/Entry?Command=Information_PrintForum&amp;iPage=1#FORUM38170"><text:span text:style-name="T5">#</text:span></text:a></text:p>
      <text:p text:style-name="P7"><text:span text:style-name="T4">卡韓政變</text:span><text:span text:style-name="T6"><text:s/>(197)</text:span><text:span text:style-name="T4">：</text:span><text:span text:style-name="T6"><text:s/></text:span><text:span text:style-name="T4">民進黨執政以來，一萬兩千人「被自殺</text:span><text:span text:style-name="T6"><text:s/></text:span><text:span text:style-name="T4">」、五十萬人「被失蹤」</text:span><text:span text:style-name="T6"> <text:line-break/><text:line-break/></text:span><text:span text:style-name="T4">陳真</text:span><text:span text:style-name="T6"><text:s/>2019.12. 01.  <text:line-break/><text:line-break/><text:line-break/></text:span><text:span text:style-name="T4">寫完上一篇之後，又不小心看到幾篇無恥文字。</text:span><text:span text:style-name="T6">2019</text:span><text:span text:style-name="T4">年</text:span><text:span text:style-name="T6">11</text:span><text:span text:style-name="T4">月</text:span><text:span text:style-name="T6">11</text:span><text:span text:style-name="T4">日人渣自由時報：</text:span><text:span text:style-name="T6"><text:line-break/><text:line-break/>https://bit.ly/2OBaCGg<text:line-break/><text:line-break/></text:span><text:span text:style-name="T4">聳動標題寫著「震驚全球！港警近距離射殺平民，王丹呼籲狀告聯合國」，然後故意斷章取義截取了一張開槍圖片。</text:span><text:span text:style-name="T6"><text:line-break/><text:line-break/></text:span><text:span text:style-name="T4">他媽的真是齷齪無恥到爆，連這麼明明白白的一件蒙面歹徒集體襲警奪槍的開槍事件</text:span><text:span text:style-name="T6"><text:s/>(</text:span><text:span text:style-name="T4">而且蒙面奪槍的歹徒並沒有中槍死掉</text:span><text:span text:style-name="T6">)</text:span><text:span text:style-name="T4">，居然也能造謠抹黑成什麼「震驚全球」的什麼「近距離射殺平民事件」。這個人渣報紙，這些人渣記者，</text:span><text:span text:style-name="T6">x</text:span><text:span text:style-name="T4">它媽的到底還有沒有人性？</text:span><text:span text:style-name="T6"><text:line-break/><text:line-break/></text:span><text:span text:style-name="T4">在那樣一種被一群持有武器的蒙面歹徒圍攻下，對方甚至還不斷企圖奪槍，這時候，請問警察開槍有何不對？請從</text:span><text:span text:style-name="T6">45</text:span><text:span text:style-name="T4">秒處看起：</text:span><text:span text:style-name="T6"><text:line-break/><text:line-break/>https://bit.ly/2P03mT9<text:line-break/><text:line-break/></text:span><text:span text:style-name="T4">這樣一種狀況不開槍，難道是要等著被歹徒打死或被奪走槍械嗎？但是，自由人渣時報卻居然能抹黑成「震驚世界」的什麼慘無人道的「屠殺平民」事件。真是有夠無恥。</text:span><text:span text:style-name="T6"><text:line-break/><text:line-break/></text:span><text:span text:style-name="T4">全世界，警察使用槍械最荒唐的就是美國，根據華盛頓郵報</text:span><text:span text:style-name="T6">2017</text:span><text:span text:style-name="T4">年的一篇統計，美國警察平均每年在大街上殺掉一千人</text:span><text:span text:style-name="T6"><text:s/>(</text:span><text:span text:style-name="T4">受傷的還不算</text:span><text:span text:style-name="T6">)</text:span><text:span text:style-name="T4">，發射大約四千發子彈；別說集體圍攻警察及奪槍，美國每年所殺掉的這一千人之中，四成根本手無寸鐵，六成並無反抗或逃跑，兩成五是精神病患</text:span><text:span text:style-name="T6"><text:s/>(</text:span><text:span text:style-name="T4">我寫過許多文章，談到美國以監牢代替醫院、以刑求代替治療來對付精神病患，或甚至直接開槍幹掉</text:span><text:span text:style-name="T6">)</text:span><text:span text:style-name="T4">。</text:span><text:span text:style-name="T6"><text:line-break/><text:line-break/></text:span><text:span text:style-name="T4">總之，香港警察開的那一槍，根本一點問題也沒有，居然也能炒作成什麼「震驚全球」的滔天大罪。一個人要採取何種政治立場我沒意見，但你不能永遠都是用這種下三濫的抹黑手段來傷害異己、虛構仇恨。</text:span><text:span text:style-name="T6"><text:line-break/><text:line-break/></text:span><text:span text:style-name="T4">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6"><text:line-break/><text:line-break/></text:span><text:span text:style-name="T4">王丹之無恥程度，我已經找不到形容詞來形容。仍然還是那句老話：一個人要採取何種政治立場我沒意見，但你不能永遠都是用這種自欺欺人的下三濫抹黑造謠手段來傷害異己、虛構仇恨。</text:span><text:span text:style-name="T6"><text:line-break/><text:line-break/></text:span><text:span text:style-name="T4">反倒是真正在全世界到處製造顛覆動亂、到處發動侵略戰爭、殺害上千萬人、製造數千萬難民的美國，卻是這些無恥下流的所謂「民主人士」的主子。</text:span><text:span text:style-name="T6"><text:line-break/><text:line-break/></text:span><text:span text:style-name="T4">另外，比方說人渣黨的尾巴黨什麼「時代力量」的立委洪慈庸。她也一樣，把每個社會必然會有的自殺統計人數，故意造謠說成是「反送中被殺害的人數」，說「反送中抗爭至今，至少已有</text:span><text:span text:style-name="T6">110</text:span><text:span text:style-name="T4">位港民死亡」，然後說「香港被失蹤、被自殺、無遺書的名單越列越長」，說一具具冰冷的屍體「正是香港每天上演的痛苦」云云。</text:span><text:span text:style-name="T6"><text:line-break/><text:line-break/></text:span><text:span text:style-name="T4">實在有夠無恥。依照這個邏輯，那麼，打從</text:span><text:span text:style-name="T6">2016</text:span><text:span text:style-name="T4">年，民眾反對民進黨之貪污舞弊以來，「已經有至少一萬兩千個台灣人死亡，被自殺，另有大約五十幾萬人被失蹤」，「一具具冰冷的屍體，正是台灣每天上演的痛苦」。無恥人渣就是這樣子講話的。</text:span><text:span text:style-name="T6"><text:line-break/><text:line-break/></text:span><text:span text:style-name="T4">這些無恥政客與人渣媒體，其實讓我深深明白一件事，那就是自始至終根本沒有人想要跟你說理，一切都是鬥爭，而且是完完全全不擇手段。</text:span><text:span text:style-name="T6"><text:line-break/><text:line-break/></text:span><text:span text:style-name="T4">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6"><text:line-break/><text:line-break/></text:span><text:span text:style-name="T4">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6"><text:line-break/><text:line-break/></text:span><text:span text:style-name="T4">一切鬥爭，必然就是應該牢牢掌控媒體與教育以及各種權力，例如司法。香港之極端自由與開放及完全不設防，無異開門揖盜，其所造成的禍害，就是一例。題外話。</text:span><text:span text:style-name="T6"><text:line-break/><text:line-break/></text:span><text:span text:style-name="T4">後記：</text:span><text:span text:style-name="T6"><text:line-break/><text:line-break/></text:span><text:span text:style-name="T4">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6"><text:line-break/><text:line-break/></text:span><text:span text:style-name="T4">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6"><text:line-break/><text:line-break/></text:span><text:span text:style-name="T4">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6"><text:line-break/><text:line-break/></text:span><text:span text:style-name="T4">人往往有一種從眾心理，面對眾人之事時，總是期待由「眾人」去幫我們處理就好。問題是，「眾人」不就是你我嗎？</text:span><text:span text:style-name="T6"><text:line-break/><text:line-break/></text:span><text:span text:style-name="T4">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6"><text:line-break/><text:line-break/></text:span><text:span text:style-name="T4">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6"><text:line-break/><text:line-break/></text:span><text:span text:style-name="T4">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6"><text:line-break/><text:line-break/></text:span><text:span text:style-name="T4">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